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7cm" table:align="left"/>
    </style:style>
    <style:style style:name="Tabela1.A" style:family="table-column">
      <style:table-column-properties style:column-width="4.87cm"/>
    </style:style>
    <style:style style:name="Tabela1.B" style:family="table-column">
      <style:table-column-properties style:column-width="12.13cm"/>
    </style:style>
    <style:style style:name="Tabela1.A1" style:family="table-cell">
      <style:table-cell-properties style:vertical-align="middle" fo:padding="0.049cm" fo:border="none"/>
    </style:style>
    <style:style style:name="P1" style:family="paragraph" style:parent-style-name="Heading_20_1">
      <style:paragraph-properties fo:margin-top="0cm" fo:margin-bottom="1.058cm" style:contextual-spacing="false"/>
    </style:style>
    <style:style style:name="P2" style:family="paragraph" style:parent-style-name="Heading_20_2">
      <style:text-properties fo:font-variant="normal" fo:text-transform="none" fo:font-style="normal" fo:font-weight="normal"/>
    </style:style>
    <style:style style:name="P3" style:family="paragraph" style:parent-style-name="List_20_Contents">
      <style:paragraph-properties fo:margin-top="0cm" fo:margin-bottom="0.499cm" style:contextual-spacing="false"/>
    </style:style>
    <style:style style:name="P4" style:family="paragraph" style:parent-style-name="List_20_Contents" style:list-style-name="L4"/>
    <style:style style:name="P5" style:family="paragraph" style:parent-style-name="List_20_Contents" style:list-style-name="L4">
      <style:paragraph-properties fo:margin-top="0cm" fo:margin-bottom="0.499cm" style:contextual-spacing="false"/>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list-style-name="L11"/>
    <style:style style:name="P8" style:family="paragraph" style:parent-style-name="Preformatted_20_Text" style:list-style-name="L11">
      <style:paragraph-properties fo:margin-top="0cm" fo:margin-bottom="0.499cm" style:contextual-spacing="false"/>
    </style:style>
    <style:style style:name="P9" style:family="paragraph" style:parent-style-name="Text_20_body">
      <style:paragraph-properties fo:margin-top="0cm" fo:margin-bottom="0cm" style:contextual-spacing="false"/>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8"/>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list-style-name="L12">
      <style:paragraph-properties fo:margin-top="0cm" fo:margin-bottom="0cm" style:contextual-spacing="false"/>
    </style:style>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5"/>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7"/>
    <style:style style:name="P39" style:family="paragraph" style:parent-style-name="Text_20_body" style:list-style-name="L18">
      <style:paragraph-properties fo:margin-top="0cm" fo:margin-bottom="0cm" style:contextual-spacing="false"/>
    </style:style>
    <style:style style:name="T1" style:family="text">
      <style:text-properties fo:font-style="italic"/>
    </style:style>
    <style:style style:name="T2" style:family="text">
      <style:text-properties fo:font-weight="bold"/>
    </style:style>
    <style:style style:name="T3" style:family="text">
      <style:text-properties fo:language="pt" fo:country="BR"/>
    </style:style>
    <style:style style:name="T4" style:family="text">
      <style:text-properties fo:background-color="#ffffff" loext:char-shading-value="0"/>
    </style:style>
    <style:style style:name="T5" style:family="text"/>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lass wpdb {}</text:h>
      <text:h text:style-name="P2" text:outline-level="2">In this article</text:h>
      <text:h text:style-name="Heading_20_2" text:outline-level="2"><text:a xlink:type="simple" xlink:href="https://developer.wordpress.org/reference/classes/wpdb/#more-information" text:style-name="Internet_20_link" text:visited-style-name="Visited_20_Internet_20_Link"><text:bookmark text:name="more-information"/>More Information</text:a></text:h>
      <text:p text:style-name="Text_20_body">An instantiated <text:a xlink:type="simple" xlink:href="https://developer.wordpress.org/reference/classes/wpdb/" text:style-name="Internet_20_link" text:visited-style-name="Visited_20_Internet_20_Link"><text:span text:style-name="T1">wpdb</text:span></text:a> class can talk to any number of tables, but only to one database at a time. In the rare case you need to connect to another database, instantiate your own object from the <text:a xlink:type="simple" xlink:href="https://developer.wordpress.org/reference/classes/wpdb/" text:style-name="Internet_20_link" text:visited-style-name="Visited_20_Internet_20_Link"><text:span text:style-name="T1">wpdb</text:span></text:a> class with your own database connection information.</text:p>
      <text:p text:style-name="Text_20_body"><text:span text:style-name="Strong_20_Emphasis">Note:</text:span> Each method contained within the class is listed in the Methods section (below). In addition, each method has its own help page; this is where you’ll find detailed usage information for the method you’re interested in.</text:p>
      <text:h text:style-name="Heading_20_3" text:outline-level="3"><text:a xlink:type="simple" xlink:href="https://developer.wordpress.org/reference/classes/wpdb/#an-important-note-regarding-escaping" text:style-name="Internet_20_link" text:visited-style-name="Visited_20_Internet_20_Link"><text:bookmark text:name="an-important-note-regarding-escaping"/>An Important Note Regarding Escaping</text:a></text:h>
      <text:p text:style-name="Text_20_body">Some of the methods in this class take an SQL statement as input. <text:span text:style-name="T2">All untrusted values in an SQL statement must be escaped</text:span> to prevent SQL injection attacks. Some methods will escape SQL for you; others will not. Check the documentation to be sure before you use any method in this class. For more on SQL escaping in WordPress, see the section entitled Protect Queries Against SQL Injection Attacks below.</text:p>
      <text:p text:style-name="Horizontal_20_Line"/>
      <text:h text:style-name="Heading_20_2" text:outline-level="2"><text:a xlink:type="simple" xlink:href="https://developer.wordpress.org/reference/classes/wpdb/#using-the-wpdb-global-object" text:style-name="Internet_20_link" text:visited-style-name="Visited_20_Internet_20_Link"><text:bookmark text:name="using-the-wpdb-global-object"/>Using the $wpdb global object</text:a></text:h>
      <text:p text:style-name="Text_20_body">WordPress provides a global object, <text:span text:style-name="Source_20_Text">$wpdb</text:span>, which is an instantiation of the <text:a xlink:type="simple" xlink:href="https://developer.wordpress.org/reference/classes/wpdb/" text:style-name="Internet_20_link" text:visited-style-name="Visited_20_Internet_20_Link"><text:span text:style-name="T1">wpdb</text:span></text:a> class. By default, <text:span text:style-name="Source_20_Text">$wpdb</text:span> is instantiated to talk to the WordPress database.</text:p>
      <text:p text:style-name="Text_20_body">The recommended way to access <text:span text:style-name="Source_20_Text">$wpdb</text:span> in your WordPress PHP code is to declare <text:span text:style-name="Source_20_Text">$wpdb</text:span> as a global variable using the <text:a xlink:type="simple" xlink:href="http://www.php.net/manual/en/language.variables.scope.php#language.variables.scope.global" text:style-name="Internet_20_link" text:visited-style-name="Visited_20_Internet_20_Link"><text:span text:style-name="Source_20_Text">global</text:span> keyword</text:a>, like this:</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 1st Method - Declaring $wpdb as global and using it to execute an SQL query statement that returns a PHP object</text:span></text:span></text:p>
      <text:p text:style-name="Preformatted_20_Text"><text:span text:style-name="Source_20_Text"><text:span text:style-name="T3">global $wpdb;</text:span></text:span></text:p>
      <text:p text:style-name="P6"><text:span text:style-name="Source_20_Text"><text:span text:style-name="T3">$results = $wpdb-&gt;get_results( "SELECT * FROM {$wpdb-&gt;prefix}options WHERE option_id = 1", OBJECT );</text:span></text:span></text:p>
      <text:p text:style-name="Text_20_body">Alternatively, if the above doesn’t suit your needs for whatever reason, use the <text:a xlink:type="simple" xlink:href="http://www.php.net/manual/en/language.variables.superglobals.php" text:style-name="Internet_20_link" text:visited-style-name="Visited_20_Internet_20_Link">superglobal <text:span text:style-name="Source_20_Text">$GLOBALS</text:span></text:a> in the following manner:</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 2nd Method - Utilizing the $GLOBALS superglobal. Does not require global keyword ( but may not be best practice )</text:span></text:span></text:p>
      <text:p text:style-name="P6"><text:soft-page-break/><text:span text:style-name="Source_20_Text"><text:span text:style-name="T3">$results = $GLOBALS['wpdb']-&gt;get_results( "SELECT * FROM {$wpdb-&gt;prefix}options WHERE option_id = 1", OBJECT );</text:span></text:span></text:p>
      <text:p text:style-name="Text_20_body">The <text:span text:style-name="Source_20_Text">$wpdb</text:span> object can be used to read data from <text:span text:style-name="T1">any</text:span> table in the WordPress database, not just those created by WordPress itself.</text:p>
      <text:p text:style-name="Horizontal_20_Line"/>
      <text:h text:style-name="Heading_20_2" text:outline-level="2"><text:a xlink:type="simple" xlink:href="https://developer.wordpress.org/reference/classes/wpdb/#protect-queries-against-sql-injection-attacks" text:style-name="Internet_20_link" text:visited-style-name="Visited_20_Internet_20_Link"><text:bookmark text:name="protect-queries-against-sql-injection-attacks"/>Protect Queries Against SQL Injection Attacks</text:a></text:h>
      <text:p text:style-name="Quotations">For a more complete overview of SQL escaping in WordPress, see <text:a xlink:type="simple" xlink:href="https://codex.wordpress.org/Data_Validation#Database" text:style-name="Internet_20_link" text:visited-style-name="Visited_20_Internet_20_Link">database Data Validation</text:a>. It is a <text:span text:style-name="T2">must-read</text:span> for all WordPress code contributors and plugin authors.</text:p>
      <text:p text:style-name="Text_20_body">All data in SQL queries must be SQL-escaped before the SQL query is executed to prevent against SQL injection attacks. The <text:span text:style-name="Source_20_Text">prepare</text:span> method performs this functionality for WordPress, which supports both a <text:a xlink:type="simple" xlink:href="http://php.net/sprintf" text:style-name="Internet_20_link" text:visited-style-name="Visited_20_Internet_20_Link">sprintf()</text:a>-like and <text:a xlink:type="simple" xlink:href="http://php.net/vsprintf" text:style-name="Internet_20_link" text:visited-style-name="Visited_20_Internet_20_Link">vsprintf()</text:a>-like syntax.</text:p>
      <text:p text:style-name="Text_20_body">Using it looks like this:</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6"><text:span text:style-name="Source_20_Text"><text:span text:style-name="T3">$sql = $wpdb-&gt;prepare( 'query' , value_parameter[, value_parameter ... ] );</text:span></text:span></text:p>
      <text:p text:style-name="List_20_Heading"><text:span text:style-name="Source_20_Text">query</text:span> </text:p>
      <text:p text:style-name="List_20_Contents"><text:span text:style-name="Emphasis">(string)</text:span> The SQL query you wish to execute, with placeholders (see below). </text:p>
      <text:p text:style-name="List_20_Heading"><text:span text:style-name="Source_20_Text">value_parameter</text:span> </text:p>
      <text:p text:style-name="P3"><text:span text:style-name="Emphasis">(int|string|array)</text:span> The value to substitute into the placeholder. Many values may be passed by simply passing more arguments in a <text:a xlink:type="simple" xlink:href="http://php.net/sprintf" text:style-name="Internet_20_link" text:visited-style-name="Visited_20_Internet_20_Link">sprintf()</text:a>-like fashion. Alternatively the second argument can be an array containing the values as in PHP’s <text:a xlink:type="simple" xlink:href="http://php.net/vsprintf" text:style-name="Internet_20_link" text:visited-style-name="Visited_20_Internet_20_Link">vsprintf()</text:a> function. Care must be taken not to allow direct user input to this parameter, which would enable array manipulation of any query with multiple placeholders.<text:span text:style-name="Strong_20_Emphasis">Note:</text:span> Values cannot be SQL-escaped. </text:p>
      <text:h text:style-name="Heading_20_3" text:outline-level="3"><text:a xlink:type="simple" xlink:href="https://developer.wordpress.org/reference/classes/wpdb/#placeholders" text:style-name="Internet_20_link" text:visited-style-name="Visited_20_Internet_20_Link"><text:bookmark text:name="placeholders"/>Placeholders</text:a></text:h>
      <text:p text:style-name="Text_20_body">The <text:span text:style-name="Source_20_Text">query</text:span> parameter for <text:span text:style-name="Source_20_Text">prepare</text:span> accepts <text:a xlink:type="simple" xlink:href="http://php.net/sprintf" text:style-name="Internet_20_link" text:visited-style-name="Visited_20_Internet_20_Link">sprintf()</text:a>-like placeholders:</text:p>
      <text:list text:style-name="L1">
        <text:list-item>
          <text:p text:style-name="P11"><text:span text:style-name="Source_20_Text">%s</text:span> (string) </text:p>
        </text:list-item>
        <text:list-item>
          <text:p text:style-name="P11"><text:span text:style-name="Source_20_Text">%d</text:span> (integer) </text:p>
        </text:list-item>
        <text:list-item>
          <text:p text:style-name="P10"><text:span text:style-name="Source_20_Text">%f</text:span> (float) </text:p>
        </text:list-item>
      </text:list>
      <text:p text:style-name="Text_20_body">Notes on placeholders</text:p>
      <text:list text:style-name="L2">
        <text:list-item>
          <text:p text:style-name="P13">Any other <text:span text:style-name="Source_20_Text">%</text:span> characters may cause parsing errors unless they are escaped. </text:p>
        </text:list-item>
        <text:list-item>
          <text:p text:style-name="P13">All <text:span text:style-name="Source_20_Text">%</text:span> characters inside SQL string literals, including LIKE wildcards, must be double-% escaped as <text:span text:style-name="Source_20_Text">%%</text:span>. </text:p>
        </text:list-item>
        <text:list-item>
          <text:p text:style-name="P12">Leave <text:span text:style-name="Source_20_Text">%d</text:span>, <text:span text:style-name="Source_20_Text">%f</text:span>, and <text:span text:style-name="Source_20_Text">%s</text:span> unquoted in the query string. </text:p>
        </text:list-item>
      </text:list>
      <text:h text:style-name="Heading_20_3" text:outline-level="3"><text:a xlink:type="simple" xlink:href="https://developer.wordpress.org/reference/classes/wpdb/#examples" text:style-name="Internet_20_link" text:visited-style-name="Visited_20_Internet_20_Link"><text:bookmark text:name="examples"/>Examples</text:a></text:h>
      <text:p text:style-name="Text_20_body">Add Meta key =&gt; value pair “Funny Phrases” =&gt; “WordPress’ database interface is like Sunday Morning: Easy.” to Post 10.</text:p>
      <text:p text:style-name="P9"><text:soft-page-break/><text:span text:style-name="Source_20_Text">wp-includes/class-wpdb.php</text:span></text:p>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metakey <text:s text:c="2"/>= 'Funny Phrases';</text:span></text:span></text:p>
      <text:p text:style-name="Preformatted_20_Text"><text:span text:style-name="Source_20_Text"><text:span text:style-name="T3">$metavalue = "WordPress' database interface is like Sunday Morning: Easy.";</text:span></text:span></text:p>
      <text:p text:style-name="Preformatted_20_Text"/>
      <text:p text:style-name="Preformatted_20_Text"><text:span text:style-name="Source_20_Text"><text:span text:style-name="T3">$wpdb-&gt;query(</text:span></text:span></text:p>
      <text:p text:style-name="Preformatted_20_Text"><text:span text:style-name="Source_20_Text"><text:span text:style-name="T3">$wpdb-&gt;prepare(</text:span></text:span></text:p>
      <text:p text:style-name="Preformatted_20_Text"><text:span text:style-name="Source_20_Text"><text:span text:style-name="T3">"INSERT INTO $wpdb-&gt;postmeta</text:span></text:span></text:p>
      <text:p text:style-name="Preformatted_20_Text"><text:span text:style-name="Source_20_Text"><text:span text:style-name="T3">( post_id, meta_key, meta_value )</text:span></text:span></text:p>
      <text:p text:style-name="Preformatted_20_Text"><text:span text:style-name="Source_20_Text"><text:span text:style-name="T3">VALUES ( %d, %s, %s )",</text:span></text:span></text:p>
      <text:p text:style-name="Preformatted_20_Text"><text:span text:style-name="Source_20_Text"><text:span text:style-name="T3">10,</text:span></text:span></text:p>
      <text:p text:style-name="Preformatted_20_Text"><text:span text:style-name="Source_20_Text"><text:span text:style-name="T3">$metakey,</text:span></text:span></text:p>
      <text:p text:style-name="Preformatted_20_Text"><text:span text:style-name="Source_20_Text"><text:span text:style-name="T3">$metavalue</text:span></text:span></text:p>
      <text:p text:style-name="Preformatted_20_Text"><text:span text:style-name="Source_20_Text"><text:span text:style-name="T3">)</text:span></text:span></text:p>
      <text:p text:style-name="P6"><text:span text:style-name="Source_20_Text"><text:span text:style-name="T3">);</text:span></text:span></text:p>
      <text:p text:style-name="Text_20_body">The same query using <text:a xlink:type="simple" xlink:href="http://php.net/vsprintf" text:style-name="Internet_20_link" text:visited-style-name="Visited_20_Internet_20_Link">vsprintf()</text:a>-like syntax. Note that in this example we pack the values together in an array. This can be useful when we don’t know the number of arguments we need to pass until runtime.</text:p>
      <text:p text:style-name="P9"><text:span text:style-name="Source_20_Text">wp-includes/class-wpdb.php</text:span></text:p>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metakey <text:s text:c="2"/>= 'Funny Phrases';</text:span></text:span></text:p>
      <text:p text:style-name="Preformatted_20_Text"><text:span text:style-name="Source_20_Text"><text:span text:style-name="T3">$metavalue = "WordPress' database interface is like Sunday Morning: Easy.";</text:span></text:span></text:p>
      <text:p text:style-name="Preformatted_20_Text"/>
      <text:p text:style-name="Preformatted_20_Text"><text:span text:style-name="Source_20_Text"><text:span text:style-name="T3">$wpdb-&gt;query(</text:span></text:span></text:p>
      <text:p text:style-name="Preformatted_20_Text"><text:span text:style-name="Source_20_Text"><text:span text:style-name="T3">$wpdb-&gt;prepare(</text:span></text:span></text:p>
      <text:p text:style-name="Preformatted_20_Text"><text:span text:style-name="Source_20_Text"><text:span text:style-name="T3">"INSERT INTO $wpdb-&gt;postmeta</text:span></text:span></text:p>
      <text:p text:style-name="Preformatted_20_Text"><text:span text:style-name="Source_20_Text"><text:span text:style-name="T3">( post_id, meta_key, meta_value )</text:span></text:span></text:p>
      <text:p text:style-name="Preformatted_20_Text"><text:span text:style-name="Source_20_Text"><text:span text:style-name="T3">VALUES ( %d, %s, %s )",</text:span></text:span></text:p>
      <text:p text:style-name="Preformatted_20_Text"><text:span text:style-name="Source_20_Text"><text:span text:style-name="T3">array(</text:span></text:span></text:p>
      <text:p text:style-name="Preformatted_20_Text"><text:span text:style-name="Source_20_Text"><text:span text:style-name="T3">10,</text:span></text:span></text:p>
      <text:p text:style-name="Preformatted_20_Text"><text:span text:style-name="Source_20_Text"><text:span text:style-name="T3">$metakey,</text:span></text:span></text:p>
      <text:p text:style-name="Preformatted_20_Text"><text:span text:style-name="Source_20_Text"><text:span text:style-name="T3">$metavalue,</text:span></text:span></text:p>
      <text:p text:style-name="Preformatted_20_Text"><text:span text:style-name="Source_20_Text"><text:span text:style-name="T3">)</text:span></text:span></text:p>
      <text:p text:style-name="Preformatted_20_Text"><text:span text:style-name="Source_20_Text"><text:span text:style-name="T3">)</text:span></text:span></text:p>
      <text:p text:style-name="P6"><text:span text:style-name="Source_20_Text"><text:span text:style-name="T3">);</text:span></text:span></text:p>
      <text:p text:style-name="Text_20_body">In both cases, we do not need to escape the strings because we are passing them using placeholders. You can pass as many values as you like, provided each one has a corresponding placeholder in the <text:span text:style-name="Source_20_Text">prepare()</text:span> method call.</text:p>
      <text:p text:style-name="Horizontal_20_Line"/>
      <text:h text:style-name="Heading_20_2" text:outline-level="2"><text:a xlink:type="simple" xlink:href="https://developer.wordpress.org/reference/classes/wpdb/#common-tasks" text:style-name="Internet_20_link" text:visited-style-name="Visited_20_Internet_20_Link"><text:bookmark text:name="common-tasks"/>Common Tasks</text:a></text:h>
      <text:p text:style-name="Text_20_body">Each of the class’s properties and methods are listed below, and most have their own help page that you should consult for detailed usage information. This section, however, gives an overview of some of the more common tasks this class can be used to perform.</text:p>
      <text:h text:style-name="Heading_20_3" text:outline-level="3"><text:a xlink:type="simple" xlink:href="https://developer.wordpress.org/reference/classes/wpdb/#select-a-variable" text:style-name="Internet_20_link" text:visited-style-name="Visited_20_Internet_20_Link"><text:bookmark text:name="select-a-variable"/><text:soft-page-break/>SELECT a Variable</text:a></text:h>
      <text:p text:style-name="Text_20_body">The <text:a xlink:type="simple" xlink:href="https://developer.wordpress.org/reference/classes/wpdb/get_var/" text:style-name="Internet_20_link" text:visited-style-name="Visited_20_Internet_20_Link"><text:span text:style-name="Source_20_Text">get_var</text:span></text:a> function returns a single variable from the database. Though only one variable is returned, the entire result of the query is cached for later use. Returns NULL if no result is found.</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lt;?php $wpdb-&gt;get_var( 'query', column_offset, row_offset ); ?&gt;</text:span></text:span></text:p>
      <text:p text:style-name="List_20_Heading"><text:span text:style-name="Strong_20_Emphasis"><text:span text:style-name="Source_20_Text">query</text:span></text:span> </text:p>
      <text:p text:style-name="List_20_Contents"><text:span text:style-name="Emphasis">(string)</text:span> The query you wish to run. Setting this parameter to <text:span text:style-name="Source_20_Text">null</text:span> will return the specified variable from the cached results of the previous query. </text:p>
      <text:p text:style-name="List_20_Heading"><text:span text:style-name="Strong_20_Emphasis"><text:span text:style-name="Source_20_Text">column_offset</text:span></text:span> </text:p>
      <text:p text:style-name="List_20_Contents"><text:span text:style-name="Emphasis">(integer)</text:span> The desired column (0 being the first). Defaults to 0. </text:p>
      <text:p text:style-name="List_20_Heading"><text:span text:style-name="Strong_20_Emphasis"><text:span text:style-name="Source_20_Text">row_offset</text:span></text:span> </text:p>
      <text:p text:style-name="P3"><text:span text:style-name="Emphasis">(integer)</text:span> The desired row (0 being the first). Defaults to 0. </text:p>
      <text:h text:style-name="Heading_20_4" text:outline-level="4">Examples</text:h>
      <text:p text:style-name="Text_20_body">Retrieve and display the number of users.</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user_count = $wpdb-&gt;get_var( "SELECT COUNT(*) FROM $wpdb-&gt;users" );</text:span></text:span></text:p>
      <text:p text:style-name="Preformatted_20_Text"><text:span text:style-name="Source_20_Text"><text:span text:style-name="T3">echo "&lt;p&gt;User count is {$user_count}&lt;/p&gt;";</text:span></text:span></text:p>
      <text:p text:style-name="P6"><text:span text:style-name="Source_20_Text"><text:span text:style-name="T3">?&gt;</text:span></text:span></text:p>
      <text:p text:style-name="Text_20_body">Retrieve and display the sum of a Custom Field value.</text:p>
      <text:p text:style-name="P9"><text:span text:style-name="Source_20_Text">wp-includes/class-wpdb.php</text:span></text:p>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 set the meta_key to the appropriate custom field meta key</text:span></text:span></text:p>
      <text:p text:style-name="Preformatted_20_Text"><text:span text:style-name="Source_20_Text"><text:span text:style-name="T3">$meta_key = 'miles';</text:span></text:span></text:p>
      <text:p text:style-name="Preformatted_20_Text"><text:span text:style-name="Source_20_Text"><text:span text:style-name="T3">$allmiles = $wpdb-&gt;get_var(</text:span></text:span></text:p>
      <text:p text:style-name="Preformatted_20_Text"><text:span text:style-name="Source_20_Text"><text:span text:style-name="T3">$wpdb-&gt;prepare(</text:span></text:span></text:p>
      <text:p text:style-name="Preformatted_20_Text"><text:span text:style-name="Source_20_Text"><text:span text:style-name="T3">"</text:span></text:span></text:p>
      <text:p text:style-name="Preformatted_20_Text"><text:span text:style-name="Source_20_Text"><text:span text:style-name="T3">SELECT sum(meta_value)</text:span></text:span></text:p>
      <text:p text:style-name="Preformatted_20_Text"><text:span text:style-name="Source_20_Text"><text:span text:style-name="T3">FROM $wpdb-&gt;postmeta</text:span></text:span></text:p>
      <text:p text:style-name="Preformatted_20_Text"><text:span text:style-name="Source_20_Text"><text:span text:style-name="T3">WHERE meta_key = %s</text:span></text:span></text:p>
      <text:p text:style-name="Preformatted_20_Text"><text:span text:style-name="Source_20_Text"><text:span text:style-name="T3">",</text:span></text:span></text:p>
      <text:p text:style-name="Preformatted_20_Text"><text:span text:style-name="Source_20_Text"><text:span text:style-name="T3">$meta_key</text:span></text:span></text:p>
      <text:p text:style-name="Preformatted_20_Text"><text:span text:style-name="Source_20_Text"><text:span text:style-name="T3">)</text:span></text:span></text:p>
      <text:p text:style-name="Preformatted_20_Text"><text:span text:style-name="Source_20_Text"><text:span text:style-name="T3">);</text:span></text:span></text:p>
      <text:p text:style-name="Preformatted_20_Text"><text:span text:style-name="Source_20_Text"><text:span text:style-name="T3">echo "&lt;p&gt;Total miles is {$allmiles}&lt;/p&gt;";</text:span></text:span></text:p>
      <text:p text:style-name="P6"><text:span text:style-name="Source_20_Text"><text:span text:style-name="T3">?&gt;</text:span></text:span></text:p>
      <text:h text:style-name="Heading_20_3" text:outline-level="3"><text:a xlink:type="simple" xlink:href="https://developer.wordpress.org/reference/classes/wpdb/#select-a-row" text:style-name="Internet_20_link" text:visited-style-name="Visited_20_Internet_20_Link"><text:bookmark text:name="select-a-row"/>SELECT a Row</text:a></text:h>
      <text:p text:style-name="Text_20_body">To retrieve an entire row from a query, use <text:a xlink:type="simple" xlink:href="https://developer.wordpress.org/reference/classes/wpdb/get_row/" text:style-name="Internet_20_link" text:visited-style-name="Visited_20_Internet_20_Link"><text:span text:style-name="Source_20_Text">get_row</text:span></text:a>. The function can return the row as an object, an associative array, or as a numerically indexed array. If more than one row is returned by the query, only the specified row is returned by the function, but all rows are cached for later use. <text:soft-page-break/>Returns <text:span text:style-name="Source_20_Text">null</text:span> if no result is found, consider this when using the returned value in arguments, see example below.</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lt;?php $wpdb-&gt;get_row('query', output_type, row_offset); ?&gt;</text:span></text:span></text:p>
      <text:p text:style-name="List_20_Heading"><text:span text:style-name="Strong_20_Emphasis"><text:span text:style-name="Source_20_Text">query</text:span></text:span> </text:p>
      <text:p text:style-name="List_20_Contents"><text:span text:style-name="Emphasis">(string)</text:span> The query you wish to run. </text:p>
      <text:p text:style-name="List_20_Heading"><text:span text:style-name="Strong_20_Emphasis"><text:span text:style-name="Source_20_Text">output_type</text:span></text:span> </text:p>
      <text:p text:style-name="P3">One of three pre-defined constants. Defaults to <text:span text:style-name="Source_20_Text">OBJECT</text:span>. </text:p>
      <text:list text:style-name="L3">
        <text:list-item>
          <text:p text:style-name="P15"><text:span text:style-name="Source_20_Text">OBJECT</text:span> – result will be output as an object. </text:p>
        </text:list-item>
        <text:list-item>
          <text:p text:style-name="P15"><text:span text:style-name="Source_20_Text">ARRAY_A</text:span> – result will be output as an associative array. </text:p>
        </text:list-item>
        <text:list-item>
          <text:p text:style-name="P14"><text:span text:style-name="Source_20_Text">ARRAY_N</text:span> – result will be output as a numerically indexed array. </text:p>
        </text:list-item>
      </text:list>
      <text:p text:style-name="List_20_Heading"><text:span text:style-name="Strong_20_Emphasis"><text:span text:style-name="Source_20_Text">row_offset</text:span></text:span> </text:p>
      <text:p text:style-name="P3"><text:span text:style-name="Emphasis">(integer)</text:span> The desired row (0 being the first). Defaults to 0. </text:p>
      <text:h text:style-name="Heading_20_4" text:outline-level="4">Examples</text:h>
      <text:p text:style-name="Text_20_body">Get all the information about Link 10.</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mylink = $wpdb-&gt;get_row( "SELECT * FROM $wpdb-&gt;links WHERE link_id = 10" );</text:span></text:span></text:p>
      <text:p text:style-name="Text_20_body">The properties of the &lt;code&gt;$mylink&lt;/code&gt; object are the column names of the result from the SQL query (in this example all the columns from the &lt;code&gt;$<text:a xlink:type="simple" xlink:href="https://developer.wordpress.org/reference/classes/wpdb/" text:style-name="Internet_20_link" text:visited-style-name="Visited_20_Internet_20_Link">wpdb</text:a>-&gt;links&lt;/code&gt; table, but you could also query for specific columns only).</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echo $mylink-&gt;link_id; // prints "10"</text:span></text:span></text:p>
      <text:p text:style-name="Text_20_body">In contrast, using</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mylink = $wpdb-&gt;get_row( "SELECT * FROM $wpdb-&gt;links WHERE link_id = 10", ARRAY_A );</text:span></text:span></text:p>
      <text:p text:style-name="Text_20_body">would result in an associative array:</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echo $mylink['link_id']; // prints "10"</text:span></text:span></text:p>
      <text:p text:style-name="Text_20_body">and</text:p>
      <text:p text:style-name="P9"><text:soft-page-break/><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mylink = $wpdb-&gt;get_row( "SELECT * FROM $wpdb-&gt;links WHERE link_id = 10", ARRAY_N );</text:span></text:span></text:p>
      <text:p text:style-name="Text_20_body">would result in a numerically indexed array:</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echo $mylink[1]; // prints "10"</text:span></text:span></text:p>
      <text:p text:style-name="Text_20_body">If there is no record with ID 10 in the links table, <text:span text:style-name="Source_20_Text">null</text:span> will be returned. The following would then be false:</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if ( null !== $mylink ) {</text:span></text:span></text:p>
      <text:p text:style-name="Preformatted_20_Text"><text:span text:style-name="Source_20_Text"><text:span text:style-name="T3">// do something with the link</text:span></text:span></text:p>
      <text:p text:style-name="Preformatted_20_Text"><text:span text:style-name="Source_20_Text"><text:span text:style-name="T3">return true;</text:span></text:span></text:p>
      <text:p text:style-name="Preformatted_20_Text"><text:span text:style-name="Source_20_Text"><text:span text:style-name="T3">} else {</text:span></text:span></text:p>
      <text:p text:style-name="Preformatted_20_Text"><text:span text:style-name="Source_20_Text"><text:span text:style-name="T3">// no link found</text:span></text:span></text:p>
      <text:p text:style-name="Preformatted_20_Text"><text:span text:style-name="Source_20_Text"><text:span text:style-name="T3">return false;</text:span></text:span></text:p>
      <text:p text:style-name="P6"><text:span text:style-name="Source_20_Text"><text:span text:style-name="T3">}</text:span></text:span></text:p>
      <text:h text:style-name="Heading_20_3" text:outline-level="3"><text:a xlink:type="simple" xlink:href="https://developer.wordpress.org/reference/classes/wpdb/#select-a-column" text:style-name="Internet_20_link" text:visited-style-name="Visited_20_Internet_20_Link"><text:bookmark text:name="select-a-column"/>SELECT a Column</text:a></text:h>
      <text:p text:style-name="Text_20_body">To SELECT a column, use <text:a xlink:type="simple" xlink:href="https://developer.wordpress.org/reference/classes/wpdb/get_col/" text:style-name="Internet_20_link" text:visited-style-name="Visited_20_Internet_20_Link"><text:span text:style-name="Source_20_Text">get_col</text:span></text:a>. This method outputs a one dimensional array. If more than one column is returned by the query, only the specified column will be returned, but the entire result is cached for later use. Returns an empty array if no result is found.</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get_col( 'query', column_offset ); ?&gt;</text:span></text:span></text:p>
      <text:p text:style-name="List_20_Heading"><text:span text:style-name="Strong_20_Emphasis"><text:span text:style-name="Source_20_Text">query</text:span></text:span> </text:p>
      <text:p text:style-name="List_20_Contents"><text:span text:style-name="Emphasis">(string)</text:span> the query you wish to execute. Setting this parameter to <text:span text:style-name="Source_20_Text">null</text:span> will return the specified column from the cached results of the previous query. </text:p>
      <text:p text:style-name="List_20_Heading"><text:span text:style-name="Strong_20_Emphasis"><text:span text:style-name="Source_20_Text">column_offset</text:span></text:span> </text:p>
      <text:p text:style-name="P3"><text:span text:style-name="Emphasis">(integer)</text:span> The desired column (0 being the first). Defaults to 0. </text:p>
      <text:h text:style-name="Heading_20_4" text:outline-level="4"><text:bookmark text:name="Examples_3"/>Examples</text:h>
      <text:p text:style-name="Text_20_body">For this example, assume the blog is devoted to information about automobiles. Each post describes a particular car (e.g. 1969 Ford Mustang), and three Custom Fields, manufacturer, model, and year, are assigned to each post. This example will display the post titles, filtered by a particular manufacturer (Ford), and sorted by model and year.</text:p>
      <text:p text:style-name="Text_20_body">The <text:span text:style-name="T2">get_col</text:span> method is used to return an array of all the post ids meeting the criteria and sorted in the correct order. Then a <text:span text:style-name="Source_20_Text">foreach</text:span> construct is used to iterate through that array of post ids, displaying the title of each post. Note that the SQL for this example was created by <text:a xlink:type="simple" xlink:href="http://stackoverflow.com/questions/1690762/complicated-mysql-query/1690808#1690808" text:style-name="Internet_20_link" text:visited-style-name="Visited_20_Internet_20_Link">Andomar</text:a>.</text:p>
      <text:p text:style-name="P9"><text:soft-page-break/><text:span text:style-name="Source_20_Text">wp-includes/class-wpdb.php</text:span></text:p>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meta_key1 <text:s text:c="6"/>= 'model';</text:span></text:span></text:p>
      <text:p text:style-name="Preformatted_20_Text"><text:span text:style-name="Source_20_Text"><text:span text:style-name="T3">$meta_key2 <text:s text:c="6"/>= 'year';</text:span></text:span></text:p>
      <text:p text:style-name="Preformatted_20_Text"><text:span text:style-name="Source_20_Text"><text:span text:style-name="T3">$meta_key3 <text:s text:c="6"/>= 'manufacturer';</text:span></text:span></text:p>
      <text:p text:style-name="Preformatted_20_Text"><text:span text:style-name="Source_20_Text"><text:span text:style-name="T3">$meta_key3_value = 'Ford';</text:span></text:span></text:p>
      <text:p text:style-name="Preformatted_20_Text"/>
      <text:p text:style-name="Preformatted_20_Text"><text:span text:style-name="Source_20_Text"><text:span text:style-name="T3">$postids = $wpdb-&gt;get_col( $wpdb-&gt;prepare(</text:span></text:span></text:p>
      <text:p text:style-name="Preformatted_20_Text"><text:span text:style-name="Source_20_Text"><text:span text:style-name="T3">"</text:span></text:span></text:p>
      <text:p text:style-name="Preformatted_20_Text"><text:span text:style-name="Source_20_Text"><text:span text:style-name="T3">SELECT <text:s text:c="5"/>key3.post_id</text:span></text:span></text:p>
      <text:p text:style-name="Preformatted_20_Text"><text:span text:style-name="Source_20_Text"><text:span text:style-name="T3">FROM <text:s text:c="7"/>$wpdb-&gt;postmeta key3</text:span></text:span></text:p>
      <text:p text:style-name="Preformatted_20_Text"><text:span text:style-name="Source_20_Text"><text:span text:style-name="T3">INNER JOIN <text:s/>$wpdb-&gt;postmeta key1</text:span></text:span></text:p>
      <text:p text:style-name="Preformatted_20_Text"><text:span text:style-name="Source_20_Text"><text:span text:style-name="T3">ON key1.post_id = key3.post_id</text:span></text:span></text:p>
      <text:p text:style-name="Preformatted_20_Text"><text:span text:style-name="Source_20_Text"><text:span text:style-name="T3">AND key1.meta_key = %s</text:span></text:span></text:p>
      <text:p text:style-name="Preformatted_20_Text"><text:span text:style-name="Source_20_Text"><text:span text:style-name="T3">INNER JOIN <text:s/>$wpdb-&gt;postmeta key2</text:span></text:span></text:p>
      <text:p text:style-name="Preformatted_20_Text"><text:span text:style-name="Source_20_Text"><text:span text:style-name="T3">ON key2.post_id = key3.post_id</text:span></text:span></text:p>
      <text:p text:style-name="Preformatted_20_Text"><text:span text:style-name="Source_20_Text"><text:span text:style-name="T3">AND key2.meta_key = %s</text:span></text:span></text:p>
      <text:p text:style-name="Preformatted_20_Text"><text:span text:style-name="Source_20_Text"><text:span text:style-name="T3">WHERE <text:s text:c="6"/>key3.meta_key = %s</text:span></text:span></text:p>
      <text:p text:style-name="Preformatted_20_Text"><text:span text:style-name="Source_20_Text"><text:span text:style-name="T3">AND key3.meta_value = %s</text:span></text:span></text:p>
      <text:p text:style-name="Preformatted_20_Text"><text:span text:style-name="Source_20_Text"><text:span text:style-name="T3">ORDER BY <text:s text:c="3"/>key1.meta_value, key2.meta_value</text:span></text:span></text:p>
      <text:p text:style-name="Preformatted_20_Text"><text:span text:style-name="Source_20_Text"><text:span text:style-name="T3">",</text:span></text:span></text:p>
      <text:p text:style-name="Preformatted_20_Text"><text:span text:style-name="Source_20_Text"><text:span text:style-name="T3">$meta_key1,</text:span></text:span></text:p>
      <text:p text:style-name="Preformatted_20_Text"><text:span text:style-name="Source_20_Text"><text:span text:style-name="T3">$meta_key2,</text:span></text:span></text:p>
      <text:p text:style-name="Preformatted_20_Text"><text:span text:style-name="Source_20_Text"><text:span text:style-name="T3">$meta_key3,</text:span></text:span></text:p>
      <text:p text:style-name="Preformatted_20_Text"><text:span text:style-name="Source_20_Text"><text:span text:style-name="T3">$meta_key3_value</text:span></text:span></text:p>
      <text:p text:style-name="Preformatted_20_Text"><text:span text:style-name="Source_20_Text"><text:span text:style-name="T3">) );</text:span></text:span></text:p>
      <text:p text:style-name="Preformatted_20_Text"/>
      <text:p text:style-name="Preformatted_20_Text"><text:span text:style-name="Source_20_Text"><text:span text:style-name="T3">if ( $postids ) {</text:span></text:span></text:p>
      <text:p text:style-name="Preformatted_20_Text"><text:span text:style-name="Source_20_Text"><text:span text:style-name="T3">echo "List of {$meta_key3_value}(s), sorted by {$meta_key1}, {$meta_key2}";</text:span></text:span></text:p>
      <text:p text:style-name="Preformatted_20_Text"><text:span text:style-name="Source_20_Text"><text:span text:style-name="T3">foreach ( $postids as $id ) {</text:span></text:span></text:p>
      <text:p text:style-name="Preformatted_20_Text"><text:span text:style-name="Source_20_Text"><text:span text:style-name="T3">$post = get_post( intval( $id ) );</text:span></text:span></text:p>
      <text:p text:style-name="Preformatted_20_Text"><text:span text:style-name="Source_20_Text"><text:span text:style-name="T3">setup_postdata( $post );</text:span></text:span></text:p>
      <text:p text:style-name="Preformatted_20_Text"><text:span text:style-name="Source_20_Text"><text:span text:style-name="T3">?&gt;</text:span></text:span></text:p>
      <text:p text:style-name="Preformatted_20_Text"><text:span text:style-name="Source_20_Text"><text:span text:style-name="T3">&lt;p&gt;</text:span></text:span></text:p>
      <text:p text:style-name="Preformatted_20_Text"><text:span text:style-name="Source_20_Text"><text:span text:style-name="T3">&lt;a href="&lt;?php the_permalink() ?&gt;" rel="bookmark" title="Permanent Link to &lt;?php the_title_attribute(); ?&gt;"&gt;</text:span></text:span></text:p>
      <text:p text:style-name="Preformatted_20_Text"><text:span text:style-name="Source_20_Text"><text:span text:style-name="T3">&lt;?php the_title(); ?&gt;</text:span></text:span></text:p>
      <text:p text:style-name="Preformatted_20_Text"><text:span text:style-name="Source_20_Text"><text:span text:style-name="T3">&lt;/a&gt;</text:span></text:span></text:p>
      <text:p text:style-name="Preformatted_20_Text"><text:span text:style-name="Source_20_Text"><text:span text:style-name="T3">&lt;/p&gt;</text:span></text:span></text:p>
      <text:p text:style-name="Preformatted_20_Text"><text:span text:style-name="Source_20_Text"><text:span text:style-name="T3">&lt;?php</text:span></text:span></text:p>
      <text:p text:style-name="Preformatted_20_Text"><text:span text:style-name="Source_20_Text"><text:span text:style-name="T3">}</text:span></text:span></text:p>
      <text:p text:style-name="Preformatted_20_Text"><text:span text:style-name="Source_20_Text"><text:span text:style-name="T3">}</text:span></text:span></text:p>
      <text:p text:style-name="P6"><text:span text:style-name="Source_20_Text"><text:span text:style-name="T3">?&gt;</text:span></text:span></text:p>
      <text:p text:style-name="Text_20_body">This example lists all posts that contain a particular custom field, but sorted by the value of a second custom field.</text:p>
      <text:p text:style-name="P9"><text:span text:style-name="Source_20_Text">wp-includes/class-wpdb.php</text:span></text:p>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 List all posts with custom field Color, sorted by the value of custom field Display_Order</text:span></text:span></text:p>
      <text:p text:style-name="Preformatted_20_Text"><text:span text:style-name="Source_20_Text"><text:span text:style-name="T3">// does not exclude any 'post_type'</text:span></text:span></text:p>
      <text:p text:style-name="Preformatted_20_Text"><text:span text:style-name="Source_20_Text"><text:span text:style-name="T3">// assumes each post has just one custom field for Color, and one for Display_Order</text:span></text:span></text:p>
      <text:p text:style-name="Preformatted_20_Text"><text:span text:style-name="Source_20_Text"><text:span text:style-name="T3">$meta_key1 = 'Color';</text:span></text:span></text:p>
      <text:p text:style-name="Preformatted_20_Text"><text:soft-page-break/><text:span text:style-name="Source_20_Text"><text:span text:style-name="T3">$meta_key2 = 'Display_Order';</text:span></text:span></text:p>
      <text:p text:style-name="Preformatted_20_Text"/>
      <text:p text:style-name="Preformatted_20_Text"><text:span text:style-name="Source_20_Text"><text:span text:style-name="T3">$postids = $wpdb-&gt;get_col( $wpdb-&gt;prepare(</text:span></text:span></text:p>
      <text:p text:style-name="Preformatted_20_Text"><text:span text:style-name="Source_20_Text"><text:span text:style-name="T3">"</text:span></text:span></text:p>
      <text:p text:style-name="Preformatted_20_Text"><text:span text:style-name="Source_20_Text"><text:span text:style-name="T3">SELECT <text:s text:c="5"/>key1.post_id</text:span></text:span></text:p>
      <text:p text:style-name="Preformatted_20_Text"><text:span text:style-name="Source_20_Text"><text:span text:style-name="T3">FROM <text:s text:c="7"/>$wpdb-&gt;postmeta key1</text:span></text:span></text:p>
      <text:p text:style-name="Preformatted_20_Text"><text:span text:style-name="Source_20_Text"><text:span text:style-name="T3">INNER JOIN <text:s/>$wpdb-&gt;postmeta key2</text:span></text:span></text:p>
      <text:p text:style-name="Preformatted_20_Text"><text:span text:style-name="Source_20_Text"><text:span text:style-name="T3">ON key2.post_id = key1.post_id</text:span></text:span></text:p>
      <text:p text:style-name="Preformatted_20_Text"><text:span text:style-name="Source_20_Text"><text:span text:style-name="T3">AND key2.meta_key = %s</text:span></text:span></text:p>
      <text:p text:style-name="Preformatted_20_Text"><text:span text:style-name="Source_20_Text"><text:span text:style-name="T3">WHERE <text:s text:c="6"/>key1.meta_key = %s</text:span></text:span></text:p>
      <text:p text:style-name="Preformatted_20_Text"><text:span text:style-name="Source_20_Text"><text:span text:style-name="T3">ORDER BY <text:s text:c="3"/>key2.meta_value+(0) ASC</text:span></text:span></text:p>
      <text:p text:style-name="Preformatted_20_Text"><text:span text:style-name="Source_20_Text"><text:span text:style-name="T3">",</text:span></text:span></text:p>
      <text:p text:style-name="Preformatted_20_Text"><text:span text:style-name="Source_20_Text"><text:span text:style-name="T3">$meta_key2,</text:span></text:span></text:p>
      <text:p text:style-name="Preformatted_20_Text"><text:span text:style-name="Source_20_Text"><text:span text:style-name="T3">$meta_key1</text:span></text:span></text:p>
      <text:p text:style-name="Preformatted_20_Text"><text:span text:style-name="Source_20_Text"><text:span text:style-name="T3">) );</text:span></text:span></text:p>
      <text:p text:style-name="Preformatted_20_Text"/>
      <text:p text:style-name="Preformatted_20_Text"><text:span text:style-name="Source_20_Text"><text:span text:style-name="T3">if ( $postids ) {</text:span></text:span></text:p>
      <text:p text:style-name="Preformatted_20_Text"><text:span text:style-name="Source_20_Text"><text:span text:style-name="T3">echo "List of {$meta_key1} posts, sorted by {$meta_key2}";</text:span></text:span></text:p>
      <text:p text:style-name="Preformatted_20_Text"><text:span text:style-name="Source_20_Text"><text:span text:style-name="T3">foreach ( $postids as $id ) {</text:span></text:span></text:p>
      <text:p text:style-name="Preformatted_20_Text"><text:span text:style-name="Source_20_Text"><text:span text:style-name="T3">$post = get_post( intval( $id ) );</text:span></text:span></text:p>
      <text:p text:style-name="Preformatted_20_Text"><text:span text:style-name="Source_20_Text"><text:span text:style-name="T3">setup_postdata( $post );</text:span></text:span></text:p>
      <text:p text:style-name="Preformatted_20_Text"><text:span text:style-name="Source_20_Text"><text:span text:style-name="T3">?&gt;</text:span></text:span></text:p>
      <text:p text:style-name="Preformatted_20_Text"><text:span text:style-name="Source_20_Text"><text:span text:style-name="T3">&lt;p&gt;</text:span></text:span></text:p>
      <text:p text:style-name="Preformatted_20_Text"><text:span text:style-name="Source_20_Text"><text:span text:style-name="T3">&lt;a href="&lt;?php the_permalink() ?&gt;" rel="bookmark" title="Permanent Link to &lt;?php the_title_attribute(); ?&gt;"&gt;</text:span></text:span></text:p>
      <text:p text:style-name="Preformatted_20_Text"><text:span text:style-name="Source_20_Text"><text:span text:style-name="T3">&lt;?php the_title(); ?&gt;</text:span></text:span></text:p>
      <text:p text:style-name="Preformatted_20_Text"><text:span text:style-name="Source_20_Text"><text:span text:style-name="T3">&lt;/a&gt;</text:span></text:span></text:p>
      <text:p text:style-name="Preformatted_20_Text"><text:span text:style-name="Source_20_Text"><text:span text:style-name="T3">&lt;/p&gt;</text:span></text:span></text:p>
      <text:p text:style-name="Preformatted_20_Text"><text:span text:style-name="Source_20_Text"><text:span text:style-name="T3">&lt;?php</text:span></text:span></text:p>
      <text:p text:style-name="Preformatted_20_Text"><text:span text:style-name="Source_20_Text"><text:span text:style-name="T3">}</text:span></text:span></text:p>
      <text:p text:style-name="Preformatted_20_Text"><text:span text:style-name="Source_20_Text"><text:span text:style-name="T3">}</text:span></text:span></text:p>
      <text:p text:style-name="P6"><text:span text:style-name="Source_20_Text"><text:span text:style-name="T3">?&gt;</text:span></text:span></text:p>
      <text:h text:style-name="Heading_20_3" text:outline-level="3"><text:a xlink:type="simple" xlink:href="https://developer.wordpress.org/reference/classes/wpdb/#select-generic-results" text:style-name="Internet_20_link" text:visited-style-name="Visited_20_Internet_20_Link"><text:bookmark text:name="select-generic-results"/>SELECT Generic Results</text:a></text:h>
      <text:p text:style-name="Text_20_body">Generic, multiple row results can be pulled from the database with <text:a xlink:type="simple" xlink:href="https://developer.wordpress.org/reference/classes/wpdb/get_results/" text:style-name="Internet_20_link" text:visited-style-name="Visited_20_Internet_20_Link"><text:span text:style-name="Source_20_Text">get_results</text:span></text:a>. The method returns the entire query result as an array. Each element of this array corresponds to one row of the query result and, like <text:span text:style-name="Source_20_Text">get_row</text:span>, can be an object, an associative array, or a numbered array. If no matching rows are found, or if there is a database error, the return value will be an empty array. If your <text:span text:style-name="Source_20_Text">$query</text:span> string is empty, or you pass an invalid <text:span text:style-name="Source_20_Text">$output_type</text:span>, <text:span text:style-name="Source_20_Text">NULL</text:span> will be returned.</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get_results( 'query', output_type );</text:span></text:span></text:p>
      <text:p text:style-name="List_20_Heading"><text:span text:style-name="Strong_20_Emphasis"><text:span text:style-name="Source_20_Text">query</text:span></text:span> </text:p>
      <text:p text:style-name="List_20_Contents"><text:span text:style-name="Emphasis">(string)</text:span> The query you wish to run. </text:p>
      <text:p text:style-name="List_20_Heading"><text:span text:style-name="Strong_20_Emphasis"><text:span text:style-name="Source_20_Text">output_type</text:span></text:span> </text:p>
      <text:p text:style-name="P3">One of four pre-defined constants. Defaults to <text:span text:style-name="Source_20_Text">OBJECT</text:span>. See <text:a xlink:type="simple" xlink:href="https://codex.wordpress.org/Class_Reference/wpdb#SELECT_a_Row" text:style-name="Internet_20_link" text:visited-style-name="Visited_20_Internet_20_Link">SELECT a Row</text:a> and its examples for more information.</text:p>
      <text:list text:style-name="L4">
        <text:list-item>
          <text:p text:style-name="P4"><text:span text:style-name="Strong_20_Emphasis"><text:span text:style-name="Source_20_Text">OBJECT</text:span></text:span> – result will be output as a numerically indexed array of row objects. </text:p>
        </text:list-item>
        <text:list-item>
          <text:p text:style-name="P4"><text:span text:style-name="Strong_20_Emphasis"><text:span text:style-name="Source_20_Text">OBJECT_K</text:span></text:span> – result will be output as an associative array of row objects, using first column’s values as keys (duplicates will be discarded). </text:p>
        </text:list-item>
        <text:list-item>
          <text:p text:style-name="P4"><text:span text:style-name="Strong_20_Emphasis"><text:span text:style-name="Source_20_Text">ARRAY_A</text:span></text:span> – result will be output as a numerically indexed array of associative arrays, using column names as keys. </text:p>
        </text:list-item>
        <text:list-item>
          <text:p text:style-name="P5"><text:soft-page-break/><text:span text:style-name="Strong_20_Emphasis"><text:span text:style-name="Source_20_Text">ARRAY_N</text:span></text:span> – result will be output as a numerically indexed array of numerically indexed arrays. </text:p>
        </text:list-item>
      </text:list>
      <text:p text:style-name="Text_20_body">Since this method uses the <text:span text:style-name="Source_20_Text">$wpdb-&gt;query()</text:span> method, all the class variables are properly set. The results count for a ‘SELECT’ query will be stored in <text:span text:style-name="Source_20_Text">$wpdb-&gt;num_rows</text:span>.</text:p>
      <text:h text:style-name="Heading_20_4" text:outline-level="4"><text:bookmark text:name="Examples_4"/>Examples</text:h>
      <text:p text:style-name="Text_20_body">Get the IDs and Titles of all the Drafts by User 5 and echo the Titles.</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fivesdrafts = $wpdb-&gt;get_results(</text:span></text:span></text:p>
      <text:p text:style-name="Preformatted_20_Text"><text:span text:style-name="Source_20_Text"><text:span text:style-name="T3">"</text:span></text:span></text:p>
      <text:p text:style-name="Preformatted_20_Text"><text:span text:style-name="Source_20_Text"><text:span text:style-name="T3">SELECT ID, post_title</text:span></text:span></text:p>
      <text:p text:style-name="Preformatted_20_Text"><text:span text:style-name="Source_20_Text"><text:span text:style-name="T3">FROM $wpdb-&gt;posts</text:span></text:span></text:p>
      <text:p text:style-name="Preformatted_20_Text"><text:span text:style-name="Source_20_Text"><text:span text:style-name="T3">WHERE post_status = 'draft'</text:span></text:span></text:p>
      <text:p text:style-name="Preformatted_20_Text"><text:span text:style-name="Source_20_Text"><text:span text:style-name="T3">AND post_author = 5</text:span></text:span></text:p>
      <text:p text:style-name="Preformatted_20_Text"><text:span text:style-name="Source_20_Text"><text:span text:style-name="T3">"</text:span></text:span></text:p>
      <text:p text:style-name="Preformatted_20_Text"><text:span text:style-name="Source_20_Text"><text:span text:style-name="T3">);</text:span></text:span></text:p>
      <text:p text:style-name="Preformatted_20_Text"/>
      <text:p text:style-name="Preformatted_20_Text"><text:span text:style-name="Source_20_Text"><text:span text:style-name="T3">foreach ( $fivesdrafts as $fivesdraft ) {</text:span></text:span></text:p>
      <text:p text:style-name="Preformatted_20_Text"><text:span text:style-name="Source_20_Text"><text:span text:style-name="T3">echo $fivesdraft-&gt;post_title;</text:span></text:span></text:p>
      <text:p text:style-name="P6"><text:span text:style-name="Source_20_Text"><text:span text:style-name="T3">}</text:span></text:span></text:p>
      <text:p text:style-name="Text_20_body">Get all information on the Drafts by User 5.</text:p>
      <text:p text:style-name="P9"><text:span text:style-name="Source_20_Text">wp-includes/class-wpdb.php</text:span></text:p>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lt;?php</text:span></text:span></text:p>
      <text:p text:style-name="Preformatted_20_Text"><text:span text:style-name="Source_20_Text"><text:span text:style-name="T3">$fivesdrafts = $wpdb-&gt;get_results(</text:span></text:span></text:p>
      <text:p text:style-name="Preformatted_20_Text"><text:span text:style-name="Source_20_Text"><text:span text:style-name="T3">"</text:span></text:span></text:p>
      <text:p text:style-name="Preformatted_20_Text"><text:span text:style-name="Source_20_Text"><text:span text:style-name="T3">SELECT *</text:span></text:span></text:p>
      <text:p text:style-name="Preformatted_20_Text"><text:span text:style-name="Source_20_Text"><text:span text:style-name="T3">FROM $wpdb-&gt;posts</text:span></text:span></text:p>
      <text:p text:style-name="Preformatted_20_Text"><text:span text:style-name="Source_20_Text"><text:span text:style-name="T3">WHERE post_status = 'draft'</text:span></text:span></text:p>
      <text:p text:style-name="Preformatted_20_Text"><text:span text:style-name="Source_20_Text"><text:span text:style-name="T3">AND post_author = 5</text:span></text:span></text:p>
      <text:p text:style-name="Preformatted_20_Text"><text:span text:style-name="Source_20_Text"><text:span text:style-name="T3">"</text:span></text:span></text:p>
      <text:p text:style-name="Preformatted_20_Text"><text:span text:style-name="Source_20_Text"><text:span text:style-name="T3">);</text:span></text:span></text:p>
      <text:p text:style-name="Preformatted_20_Text"/>
      <text:p text:style-name="Preformatted_20_Text"><text:span text:style-name="Source_20_Text"><text:span text:style-name="T3">if ( $fivesdrafts ) {</text:span></text:span></text:p>
      <text:p text:style-name="Preformatted_20_Text"><text:span text:style-name="Source_20_Text"><text:span text:style-name="T3">foreach ( $fivesdrafts as $post ) {</text:span></text:span></text:p>
      <text:p text:style-name="Preformatted_20_Text"><text:span text:style-name="Source_20_Text"><text:span text:style-name="T3">setup_postdata( $post );</text:span></text:span></text:p>
      <text:p text:style-name="Preformatted_20_Text"><text:span text:style-name="Source_20_Text"><text:span text:style-name="T3">?&gt;</text:span></text:span></text:p>
      <text:p text:style-name="Preformatted_20_Text"><text:span text:style-name="Source_20_Text"><text:span text:style-name="T3">&lt;h2&gt;</text:span></text:span></text:p>
      <text:p text:style-name="Preformatted_20_Text"><text:span text:style-name="Source_20_Text"><text:span text:style-name="T3">&lt;a href="&lt;?php the_permalink(); ?&gt;" rel="bookmark" title="Permalink: &lt;?php the_title(); ?&gt;"&gt;</text:span></text:span></text:p>
      <text:p text:style-name="Preformatted_20_Text"><text:span text:style-name="Source_20_Text"><text:span text:style-name="T3">&lt;?php the_title(); ?&gt;</text:span></text:span></text:p>
      <text:p text:style-name="Preformatted_20_Text"><text:span text:style-name="Source_20_Text"><text:span text:style-name="T3">&lt;/a&gt;</text:span></text:span></text:p>
      <text:p text:style-name="Preformatted_20_Text"><text:span text:style-name="Source_20_Text"><text:span text:style-name="T3">&lt;/h2&gt;</text:span></text:span></text:p>
      <text:p text:style-name="Preformatted_20_Text"><text:span text:style-name="Source_20_Text"><text:span text:style-name="T3">&lt;?php</text:span></text:span></text:p>
      <text:p text:style-name="Preformatted_20_Text"><text:span text:style-name="Source_20_Text"><text:span text:style-name="T3">}</text:span></text:span></text:p>
      <text:p text:style-name="Preformatted_20_Text"><text:span text:style-name="Source_20_Text"><text:span text:style-name="T3">} else {</text:span></text:span></text:p>
      <text:p text:style-name="Preformatted_20_Text"><text:span text:style-name="Source_20_Text"><text:span text:style-name="T3">?&gt;</text:span></text:span></text:p>
      <text:p text:style-name="Preformatted_20_Text"><text:span text:style-name="Source_20_Text"><text:span text:style-name="T3">&lt;h2&gt;Not Found&lt;/h2&gt;</text:span></text:span></text:p>
      <text:p text:style-name="Preformatted_20_Text"><text:span text:style-name="Source_20_Text"><text:span text:style-name="T3">&lt;?php</text:span></text:span></text:p>
      <text:p text:style-name="Preformatted_20_Text"><text:span text:style-name="Source_20_Text"><text:span text:style-name="T3">}</text:span></text:span></text:p>
      <text:p text:style-name="P6"><text:span text:style-name="Source_20_Text"><text:span text:style-name="T3">?&gt;</text:span></text:span></text:p>
      <text:h text:style-name="Heading_20_3" text:outline-level="3"><text:a xlink:type="simple" xlink:href="https://developer.wordpress.org/reference/classes/wpdb/#insert-row" text:style-name="Internet_20_link" text:visited-style-name="Visited_20_Internet_20_Link"><text:bookmark text:name="insert-row"/><text:soft-page-break/>INSERT row</text:a></text:h>
      <text:p text:style-name="Text_20_body">The <text:a xlink:type="simple" xlink:href="https://developer.wordpress.org/reference/classes/wpdb/insert/" text:style-name="Internet_20_link" text:visited-style-name="Visited_20_Internet_20_Link"><text:span text:style-name="Source_20_Text">insert</text:span></text:a> method is used to insert a row into a table.</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insert( $table, $data, $format );</text:span></text:span></text:p>
      <text:p text:style-name="List_20_Heading"><text:span text:style-name="Strong_20_Emphasis"><text:span text:style-name="Source_20_Text">$table</text:span></text:span> </text:p>
      <text:p text:style-name="List_20_Contents"><text:span text:style-name="Emphasis">(string)</text:span> The name of the table to insert data into. </text:p>
      <text:p text:style-name="List_20_Heading"><text:span text:style-name="Strong_20_Emphasis"><text:span text:style-name="Source_20_Text">$data</text:span></text:span> </text:p>
      <text:p text:style-name="List_20_Contents"><text:span text:style-name="Emphasis">(array)</text:span> Data to insert (in column =&gt; value pairs). Both <text:span text:style-name="Source_20_Text">$data</text:span> columns and <text:span text:style-name="Source_20_Text">$data</text:span> values should be “raw” (neither should be SQL escaped). </text:p>
      <text:p text:style-name="List_20_Heading"><text:span text:style-name="Strong_20_Emphasis"><text:span text:style-name="Source_20_Text">$format</text:span></text:span> </text:p>
      <text:p text:style-name="P3"><text:span text:style-name="Emphasis">(array|string)</text:span> <text:span text:style-name="Emphasis">(optional)</text:span> An array of formats to be mapped to each of the values in <text:span text:style-name="Source_20_Text">$data</text:span>. If string, that format will be used for all of the values in <text:span text:style-name="Source_20_Text">$data</text:span>. If omitted, all values in <text:span text:style-name="Source_20_Text">$data</text:span> will be treated as strings unless otherwise specified in <text:span text:style-name="Source_20_Text">wpdb::$field_types</text:span>. </text:p>
      <text:p text:style-name="Text_20_body">Possible format values: <text:span text:style-name="Source_20_Text">%s</text:span> as string; <text:span text:style-name="Source_20_Text">%d</text:span> as integer (whole number); and <text:span text:style-name="Source_20_Text">%f</text:span> as float. (See <text:a xlink:type="simple" xlink:href="https://codex.wordpress.org/Class_Reference/wpdb#Placeholders" text:style-name="Internet_20_link" text:visited-style-name="Visited_20_Internet_20_Link">below</text:a> for more information.)</text:p>
      <text:p text:style-name="Text_20_body"><text:span text:style-name="Strong_20_Emphasis">Note:</text:span> After insert, the ID generated for the <text:span text:style-name="Source_20_Text">AUTO_INCREMENT</text:span> column can be accessed with:</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wpdb-&gt;insert_id</text:span></text:span></text:p>
      <text:p text:style-name="Text_20_body">This method returns <text:span text:style-name="Source_20_Text">false</text:span> if the row could not be inserted. Otherwise, it returns the number of affected rows (which will always be 1).</text:p>
      <text:p text:style-name="Text_20_body"><text:span text:style-name="T2">Please note</text:span>: The value portion of the data parameter’s column=&gt;value pairs must be scalar. If you pass an array (or object) as a value to be inserted you will generate a warning.</text:p>
      <text:h text:style-name="Heading_20_4" text:outline-level="4"><text:bookmark text:name="Examples_5"/>Examples</text:h>
      <text:p text:style-name="Text_20_body">Insert two columns in a row, the first value being a string and the second a number:</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wpdb-&gt;insert(</text:span></text:span></text:p>
      <text:p text:style-name="Preformatted_20_Text"><text:span text:style-name="Source_20_Text"><text:span text:style-name="T3">'table',</text:span></text:span></text:p>
      <text:p text:style-name="Preformatted_20_Text"><text:span text:style-name="Source_20_Text"><text:span text:style-name="T3">array(</text:span></text:span></text:p>
      <text:p text:style-name="Preformatted_20_Text"><text:span text:style-name="Source_20_Text"><text:span text:style-name="T3">'column1' =&gt; 'value1',</text:span></text:span></text:p>
      <text:p text:style-name="Preformatted_20_Text"><text:span text:style-name="Source_20_Text"><text:span text:style-name="T3">'column2' =&gt; 123,</text:span></text:span></text:p>
      <text:p text:style-name="Preformatted_20_Text"><text:span text:style-name="Source_20_Text"><text:span text:style-name="T3">),</text:span></text:span></text:p>
      <text:p text:style-name="Preformatted_20_Text"><text:span text:style-name="Source_20_Text"><text:span text:style-name="T3">array(</text:span></text:span></text:p>
      <text:p text:style-name="Preformatted_20_Text"><text:span text:style-name="Source_20_Text"><text:span text:style-name="T3">'%s',</text:span></text:span></text:p>
      <text:p text:style-name="Preformatted_20_Text"><text:span text:style-name="Source_20_Text"><text:span text:style-name="T3">'%d',</text:span></text:span></text:p>
      <text:p text:style-name="Preformatted_20_Text"><text:span text:style-name="Source_20_Text"><text:span text:style-name="T3">)</text:span></text:span></text:p>
      <text:p text:style-name="P6"><text:span text:style-name="Source_20_Text"><text:span text:style-name="T3">);</text:span></text:span></text:p>
      <text:h text:style-name="Heading_20_3" text:outline-level="3"><text:a xlink:type="simple" xlink:href="https://developer.wordpress.org/reference/classes/wpdb/#replace-row" text:style-name="Internet_20_link" text:visited-style-name="Visited_20_Internet_20_Link"><text:bookmark text:name="replace-row"/><text:soft-page-break/>REPLACE row</text:a></text:h>
      <text:p text:style-name="Text_20_body">The <text:a xlink:type="simple" xlink:href="https://developer.wordpress.org/reference/classes/wpdb/replace/" text:style-name="Internet_20_link" text:visited-style-name="Visited_20_Internet_20_Link"><text:span text:style-name="Source_20_Text">replace</text:span></text:a> method replaces a row in a table if it exists or inserts a new row in a table if the row did not already exist.</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replace( $table, $data, $format );</text:span></text:span></text:p>
      <text:p text:style-name="List_20_Heading"><text:span text:style-name="Strong_20_Emphasis"><text:span text:style-name="Source_20_Text">$table</text:span></text:span> </text:p>
      <text:p text:style-name="List_20_Contents"><text:span text:style-name="Emphasis">(string)</text:span> The name of the table to replace data in. </text:p>
      <text:p text:style-name="List_20_Heading"><text:span text:style-name="Strong_20_Emphasis"><text:span text:style-name="Source_20_Text">$data</text:span></text:span> </text:p>
      <text:p text:style-name="List_20_Contents"><text:span text:style-name="Emphasis">(array)</text:span> Data to replace (in column =&gt; value pairs). Both <text:span text:style-name="Source_20_Text">$data</text:span> columns and <text:span text:style-name="Source_20_Text">$data</text:span> values should be “raw” (neither should be SQL escaped). </text:p>
      <text:p text:style-name="List_20_Heading"><text:span text:style-name="Strong_20_Emphasis"><text:span text:style-name="Source_20_Text">$format</text:span></text:span> </text:p>
      <text:p text:style-name="P3"><text:span text:style-name="Emphasis">(array|string)</text:span> <text:span text:style-name="Emphasis">(optional)</text:span> An array of formats to be mapped to each of the value in <text:span text:style-name="Source_20_Text">$data</text:span>. If string, that format will be used for all of the values in <text:span text:style-name="Source_20_Text">$data</text:span>. If omitted, all values in <text:span text:style-name="Source_20_Text">$data</text:span> will be treated as strings unless otherwise specified in <text:span text:style-name="Source_20_Text">wpdb::$field_types</text:span>. Possible format values: <text:span text:style-name="Source_20_Text">%s</text:span> as string; <text:span text:style-name="Source_20_Text">%d</text:span> as integer (whole number); and <text:span text:style-name="Source_20_Text">%f</text:span> as float. (See <text:a xlink:type="simple" xlink:href="https://codex.wordpress.org/Class_Reference/wpdb#Placeholders" text:style-name="Internet_20_link" text:visited-style-name="Visited_20_Internet_20_Link"><text:span text:style-name="T4">below</text:span></text:a> for more information.) </text:p>
      <text:p text:style-name="Text_20_body">If the length of a string element in the <text:span text:style-name="Source_20_Text">$data</text:span> array parameter is longer that the defined length in the MySql database table, the insert will fail, this method will return <text:span text:style-name="Source_20_Text">false</text:span>, but $<text:a xlink:type="simple" xlink:href="https://developer.wordpress.org/reference/classes/wpdb/" text:style-name="Internet_20_link" text:visited-style-name="Visited_20_Internet_20_Link">wpdb</text:a>-&gt;last_error will not be set to a descriptive message. You must ensure the data you wish to insert will fit in the database – do not assume the MySql will truncate the data.</text:p>
      <text:p text:style-name="Text_20_body">After replace, the ID generated for the <text:span text:style-name="Source_20_Text">AUTO_INCREMENT</text:span> column can be accessed with:</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wpdb-&gt;insert_id</text:span></text:span></text:p>
      <text:p text:style-name="Text_20_body">This method returns a count to indicate the number of rows affected. This is the sum of the rows deleted and inserted. If the count is 1 for a single-row REPLACE, a row was inserted and no rows were deleted. If the count is greater than 1, one or more old rows were deleted before the new row was inserted. It is possible for a single row to replace more than one old row if the table contains multiple unique indexes and the new row duplicates values for different old rows in different unique indexes.</text:p>
      <text:p text:style-name="Text_20_body">This method returns <text:span text:style-name="Source_20_Text">false</text:span> if an existing row could not be replaced and a new row could not be inserted.</text:p>
      <text:h text:style-name="Heading_20_4" text:outline-level="4"><text:bookmark text:name="Examples_6"/>Examples</text:h>
      <text:p text:style-name="Text_20_body">Replace a row, the first value being the row id, the second a string and the third a number:</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wpdb-&gt;replace(</text:span></text:span></text:p>
      <text:p text:style-name="Preformatted_20_Text"><text:span text:style-name="Source_20_Text"><text:span text:style-name="T3">'table',</text:span></text:span></text:p>
      <text:p text:style-name="Preformatted_20_Text"><text:span text:style-name="Source_20_Text"><text:span text:style-name="T3">array(</text:span></text:span></text:p>
      <text:p text:style-name="Preformatted_20_Text"><text:soft-page-break/><text:span text:style-name="Source_20_Text"><text:span text:style-name="T3">'indexed_id' =&gt; 1,</text:span></text:span></text:p>
      <text:p text:style-name="Preformatted_20_Text"><text:span text:style-name="Source_20_Text"><text:span text:style-name="T3">'column1' =&gt; 'value1',</text:span></text:span></text:p>
      <text:p text:style-name="Preformatted_20_Text"><text:span text:style-name="Source_20_Text"><text:span text:style-name="T3">'column2' =&gt; 123,</text:span></text:span></text:p>
      <text:p text:style-name="Preformatted_20_Text"><text:span text:style-name="Source_20_Text"><text:span text:style-name="T3">),</text:span></text:span></text:p>
      <text:p text:style-name="Preformatted_20_Text"><text:span text:style-name="Source_20_Text"><text:span text:style-name="T3">array(</text:span></text:span></text:p>
      <text:p text:style-name="Preformatted_20_Text"><text:span text:style-name="Source_20_Text"><text:span text:style-name="T3">'%d',</text:span></text:span></text:p>
      <text:p text:style-name="Preformatted_20_Text"><text:span text:style-name="Source_20_Text"><text:span text:style-name="T3">'%s',</text:span></text:span></text:p>
      <text:p text:style-name="Preformatted_20_Text"><text:span text:style-name="Source_20_Text"><text:span text:style-name="T3">'%d',</text:span></text:span></text:p>
      <text:p text:style-name="Preformatted_20_Text"><text:span text:style-name="Source_20_Text"><text:span text:style-name="T3">)</text:span></text:span></text:p>
      <text:p text:style-name="P6"><text:span text:style-name="Source_20_Text"><text:span text:style-name="T3">);</text:span></text:span></text:p>
      <text:h text:style-name="Heading_20_3" text:outline-level="3"><text:a xlink:type="simple" xlink:href="https://developer.wordpress.org/reference/classes/wpdb/#update-rows" text:style-name="Internet_20_link" text:visited-style-name="Visited_20_Internet_20_Link"><text:bookmark text:name="update-rows"/>UPDATE rows</text:a></text:h>
      <text:p text:style-name="Text_20_body">Update a row in the table. Returns <text:span text:style-name="Source_20_Text">false</text:span> if errors, or the number of rows affected if successful. (<text:a xlink:type="simple" xlink:href="https://developer.wordpress.org/reference/classes/wpdb/update/" text:style-name="Internet_20_link" text:visited-style-name="Visited_20_Internet_20_Link"><text:span text:style-name="Source_20_Text">wpdb::update</text:span></text:a>)</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update( $table, $data, $where, $format = null, $where_format = null );</text:span></text:span></text:p>
      <text:p text:style-name="List_20_Heading"><text:span text:style-name="Strong_20_Emphasis"><text:span text:style-name="Source_20_Text">$table</text:span></text:span> </text:p>
      <text:p text:style-name="List_20_Contents"><text:span text:style-name="Emphasis">(string)</text:span> The name of the table to update. </text:p>
      <text:p text:style-name="List_20_Heading"><text:span text:style-name="Strong_20_Emphasis"><text:span text:style-name="Source_20_Text">$data</text:span></text:span> </text:p>
      <text:p text:style-name="List_20_Contents"><text:span text:style-name="Emphasis">(array)</text:span> Data to update (in <text:span text:style-name="Source_20_Text">column =&gt; value</text:span> pairs). Both <text:span text:style-name="Source_20_Text">$data</text:span> columns and <text:span text:style-name="Source_20_Text">$data</text:span> values should be “raw” (neither should be SQL escaped). This means that if you are using <text:span text:style-name="Source_20_Text">GET</text:span> or <text:span text:style-name="Source_20_Text">POST</text:span> data you may need to use <text:span text:style-name="Source_20_Text">stripslashes()</text:span> to avoid slashes ending up in the database. </text:p>
      <text:p text:style-name="List_20_Heading"><text:span text:style-name="Strong_20_Emphasis"><text:span text:style-name="Source_20_Text">$where</text:span></text:span> </text:p>
      <text:p text:style-name="List_20_Contents"><text:span text:style-name="Emphasis">(array)</text:span> A named array of <text:span text:style-name="Source_20_Text">WHERE</text:span> clauses (in <text:span text:style-name="Source_20_Text">column =&gt; value</text:span> pairs). Multiple clauses will be joined with <text:span text:style-name="Source_20_Text">AND</text:span>s. Both <text:span text:style-name="Source_20_Text">$where</text:span> columns and <text:span text:style-name="Source_20_Text">$where</text:span> values should be “raw”. </text:p>
      <text:p text:style-name="List_20_Heading"><text:span text:style-name="Strong_20_Emphasis"><text:span text:style-name="Source_20_Text">$format</text:span></text:span> </text:p>
      <text:p text:style-name="List_20_Contents"><text:span text:style-name="Emphasis">(array|string)</text:span> <text:span text:style-name="Emphasis">(optional)</text:span> An array of formats to be mapped to each of the values in <text:span text:style-name="Source_20_Text">$data</text:span>. If string, that format will be used for all of the values in <text:span text:style-name="Source_20_Text">$data</text:span>. </text:p>
      <text:p text:style-name="List_20_Heading"><text:span text:style-name="Strong_20_Emphasis"><text:span text:style-name="Source_20_Text">$where_format</text:span></text:span> </text:p>
      <text:p text:style-name="P3"><text:span text:style-name="Emphasis">(array|string)</text:span> <text:span text:style-name="Emphasis">(optional)</text:span> An array of formats to be mapped to each of the values in <text:span text:style-name="Source_20_Text">$where</text:span>. If string, that format will be used for all of the items in <text:span text:style-name="Source_20_Text">$where</text:span>. Possible format values: <text:span text:style-name="Source_20_Text">%s</text:span> as string; <text:span text:style-name="Source_20_Text">%d</text:span> as integer (whole number) and <text:span text:style-name="Source_20_Text">%f</text:span> as float. (See <text:a xlink:type="simple" xlink:href="https://codex.wordpress.org/Class_Reference/wpdb#Placeholders" text:style-name="Internet_20_link" text:visited-style-name="Visited_20_Internet_20_Link"><text:span text:style-name="T4">below</text:span></text:a> for more information.) If omitted, all values in <text:span text:style-name="Source_20_Text">$where</text:span> will be treated as strings. </text:p>
      <text:p text:style-name="Text_20_body">This method returns the number of rows updated, or <text:span text:style-name="Source_20_Text">false</text:span> if there is an error. Keep in mind that if the <text:span text:style-name="Source_20_Text">$data</text:span> matches what is already in the database, no rows will be updated, so <text:span text:style-name="Source_20_Text">0</text:span> will be returned. Because of this, you should probably check the return with <text:span text:style-name="Source_20_Text">false === $result</text:span></text:p>
      <text:h text:style-name="Heading_20_4" text:outline-level="4"><text:bookmark text:name="Examples_7"/>Examples</text:h>
      <text:p text:style-name="Text_20_body">Update a row, where the ID is 1, the value in the first column is a string and the value in the second column is a number:</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wpdb-&gt;update(</text:span></text:span></text:p>
      <text:p text:style-name="Preformatted_20_Text"><text:span text:style-name="Source_20_Text"><text:span text:style-name="T3">'table',</text:span></text:span></text:p>
      <text:p text:style-name="Preformatted_20_Text"><text:soft-page-break/><text:span text:style-name="Source_20_Text"><text:span text:style-name="T3">array(</text:span></text:span></text:p>
      <text:p text:style-name="Preformatted_20_Text"><text:span text:style-name="Source_20_Text"><text:span text:style-name="T3">'column1' =&gt; 'value1', <text:s/>// string</text:span></text:span></text:p>
      <text:p text:style-name="Preformatted_20_Text"><text:span text:style-name="Source_20_Text"><text:span text:style-name="T3">'column2' =&gt; 'value2' <text:s text:c="2"/>// integer (number)</text:span></text:span></text:p>
      <text:p text:style-name="Preformatted_20_Text"><text:span text:style-name="Source_20_Text"><text:span text:style-name="T3">),</text:span></text:span></text:p>
      <text:p text:style-name="Preformatted_20_Text"><text:span text:style-name="Source_20_Text"><text:span text:style-name="T3">array( 'ID' =&gt; 1 ),</text:span></text:span></text:p>
      <text:p text:style-name="Preformatted_20_Text"><text:span text:style-name="Source_20_Text"><text:span text:style-name="T3">array(</text:span></text:span></text:p>
      <text:p text:style-name="Preformatted_20_Text"><text:span text:style-name="Source_20_Text"><text:span text:style-name="T3">'%s', <text:s text:c="2"/>// value1</text:span></text:span></text:p>
      <text:p text:style-name="Preformatted_20_Text"><text:span text:style-name="Source_20_Text"><text:span text:style-name="T3">'%d' <text:s text:c="3"/>// value2</text:span></text:span></text:p>
      <text:p text:style-name="Preformatted_20_Text"><text:span text:style-name="Source_20_Text"><text:span text:style-name="T3">),</text:span></text:span></text:p>
      <text:p text:style-name="Preformatted_20_Text"><text:span text:style-name="Source_20_Text"><text:span text:style-name="T3">array( '%d' )</text:span></text:span></text:p>
      <text:p text:style-name="P6"><text:span text:style-name="Source_20_Text"><text:span text:style-name="T3">);</text:span></text:span></text:p>
      <text:p text:style-name="Text_20_body"><text:span text:style-name="Strong_20_Emphasis">Attention:</text:span> <text:span text:style-name="Source_20_Text">%d</text:span> can’t deal with comma values – if you’re <text:span text:style-name="Emphasis">not</text:span> using full numbers, use string/<text:span text:style-name="Source_20_Text">%s</text:span>.</text:p>
      <text:h text:style-name="Heading_20_3" text:outline-level="3"><text:a xlink:type="simple" xlink:href="https://developer.wordpress.org/reference/classes/wpdb/#delete-rows" text:style-name="Internet_20_link" text:visited-style-name="Visited_20_Internet_20_Link"><text:bookmark text:name="delete-rows"/>DELETE Rows</text:a></text:h>
      <text:p text:style-name="Text_20_body">The <text:a xlink:type="simple" xlink:href="https://developer.wordpress.org/reference/classes/wpdb/delete/" text:style-name="Internet_20_link" text:visited-style-name="Visited_20_Internet_20_Link"><text:span text:style-name="Source_20_Text">delete</text:span></text:a> method is used to delete rows from a table. The usage is very similar to <text:span text:style-name="Source_20_Text">update</text:span> and <text:span text:style-name="Source_20_Text">insert</text:span>. It returns the number of rows updated, or <text:span text:style-name="Source_20_Text">false</text:span> on error.</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delete( $table, $where, $where_format = null );</text:span></text:span></text:p>
      <text:p text:style-name="List_20_Heading"><text:span text:style-name="Strong_20_Emphasis"><text:span text:style-name="Source_20_Text">$table</text:span></text:span> </text:p>
      <text:p text:style-name="List_20_Contents">(<text:span text:style-name="T1">string</text:span>) (<text:span text:style-name="T1">required</text:span>) Table name.Default: <text:span text:style-name="T1">None</text:span> </text:p>
      <text:p text:style-name="List_20_Heading"><text:span text:style-name="Strong_20_Emphasis"><text:span text:style-name="Source_20_Text">$where</text:span></text:span> </text:p>
      <text:p text:style-name="List_20_Contents">(<text:span text:style-name="T1">array</text:span>) (<text:span text:style-name="T1">required</text:span>) A named array of <text:span text:style-name="Source_20_Text">WHERE</text:span> clauses (in column -&gt; value pairs). Multiple clauses will be joined with <text:span text:style-name="Source_20_Text">AND</text:span>s. Both <text:span text:style-name="Source_20_Text">$where</text:span> columns and <text:span text:style-name="Source_20_Text">$where</text:span> values should be ‘raw’. Default: <text:span text:style-name="T1">None</text:span> </text:p>
      <text:p text:style-name="List_20_Heading"><text:span text:style-name="Strong_20_Emphasis"><text:span text:style-name="Source_20_Text">$where_format</text:span></text:span> </text:p>
      <text:p text:style-name="P3">(<text:span text:style-name="T1">string/array</text:span>) (<text:span text:style-name="T1">optional</text:span>) An array of formats to be mapped to each of the values in <text:span text:style-name="Source_20_Text">$where</text:span>. If a string, that format will be used for all of the items in <text:span text:style-name="Source_20_Text">$where</text:span>. A format is one of <text:span text:style-name="Source_20_Text">'%d'</text:span>, <text:span text:style-name="Source_20_Text">'%f'</text:span>, <text:span text:style-name="Source_20_Text">'%s'</text:span> (integer, float, string; see <text:a xlink:type="simple" xlink:href="https://codex.wordpress.org/Class_Reference/wpdb#Placeholders" text:style-name="Internet_20_link" text:visited-style-name="Visited_20_Internet_20_Link">below</text:a> for more information). If omitted, all values in <text:span text:style-name="Source_20_Text">$where</text:span> will be treated as strings unless otherwise specified in <text:span text:style-name="Source_20_Text">wpdb::$field_types</text:span>. Default: <text:span text:style-name="Source_20_Text">null</text:span> </text:p>
      <text:h text:style-name="Heading_20_4" text:outline-level="4"><text:bookmark text:name="Examples_8"/>Examples</text:h>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 Default usage.</text:span></text:span></text:p>
      <text:p text:style-name="Preformatted_20_Text"><text:span text:style-name="Source_20_Text"><text:span text:style-name="T3">$wpdb-&gt;delete( 'table', array( 'ID' =&gt; 1 ) );</text:span></text:span></text:p>
      <text:p text:style-name="Preformatted_20_Text"/>
      <text:p text:style-name="Preformatted_20_Text"><text:span text:style-name="Source_20_Text"><text:span text:style-name="T3">// Using where formatting.</text:span></text:span></text:p>
      <text:p text:style-name="P6"><text:span text:style-name="Source_20_Text"><text:span text:style-name="T3">$wpdb-&gt;delete( 'table', array( 'ID' =&gt; 1 ), array( '%d' ) );</text:span></text:span></text:p>
      <text:h text:style-name="Heading_20_3" text:outline-level="3"><text:a xlink:type="simple" xlink:href="https://developer.wordpress.org/reference/classes/wpdb/#running-general-queries" text:style-name="Internet_20_link" text:visited-style-name="Visited_20_Internet_20_Link"><text:bookmark text:name="running-general-queries"/>Running General Queries</text:a></text:h>
      <text:p text:style-name="Text_20_body">The <text:span text:style-name="Source_20_Text">query</text:span> method allows you to execute any SQL query on the WordPress database. It is best used when there is a need for specific, custom, or otherwise complex SQL queries. For more basic queries, such as selecting information from a table, see the other <text:span text:style-name="Source_20_Text">wpdb</text:span> methods above such as <text:span text:style-name="Source_20_Text">get_results, get_var, get_row or get_col</text:span>.</text:p>
      <text:p text:style-name="P9"><text:soft-page-break/><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query('query');</text:span></text:span></text:p>
      <text:p text:style-name="List_20_Heading"><text:span text:style-name="Strong_20_Emphasis"><text:span text:style-name="Source_20_Text">query</text:span></text:span> </text:p>
      <text:p text:style-name="P3"><text:span text:style-name="Emphasis">(string)</text:span> The SQL query you wish to execute. </text:p>
      <text:p text:style-name="Text_20_body">This method returns an integer value indicating the number of rows affected/selected for SELECT, INSERT, DELETE, UPDATE, etc. For CREATE, ALTER, TRUNCATE and DROP SQL statements, (which affect whole tables instead of specific rows) this method returns <text:span text:style-name="Source_20_Text">TRUE</text:span> on success. If a MySQL error is encountered, the method will return <text:span text:style-name="Source_20_Text">FALSE</text:span>. Note that since both 0 and <text:span text:style-name="Source_20_Text">FALSE</text:span> may be returned for row queries, you should be careful when checking the return value. Use the identity operator (<text:span text:style-name="Source_20_Text">===</text:span>) to check for errors (e.g., <text:span text:style-name="Source_20_Text">false === $result</text:span>), and whether any rows were affected (e.g., <text:span text:style-name="Source_20_Text">0 === $result</text:span>).</text:p>
      <text:h text:style-name="Heading_20_4" text:outline-level="4"><text:bookmark text:name="Examples_9"/>Examples</text:h>
      <text:p text:style-name="Text_20_body">Delete the ‘gargle’ meta key and value from Post 13. (We’ll add the ‘prepare’ method to make sure we’re not dealing with an illegal operation or any illegal characters):</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wpdb-&gt;query(</text:span></text:span></text:p>
      <text:p text:style-name="Preformatted_20_Text"><text:span text:style-name="Source_20_Text"><text:span text:style-name="T3">$wpdb-&gt;prepare(</text:span></text:span></text:p>
      <text:p text:style-name="Preformatted_20_Text"><text:span text:style-name="Source_20_Text"><text:span text:style-name="T3">"</text:span></text:span></text:p>
      <text:p text:style-name="Preformatted_20_Text"><text:span text:style-name="Source_20_Text"><text:span text:style-name="T3">DELETE FROM $wpdb-&gt;postmeta</text:span></text:span></text:p>
      <text:p text:style-name="Preformatted_20_Text"><text:span text:style-name="Source_20_Text"><text:span text:style-name="T3">WHERE post_id = %d</text:span></text:span></text:p>
      <text:p text:style-name="Preformatted_20_Text"><text:span text:style-name="Source_20_Text"><text:span text:style-name="T3">AND meta_key = %s</text:span></text:span></text:p>
      <text:p text:style-name="Preformatted_20_Text"><text:span text:style-name="Source_20_Text"><text:span text:style-name="T3">",</text:span></text:span></text:p>
      <text:p text:style-name="Preformatted_20_Text"><text:span text:style-name="Source_20_Text"><text:span text:style-name="T3">13, 'gargle'</text:span></text:span></text:p>
      <text:p text:style-name="Preformatted_20_Text"><text:span text:style-name="Source_20_Text"><text:span text:style-name="T3">)</text:span></text:span></text:p>
      <text:p text:style-name="P6"><text:span text:style-name="Source_20_Text"><text:span text:style-name="T3">);</text:span></text:span></text:p>
      <text:p text:style-name="Text_20_body">Set the parent of Page 15 to Page 7.</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wpdb-&gt;query( $wpdb-&gt;prepare(</text:span></text:span></text:p>
      <text:p text:style-name="Preformatted_20_Text"><text:span text:style-name="Source_20_Text"><text:span text:style-name="T3">"</text:span></text:span></text:p>
      <text:p text:style-name="Preformatted_20_Text"><text:span text:style-name="Source_20_Text"><text:span text:style-name="T3">UPDATE $wpdb-&gt;posts</text:span></text:span></text:p>
      <text:p text:style-name="Preformatted_20_Text"><text:span text:style-name="Source_20_Text"><text:span text:style-name="T3">SET post_parent = %d</text:span></text:span></text:p>
      <text:p text:style-name="Preformatted_20_Text"><text:span text:style-name="Source_20_Text"><text:span text:style-name="T3">WHERE ID = %d</text:span></text:span></text:p>
      <text:p text:style-name="Preformatted_20_Text"><text:span text:style-name="Source_20_Text"><text:span text:style-name="T3">AND post_status = %s</text:span></text:span></text:p>
      <text:p text:style-name="Preformatted_20_Text"><text:span text:style-name="Source_20_Text"><text:span text:style-name="T3">",</text:span></text:span></text:p>
      <text:p text:style-name="Preformatted_20_Text"><text:span text:style-name="Source_20_Text"><text:span text:style-name="T3">7, 15, 'static'</text:span></text:span></text:p>
      <text:p text:style-name="P6"><text:span text:style-name="Source_20_Text"><text:span text:style-name="T3">) );</text:span></text:span></text:p>
      <text:h text:style-name="Heading_20_2" text:outline-level="2"><text:a xlink:type="simple" xlink:href="https://developer.wordpress.org/reference/classes/wpdb/#show-and-hide-sql-errors" text:style-name="Internet_20_link" text:visited-style-name="Visited_20_Internet_20_Link"><text:bookmark text:name="show-and-hide-sql-errors"/>Show and Hide SQL Errors</text:a></text:h>
      <text:p text:style-name="Text_20_body">You can turn error echoing on and off with the show_errors and hide_errors, respectively.</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reformatted_20_Text"><text:soft-page-break/><text:span text:style-name="Source_20_Text"><text:span text:style-name="T3">&lt;?php $wpdb-&gt;show_errors(); ?&gt;</text:span></text:span></text:p>
      <text:p text:style-name="P6"><text:span text:style-name="Source_20_Text"><text:span text:style-name="T3">&lt;?php $wpdb-&gt;hide_errors(); ?&gt;</text:span></text:span></text:p>
      <text:p text:style-name="Text_20_body">You can also print the error (if any) generated by the most recent query with print_error.</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lt;?php $wpdb-&gt;print_error(); ?&gt;</text:span></text:span></text:p>
      <text:p text:style-name="Text_20_body">Note: If you are running WordPress Multisite, you must define the DIEONDBERROR constant for database errors to display like so:</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lt;?php define( 'DIEONDBERROR', true ); ?&gt;</text:span></text:span></text:p>
      <text:h text:style-name="Heading_20_2" text:outline-level="2"><text:a xlink:type="simple" xlink:href="https://developer.wordpress.org/reference/classes/wpdb/#getting-column-information" text:style-name="Internet_20_link" text:visited-style-name="Visited_20_Internet_20_Link"><text:bookmark text:name="getting-column-information"/>Getting Column Information</text:a></text:h>
      <text:p text:style-name="Text_20_body">You can retrieve information about the columns of the most recent query result with get_col_info. This can be useful when a function has returned an OBJECT whose properties you don’t know. The function will output the desired information from the specified column, or an array with information on all columns from the query result if no column is specified.</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lt;?php $wpdb-&gt;get_col_info('type', offset); ?&gt;</text:span></text:span></text:p>
      <text:p text:style-name="Text_20_body"><text:span text:style-name="Strong_20_Emphasis">type</text:span><text:line-break/>(string) What information you wish to retrieve. May take on any of the following values (list taken from the ezSQL docs). Defaults to name.</text:p>
      <text:list text:style-name="L5">
        <text:list-item>
          <text:p text:style-name="P17">name – column name. Default. </text:p>
        </text:list-item>
        <text:list-item>
          <text:p text:style-name="P17">table – name of the table the column belongs to </text:p>
        </text:list-item>
        <text:list-item>
          <text:p text:style-name="P17">max_length – maximum length of the column </text:p>
        </text:list-item>
        <text:list-item>
          <text:p text:style-name="P17">not_null – 1 if the column cannot be NULL </text:p>
        </text:list-item>
        <text:list-item>
          <text:p text:style-name="P17">primary_key – 1 if the column is a primary key </text:p>
        </text:list-item>
        <text:list-item>
          <text:p text:style-name="P17">unique_key – 1 if the column is a unique key </text:p>
        </text:list-item>
        <text:list-item>
          <text:p text:style-name="P17">multiple_key – 1 if the column is a non-unique key </text:p>
        </text:list-item>
        <text:list-item>
          <text:p text:style-name="P17">numeric – 1 if the column is numeric </text:p>
        </text:list-item>
        <text:list-item>
          <text:p text:style-name="P17">blob – 1 if the column is a BLOB </text:p>
        </text:list-item>
        <text:list-item>
          <text:p text:style-name="P17">type – the type of the column </text:p>
        </text:list-item>
        <text:list-item>
          <text:p text:style-name="P17">unsigned – 1 if the column is unsigned </text:p>
        </text:list-item>
        <text:list-item>
          <text:p text:style-name="P16">zerofill – 1 if the column is zero-filled </text:p>
        </text:list-item>
      </text:list>
      <text:p text:style-name="Text_20_body"><text:span text:style-name="Strong_20_Emphasis">offset</text:span><text:line-break/>(integer) Specify the column from which to retrieve information (with 0 being the first column). Defaults to -1.</text:p>
      <text:list text:style-name="L6">
        <text:list-item>
          <text:p text:style-name="P19">-1 – Retrieve information from all columns. Output as array. Default. </text:p>
        </text:list-item>
        <text:list-item>
          <text:p text:style-name="P18"><text:soft-page-break/>Non-negative integer – Retrieve information from specified column (0 being the first). </text:p>
        </text:list-item>
      </text:list>
      <text:h text:style-name="Heading_20_2" text:outline-level="2"><text:a xlink:type="simple" xlink:href="https://developer.wordpress.org/reference/classes/wpdb/#clearing-the-cache" text:style-name="Internet_20_link" text:visited-style-name="Visited_20_Internet_20_Link"><text:bookmark text:name="clearing-the-cache"/>Clearing the Cache</text:a></text:h>
      <text:p text:style-name="Text_20_body">You can clear the SQL result cache with flush.</text:p>
      <text:p text:style-name="P9"><text:span text:style-name="Source_20_Text">wp-includes/class-wpdb.php</text:span></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lt;?php $wpdb-&gt;flush(); ?&gt;</text:span></text:span></text:p>
      <text:p text:style-name="Text_20_body">This clears $<text:a xlink:type="simple" xlink:href="https://developer.wordpress.org/reference/classes/wpdb/" text:style-name="Internet_20_link" text:visited-style-name="Visited_20_Internet_20_Link">wpdb</text:a>-&gt;last_result, $<text:a xlink:type="simple" xlink:href="https://developer.wordpress.org/reference/classes/wpdb/" text:style-name="Internet_20_link" text:visited-style-name="Visited_20_Internet_20_Link">wpdb</text:a>-&gt;last_query, and $<text:a xlink:type="simple" xlink:href="https://developer.wordpress.org/reference/classes/wpdb/" text:style-name="Internet_20_link" text:visited-style-name="Visited_20_Internet_20_Link">wpdb</text:a>-&gt;col_info.</text:p>
      <text:p text:style-name="Horizontal_20_Line"/>
      <text:h text:style-name="Heading_20_2" text:outline-level="2"><text:a xlink:type="simple" xlink:href="https://developer.wordpress.org/reference/classes/wpdb/#tables" text:style-name="Internet_20_link" text:visited-style-name="Visited_20_Internet_20_Link"><text:bookmark text:name="tables"/>Tables</text:a></text:h>
      <text:p text:style-name="Text_20_body">The tables that WordPress creates by default can be found <text:a xlink:type="simple" xlink:href="https://codex.wordpress.org/Database_Description" text:style-name="Internet_20_link" text:visited-style-name="Visited_20_Internet_20_Link">here</text:a>.</text:p>
      <text:p text:style-name="Horizontal_20_Line"/>
      <text:h text:style-name="Heading_20_2" text:outline-level="2"><text:a xlink:type="simple" xlink:href="https://developer.wordpress.org/reference/classes/wpdb/#properties" text:style-name="Internet_20_link" text:visited-style-name="Visited_20_Internet_20_Link"><text:bookmark text:name="properties"/>Properties</text:a></text:h>
      <text:list text:style-name="L7">
        <text:list-item>
          <text:p text:style-name="P21">$base_prefix — The original prefix as defined in wp-config.php. For multi-site: Use if you want to get the prefix without the blog number appended. </text:p>
        </text:list-item>
        <text:list-item>
          <text:p text:style-name="P21">$col_info — The column information for the most recent query results. See Getting Column Information. </text:p>
        </text:list-item>
        <text:list-item>
          <text:p text:style-name="P21">$insert_id — ID generated for an AUTO_INCREMENT column by the most recent INSERT query. </text:p>
        </text:list-item>
        <text:list-item>
          <text:p text:style-name="P21">$last_error — The most recent error text generated by MySQL. </text:p>
        </text:list-item>
        <text:list-item>
          <text:p text:style-name="P21">$last_query — The most recent query to have been executed. </text:p>
        </text:list-item>
        <text:list-item>
          <text:p text:style-name="P21">$last_result — The most recent query results. </text:p>
        </text:list-item>
        <text:list-item>
          <text:p text:style-name="P21">$num_queries — The number of queries that have been executed. </text:p>
        </text:list-item>
        <text:list-item>
          <text:p text:style-name="P21">$num_rows — The number of rows returned by the last query. </text:p>
        </text:list-item>
        <text:list-item>
          <text:p text:style-name="P21">$prefix — The assigned WordPress table prefix for the site. </text:p>
        </text:list-item>
        <text:list-item>
          <text:p text:style-name="P21">$queries — You may save all of the queries run on the database and their stop times by setting the SAVEQUERIES constant to TRUE (this constant defaults to FALSE). If SAVEQUERIES is TRUE, your queries will be stored in this variable as an array. </text:p>
        </text:list-item>
        <text:list-item>
          <text:p text:style-name="P20">$show_errors — Whether or not Error echoing is turned on. Defaults to TRUE. </text:p>
        </text:list-item>
      </text:list>
      <text:h text:style-name="Heading_20_4" text:outline-level="4">Multi-Site Variables</text:h>
      <text:p text:style-name="Text_20_body">If you are using Multi-Site, you also have access to the following:</text:p>
      <text:list text:style-name="L8">
        <text:list-item>
          <text:p text:style-name="P23">$blogid — The id of the current site (blog). </text:p>
        </text:list-item>
        <text:list-item>
          <text:p text:style-name="P22">$siteid — The id of the current network (formerly “site”). WordPress currently only supports one network per multi-site install, but that could change in future. See the following for more information: WordPress: difference between site_id and blog_id?<text:line-break/>http://stackoverflow.com/a/4189358/1924128 – Another good answer to the same question. </text:p>
        </text:list-item>
      </text:list>
      <text:h text:style-name="Heading_20_4" text:outline-level="4"><text:soft-page-break/>Tables</text:h>
      <text:p text:style-name="Text_20_body">The <text:a xlink:type="simple" xlink:href="https://codex.wordpress.org/Database_Description" text:style-name="Internet_20_link" text:visited-style-name="Visited_20_Internet_20_Link">WordPress database tables</text:a> are easily referenced in the <text:a xlink:type="simple" xlink:href="https://developer.wordpress.org/reference/classes/wpdb/" text:style-name="Internet_20_link" text:visited-style-name="Visited_20_Internet_20_Link"><text:span text:style-name="Emphasis">wpdb</text:span></text:a> class.</text:p>
      <text:list text:style-name="L9">
        <text:list-item>
          <text:p text:style-name="P25">$comments — The Comments table. </text:p>
        </text:list-item>
        <text:list-item>
          <text:p text:style-name="P25">$commentmeta — The table contains additional comment information. </text:p>
        </text:list-item>
        <text:list-item>
          <text:p text:style-name="P25">$links — The table of Links. </text:p>
        </text:list-item>
        <text:list-item>
          <text:p text:style-name="P25">$options — The Options table. </text:p>
        </text:list-item>
        <text:list-item>
          <text:p text:style-name="P25">$posts — The table of Posts. </text:p>
        </text:list-item>
        <text:list-item>
          <text:p text:style-name="P25">$postmeta — The Meta Content (a.k.a. Custom Fields) table. </text:p>
        </text:list-item>
        <text:list-item>
          <text:p text:style-name="P25">$term_taxonomy — The term_taxonomy table describes the various taxonomies (classes of terms). Categories, Link Categories, and Tags are taxonomies. </text:p>
        </text:list-item>
        <text:list-item>
          <text:p text:style-name="P25">$term_relationships — The term relationships table contains link between the term and the object that uses that term, meaning this file point to each Category used for each Post. </text:p>
        </text:list-item>
        <text:list-item>
          <text:p text:style-name="P25">$termmeta — The termmeta table contains the term meta values. </text:p>
        </text:list-item>
        <text:list-item>
          <text:p text:style-name="P25">$terms — The terms table contains the ‘description’ of Categories, Link Categories, Tags. </text:p>
        </text:list-item>
        <text:list-item>
          <text:p text:style-name="P25">$users — The table of Users. </text:p>
        </text:list-item>
        <text:list-item>
          <text:p text:style-name="P24">$usermeta — The usermeta table contains additional user information, such as nicknames, descriptions and permissions. </text:p>
        </text:list-item>
      </text:list>
      <text:h text:style-name="Heading_20_4" text:outline-level="4">Multisite Tables</text:h>
      <text:p text:style-name="Text_20_body">These tables are used only in multisite installations.</text:p>
      <text:list text:style-name="L10">
        <text:list-item>
          <text:p text:style-name="P27">$blogs — The Blogs table contains a list of the separate blogs (sites) that have been set up within the network(s). </text:p>
        </text:list-item>
        <text:list-item>
          <text:p text:style-name="P27">$blog_versions — The Blog Versions table. </text:p>
        </text:list-item>
        <text:list-item>
          <text:p text:style-name="P27">$blogmeta — The Blogmeta table is used to store data associated with a particulate blog in multisite context. See more info in this blog post. </text:p>
        </text:list-item>
        <text:list-item>
          <text:p text:style-name="P27">$registration_log — The Registration Log table. </text:p>
        </text:list-item>
        <text:list-item>
          <text:p text:style-name="P27">$signups — The Signups table. </text:p>
        </text:list-item>
        <text:list-item>
          <text:p text:style-name="P27">$site — The Site table contains a list of the networks (previously known as “sites” in WPMU) that are set up in the installation (usually there is only one site listed in this table). </text:p>
        </text:list-item>
        <text:list-item>
          <text:p text:style-name="P27">$sitecategories — The Site Categories table. </text:p>
        </text:list-item>
        <text:list-item>
          <text:p text:style-name="P26">$sitemeta — The Network Options (Site Meta) table contains any options that are applicable to the entire multisite installation. </text:p>
        </text:list-item>
      </text:list>
      <text:p text:style-name="Text_20_body">For more information about the tables WordPress creates and uses, look <text:a xlink:type="simple" xlink:href="https://codex.wordpress.org/Database_Description" text:style-name="Internet_20_link" text:visited-style-name="Visited_20_Internet_20_Link">here</text:a>.</text:p>
      <text:h text:style-name="Heading_20_2" text:outline-level="2"><text:a xlink:type="simple" xlink:href="https://developer.wordpress.org/reference/classes/wpdb/#methods" text:style-name="Internet_20_link" text:visited-style-name="Visited_20_Internet_20_Link"><text:bookmark text:name="methods"/>Methods</text:a></text:h>
      <table:table table:name="Tabela1" table:style-name="Tabela1">
        <table:table-column table:style-name="Tabela1.A"/>
        <table:table-column table:style-name="Tabela1.B"/>
        <table:table-header-rows>
          <table:table-row>
            <table:table-cell table:style-name="Tabela1.A1" office:value-type="string">
              <text:p text:style-name="Table_20_Heading">Name</text:p>
            </table:table-cell>
            <table:table-cell table:style-name="Tabela1.A1" office:value-type="string">
              <text:p text:style-name="Table_20_Heading">Description</text:p>
            </table:table-cell>
          </table:table-row>
        </table:table-header-rows>
        <table:table-row>
          <table:table-cell table:style-name="Tabela1.A1" office:value-type="string">
            <text:p text:style-name="Table_20_Contents"><text:a xlink:type="simple" xlink:href="https://developer.wordpress.org/reference/classes/wpdb/__construct/" text:style-name="Internet_20_link" text:visited-style-name="Visited_20_Internet_20_Link">wpdb::__construct</text:a></text:p>
          </table:table-cell>
          <table:table-cell table:style-name="Tabela1.A1" office:value-type="string">
            <text:p text:style-name="Table_20_Contents">Connects to the database server and selects a database.</text:p>
          </table:table-cell>
        </table:table-row>
        <table:table-row>
          <table:table-cell table:style-name="Tabela1.A1" office:value-type="string">
            <text:p text:style-name="Table_20_Contents"><text:a xlink:type="simple" xlink:href="https://developer.wordpress.org/reference/classes/wpdb/__get/" text:style-name="Internet_20_link" text:visited-style-name="Visited_20_Internet_20_Link">wpdb::__get</text:a></text:p>
          </table:table-cell>
          <table:table-cell table:style-name="Tabela1.A1" office:value-type="string">
            <text:p text:style-name="Table_20_Contents">Makes private properties readable for backward compatibility.</text:p>
          </table:table-cell>
        </table:table-row>
        <table:table-row>
          <table:table-cell table:style-name="Tabela1.A1" office:value-type="string">
            <text:p text:style-name="Table_20_Contents"><text:a xlink:type="simple" xlink:href="https://developer.wordpress.org/reference/classes/wpdb/__isset/" text:style-name="Internet_20_link" text:visited-style-name="Visited_20_Internet_20_Link">wpdb::__isset</text:a></text:p>
          </table:table-cell>
          <table:table-cell table:style-name="Tabela1.A1" office:value-type="string">
            <text:p text:style-name="Table_20_Contents">Makes private properties check-able for backward compatibility.</text:p>
          </table:table-cell>
        </table:table-row>
        <table:table-row>
          <table:table-cell table:style-name="Tabela1.A1" office:value-type="string">
            <text:p text:style-name="Table_20_Contents"><text:a xlink:type="simple" xlink:href="https://developer.wordpress.org/reference/classes/wpdb/__set/" text:style-name="Internet_20_link" text:visited-style-name="Visited_20_Internet_20_Link">wpdb::__set</text:a></text:p>
          </table:table-cell>
          <table:table-cell table:style-name="Tabela1.A1" office:value-type="string">
            <text:p text:style-name="Table_20_Contents">Makes private properties settable for backward compatibility.</text:p>
          </table:table-cell>
        </table:table-row>
        <table:table-row>
          <table:table-cell table:style-name="Tabela1.A1" office:value-type="string">
            <text:p text:style-name="Table_20_Contents"><text:a xlink:type="simple" xlink:href="https://developer.wordpress.org/reference/classes/wpdb/__unset/" text:style-name="Internet_20_link" text:visited-style-name="Visited_20_Internet_20_Link">wpdb::__unset</text:a></text:p>
          </table:table-cell>
          <table:table-cell table:style-name="Tabela1.A1" office:value-type="string">
            <text:p text:style-name="Table_20_Contents">Makes private properties un-settable for backward compatibility.</text:p>
          </table:table-cell>
        </table:table-row>
        <table:table-row>
          <table:table-cell table:style-name="Tabela1.A1" office:value-type="string">
            <text:p text:style-name="Table_20_Contents"><text:a xlink:type="simple" xlink:href="https://developer.wordpress.org/reference/classes/wpdb/_do_query/" text:style-name="Internet_20_link" text:visited-style-name="Visited_20_Internet_20_Link">wpdb::_do_query</text:a></text:p>
          </table:table-cell>
          <table:table-cell table:style-name="Tabela1.A1" office:value-type="string">
            <text:p text:style-name="Table_20_Contents">Internal function to perform the mysqli_query() call.</text:p>
          </table:table-cell>
        </table:table-row>
        <table:table-row>
          <table:table-cell table:style-name="Tabela1.A1" office:value-type="string">
            <text:p text:style-name="Table_20_Contents"><text:a xlink:type="simple" xlink:href="https://developer.wordpress.org/reference/classes/wpdb/_escape/" text:style-name="Internet_20_link" text:visited-style-name="Visited_20_Internet_20_Link">wpdb::_escape</text:a></text:p>
          </table:table-cell>
          <table:table-cell table:style-name="Tabela1.A1" office:value-type="string">
            <text:p text:style-name="Table_20_Contents">Escapes data. Works on arrays.</text:p>
          </table:table-cell>
        </table:table-row>
        <text:soft-page-break/>
        <table:table-row>
          <table:table-cell table:style-name="Tabela1.A1" office:value-type="string">
            <text:p text:style-name="Table_20_Contents"><text:a xlink:type="simple" xlink:href="https://developer.wordpress.org/reference/classes/wpdb/_escape_identifier_value/" text:style-name="Internet_20_link" text:visited-style-name="Visited_20_Internet_20_Link">wpdb::_escape_identifier_value</text:a></text:p>
          </table:table-cell>
          <table:table-cell table:style-name="Tabela1.A1" office:value-type="string">
            <text:p text:style-name="Table_20_Contents">Escapes an identifier value without adding the surrounding quotes.</text:p>
          </table:table-cell>
        </table:table-row>
        <table:table-row>
          <table:table-cell table:style-name="Tabela1.A1" office:value-type="string">
            <text:p text:style-name="Table_20_Contents"><text:a xlink:type="simple" xlink:href="https://developer.wordpress.org/reference/classes/wpdb/_insert_replace_helper/" text:style-name="Internet_20_link" text:visited-style-name="Visited_20_Internet_20_Link">wpdb::_insert_replace_helper</text:a></text:p>
          </table:table-cell>
          <table:table-cell table:style-name="Tabela1.A1" office:value-type="string">
            <text:p text:style-name="Table_20_Contents">Helper function for insert and replace.</text:p>
          </table:table-cell>
        </table:table-row>
        <table:table-row>
          <table:table-cell table:style-name="Tabela1.A1" office:value-type="string">
            <text:p text:style-name="Table_20_Contents"><text:a xlink:type="simple" xlink:href="https://developer.wordpress.org/reference/classes/wpdb/_real_escape/" text:style-name="Internet_20_link" text:visited-style-name="Visited_20_Internet_20_Link">wpdb::_real_escape</text:a></text:p>
          </table:table-cell>
          <table:table-cell table:style-name="Tabela1.A1" office:value-type="string">
            <text:p text:style-name="Table_20_Contents">Real escape using mysqli_real_escape_string().</text:p>
          </table:table-cell>
        </table:table-row>
        <table:table-row>
          <table:table-cell table:style-name="Tabela1.A1" office:value-type="string">
            <text:p text:style-name="Table_20_Contents"><text:a xlink:type="simple" xlink:href="https://developer.wordpress.org/reference/classes/wpdb/_weak_escape/" text:style-name="Internet_20_link" text:visited-style-name="Visited_20_Internet_20_Link">wpdb::_weak_escape</text:a></text:p>
          </table:table-cell>
          <table:table-cell table:style-name="Tabela1.A1" office:value-type="string">
            <text:p text:style-name="Table_20_Contents">Do not use, deprecated. — deprecated</text:p>
          </table:table-cell>
        </table:table-row>
        <table:table-row>
          <table:table-cell table:style-name="Tabela1.A1" office:value-type="string">
            <text:p text:style-name="Table_20_Contents"><text:a xlink:type="simple" xlink:href="https://developer.wordpress.org/reference/classes/wpdb/add_placeholder_escape/" text:style-name="Internet_20_link" text:visited-style-name="Visited_20_Internet_20_Link">wpdb::add_placeholder_escape</text:a></text:p>
          </table:table-cell>
          <table:table-cell table:style-name="Tabela1.A1" office:value-type="string">
            <text:p text:style-name="Table_20_Contents">Adds a placeholder escape string, to escape anything that resembles a printf() placeholder.</text:p>
          </table:table-cell>
        </table:table-row>
        <table:table-row>
          <table:table-cell table:style-name="Tabela1.A1" office:value-type="string">
            <text:p text:style-name="Table_20_Contents"><text:a xlink:type="simple" xlink:href="https://developer.wordpress.org/reference/classes/wpdb/bail/" text:style-name="Internet_20_link" text:visited-style-name="Visited_20_Internet_20_Link">wpdb::bail</text:a></text:p>
          </table:table-cell>
          <table:table-cell table:style-name="Tabela1.A1" office:value-type="string">
            <text:p text:style-name="Table_20_Contents">Wraps errors in a nice header and footer and dies.</text:p>
          </table:table-cell>
        </table:table-row>
        <table:table-row>
          <table:table-cell table:style-name="Tabela1.A1" office:value-type="string">
            <text:p text:style-name="Table_20_Contents"><text:a xlink:type="simple" xlink:href="https://developer.wordpress.org/reference/classes/wpdb/check_ascii/" text:style-name="Internet_20_link" text:visited-style-name="Visited_20_Internet_20_Link">wpdb::check_ascii</text:a></text:p>
          </table:table-cell>
          <table:table-cell table:style-name="Tabela1.A1" office:value-type="string">
            <text:p text:style-name="Table_20_Contents">Checks if a string is ASCII.</text:p>
          </table:table-cell>
        </table:table-row>
        <table:table-row>
          <table:table-cell table:style-name="Tabela1.A1" office:value-type="string">
            <text:p text:style-name="Table_20_Contents"><text:a xlink:type="simple" xlink:href="https://developer.wordpress.org/reference/classes/wpdb/check_connection/" text:style-name="Internet_20_link" text:visited-style-name="Visited_20_Internet_20_Link">wpdb::check_connection</text:a></text:p>
          </table:table-cell>
          <table:table-cell table:style-name="Tabela1.A1" office:value-type="string">
            <text:p text:style-name="Table_20_Contents">Checks that the connection to the database is still up. If not, try to reconnect.</text:p>
          </table:table-cell>
        </table:table-row>
        <table:table-row>
          <table:table-cell table:style-name="Tabela1.A1" office:value-type="string">
            <text:p text:style-name="Table_20_Contents"><text:a xlink:type="simple" xlink:href="https://developer.wordpress.org/reference/classes/wpdb/check_database_version/" text:style-name="Internet_20_link" text:visited-style-name="Visited_20_Internet_20_Link">wpdb::check_database_version</text:a></text:p>
          </table:table-cell>
          <table:table-cell table:style-name="Tabela1.A1" office:value-type="string">
            <text:p text:style-name="Table_20_Contents">Determines whether MySQL database is at least the required minimum version.</text:p>
          </table:table-cell>
        </table:table-row>
        <table:table-row>
          <table:table-cell table:style-name="Tabela1.A1" office:value-type="string">
            <text:p text:style-name="Table_20_Contents"><text:a xlink:type="simple" xlink:href="https://developer.wordpress.org/reference/classes/wpdb/check_safe_collation/" text:style-name="Internet_20_link" text:visited-style-name="Visited_20_Internet_20_Link">wpdb::check_safe_collation</text:a></text:p>
          </table:table-cell>
          <table:table-cell table:style-name="Tabela1.A1" office:value-type="string">
            <text:p text:style-name="Table_20_Contents">Checks if the query is accessing a collation considered safe on the current version of MySQL.</text:p>
          </table:table-cell>
        </table:table-row>
        <table:table-row>
          <table:table-cell table:style-name="Tabela1.A1" office:value-type="string">
            <text:p text:style-name="Table_20_Contents"><text:a xlink:type="simple" xlink:href="https://developer.wordpress.org/reference/classes/wpdb/close/" text:style-name="Internet_20_link" text:visited-style-name="Visited_20_Internet_20_Link">wpdb::close</text:a></text:p>
          </table:table-cell>
          <table:table-cell table:style-name="Tabela1.A1" office:value-type="string">
            <text:p text:style-name="Table_20_Contents">Closes the current database connection.</text:p>
          </table:table-cell>
        </table:table-row>
        <table:table-row>
          <table:table-cell table:style-name="Tabela1.A1" office:value-type="string">
            <text:p text:style-name="Table_20_Contents"><text:a xlink:type="simple" xlink:href="https://developer.wordpress.org/reference/classes/wpdb/db_connect/" text:style-name="Internet_20_link" text:visited-style-name="Visited_20_Internet_20_Link">wpdb::db_connect</text:a></text:p>
          </table:table-cell>
          <table:table-cell table:style-name="Tabela1.A1" office:value-type="string">
            <text:p text:style-name="Table_20_Contents">Connects to and selects database.</text:p>
          </table:table-cell>
        </table:table-row>
        <table:table-row>
          <table:table-cell table:style-name="Tabela1.A1" office:value-type="string">
            <text:p text:style-name="Table_20_Contents"><text:a xlink:type="simple" xlink:href="https://developer.wordpress.org/reference/classes/wpdb/db_server_info/" text:style-name="Internet_20_link" text:visited-style-name="Visited_20_Internet_20_Link">wpdb::db_server_info</text:a></text:p>
          </table:table-cell>
          <table:table-cell table:style-name="Tabela1.A1" office:value-type="string">
            <text:p text:style-name="Table_20_Contents">Returns the version of the MySQL server.</text:p>
          </table:table-cell>
        </table:table-row>
        <table:table-row>
          <table:table-cell table:style-name="Tabela1.A1" office:value-type="string">
            <text:p text:style-name="Table_20_Contents"><text:a xlink:type="simple" xlink:href="https://developer.wordpress.org/reference/classes/wpdb/db_version/" text:style-name="Internet_20_link" text:visited-style-name="Visited_20_Internet_20_Link">wpdb::db_version</text:a></text:p>
          </table:table-cell>
          <table:table-cell table:style-name="Tabela1.A1" office:value-type="string">
            <text:p text:style-name="Table_20_Contents">Retrieves the database server version.</text:p>
          </table:table-cell>
        </table:table-row>
        <table:table-row>
          <table:table-cell table:style-name="Tabela1.A1" office:value-type="string">
            <text:p text:style-name="Table_20_Contents"><text:a xlink:type="simple" xlink:href="https://developer.wordpress.org/reference/classes/wpdb/delete/" text:style-name="Internet_20_link" text:visited-style-name="Visited_20_Internet_20_Link">wpdb::delete</text:a></text:p>
          </table:table-cell>
          <table:table-cell table:style-name="Tabela1.A1" office:value-type="string">
            <text:p text:style-name="Table_20_Contents">Deletes a row in the table.</text:p>
          </table:table-cell>
        </table:table-row>
        <table:table-row>
          <table:table-cell table:style-name="Tabela1.A1" office:value-type="string">
            <text:p text:style-name="Table_20_Contents"><text:a xlink:type="simple" xlink:href="https://developer.wordpress.org/reference/classes/wpdb/determine_charset/" text:style-name="Internet_20_link" text:visited-style-name="Visited_20_Internet_20_Link">wpdb::determine_charset</text:a></text:p>
          </table:table-cell>
          <table:table-cell table:style-name="Tabela1.A1" office:value-type="string">
            <text:p text:style-name="Table_20_Contents">Determines the best charset and collation to use given a charset and collation.</text:p>
          </table:table-cell>
        </table:table-row>
        <table:table-row>
          <table:table-cell table:style-name="Tabela1.A1" office:value-type="string">
            <text:p text:style-name="Table_20_Contents"><text:a xlink:type="simple" xlink:href="https://developer.wordpress.org/reference/classes/wpdb/esc_like/" text:style-name="Internet_20_link" text:visited-style-name="Visited_20_Internet_20_Link">wpdb::esc_like</text:a></text:p>
          </table:table-cell>
          <table:table-cell table:style-name="Tabela1.A1" office:value-type="string">
            <text:p text:style-name="Table_20_Contents">First half of escaping for `LIKE` special characters `%` and `_` before preparing for SQL.</text:p>
          </table:table-cell>
        </table:table-row>
        <table:table-row>
          <table:table-cell table:style-name="Tabela1.A1" office:value-type="string">
            <text:p text:style-name="Table_20_Contents"><text:a xlink:type="simple" xlink:href="https://developer.wordpress.org/reference/classes/wpdb/escape/" text:style-name="Internet_20_link" text:visited-style-name="Visited_20_Internet_20_Link">wpdb::escape</text:a></text:p>
          </table:table-cell>
          <table:table-cell table:style-name="Tabela1.A1" office:value-type="string">
            <text:p text:style-name="Table_20_Contents">Do not use, deprecated. — deprecated</text:p>
          </table:table-cell>
        </table:table-row>
        <table:table-row>
          <table:table-cell table:style-name="Tabela1.A1" office:value-type="string">
            <text:p text:style-name="Table_20_Contents"><text:a xlink:type="simple" xlink:href="https://developer.wordpress.org/reference/classes/wpdb/escape_by_ref/" text:style-name="Internet_20_link" text:visited-style-name="Visited_20_Internet_20_Link">wpdb::escape_by_ref</text:a></text:p>
          </table:table-cell>
          <table:table-cell table:style-name="Tabela1.A1" office:value-type="string">
            <text:p text:style-name="Table_20_Contents">Escapes content by reference for insertion into the database, for security.</text:p>
          </table:table-cell>
        </table:table-row>
        <table:table-row>
          <table:table-cell table:style-name="Tabela1.A1" office:value-type="string">
            <text:p text:style-name="Table_20_Contents"><text:a xlink:type="simple" xlink:href="https://developer.wordpress.org/reference/classes/wpdb/flush/" text:style-name="Internet_20_link" text:visited-style-name="Visited_20_Internet_20_Link">wpdb::flush</text:a></text:p>
          </table:table-cell>
          <table:table-cell table:style-name="Tabela1.A1" office:value-type="string">
            <text:p text:style-name="Table_20_Contents">Kills cached query results.</text:p>
          </table:table-cell>
        </table:table-row>
        <table:table-row>
          <table:table-cell table:style-name="Tabela1.A1" office:value-type="string">
            <text:p text:style-name="Table_20_Contents"><text:a xlink:type="simple" xlink:href="https://developer.wordpress.org/reference/classes/wpdb/get_blog_prefix/" text:style-name="Internet_20_link" text:visited-style-name="Visited_20_Internet_20_Link">wpdb::get_blog_prefix</text:a></text:p>
          </table:table-cell>
          <table:table-cell table:style-name="Tabela1.A1" office:value-type="string">
            <text:p text:style-name="Table_20_Contents">Gets blog prefix.</text:p>
          </table:table-cell>
        </table:table-row>
        <table:table-row>
          <table:table-cell table:style-name="Tabela1.A1" office:value-type="string">
            <text:p text:style-name="Table_20_Contents"><text:a xlink:type="simple" xlink:href="https://developer.wordpress.org/reference/classes/wpdb/get_caller/" text:style-name="Internet_20_link" text:visited-style-name="Visited_20_Internet_20_Link">wpdb::get_caller</text:a></text:p>
          </table:table-cell>
          <table:table-cell table:style-name="Tabela1.A1" office:value-type="string">
            <text:p text:style-name="Table_20_Contents">Retrieves a comma-separated list of the names of the functions that called <text:a xlink:type="simple" xlink:href="https://developer.wordpress.org/reference/classes/wpdb/" text:style-name="Internet_20_link" text:visited-style-name="Visited_20_Internet_20_Link">wpdb</text:a>.</text:p>
          </table:table-cell>
        </table:table-row>
        <table:table-row>
          <table:table-cell table:style-name="Tabela1.A1" office:value-type="string">
            <text:p text:style-name="Table_20_Contents"><text:a xlink:type="simple" xlink:href="https://developer.wordpress.org/reference/classes/wpdb/get_charset_collate/" text:style-name="Internet_20_link" text:visited-style-name="Visited_20_Internet_20_Link">wpdb::get_charset_collate</text:a></text:p>
          </table:table-cell>
          <table:table-cell table:style-name="Tabela1.A1" office:value-type="string">
            <text:p text:style-name="Table_20_Contents">Retrieves the database character collate.</text:p>
          </table:table-cell>
        </table:table-row>
        <table:table-row>
          <table:table-cell table:style-name="Tabela1.A1" office:value-type="string">
            <text:p text:style-name="Table_20_Contents"><text:a xlink:type="simple" xlink:href="https://developer.wordpress.org/reference/classes/wpdb/get_col/" text:style-name="Internet_20_link" text:visited-style-name="Visited_20_Internet_20_Link">wpdb::get_col</text:a></text:p>
          </table:table-cell>
          <table:table-cell table:style-name="Tabela1.A1" office:value-type="string">
            <text:p text:style-name="Table_20_Contents">Retrieves one column from the database.</text:p>
          </table:table-cell>
        </table:table-row>
        <table:table-row>
          <table:table-cell table:style-name="Tabela1.A1" office:value-type="string">
            <text:p text:style-name="Table_20_Contents"><text:a xlink:type="simple" xlink:href="https://developer.wordpress.org/reference/classes/wpdb/get_col_charset/" text:style-name="Internet_20_link" text:visited-style-name="Visited_20_Internet_20_Link">wpdb::get_col_charset</text:a></text:p>
          </table:table-cell>
          <table:table-cell table:style-name="Tabela1.A1" office:value-type="string">
            <text:p text:style-name="Table_20_Contents">Retrieves the character set for the given column.</text:p>
          </table:table-cell>
        </table:table-row>
        <table:table-row>
          <table:table-cell table:style-name="Tabela1.A1" office:value-type="string">
            <text:p text:style-name="Table_20_Contents"><text:a xlink:type="simple" xlink:href="https://developer.wordpress.org/reference/classes/wpdb/get_col_info/" text:style-name="Internet_20_link" text:visited-style-name="Visited_20_Internet_20_Link">wpdb::get_col_info</text:a></text:p>
          </table:table-cell>
          <table:table-cell table:style-name="Tabela1.A1" office:value-type="string">
            <text:p text:style-name="Table_20_Contents">Retrieves column metadata from the last query.</text:p>
          </table:table-cell>
        </table:table-row>
        <table:table-row>
          <table:table-cell table:style-name="Tabela1.A1" office:value-type="string">
            <text:p text:style-name="Table_20_Contents"><text:a xlink:type="simple" xlink:href="https://developer.wordpress.org/reference/classes/wpdb/get_col_length/" text:style-name="Internet_20_link" text:visited-style-name="Visited_20_Internet_20_Link">wpdb::get_col_length</text:a></text:p>
          </table:table-cell>
          <table:table-cell table:style-name="Tabela1.A1" office:value-type="string">
            <text:p text:style-name="Table_20_Contents">Retrieves the maximum string length allowed in a given column.</text:p>
          </table:table-cell>
        </table:table-row>
        <table:table-row>
          <table:table-cell table:style-name="Tabela1.A1" office:value-type="string">
            <text:p text:style-name="Table_20_Contents"><text:a xlink:type="simple" xlink:href="https://developer.wordpress.org/reference/classes/wpdb/get_results/" text:style-name="Internet_20_link" text:visited-style-name="Visited_20_Internet_20_Link">wpdb::get_results</text:a></text:p>
          </table:table-cell>
          <table:table-cell table:style-name="Tabela1.A1" office:value-type="string">
            <text:p text:style-name="Table_20_Contents">Retrieves an entire SQL result set from the database (i.e., many rows).</text:p>
          </table:table-cell>
        </table:table-row>
        <table:table-row>
          <table:table-cell table:style-name="Tabela1.A1" office:value-type="string">
            <text:p text:style-name="Table_20_Contents"><text:a xlink:type="simple" xlink:href="https://developer.wordpress.org/reference/classes/wpdb/get_row/" text:style-name="Internet_20_link" text:visited-style-name="Visited_20_Internet_20_Link">wpdb::get_row</text:a></text:p>
          </table:table-cell>
          <table:table-cell table:style-name="Tabela1.A1" office:value-type="string">
            <text:p text:style-name="Table_20_Contents">Retrieves one row from the database.</text:p>
          </table:table-cell>
        </table:table-row>
        <table:table-row>
          <table:table-cell table:style-name="Tabela1.A1" office:value-type="string">
            <text:p text:style-name="Table_20_Contents"><text:a xlink:type="simple" xlink:href="https://developer.wordpress.org/reference/classes/wpdb/get_table_charset/" text:style-name="Internet_20_link" text:visited-style-name="Visited_20_Internet_20_Link">wpdb::get_table_charset</text:a></text:p>
          </table:table-cell>
          <table:table-cell table:style-name="Tabela1.A1" office:value-type="string">
            <text:p text:style-name="Table_20_Contents">Retrieves the character set for the given table.</text:p>
          </table:table-cell>
        </table:table-row>
        <table:table-row>
          <table:table-cell table:style-name="Tabela1.A1" office:value-type="string">
            <text:p text:style-name="Table_20_Contents"><text:a xlink:type="simple" xlink:href="https://developer.wordpress.org/reference/classes/wpdb/get_table_from_query/" text:style-name="Internet_20_link" text:visited-style-name="Visited_20_Internet_20_Link">wpdb::get_table_from_query</text:a></text:p>
          </table:table-cell>
          <table:table-cell table:style-name="Tabela1.A1" office:value-type="string">
            <text:p text:style-name="Table_20_Contents">Finds the first table name referenced in a query.</text:p>
          </table:table-cell>
        </table:table-row>
        <table:table-row>
          <table:table-cell table:style-name="Tabela1.A1" office:value-type="string">
            <text:p text:style-name="Table_20_Contents"><text:a xlink:type="simple" xlink:href="https://developer.wordpress.org/reference/classes/wpdb/get_var/" text:style-name="Internet_20_link" text:visited-style-name="Visited_20_Internet_20_Link">wpdb::get_var</text:a></text:p>
          </table:table-cell>
          <table:table-cell table:style-name="Tabela1.A1" office:value-type="string">
            <text:p text:style-name="Table_20_Contents">Retrieves one value from the database.</text:p>
          </table:table-cell>
        </table:table-row>
        <table:table-row>
          <table:table-cell table:style-name="Tabela1.A1" office:value-type="string">
            <text:p text:style-name="Table_20_Contents"><text:a xlink:type="simple" xlink:href="https://developer.wordpress.org/reference/classes/wpdb/has_cap/" text:style-name="Internet_20_link" text:visited-style-name="Visited_20_Internet_20_Link">wpdb::has_cap</text:a></text:p>
          </table:table-cell>
          <table:table-cell table:style-name="Tabela1.A1" office:value-type="string">
            <text:p text:style-name="Table_20_Contents">Determines whether the database or WPDB supports a particular <text:soft-page-break/>feature.</text:p>
          </table:table-cell>
        </table:table-row>
        <table:table-row>
          <table:table-cell table:style-name="Tabela1.A1" office:value-type="string">
            <text:p text:style-name="Table_20_Contents"><text:a xlink:type="simple" xlink:href="https://developer.wordpress.org/reference/classes/wpdb/hide_errors/" text:style-name="Internet_20_link" text:visited-style-name="Visited_20_Internet_20_Link">wpdb::hide_errors</text:a></text:p>
          </table:table-cell>
          <table:table-cell table:style-name="Tabela1.A1" office:value-type="string">
            <text:p text:style-name="Table_20_Contents">Disables showing of database errors.</text:p>
          </table:table-cell>
        </table:table-row>
        <table:table-row>
          <table:table-cell table:style-name="Tabela1.A1" office:value-type="string">
            <text:p text:style-name="Table_20_Contents"><text:a xlink:type="simple" xlink:href="https://developer.wordpress.org/reference/classes/wpdb/init_charset/" text:style-name="Internet_20_link" text:visited-style-name="Visited_20_Internet_20_Link">wpdb::init_charset</text:a></text:p>
          </table:table-cell>
          <table:table-cell table:style-name="Tabela1.A1" office:value-type="string">
            <text:p text:style-name="Table_20_Contents">Sets $this-&gt;charset and $this-&gt;collate.</text:p>
          </table:table-cell>
        </table:table-row>
        <table:table-row>
          <table:table-cell table:style-name="Tabela1.A1" office:value-type="string">
            <text:p text:style-name="Table_20_Contents"><text:a xlink:type="simple" xlink:href="https://developer.wordpress.org/reference/classes/wpdb/insert/" text:style-name="Internet_20_link" text:visited-style-name="Visited_20_Internet_20_Link">wpdb::insert</text:a></text:p>
          </table:table-cell>
          <table:table-cell table:style-name="Tabela1.A1" office:value-type="string">
            <text:p text:style-name="Table_20_Contents">Inserts a row into the table.</text:p>
          </table:table-cell>
        </table:table-row>
        <table:table-row>
          <table:table-cell table:style-name="Tabela1.A1" office:value-type="string">
            <text:p text:style-name="Table_20_Contents"><text:a xlink:type="simple" xlink:href="https://developer.wordpress.org/reference/classes/wpdb/load_col_info/" text:style-name="Internet_20_link" text:visited-style-name="Visited_20_Internet_20_Link">wpdb::load_col_info</text:a></text:p>
          </table:table-cell>
          <table:table-cell table:style-name="Tabela1.A1" office:value-type="string">
            <text:p text:style-name="Table_20_Contents">Loads the column metadata from the last query.</text:p>
          </table:table-cell>
        </table:table-row>
        <table:table-row>
          <table:table-cell table:style-name="Tabela1.A1" office:value-type="string">
            <text:p text:style-name="Table_20_Contents"><text:a xlink:type="simple" xlink:href="https://developer.wordpress.org/reference/classes/wpdb/log_query/" text:style-name="Internet_20_link" text:visited-style-name="Visited_20_Internet_20_Link">wpdb::log_query</text:a></text:p>
          </table:table-cell>
          <table:table-cell table:style-name="Tabela1.A1" office:value-type="string">
            <text:p text:style-name="Table_20_Contents">Logs query data.</text:p>
          </table:table-cell>
        </table:table-row>
        <table:table-row>
          <table:table-cell table:style-name="Tabela1.A1" office:value-type="string">
            <text:p text:style-name="Table_20_Contents"><text:a xlink:type="simple" xlink:href="https://developer.wordpress.org/reference/classes/wpdb/parse_db_host/" text:style-name="Internet_20_link" text:visited-style-name="Visited_20_Internet_20_Link">wpdb::parse_db_host</text:a></text:p>
          </table:table-cell>
          <table:table-cell table:style-name="Tabela1.A1" office:value-type="string">
            <text:p text:style-name="Table_20_Contents">Parses the DB_HOST setting to interpret it for mysqli_real_connect().</text:p>
          </table:table-cell>
        </table:table-row>
        <table:table-row>
          <table:table-cell table:style-name="Tabela1.A1" office:value-type="string">
            <text:p text:style-name="Table_20_Contents"><text:a xlink:type="simple" xlink:href="https://developer.wordpress.org/reference/classes/wpdb/placeholder_escape/" text:style-name="Internet_20_link" text:visited-style-name="Visited_20_Internet_20_Link">wpdb::placeholder_escape</text:a></text:p>
          </table:table-cell>
          <table:table-cell table:style-name="Tabela1.A1" office:value-type="string">
            <text:p text:style-name="Table_20_Contents">Generates and returns a placeholder escape string for use in queries returned by ::prepare().</text:p>
          </table:table-cell>
        </table:table-row>
        <table:table-row>
          <table:table-cell table:style-name="Tabela1.A1" office:value-type="string">
            <text:p text:style-name="Table_20_Contents"><text:a xlink:type="simple" xlink:href="https://developer.wordpress.org/reference/classes/wpdb/prepare/" text:style-name="Internet_20_link" text:visited-style-name="Visited_20_Internet_20_Link">wpdb::prepare</text:a></text:p>
          </table:table-cell>
          <table:table-cell table:style-name="Tabela1.A1" office:value-type="string">
            <text:p text:style-name="Table_20_Contents">Prepares a SQL query for safe execution.</text:p>
          </table:table-cell>
        </table:table-row>
        <table:table-row>
          <table:table-cell table:style-name="Tabela1.A1" office:value-type="string">
            <text:p text:style-name="Table_20_Contents"><text:a xlink:type="simple" xlink:href="https://developer.wordpress.org/reference/classes/wpdb/print_error/" text:style-name="Internet_20_link" text:visited-style-name="Visited_20_Internet_20_Link">wpdb::print_error</text:a></text:p>
          </table:table-cell>
          <table:table-cell table:style-name="Tabela1.A1" office:value-type="string">
            <text:p text:style-name="Table_20_Contents">Prints SQL/DB error.</text:p>
          </table:table-cell>
        </table:table-row>
        <table:table-row>
          <table:table-cell table:style-name="Tabela1.A1" office:value-type="string">
            <text:p text:style-name="Table_20_Contents"><text:a xlink:type="simple" xlink:href="https://developer.wordpress.org/reference/classes/wpdb/process_field_charsets/" text:style-name="Internet_20_link" text:visited-style-name="Visited_20_Internet_20_Link">wpdb::process_field_charsets</text:a></text:p>
          </table:table-cell>
          <table:table-cell table:style-name="Tabela1.A1" office:value-type="string">
            <text:p text:style-name="Table_20_Contents">Adds field charsets to field/value/format arrays generated by wpdb::process_field_formats().</text:p>
          </table:table-cell>
        </table:table-row>
        <table:table-row>
          <table:table-cell table:style-name="Tabela1.A1" office:value-type="string">
            <text:p text:style-name="Table_20_Contents"><text:a xlink:type="simple" xlink:href="https://developer.wordpress.org/reference/classes/wpdb/process_field_formats/" text:style-name="Internet_20_link" text:visited-style-name="Visited_20_Internet_20_Link">wpdb::process_field_formats</text:a></text:p>
          </table:table-cell>
          <table:table-cell table:style-name="Tabela1.A1" office:value-type="string">
            <text:p text:style-name="Table_20_Contents">Prepares arrays of value/format pairs as passed to <text:a xlink:type="simple" xlink:href="https://developer.wordpress.org/reference/classes/wpdb/" text:style-name="Internet_20_link" text:visited-style-name="Visited_20_Internet_20_Link">wpdb</text:a> CRUD methods.</text:p>
          </table:table-cell>
        </table:table-row>
        <table:table-row>
          <table:table-cell table:style-name="Tabela1.A1" office:value-type="string">
            <text:p text:style-name="Table_20_Contents"><text:a xlink:type="simple" xlink:href="https://developer.wordpress.org/reference/classes/wpdb/process_field_lengths/" text:style-name="Internet_20_link" text:visited-style-name="Visited_20_Internet_20_Link">wpdb::process_field_lengths</text:a></text:p>
          </table:table-cell>
          <table:table-cell table:style-name="Tabela1.A1" office:value-type="string">
            <text:p text:style-name="Table_20_Contents">For string fields, records the maximum string length that field can safely save.</text:p>
          </table:table-cell>
        </table:table-row>
        <table:table-row>
          <table:table-cell table:style-name="Tabela1.A1" office:value-type="string">
            <text:p text:style-name="Table_20_Contents"><text:a xlink:type="simple" xlink:href="https://developer.wordpress.org/reference/classes/wpdb/process_fields/" text:style-name="Internet_20_link" text:visited-style-name="Visited_20_Internet_20_Link">wpdb::process_fields</text:a></text:p>
          </table:table-cell>
          <table:table-cell table:style-name="Tabela1.A1" office:value-type="string">
            <text:p text:style-name="Table_20_Contents">Processes arrays of field/value pairs and field formats.</text:p>
          </table:table-cell>
        </table:table-row>
        <table:table-row>
          <table:table-cell table:style-name="Tabela1.A1" office:value-type="string">
            <text:p text:style-name="Table_20_Contents"><text:a xlink:type="simple" xlink:href="https://developer.wordpress.org/reference/classes/wpdb/query/" text:style-name="Internet_20_link" text:visited-style-name="Visited_20_Internet_20_Link">wpdb::query</text:a></text:p>
          </table:table-cell>
          <table:table-cell table:style-name="Tabela1.A1" office:value-type="string">
            <text:p text:style-name="Table_20_Contents">Performs a database query, using current database connection.</text:p>
          </table:table-cell>
        </table:table-row>
        <table:table-row>
          <table:table-cell table:style-name="Tabela1.A1" office:value-type="string">
            <text:p text:style-name="Table_20_Contents"><text:a xlink:type="simple" xlink:href="https://developer.wordpress.org/reference/classes/wpdb/quote_identifier/" text:style-name="Internet_20_link" text:visited-style-name="Visited_20_Internet_20_Link">wpdb::quote_identifier</text:a></text:p>
          </table:table-cell>
          <table:table-cell table:style-name="Tabela1.A1" office:value-type="string">
            <text:p text:style-name="Table_20_Contents">Quotes an identifier for a MySQL database, e.g. table/field names.</text:p>
          </table:table-cell>
        </table:table-row>
        <table:table-row>
          <table:table-cell table:style-name="Tabela1.A1" office:value-type="string">
            <text:p text:style-name="Table_20_Contents"><text:a xlink:type="simple" xlink:href="https://developer.wordpress.org/reference/classes/wpdb/remove_placeholder_escape/" text:style-name="Internet_20_link" text:visited-style-name="Visited_20_Internet_20_Link">wpdb::remove_placeholder_escape</text:a></text:p>
          </table:table-cell>
          <table:table-cell table:style-name="Tabela1.A1" office:value-type="string">
            <text:p text:style-name="Table_20_Contents">Removes the placeholder escape strings from a query.</text:p>
          </table:table-cell>
        </table:table-row>
        <table:table-row>
          <table:table-cell table:style-name="Tabela1.A1" office:value-type="string">
            <text:p text:style-name="Table_20_Contents"><text:a xlink:type="simple" xlink:href="https://developer.wordpress.org/reference/classes/wpdb/replace/" text:style-name="Internet_20_link" text:visited-style-name="Visited_20_Internet_20_Link">wpdb::replace</text:a></text:p>
          </table:table-cell>
          <table:table-cell table:style-name="Tabela1.A1" office:value-type="string">
            <text:p text:style-name="Table_20_Contents">Replaces a row in the table or inserts it if it does not exist, based on a PRIMARY KEY or a UNIQUE index.</text:p>
          </table:table-cell>
        </table:table-row>
        <table:table-row>
          <table:table-cell table:style-name="Tabela1.A1" office:value-type="string">
            <text:p text:style-name="Table_20_Contents"><text:a xlink:type="simple" xlink:href="https://developer.wordpress.org/reference/classes/wpdb/select/" text:style-name="Internet_20_link" text:visited-style-name="Visited_20_Internet_20_Link">wpdb::select</text:a></text:p>
          </table:table-cell>
          <table:table-cell table:style-name="Tabela1.A1" office:value-type="string">
            <text:p text:style-name="Table_20_Contents">Selects a database using the current or provided database connection.</text:p>
          </table:table-cell>
        </table:table-row>
        <table:table-row>
          <table:table-cell table:style-name="Tabela1.A1" office:value-type="string">
            <text:p text:style-name="Table_20_Contents"><text:a xlink:type="simple" xlink:href="https://developer.wordpress.org/reference/classes/wpdb/set_blog_id/" text:style-name="Internet_20_link" text:visited-style-name="Visited_20_Internet_20_Link">wpdb::set_blog_id</text:a></text:p>
          </table:table-cell>
          <table:table-cell table:style-name="Tabela1.A1" office:value-type="string">
            <text:p text:style-name="Table_20_Contents">Sets blog ID.</text:p>
          </table:table-cell>
        </table:table-row>
        <table:table-row>
          <table:table-cell table:style-name="Tabela1.A1" office:value-type="string">
            <text:p text:style-name="Table_20_Contents"><text:a xlink:type="simple" xlink:href="https://developer.wordpress.org/reference/classes/wpdb/set_charset/" text:style-name="Internet_20_link" text:visited-style-name="Visited_20_Internet_20_Link">wpdb::set_charset</text:a></text:p>
          </table:table-cell>
          <table:table-cell table:style-name="Tabela1.A1" office:value-type="string">
            <text:p text:style-name="Table_20_Contents">Sets the connection’s character set.</text:p>
          </table:table-cell>
        </table:table-row>
        <table:table-row>
          <table:table-cell table:style-name="Tabela1.A1" office:value-type="string">
            <text:p text:style-name="Table_20_Contents"><text:a xlink:type="simple" xlink:href="https://developer.wordpress.org/reference/classes/wpdb/set_prefix/" text:style-name="Internet_20_link" text:visited-style-name="Visited_20_Internet_20_Link">wpdb::set_prefix</text:a></text:p>
          </table:table-cell>
          <table:table-cell table:style-name="Tabela1.A1" office:value-type="string">
            <text:p text:style-name="Table_20_Contents">Sets the table prefix for the WordPress tables.</text:p>
          </table:table-cell>
        </table:table-row>
        <table:table-row>
          <table:table-cell table:style-name="Tabela1.A1" office:value-type="string">
            <text:p text:style-name="Table_20_Contents"><text:a xlink:type="simple" xlink:href="https://developer.wordpress.org/reference/classes/wpdb/set_sql_mode/" text:style-name="Internet_20_link" text:visited-style-name="Visited_20_Internet_20_Link">wpdb::set_sql_mode</text:a></text:p>
          </table:table-cell>
          <table:table-cell table:style-name="Tabela1.A1" office:value-type="string">
            <text:p text:style-name="Table_20_Contents">Changes the current SQL mode, and ensures its WordPress compatibility.</text:p>
          </table:table-cell>
        </table:table-row>
        <table:table-row>
          <table:table-cell table:style-name="Tabela1.A1" office:value-type="string">
            <text:p text:style-name="Table_20_Contents"><text:a xlink:type="simple" xlink:href="https://developer.wordpress.org/reference/classes/wpdb/show_errors/" text:style-name="Internet_20_link" text:visited-style-name="Visited_20_Internet_20_Link">wpdb::show_errors</text:a></text:p>
          </table:table-cell>
          <table:table-cell table:style-name="Tabela1.A1" office:value-type="string">
            <text:p text:style-name="Table_20_Contents">Enables showing of database errors.</text:p>
          </table:table-cell>
        </table:table-row>
        <table:table-row>
          <table:table-cell table:style-name="Tabela1.A1" office:value-type="string">
            <text:p text:style-name="Table_20_Contents"><text:a xlink:type="simple" xlink:href="https://developer.wordpress.org/reference/classes/wpdb/strip_invalid_text/" text:style-name="Internet_20_link" text:visited-style-name="Visited_20_Internet_20_Link">wpdb::strip_invalid_text</text:a></text:p>
          </table:table-cell>
          <table:table-cell table:style-name="Tabela1.A1" office:value-type="string">
            <text:p text:style-name="Table_20_Contents">Strips any invalid characters based on value/charset pairs.</text:p>
          </table:table-cell>
        </table:table-row>
        <table:table-row>
          <table:table-cell table:style-name="Tabela1.A1" office:value-type="string">
            <text:p text:style-name="Table_20_Contents"><text:a xlink:type="simple" xlink:href="https://developer.wordpress.org/reference/classes/wpdb/strip_invalid_text_for_column/" text:style-name="Internet_20_link" text:visited-style-name="Visited_20_Internet_20_Link">wpdb::strip_invalid_text_for_column</text:a></text:p>
          </table:table-cell>
          <table:table-cell table:style-name="Tabela1.A1" office:value-type="string">
            <text:p text:style-name="Table_20_Contents">Strips any invalid characters from the string for a given table and column.</text:p>
          </table:table-cell>
        </table:table-row>
        <table:table-row>
          <table:table-cell table:style-name="Tabela1.A1" office:value-type="string">
            <text:p text:style-name="Table_20_Contents"><text:a xlink:type="simple" xlink:href="https://developer.wordpress.org/reference/classes/wpdb/strip_invalid_text_from_query/" text:style-name="Internet_20_link" text:visited-style-name="Visited_20_Internet_20_Link">wpdb::strip_invalid_text_from_query</text:a></text:p>
          </table:table-cell>
          <table:table-cell table:style-name="Tabela1.A1" office:value-type="string">
            <text:p text:style-name="Table_20_Contents">Strips any invalid characters from the query.</text:p>
          </table:table-cell>
        </table:table-row>
        <table:table-row>
          <table:table-cell table:style-name="Tabela1.A1" office:value-type="string">
            <text:p text:style-name="Table_20_Contents"><text:a xlink:type="simple" xlink:href="https://developer.wordpress.org/reference/classes/wpdb/supports_collation/" text:style-name="Internet_20_link" text:visited-style-name="Visited_20_Internet_20_Link">wpdb::supports_collation</text:a></text:p>
          </table:table-cell>
          <table:table-cell table:style-name="Tabela1.A1" office:value-type="string">
            <text:p text:style-name="Table_20_Contents">Determines whether the database supports collation. — deprecated</text:p>
          </table:table-cell>
        </table:table-row>
        <table:table-row>
          <table:table-cell table:style-name="Tabela1.A1" office:value-type="string">
            <text:p text:style-name="Table_20_Contents"><text:a xlink:type="simple" xlink:href="https://developer.wordpress.org/reference/classes/wpdb/suppress_errors/" text:style-name="Internet_20_link" text:visited-style-name="Visited_20_Internet_20_Link">wpdb::suppress_errors</text:a></text:p>
          </table:table-cell>
          <table:table-cell table:style-name="Tabela1.A1" office:value-type="string">
            <text:p text:style-name="Table_20_Contents">Enables or disables suppressing of database errors.</text:p>
          </table:table-cell>
        </table:table-row>
        <table:table-row>
          <table:table-cell table:style-name="Tabela1.A1" office:value-type="string">
            <text:p text:style-name="Table_20_Contents"><text:a xlink:type="simple" xlink:href="https://developer.wordpress.org/reference/classes/wpdb/tables/" text:style-name="Internet_20_link" text:visited-style-name="Visited_20_Internet_20_Link">wpdb::tables</text:a></text:p>
          </table:table-cell>
          <table:table-cell table:style-name="Tabela1.A1" office:value-type="string">
            <text:p text:style-name="Table_20_Contents">Returns an array of WordPress tables.</text:p>
          </table:table-cell>
        </table:table-row>
        <table:table-row>
          <table:table-cell table:style-name="Tabela1.A1" office:value-type="string">
            <text:p text:style-name="Table_20_Contents"><text:a xlink:type="simple" xlink:href="https://developer.wordpress.org/reference/classes/wpdb/timer_start/" text:style-name="Internet_20_link" text:visited-style-name="Visited_20_Internet_20_Link">wpdb::timer_start</text:a></text:p>
          </table:table-cell>
          <table:table-cell table:style-name="Tabela1.A1" office:value-type="string">
            <text:p text:style-name="Table_20_Contents">Starts the timer, for debugging purposes.</text:p>
          </table:table-cell>
        </table:table-row>
        <table:table-row>
          <table:table-cell table:style-name="Tabela1.A1" office:value-type="string">
            <text:p text:style-name="Table_20_Contents"><text:a xlink:type="simple" xlink:href="https://developer.wordpress.org/reference/classes/wpdb/timer_stop/" text:style-name="Internet_20_link" text:visited-style-name="Visited_20_Internet_20_Link">wpdb::timer_stop</text:a></text:p>
          </table:table-cell>
          <table:table-cell table:style-name="Tabela1.A1" office:value-type="string">
            <text:p text:style-name="Table_20_Contents">Stops the debugging timer.</text:p>
          </table:table-cell>
        </table:table-row>
        <table:table-row>
          <table:table-cell table:style-name="Tabela1.A1" office:value-type="string">
            <text:p text:style-name="Table_20_Contents"><text:a xlink:type="simple" xlink:href="https://developer.wordpress.org/reference/classes/wpdb/update/" text:style-name="Internet_20_link" text:visited-style-name="Visited_20_Internet_20_Link">wpdb::update</text:a></text:p>
          </table:table-cell>
          <table:table-cell table:style-name="Tabela1.A1" office:value-type="string">
            <text:p text:style-name="Table_20_Contents">Updates a row in the table.</text:p>
          </table:table-cell>
        </table:table-row>
      </table:table>
      <text:h text:style-name="Heading_20_2" text:outline-level="2"><text:a xlink:type="simple" xlink:href="https://developer.wordpress.org/reference/classes/wpdb/#source" text:style-name="Internet_20_link" text:visited-style-name="Visited_20_Internet_20_Link"><text:bookmark text:name="source"/><text:soft-page-break/>Source</text:a></text:h>
      <text:p text:style-name="P9"><text:span text:style-name="Source_20_Text">wp-includes/class-wpdb.php</text:span></text:p>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Copy</text:a></text:p>
      <text:p text:style-name="Preformatted_20_Text"><text:bookmark text:name="wporg-source-code"/><text:span text:style-name="Source_20_Text"><text:span text:style-name="T3">class wpdb {</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hether to show SQL/DB 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Default is to show errors if both WP_DEBUG and WP_DEBUG_DISPLAY evaluate to tru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show_errors = fals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hether to suppress errors during the DB bootstrapping. Default fal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suppress_errors = fals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The error encountered during the last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last_error = '';</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The number of queries mad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i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num_queries = 0;</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ount of rows returned by the last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i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num_rows = 0;</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ount of rows affected by the last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int</text:span></text:span></text:p>
      <text:p text:style-name="Preformatted_20_Text"><text:soft-page-break/><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rows_affected = 0;</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The ID generated for an AUTO_INCREMENT column by the last query (usually INSER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i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insert_id = 0;</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The last query mad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last_query;</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sults of the last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dClass[]|nul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last_result;</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query resul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ossible valu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 `mysqli_result` instance for successful SELECT, SHOW, DESCRIBE, or EXPLAIN queries</text:span></text:span></text:p>
      <text:p text:style-name="Preformatted_20_Text"><text:span text:style-name="Source_20_Text"><text:s text:c="9"/></text:span><text:span text:style-name="Source_20_Text"><text:span text:style-name="T3">* - `true` for other query types that were successful</text:span></text:span></text:p>
      <text:p text:style-name="Preformatted_20_Text"><text:span text:style-name="Source_20_Text"><text:s text:c="9"/></text:span><text:span text:style-name="Source_20_Text"><text:span text:style-name="T3">* - `null` if a query is yet to be made or if the result has since been flushed</text:span></text:span></text:p>
      <text:p text:style-name="Preformatted_20_Text"><text:span text:style-name="Source_20_Text"><text:s text:c="9"/></text:span><text:span text:style-name="Source_20_Text"><text:span text:style-name="T3">* - `false` if the query returned a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mysqli_result|bool|nul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result;</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ached column info, for confidence checking data before insert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arra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col_meta = array();</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alculated character sets keyed by table nam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oft-page-break/><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table_charset = array();</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hether text fields in the current query need to be confidence check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check_current_query = tru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Flag to ensure we don't run into recursion problems when checking the collat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check_safe_collation()</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ivate $checking_collation = fals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aved info on the table colum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arra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col_info;</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og of queries that were executed, for debugging purpos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 @since 2.5.0 The third element in each query log was added to record the calling functions.</text:span></text:span></text:p>
      <text:p text:style-name="Preformatted_20_Text"><text:span text:style-name="Source_20_Text"><text:s text:c="9"/></text:span><text:span text:style-name="Source_20_Text"><text:span text:style-name="T3">* @since 5.1.0 The fourth element in each query log was added to record the start time.</text:span></text:span></text:p>
      <text:p text:style-name="Preformatted_20_Text"><text:span text:style-name="Source_20_Text"><text:s text:c="9"/></text:span><text:span text:style-name="Source_20_Text"><text:span text:style-name="T3">* @since 5.3.0 The fifth element in each query log was added to record custom data.</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array[] {</text:span></text:span></text:p>
      <text:p text:style-name="Preformatted_20_Text"><text:span text:style-name="Source_20_Text"><text:s text:c="9"/></text:span><text:span text:style-name="Source_20_Text"><text:span text:style-name="T3">* <text:s text:c="4"/>Array of arrays containing information about queries that were execut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array ...$0 {</text:span></text:span></text:p>
      <text:p text:style-name="Preformatted_20_Text"><text:span text:style-name="Source_20_Text"><text:s text:c="9"/></text:span><text:span text:style-name="Source_20_Text"><text:span text:style-name="T3">* <text:s text:c="8"/>Data for each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8"/>@type string $0 The query's SQL.</text:span></text:span></text:p>
      <text:p text:style-name="Preformatted_20_Text"><text:span text:style-name="Source_20_Text"><text:s text:c="9"/></text:span><text:span text:style-name="Source_20_Text"><text:span text:style-name="T3">* <text:s text:c="8"/>@type float <text:s/>$1 Total time spent on the query, in seconds.</text:span></text:span></text:p>
      <text:p text:style-name="Preformatted_20_Text"><text:span text:style-name="Source_20_Text"><text:s text:c="9"/></text:span><text:span text:style-name="Source_20_Text"><text:span text:style-name="T3">* <text:s text:c="8"/>@type string $2 Comma-separated list of the calling functions.</text:span></text:span></text:p>
      <text:p text:style-name="Preformatted_20_Text"><text:span text:style-name="Source_20_Text"><text:s text:c="9"/></text:span><text:span text:style-name="Source_20_Text"><text:span text:style-name="T3">* <text:s text:c="8"/>@type float <text:s/>$3 Unix timestamp of the time at the start of the query.</text:span></text:span></text:p>
      <text:p text:style-name="Preformatted_20_Text"><text:span text:style-name="Source_20_Text"><text:s text:c="9"/></text:span><text:span text:style-name="Source_20_Text"><text:span text:style-name="T3">* <text:s text:c="8"/>@type array <text:s/>$4 Custom query data.</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querie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oft-page-break/><text:span text:style-name="Source_20_Text"><text:s text:c="9"/></text:span><text:span text:style-name="Source_20_Text"><text:span text:style-name="T3">* The number of times to retry reconnecting before dying. Default 5.</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check_connection()</text:span></text:span></text:p>
      <text:p text:style-name="Preformatted_20_Text"><text:span text:style-name="Source_20_Text"><text:s text:c="9"/></text:span><text:span text:style-name="Source_20_Text"><text:span text:style-name="T3">* @var i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reconnect_retries = 5;</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table prefix.</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You can set this to have multiple WordPress installations in a single database.</text:span></text:span></text:p>
      <text:p text:style-name="Preformatted_20_Text"><text:span text:style-name="Source_20_Text"><text:s text:c="9"/></text:span><text:span text:style-name="Source_20_Text"><text:span text:style-name="T3">* The second reason is for possible security precaution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prefix = '';</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base table prefix.</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base_prefix;</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hether the database queries are ready to start execut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3.2</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ready = fals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Blog I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i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blogid = 0;</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ite I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i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siteid = 0;</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ist of WordPress per-site 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tables()</text:span></text:span></text:p>
      <text:p text:style-name="Preformatted_20_Text"><text:soft-page-break/><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tables = array(</text:span></text:span></text:p>
      <text:p text:style-name="Preformatted_20_Text"><text:span text:style-name="Source_20_Text"><text:s text:c="16"/></text:span><text:span text:style-name="Source_20_Text"><text:span text:style-name="T3">'posts',</text:span></text:span></text:p>
      <text:p text:style-name="Preformatted_20_Text"><text:span text:style-name="Source_20_Text"><text:s text:c="16"/></text:span><text:span text:style-name="Source_20_Text"><text:span text:style-name="T3">'comments',</text:span></text:span></text:p>
      <text:p text:style-name="Preformatted_20_Text"><text:span text:style-name="Source_20_Text"><text:s text:c="16"/></text:span><text:span text:style-name="Source_20_Text"><text:span text:style-name="T3">'links',</text:span></text:span></text:p>
      <text:p text:style-name="Preformatted_20_Text"><text:span text:style-name="Source_20_Text"><text:s text:c="16"/></text:span><text:span text:style-name="Source_20_Text"><text:span text:style-name="T3">'options',</text:span></text:span></text:p>
      <text:p text:style-name="Preformatted_20_Text"><text:span text:style-name="Source_20_Text"><text:s text:c="16"/></text:span><text:span text:style-name="Source_20_Text"><text:span text:style-name="T3">'postmeta',</text:span></text:span></text:p>
      <text:p text:style-name="Preformatted_20_Text"><text:span text:style-name="Source_20_Text"><text:s text:c="16"/></text:span><text:span text:style-name="Source_20_Text"><text:span text:style-name="T3">'terms',</text:span></text:span></text:p>
      <text:p text:style-name="Preformatted_20_Text"><text:span text:style-name="Source_20_Text"><text:s text:c="16"/></text:span><text:span text:style-name="Source_20_Text"><text:span text:style-name="T3">'term_taxonomy',</text:span></text:span></text:p>
      <text:p text:style-name="Preformatted_20_Text"><text:span text:style-name="Source_20_Text"><text:s text:c="16"/></text:span><text:span text:style-name="Source_20_Text"><text:span text:style-name="T3">'term_relationships',</text:span></text:span></text:p>
      <text:p text:style-name="Preformatted_20_Text"><text:span text:style-name="Source_20_Text"><text:s text:c="16"/></text:span><text:span text:style-name="Source_20_Text"><text:span text:style-name="T3">'termmeta',</text:span></text:span></text:p>
      <text:p text:style-name="Preformatted_20_Text"><text:span text:style-name="Source_20_Text"><text:s text:c="16"/></text:span><text:span text:style-name="Source_20_Text"><text:span text:style-name="T3">'commentme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ist of deprecated WordPress 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categories', 'post2cat', and 'link2cat' were deprecated in 2.3.0, db version 5539.</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tables()</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old_tables = array( 'categories', 'post2cat', 'link2cat' );</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ist of WordPress global 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tables()</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global_tables = array( 'users', 'usermeta' );</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ist of Multisite global 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tables()</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ms_global_tables = array(</text:span></text:span></text:p>
      <text:p text:style-name="Preformatted_20_Text"><text:span text:style-name="Source_20_Text"><text:s text:c="16"/></text:span><text:span text:style-name="Source_20_Text"><text:span text:style-name="T3">'blogs',</text:span></text:span></text:p>
      <text:p text:style-name="Preformatted_20_Text"><text:span text:style-name="Source_20_Text"><text:s text:c="16"/></text:span><text:span text:style-name="Source_20_Text"><text:span text:style-name="T3">'blogmeta',</text:span></text:span></text:p>
      <text:p text:style-name="Preformatted_20_Text"><text:span text:style-name="Source_20_Text"><text:s text:c="16"/></text:span><text:span text:style-name="Source_20_Text"><text:span text:style-name="T3">'signups',</text:span></text:span></text:p>
      <text:p text:style-name="Preformatted_20_Text"><text:span text:style-name="Source_20_Text"><text:s text:c="16"/></text:span><text:span text:style-name="Source_20_Text"><text:span text:style-name="T3">'site',</text:span></text:span></text:p>
      <text:p text:style-name="Preformatted_20_Text"><text:span text:style-name="Source_20_Text"><text:s text:c="16"/></text:span><text:span text:style-name="Source_20_Text"><text:span text:style-name="T3">'sitemeta',</text:span></text:span></text:p>
      <text:p text:style-name="Preformatted_20_Text"><text:span text:style-name="Source_20_Text"><text:s text:c="16"/></text:span><text:span text:style-name="Source_20_Text"><text:span text:style-name="T3">'registration_log',</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ist of deprecated WordPress Multisite global 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6.1.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tables()</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old_ms_global_tables = array( 'sitecategories' );</text:span></text:span></text:p>
      <text:p text:style-name="Preformatted_20_Text"><text:soft-page-break/></text:p>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Comment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comment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Comment Metadata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commentmeta;</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Link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link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Option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option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Post Metadata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postmeta;</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Post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post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Term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3.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terms;</text:span></text:span></text:p>
      <text:p text:style-name="Preformatted_20_Text"/>
      <text:p text:style-name="Preformatted_20_Text"><text:soft-page-break/><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Term Relationship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3.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term_relationship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Term Taxonomy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3.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term_taxonomy;</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Term Meta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4.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termmeta;</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8"/></text:span><text:span text:style-name="Source_20_Text"><text:span text:style-name="T3">// Global and Multisite tables</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User Metadata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3.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usermeta;</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ordPress User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user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ultisite Blog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blog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ultisite Blog Metadata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5.1.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oft-page-break/><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blogmeta;</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ultisite Registration Log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registration_log;</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ultisite Signup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signup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ultisite Site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sit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ultisite Sitewide Terms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sitecategories;</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ultisite Site Metadata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sitemeta;</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Format specifiers for DB column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Columns not listed here default to %s. Initialized during WP load.</text:span></text:span></text:p>
      <text:p text:style-name="Preformatted_20_Text"><text:span text:style-name="Source_20_Text"><text:s text:c="9"/></text:span><text:span text:style-name="Source_20_Text"><text:span text:style-name="T3">* Keys are column names, values are format types: 'ID' =&gt; '%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8.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wpdb::insert()</text:span></text:span></text:p>
      <text:p text:style-name="Preformatted_20_Text"><text:span text:style-name="Source_20_Text"><text:s text:c="9"/></text:span><text:span text:style-name="Source_20_Text"><text:span text:style-name="T3">* @see wpdb::update()</text:span></text:span></text:p>
      <text:p text:style-name="Preformatted_20_Text"><text:span text:style-name="Source_20_Text"><text:s text:c="9"/></text:span><text:span text:style-name="Source_20_Text"><text:span text:style-name="T3">* @see wpdb::delete()</text:span></text:span></text:p>
      <text:p text:style-name="Preformatted_20_Text"><text:span text:style-name="Source_20_Text"><text:s text:c="9"/></text:span><text:span text:style-name="Source_20_Text"><text:span text:style-name="T3">* @see wp_set_wpdb_vars()</text:span></text:span></text:p>
      <text:p text:style-name="Preformatted_20_Text"><text:span text:style-name="Source_20_Text"><text:s text:c="9"/></text:span><text:span text:style-name="Source_20_Text"><text:span text:style-name="T3">* @var arra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ield_types = array();</text:span></text:span></text:p>
      <text:p text:style-name="Preformatted_20_Text"><text:soft-page-break/></text:p>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table columns charse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charset;</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table columns collat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collat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Usernam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dbuser;</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Passwor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1.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dbpassword;</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Nam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1.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dbnam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Hos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1.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dbhost;</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atabase hand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ossible valu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 `mysqli` instance during normal operation</text:span></text:span></text:p>
      <text:p text:style-name="Preformatted_20_Text"><text:span text:style-name="Source_20_Text"><text:s text:c="9"/></text:span><text:span text:style-name="Source_20_Text"><text:span text:style-name="T3">* - `null` if the connection is yet to be made or has been closed</text:span></text:span></text:p>
      <text:p text:style-name="Preformatted_20_Text"><text:span text:style-name="Source_20_Text"><text:s text:c="9"/></text:span><text:span text:style-name="Source_20_Text"><text:span text:style-name="T3">* - `false` if the connection has failed</text:span></text:span></text:p>
      <text:p text:style-name="Preformatted_20_Text"><text:span text:style-name="Source_20_Text"><text:s text:c="9"/></text:span><text:span text:style-name="Source_20_Text"><text:span text:style-name="T3">*</text:span></text:span></text:p>
      <text:p text:style-name="Preformatted_20_Text"><text:soft-page-break/><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mysqli|false|nul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dbh;</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A textual description of the last query/get_row/get_var cal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_call;</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hether MySQL is used as the database engin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t in wpdb::db_connect() to true, by default. This is used when checking</text:span></text:span></text:p>
      <text:p text:style-name="Preformatted_20_Text"><text:span text:style-name="Source_20_Text"><text:s text:c="9"/></text:span><text:span text:style-name="Source_20_Text"><text:span text:style-name="T3">* against the required MySQL version for WordPress. Normally, a replacement</text:span></text:span></text:p>
      <text:p text:style-name="Preformatted_20_Text"><text:span text:style-name="Source_20_Text"><text:s text:c="9"/></text:span><text:span text:style-name="Source_20_Text"><text:span text:style-name="T3">* database drop-in (db.php) will skip these checks, but setting this to true</text:span></text:span></text:p>
      <text:p text:style-name="Preformatted_20_Text"><text:span text:style-name="Source_20_Text"><text:s text:c="9"/></text:span><text:span text:style-name="Source_20_Text"><text:span text:style-name="T3">* will force the checks to occu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3.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is_mysql = null;</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A list of incompatible SQL mod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incompatible_modes = array(</text:span></text:span></text:p>
      <text:p text:style-name="Preformatted_20_Text"><text:span text:style-name="Source_20_Text"><text:s text:c="16"/></text:span><text:span text:style-name="Source_20_Text"><text:span text:style-name="T3">'NO_ZERO_DATE',</text:span></text:span></text:p>
      <text:p text:style-name="Preformatted_20_Text"><text:span text:style-name="Source_20_Text"><text:s text:c="16"/></text:span><text:span text:style-name="Source_20_Text"><text:span text:style-name="T3">'ONLY_FULL_GROUP_BY',</text:span></text:span></text:p>
      <text:p text:style-name="Preformatted_20_Text"><text:span text:style-name="Source_20_Text"><text:s text:c="16"/></text:span><text:span text:style-name="Source_20_Text"><text:span text:style-name="T3">'STRICT_TRANS_TABLES',</text:span></text:span></text:p>
      <text:p text:style-name="Preformatted_20_Text"><text:span text:style-name="Source_20_Text"><text:s text:c="16"/></text:span><text:span text:style-name="Source_20_Text"><text:span text:style-name="T3">'STRICT_ALL_TABLES',</text:span></text:span></text:p>
      <text:p text:style-name="Preformatted_20_Text"><text:span text:style-name="Source_20_Text"><text:s text:c="16"/></text:span><text:span text:style-name="Source_20_Text"><text:span text:style-name="T3">'TRADITIONAL',</text:span></text:span></text:p>
      <text:p text:style-name="Preformatted_20_Text"><text:span text:style-name="Source_20_Text"><text:s text:c="16"/></text:span><text:span text:style-name="Source_20_Text"><text:span text:style-name="T3">'ANSI',</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Backward compatibility, where wpdb::prepare() has not quoted formatted/argnum placeholde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his is often used for table/field names (before %i was supported), and sometimes string formatting, e.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 'WHERE `%1$s` = "%2$s something %3$s" OR %1$s = "%4$-10s"', 'field_1', 'a', 'b', 'c'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But it's risky, e.g. forgetting to add quotes, resulting in SQL Injection vulnerabiliti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 'WHERE (id = %1s) OR (id = %2$s)', $_GET['id'], $_GET['id'] ); // ?id=id</text:span></text:span></text:p>
      <text:p text:style-name="Preformatted_20_Text"><text:span text:style-name="Source_20_Text"><text:s text:c="9"/></text:span><text:span text:style-name="Source_20_Text"><text:span text:style-name="T3">*</text:span></text:span></text:p>
      <text:p text:style-name="Preformatted_20_Text"><text:soft-page-break/><text:span text:style-name="Source_20_Text"><text:s text:c="9"/></text:span><text:span text:style-name="Source_20_Text"><text:span text:style-name="T3">* This feature is preserved while plugin authors update their code to use safer approach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_GET['key'] = 'a`b';</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 'WHERE %1s = %s', <text:s text:c="7"/>$_GET['key'], $_GET['value'] ); // WHERE a`b = 'value'</text:span></text:span></text:p>
      <text:p text:style-name="Preformatted_20_Text"><text:span text:style-name="Source_20_Text"><text:s text:c="9"/></text:span><text:span text:style-name="Source_20_Text"><text:span text:style-name="T3">* <text:s text:c="4"/>$wpdb-&gt;prepare( 'WHERE `%1$s` = "%2$s"', $_GET['key'], $_GET['value'] ); // WHERE `a`b` = "valu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 'WHERE %i = %s', <text:s text:c="8"/>$_GET['key'], $_GET['value'] ); // WHERE `a``b` = 'valu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While changing to false will be fine for queries not using formatted/argnum placeholders,</text:span></text:span></text:p>
      <text:p text:style-name="Preformatted_20_Text"><text:span text:style-name="Source_20_Text"><text:s text:c="9"/></text:span><text:span text:style-name="Source_20_Text"><text:span text:style-name="T3">* any remaining cases are most likely going to result in SQL errors (good, in a wa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 'WHERE %1$s = "%2$-10s"', 'my_field', 'my_value' );</text:span></text:span></text:p>
      <text:p text:style-name="Preformatted_20_Text"><text:span text:style-name="Source_20_Text"><text:s text:c="9"/></text:span><text:span text:style-name="Source_20_Text"><text:span text:style-name="T3">* <text:s text:c="4"/>true <text:s/>= WHERE my_field = "my_value <text:s/>"</text:span></text:span></text:p>
      <text:p text:style-name="Preformatted_20_Text"><text:span text:style-name="Source_20_Text"><text:s text:c="9"/></text:span><text:span text:style-name="Source_20_Text"><text:span text:style-name="T3">* <text:s text:c="4"/>false = WHERE 'my_field' = "'my_value <text: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But there may be some queries that result in an SQL Injection vulnerabil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 'WHERE id = %1$s', $_GET['id'] ); // ?id=i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o there may need to be a `_doing_it_wrong()` phase, after we know everyone can use</text:span></text:span></text:p>
      <text:p text:style-name="Preformatted_20_Text"><text:span text:style-name="Source_20_Text"><text:s text:c="9"/></text:span><text:span text:style-name="Source_20_Text"><text:span text:style-name="T3">* identifier placeholders (%i), but before this feature is disabled or remov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6.2.0</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ivate $allow_unsafe_unquoted_parameters = tru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hether to use the mysqli extension over mysql. This is no longer used as the mysql</text:span></text:span></text:p>
      <text:p text:style-name="Preformatted_20_Text"><text:span text:style-name="Source_20_Text"><text:s text:c="9"/></text:span><text:span text:style-name="Source_20_Text"><text:span text:style-name="T3">* extension is no longer support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Default tru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9.0</text:span></text:span></text:p>
      <text:p text:style-name="Preformatted_20_Text"><text:span text:style-name="Source_20_Text"><text:s text:c="9"/></text:span><text:span text:style-name="Source_20_Text"><text:span text:style-name="T3">* @since 6.4.0 This property was removed.</text:span></text:span></text:p>
      <text:p text:style-name="Preformatted_20_Text"><text:span text:style-name="Source_20_Text"><text:s text:c="9"/></text:span><text:span text:style-name="Source_20_Text"><text:span text:style-name="T3">* @since 6.4.1 This property was reinstated and its default value was changed to true.</text:span></text:span></text:p>
      <text:p text:style-name="Preformatted_20_Text"><text:span text:style-name="Source_20_Text"><text:s text:c="9"/></text:span><text:span text:style-name="Source_20_Text"><text:span text:style-name="T3">* <text:s text:c="13"/>The property is no longer used in core but may be accessed externall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ivate $use_mysqli = true;</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hether we've managed to successfully connect at some poi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boo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ivate $has_connected = false;</text:span></text:span></text:p>
      <text:p text:style-name="Preformatted_20_Text"><text:soft-page-break/></text:p>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Time when the last query was perform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Only set when `SAVEQUERIES` is defined and truth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floa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time_start = null;</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The last SQL error that was encounter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var WP_Error|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error = null;</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onnects to the database server and selects a databa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Does the actual setting up</text:span></text:span></text:p>
      <text:p text:style-name="Preformatted_20_Text"><text:span text:style-name="Source_20_Text"><text:s text:c="9"/></text:span><text:span text:style-name="Source_20_Text"><text:span text:style-name="T3">* of the class properties and connection to the databa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0.8</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link https://core.trac.wordpress.org/ticket/3354</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dbuser <text:s text:c="4"/>Database user.</text:span></text:span></text:p>
      <text:p text:style-name="Preformatted_20_Text"><text:span text:style-name="Source_20_Text"><text:s text:c="9"/></text:span><text:span text:style-name="Source_20_Text"><text:span text:style-name="T3">* @param string $dbpassword Database password.</text:span></text:span></text:p>
      <text:p text:style-name="Preformatted_20_Text"><text:span text:style-name="Source_20_Text"><text:s text:c="9"/></text:span><text:span text:style-name="Source_20_Text"><text:span text:style-name="T3">* @param string $dbname <text:s text:c="4"/>Database name.</text:span></text:span></text:p>
      <text:p text:style-name="Preformatted_20_Text"><text:span text:style-name="Source_20_Text"><text:s text:c="9"/></text:span><text:span text:style-name="Source_20_Text"><text:span text:style-name="T3">* @param string $dbhost <text:s text:c="4"/>Database hos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_construct( $dbuser, $dbpassword, $dbname, $dbhost ) {</text:span></text:span></text:p>
      <text:p text:style-name="Preformatted_20_Text"><text:span text:style-name="Source_20_Text"><text:s text:c="16"/></text:span><text:span text:style-name="Source_20_Text"><text:span text:style-name="T3">if ( WP_DEBUG &amp;&amp; WP_DEBUG_DISPLAY ) {</text:span></text:span></text:p>
      <text:p text:style-name="Preformatted_20_Text"><text:span text:style-name="Source_20_Text"><text:s text:c="24"/></text:span><text:span text:style-name="Source_20_Text"><text:span text:style-name="T3">$this-&gt;show_errors();</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dbuser <text:s text:c="4"/>= $dbuser;</text:span></text:span></text:p>
      <text:p text:style-name="Preformatted_20_Text"><text:span text:style-name="Source_20_Text"><text:s text:c="16"/></text:span><text:span text:style-name="Source_20_Text"><text:span text:style-name="T3">$this-&gt;dbpassword = $dbpassword;</text:span></text:span></text:p>
      <text:p text:style-name="Preformatted_20_Text"><text:span text:style-name="Source_20_Text"><text:s text:c="16"/></text:span><text:span text:style-name="Source_20_Text"><text:span text:style-name="T3">$this-&gt;dbname <text:s text:c="4"/>= $dbname;</text:span></text:span></text:p>
      <text:p text:style-name="Preformatted_20_Text"><text:span text:style-name="Source_20_Text"><text:s text:c="16"/></text:span><text:span text:style-name="Source_20_Text"><text:span text:style-name="T3">$this-&gt;dbhost <text:s text:c="4"/>= $dbhost;</text:span></text:span></text:p>
      <text:p text:style-name="Preformatted_20_Text"/>
      <text:p text:style-name="Preformatted_20_Text"><text:span text:style-name="Source_20_Text"><text:s text:c="16"/></text:span><text:span text:style-name="Source_20_Text"><text:span text:style-name="T3">// wp-config.php creation will manually connect when ready.</text:span></text:span></text:p>
      <text:p text:style-name="Preformatted_20_Text"><text:span text:style-name="Source_20_Text"><text:s text:c="16"/></text:span><text:span text:style-name="Source_20_Text"><text:span text:style-name="T3">if ( defined( 'WP_SETUP_CONFIG' ) ) {</text:span></text:span></text:p>
      <text:p text:style-name="Preformatted_20_Text"><text:span text:style-name="Source_20_Text"><text:s text:c="24"/></text:span><text:span text:style-name="Source_20_Text"><text:span text:style-name="T3">return;</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db_connect();</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akes private properties readable for backward compatibil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name The private member to get, and optionally process.</text:span></text:span></text:p>
      <text:p text:style-name="Preformatted_20_Text"><text:span text:style-name="Source_20_Text"><text:s text:c="9"/></text:span><text:span text:style-name="Source_20_Text"><text:span text:style-name="T3">* @return mixed The private memb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_get( $name ) {</text:span></text:span></text:p>
      <text:p text:style-name="Preformatted_20_Text"><text:soft-page-break/><text:span text:style-name="Source_20_Text"><text:s text:c="16"/></text:span><text:span text:style-name="Source_20_Text"><text:span text:style-name="T3">if ( 'col_info' === $name ) {</text:span></text:span></text:p>
      <text:p text:style-name="Preformatted_20_Text"><text:span text:style-name="Source_20_Text"><text:s text:c="24"/></text:span><text:span text:style-name="Source_20_Text"><text:span text:style-name="T3">$this-&gt;load_col_info();</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this-&gt;$nam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akes private properties settable for backward compatibil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name <text:s/>The private member to set.</text:span></text:span></text:p>
      <text:p text:style-name="Preformatted_20_Text"><text:span text:style-name="Source_20_Text"><text:s text:c="9"/></text:span><text:span text:style-name="Source_20_Text"><text:span text:style-name="T3">* @param mixed <text:s/>$value The value to se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_set( $name, $value ) {</text:span></text:span></text:p>
      <text:p text:style-name="Preformatted_20_Text"><text:span text:style-name="Source_20_Text"><text:s text:c="16"/></text:span><text:span text:style-name="Source_20_Text"><text:span text:style-name="T3">$protected_members = array(</text:span></text:span></text:p>
      <text:p text:style-name="Preformatted_20_Text"><text:span text:style-name="Source_20_Text"><text:s text:c="24"/></text:span><text:span text:style-name="Source_20_Text"><text:span text:style-name="T3">'col_meta',</text:span></text:span></text:p>
      <text:p text:style-name="Preformatted_20_Text"><text:span text:style-name="Source_20_Text"><text:s text:c="24"/></text:span><text:span text:style-name="Source_20_Text"><text:span text:style-name="T3">'table_charset',</text:span></text:span></text:p>
      <text:p text:style-name="Preformatted_20_Text"><text:span text:style-name="Source_20_Text"><text:s text:c="24"/></text:span><text:span text:style-name="Source_20_Text"><text:span text:style-name="T3">'check_current_query',</text:span></text:span></text:p>
      <text:p text:style-name="Preformatted_20_Text"><text:span text:style-name="Source_20_Text"><text:s text:c="24"/></text:span><text:span text:style-name="Source_20_Text"><text:span text:style-name="T3">'allow_unsafe_unquoted_parameters',</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if ( in_array( $name, $protected_members, true ) ) {</text:span></text:span></text:p>
      <text:p text:style-name="Preformatted_20_Text"><text:span text:style-name="Source_20_Text"><text:s text:c="24"/></text:span><text:span text:style-name="Source_20_Text"><text:span text:style-name="T3">return;</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this-&gt;$name = $valu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akes private properties check-able for backward compatibil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name The private member to check.</text:span></text:span></text:p>
      <text:p text:style-name="Preformatted_20_Text"><text:span text:style-name="Source_20_Text"><text:s text:c="9"/></text:span><text:span text:style-name="Source_20_Text"><text:span text:style-name="T3">* @return bool If the member is set or no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_isset( $name ) {</text:span></text:span></text:p>
      <text:p text:style-name="Preformatted_20_Text"><text:span text:style-name="Source_20_Text"><text:s text:c="16"/></text:span><text:span text:style-name="Source_20_Text"><text:span text:style-name="T3">return isset( $this-&gt;$name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Makes private properties un-settable for backward compatibil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name <text:s/>The private member to unse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_unset( $name ) {</text:span></text:span></text:p>
      <text:p text:style-name="Preformatted_20_Text"><text:span text:style-name="Source_20_Text"><text:s text:c="16"/></text:span><text:span text:style-name="Source_20_Text"><text:span text:style-name="T3">unset( $this-&gt;$name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ets $this-&gt;charset and $this-&gt;collat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1.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init_charset() {</text:span></text:span></text:p>
      <text:p text:style-name="Preformatted_20_Text"><text:span text:style-name="Source_20_Text"><text:s text:c="16"/></text:span><text:span text:style-name="Source_20_Text"><text:span text:style-name="T3">$charset = '';</text:span></text:span></text:p>
      <text:p text:style-name="Preformatted_20_Text"><text:span text:style-name="Source_20_Text"><text:s text:c="16"/></text:span><text:span text:style-name="Source_20_Text"><text:span text:style-name="T3">$collate = '';</text:span></text:span></text:p>
      <text:p text:style-name="Preformatted_20_Text"/>
      <text:p text:style-name="Preformatted_20_Text"><text:span text:style-name="Source_20_Text"><text:s text:c="16"/></text:span><text:span text:style-name="Source_20_Text"><text:span text:style-name="T3">if ( function_exists( 'is_multisite' ) &amp;&amp; is_multisite() ) {</text:span></text:span></text:p>
      <text:p text:style-name="Preformatted_20_Text"><text:span text:style-name="Source_20_Text"><text:s text:c="24"/></text:span><text:span text:style-name="Source_20_Text"><text:span text:style-name="T3">$charset = 'utf8';</text:span></text:span></text:p>
      <text:p text:style-name="Preformatted_20_Text"><text:span text:style-name="Source_20_Text"><text:s text:c="24"/></text:span><text:span text:style-name="Source_20_Text"><text:span text:style-name="T3">if ( defined( 'DB_COLLATE' ) &amp;&amp; DB_COLLATE ) {</text:span></text:span></text:p>
      <text:p text:style-name="Preformatted_20_Text"><text:span text:style-name="Source_20_Text"><text:s text:c="32"/></text:span><text:span text:style-name="Source_20_Text"><text:span text:style-name="T3">$collate = DB_COLLATE;</text:span></text:span></text:p>
      <text:p text:style-name="Preformatted_20_Text"><text:soft-page-break/><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collate = 'utf8_general_ci';</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 elseif ( defined( 'DB_COLLATE' ) ) {</text:span></text:span></text:p>
      <text:p text:style-name="Preformatted_20_Text"><text:span text:style-name="Source_20_Text"><text:s text:c="24"/></text:span><text:span text:style-name="Source_20_Text"><text:span text:style-name="T3">$collate = DB_COLLAT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defined( 'DB_CHARSET' ) ) {</text:span></text:span></text:p>
      <text:p text:style-name="Preformatted_20_Text"><text:span text:style-name="Source_20_Text"><text:s text:c="24"/></text:span><text:span text:style-name="Source_20_Text"><text:span text:style-name="T3">$charset = DB_CHARSET;</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charset_collate = $this-&gt;determine_charset( $charset, $collate );</text:span></text:span></text:p>
      <text:p text:style-name="Preformatted_20_Text"/>
      <text:p text:style-name="Preformatted_20_Text"><text:span text:style-name="Source_20_Text"><text:s text:c="16"/></text:span><text:span text:style-name="Source_20_Text"><text:span text:style-name="T3">$this-&gt;charset = $charset_collate['charset'];</text:span></text:span></text:p>
      <text:p text:style-name="Preformatted_20_Text"><text:span text:style-name="Source_20_Text"><text:s text:c="16"/></text:span><text:span text:style-name="Source_20_Text"><text:span text:style-name="T3">$this-&gt;collate = $charset_collate['collat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etermines the best charset and collation to use given a charset and collat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For example, when able, utf8mb4 should be used instead of utf8.</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6.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charset The character set to check.</text:span></text:span></text:p>
      <text:p text:style-name="Preformatted_20_Text"><text:span text:style-name="Source_20_Text"><text:s text:c="9"/></text:span><text:span text:style-name="Source_20_Text"><text:span text:style-name="T3">* @param string $collate The collation to check.</text:span></text:span></text:p>
      <text:p text:style-name="Preformatted_20_Text"><text:span text:style-name="Source_20_Text"><text:s text:c="9"/></text:span><text:span text:style-name="Source_20_Text"><text:span text:style-name="T3">* @return array {</text:span></text:span></text:p>
      <text:p text:style-name="Preformatted_20_Text"><text:span text:style-name="Source_20_Text"><text:s text:c="9"/></text:span><text:span text:style-name="Source_20_Text"><text:span text:style-name="T3">* <text:s text:c="4"/>The most appropriate character set and collation to u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string $charset Character set.</text:span></text:span></text:p>
      <text:p text:style-name="Preformatted_20_Text"><text:span text:style-name="Source_20_Text"><text:s text:c="9"/></text:span><text:span text:style-name="Source_20_Text"><text:span text:style-name="T3">* <text:s text:c="4"/>@type string $collate Collation.</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determine_charset( $charset, $collate ) {</text:span></text:span></text:p>
      <text:p text:style-name="Preformatted_20_Text"><text:span text:style-name="Source_20_Text"><text:s text:c="16"/></text:span><text:span text:style-name="Source_20_Text"><text:span text:style-name="T3">if ( ( ! ( $this-&gt;dbh instanceof mysqli ) ) || empty( $this-&gt;dbh ) ) {</text:span></text:span></text:p>
      <text:p text:style-name="Preformatted_20_Text"><text:span text:style-name="Source_20_Text"><text:s text:c="24"/></text:span><text:span text:style-name="Source_20_Text"><text:span text:style-name="T3">return compact( 'charset', 'collate'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utf8' === $charset ) {</text:span></text:span></text:p>
      <text:p text:style-name="Preformatted_20_Text"><text:span text:style-name="Source_20_Text"><text:s text:c="24"/></text:span><text:span text:style-name="Source_20_Text"><text:span text:style-name="T3">$charset = 'utf8mb4';</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utf8mb4' === $charset ) {</text:span></text:span></text:p>
      <text:p text:style-name="Preformatted_20_Text"><text:span text:style-name="Source_20_Text"><text:s text:c="24"/></text:span><text:span text:style-name="Source_20_Text"><text:span text:style-name="T3">// _general_ is outdated, so we can upgrade it to _unicode_, instead.</text:span></text:span></text:p>
      <text:p text:style-name="Preformatted_20_Text"><text:span text:style-name="Source_20_Text"><text:s text:c="24"/></text:span><text:span text:style-name="Source_20_Text"><text:span text:style-name="T3">if ( ! $collate || 'utf8_general_ci' === $collate ) {</text:span></text:span></text:p>
      <text:p text:style-name="Preformatted_20_Text"><text:span text:style-name="Source_20_Text"><text:s text:c="32"/></text:span><text:span text:style-name="Source_20_Text"><text:span text:style-name="T3">$collate = 'utf8mb4_unicode_ci';</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collate = str_replace( 'utf8_', 'utf8mb4_', $collate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_unicode_520_ is a better collation, we should use that when it's available.</text:span></text:span></text:p>
      <text:p text:style-name="Preformatted_20_Text"><text:span text:style-name="Source_20_Text"><text:s text:c="16"/></text:span><text:span text:style-name="Source_20_Text"><text:span text:style-name="T3">if ( $this-&gt;has_cap( 'utf8mb4_520' ) &amp;&amp; 'utf8mb4_unicode_ci' === $collate ) {</text:span></text:span></text:p>
      <text:p text:style-name="Preformatted_20_Text"><text:span text:style-name="Source_20_Text"><text:s text:c="24"/></text:span><text:span text:style-name="Source_20_Text"><text:span text:style-name="T3">$collate = 'utf8mb4_unicode_520_ci';</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compact( 'charset', 'collate' );</text:span></text:span></text:p>
      <text:p text:style-name="Preformatted_20_Text"><text:soft-page-break/><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ets the connection's character se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1.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mysqli $dbh <text:s text:c="4"/>The connection returned by `mysqli_connect()`.</text:span></text:span></text:p>
      <text:p text:style-name="Preformatted_20_Text"><text:span text:style-name="Source_20_Text"><text:s text:c="9"/></text:span><text:span text:style-name="Source_20_Text"><text:span text:style-name="T3">* @param string $charset Optional. The character set. Default null.</text:span></text:span></text:p>
      <text:p text:style-name="Preformatted_20_Text"><text:span text:style-name="Source_20_Text"><text:s text:c="9"/></text:span><text:span text:style-name="Source_20_Text"><text:span text:style-name="T3">* @param string $collate Optional. The collation. Default nul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et_charset( $dbh, $charset = null, $collate = null ) {</text:span></text:span></text:p>
      <text:p text:style-name="Preformatted_20_Text"><text:span text:style-name="Source_20_Text"><text:s text:c="16"/></text:span><text:span text:style-name="Source_20_Text"><text:span text:style-name="T3">if ( ! isset( $charset ) ) {</text:span></text:span></text:p>
      <text:p text:style-name="Preformatted_20_Text"><text:span text:style-name="Source_20_Text"><text:s text:c="24"/></text:span><text:span text:style-name="Source_20_Text"><text:span text:style-name="T3">$charset = $this-&gt;charset;</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if ( ! isset( $collate ) ) {</text:span></text:span></text:p>
      <text:p text:style-name="Preformatted_20_Text"><text:span text:style-name="Source_20_Text"><text:s text:c="24"/></text:span><text:span text:style-name="Source_20_Text"><text:span text:style-name="T3">$collate = $this-&gt;collate;</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if ( $this-&gt;has_cap( 'collation' ) &amp;&amp; ! empty( $charset ) ) {</text:span></text:span></text:p>
      <text:p text:style-name="Preformatted_20_Text"><text:span text:style-name="Source_20_Text"><text:s text:c="24"/></text:span><text:span text:style-name="Source_20_Text"><text:span text:style-name="T3">$set_charset_succeeded = true;</text:span></text:span></text:p>
      <text:p text:style-name="Preformatted_20_Text"/>
      <text:p text:style-name="Preformatted_20_Text"><text:span text:style-name="Source_20_Text"><text:s text:c="24"/></text:span><text:span text:style-name="Source_20_Text"><text:span text:style-name="T3">if ( function_exists( 'mysqli_set_charset' ) &amp;&amp; $this-&gt;has_cap( 'set_charset' ) ) {</text:span></text:span></text:p>
      <text:p text:style-name="Preformatted_20_Text"><text:span text:style-name="Source_20_Text"><text:s text:c="32"/></text:span><text:span text:style-name="Source_20_Text"><text:span text:style-name="T3">$set_charset_succeeded = mysqli_set_charset( $dbh, $charset );</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set_charset_succeeded ) {</text:span></text:span></text:p>
      <text:p text:style-name="Preformatted_20_Text"><text:span text:style-name="Source_20_Text"><text:s text:c="32"/></text:span><text:span text:style-name="Source_20_Text"><text:span text:style-name="T3">$query = $this-&gt;prepare( 'SET NAMES %s', $charset );</text:span></text:span></text:p>
      <text:p text:style-name="Preformatted_20_Text"><text:span text:style-name="Source_20_Text"><text:s text:c="32"/></text:span><text:span text:style-name="Source_20_Text"><text:span text:style-name="T3">if ( ! empty( $collate ) ) {</text:span></text:span></text:p>
      <text:p text:style-name="Preformatted_20_Text"><text:span text:style-name="Source_20_Text"><text:s text:c="40"/></text:span><text:span text:style-name="Source_20_Text"><text:span text:style-name="T3">$query .= $this-&gt;prepare( ' COLLATE %s', $collate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mysqli_query( $dbh, $query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hanges the current SQL mode, and ensures its WordPress compatibil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If no modes are passed, it will ensure the current MySQL server modes are compati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array $modes Optional. A list of SQL modes to set. Default empty arra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et_sql_mode( $modes = array() ) {</text:span></text:span></text:p>
      <text:p text:style-name="Preformatted_20_Text"><text:span text:style-name="Source_20_Text"><text:s text:c="16"/></text:span><text:span text:style-name="Source_20_Text"><text:span text:style-name="T3">if ( empty( $modes ) ) {</text:span></text:span></text:p>
      <text:p text:style-name="Preformatted_20_Text"><text:span text:style-name="Source_20_Text"><text:s text:c="24"/></text:span><text:span text:style-name="Source_20_Text"><text:span text:style-name="T3">$res = mysqli_query( $this-&gt;dbh, 'SELECT @@SESSION.sql_mode' );</text:span></text:span></text:p>
      <text:p text:style-name="Preformatted_20_Text"/>
      <text:p text:style-name="Preformatted_20_Text"><text:span text:style-name="Source_20_Text"><text:s text:c="24"/></text:span><text:span text:style-name="Source_20_Text"><text:span text:style-name="T3">if ( empty( $res ) ) {</text:span></text:span></text:p>
      <text:p text:style-name="Preformatted_20_Text"><text:span text:style-name="Source_20_Text"><text:s text:c="32"/></text:span><text:span text:style-name="Source_20_Text"><text:span text:style-name="T3">return;</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modes_array = mysqli_fetch_array( $res );</text:span></text:span></text:p>
      <text:p text:style-name="Preformatted_20_Text"/>
      <text:p text:style-name="Preformatted_20_Text"><text:span text:style-name="Source_20_Text"><text:s text:c="24"/></text:span><text:span text:style-name="Source_20_Text"><text:span text:style-name="T3">if ( empty( $modes_array[0] ) ) {</text:span></text:span></text:p>
      <text:p text:style-name="Preformatted_20_Text"><text:span text:style-name="Source_20_Text"><text:s text:c="32"/></text:span><text:span text:style-name="Source_20_Text"><text:span text:style-name="T3">return;</text:span></text:span></text:p>
      <text:p text:style-name="Preformatted_20_Text"><text:soft-page-break/><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modes_str = $modes_array[0];</text:span></text:span></text:p>
      <text:p text:style-name="Preformatted_20_Text"/>
      <text:p text:style-name="Preformatted_20_Text"><text:span text:style-name="Source_20_Text"><text:s text:c="24"/></text:span><text:span text:style-name="Source_20_Text"><text:span text:style-name="T3">if ( empty( $modes_str ) ) {</text:span></text:span></text:p>
      <text:p text:style-name="Preformatted_20_Text"><text:span text:style-name="Source_20_Text"><text:s text:c="32"/></text:span><text:span text:style-name="Source_20_Text"><text:span text:style-name="T3">return;</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modes = explode( ',', $modes_str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modes = array_change_key_case( $modes, CASE_UPPER );</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Filters the list of incompatible SQL modes to exclude.</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since 3.9.0</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param array $incompatible_modes An array of incompatible modes.</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ncompatible_modes = (array) apply_filters( 'incompatible_sql_modes', $this-&gt;incompatible_modes );</text:span></text:span></text:p>
      <text:p text:style-name="Preformatted_20_Text"/>
      <text:p text:style-name="Preformatted_20_Text"><text:span text:style-name="Source_20_Text"><text:s text:c="16"/></text:span><text:span text:style-name="Source_20_Text"><text:span text:style-name="T3">foreach ( $modes as $i =&gt; $mode ) {</text:span></text:span></text:p>
      <text:p text:style-name="Preformatted_20_Text"><text:span text:style-name="Source_20_Text"><text:s text:c="24"/></text:span><text:span text:style-name="Source_20_Text"><text:span text:style-name="T3">if ( in_array( $mode, $incompatible_modes, true ) ) {</text:span></text:span></text:p>
      <text:p text:style-name="Preformatted_20_Text"><text:span text:style-name="Source_20_Text"><text:s text:c="32"/></text:span><text:span text:style-name="Source_20_Text"><text:span text:style-name="T3">unset( $modes[ $i ]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modes_str = implode( ',', $modes );</text:span></text:span></text:p>
      <text:p text:style-name="Preformatted_20_Text"/>
      <text:p text:style-name="Preformatted_20_Text"><text:span text:style-name="Source_20_Text"><text:s text:c="16"/></text:span><text:span text:style-name="Source_20_Text"><text:span text:style-name="T3">mysqli_query( $this-&gt;dbh, "SET SESSION sql_mode='$modes_str'"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ets the table prefix for the WordPress 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prefix <text:s text:c="9"/>Alphanumeric name for the new prefix.</text:span></text:span></text:p>
      <text:p text:style-name="Preformatted_20_Text"><text:span text:style-name="Source_20_Text"><text:s text:c="9"/></text:span><text:span text:style-name="Source_20_Text"><text:span text:style-name="T3">* @param bool <text:s text:c="2"/>$set_table_names Optional. Whether the table names, e.g. wpdb::$posts,</text:span></text:span></text:p>
      <text:p text:style-name="Preformatted_20_Text"><text:span text:style-name="Source_20_Text"><text:s text:c="9"/></text:span><text:span text:style-name="Source_20_Text"><text:span text:style-name="T3">* <text:s text:c="31"/>should be updated or not. Default true.</text:span></text:span></text:p>
      <text:p text:style-name="Preformatted_20_Text"><text:span text:style-name="Source_20_Text"><text:s text:c="9"/></text:span><text:span text:style-name="Source_20_Text"><text:span text:style-name="T3">* @return string|WP_Error Old prefix or WP_Error o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et_prefix( $prefix, $set_table_names = true ) {</text:span></text:span></text:p>
      <text:p text:style-name="Preformatted_20_Text"/>
      <text:p text:style-name="Preformatted_20_Text"><text:span text:style-name="Source_20_Text"><text:s text:c="16"/></text:span><text:span text:style-name="Source_20_Text"><text:span text:style-name="T3">if ( preg_match( '|[^a-z0-9_]|i', $prefix ) ) {</text:span></text:span></text:p>
      <text:p text:style-name="Preformatted_20_Text"><text:span text:style-name="Source_20_Text"><text:s text:c="24"/></text:span><text:span text:style-name="Source_20_Text"><text:span text:style-name="T3">return new WP_Error( 'invalid_db_prefix', 'Invalid database prefix'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old_prefix = is_multisite() ? '' : $prefix;</text:span></text:span></text:p>
      <text:p text:style-name="Preformatted_20_Text"/>
      <text:p text:style-name="Preformatted_20_Text"><text:span text:style-name="Source_20_Text"><text:s text:c="16"/></text:span><text:span text:style-name="Source_20_Text"><text:span text:style-name="T3">if ( isset( $this-&gt;base_prefix ) ) {</text:span></text:span></text:p>
      <text:p text:style-name="Preformatted_20_Text"><text:span text:style-name="Source_20_Text"><text:s text:c="24"/></text:span><text:span text:style-name="Source_20_Text"><text:span text:style-name="T3">$old_prefix = $this-&gt;base_prefix;</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base_prefix = $prefix;</text:span></text:span></text:p>
      <text:p text:style-name="Preformatted_20_Text"/>
      <text:p text:style-name="Preformatted_20_Text"><text:span text:style-name="Source_20_Text"><text:s text:c="16"/></text:span><text:span text:style-name="Source_20_Text"><text:span text:style-name="T3">if ( $set_table_names ) {</text:span></text:span></text:p>
      <text:p text:style-name="Preformatted_20_Text"><text:soft-page-break/><text:span text:style-name="Source_20_Text"><text:s text:c="24"/></text:span><text:span text:style-name="Source_20_Text"><text:span text:style-name="T3">foreach ( $this-&gt;tables( 'global' ) as $table =&gt; $prefixed_table ) {</text:span></text:span></text:p>
      <text:p text:style-name="Preformatted_20_Text"><text:span text:style-name="Source_20_Text"><text:s text:c="32"/></text:span><text:span text:style-name="Source_20_Text"><text:span text:style-name="T3">$this-&gt;$table = $prefixed_tabl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is_multisite() &amp;&amp; empty( $this-&gt;blogid ) ) {</text:span></text:span></text:p>
      <text:p text:style-name="Preformatted_20_Text"><text:span text:style-name="Source_20_Text"><text:s text:c="32"/></text:span><text:span text:style-name="Source_20_Text"><text:span text:style-name="T3">return $old_prefix;</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this-&gt;prefix = $this-&gt;get_blog_prefix();</text:span></text:span></text:p>
      <text:p text:style-name="Preformatted_20_Text"/>
      <text:p text:style-name="Preformatted_20_Text"><text:span text:style-name="Source_20_Text"><text:s text:c="24"/></text:span><text:span text:style-name="Source_20_Text"><text:span text:style-name="T3">foreach ( $this-&gt;tables( 'blog' ) as $table =&gt; $prefixed_table ) {</text:span></text:span></text:p>
      <text:p text:style-name="Preformatted_20_Text"><text:span text:style-name="Source_20_Text"><text:s text:c="32"/></text:span><text:span text:style-name="Source_20_Text"><text:span text:style-name="T3">$this-&gt;$table = $prefixed_tabl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foreach ( $this-&gt;tables( 'old' ) as $table =&gt; $prefixed_table ) {</text:span></text:span></text:p>
      <text:p text:style-name="Preformatted_20_Text"><text:span text:style-name="Source_20_Text"><text:s text:c="32"/></text:span><text:span text:style-name="Source_20_Text"><text:span text:style-name="T3">$this-&gt;$table = $prefixed_table;</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return $old_prefix;</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ets blog I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int $blog_id</text:span></text:span></text:p>
      <text:p text:style-name="Preformatted_20_Text"><text:span text:style-name="Source_20_Text"><text:s text:c="9"/></text:span><text:span text:style-name="Source_20_Text"><text:span text:style-name="T3">* @param int $network_id Optional. Network ID. Default 0.</text:span></text:span></text:p>
      <text:p text:style-name="Preformatted_20_Text"><text:span text:style-name="Source_20_Text"><text:s text:c="9"/></text:span><text:span text:style-name="Source_20_Text"><text:span text:style-name="T3">* @return int Previous blog I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et_blog_id( $blog_id, $network_id = 0 ) {</text:span></text:span></text:p>
      <text:p text:style-name="Preformatted_20_Text"><text:span text:style-name="Source_20_Text"><text:s text:c="16"/></text:span><text:span text:style-name="Source_20_Text"><text:span text:style-name="T3">if ( ! empty( $network_id ) ) {</text:span></text:span></text:p>
      <text:p text:style-name="Preformatted_20_Text"><text:span text:style-name="Source_20_Text"><text:s text:c="24"/></text:span><text:span text:style-name="Source_20_Text"><text:span text:style-name="T3">$this-&gt;siteid = $network_id;</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old_blog_id <text:s/>= $this-&gt;blogid;</text:span></text:span></text:p>
      <text:p text:style-name="Preformatted_20_Text"><text:span text:style-name="Source_20_Text"><text:s text:c="16"/></text:span><text:span text:style-name="Source_20_Text"><text:span text:style-name="T3">$this-&gt;blogid = $blog_id;</text:span></text:span></text:p>
      <text:p text:style-name="Preformatted_20_Text"/>
      <text:p text:style-name="Preformatted_20_Text"><text:span text:style-name="Source_20_Text"><text:s text:c="16"/></text:span><text:span text:style-name="Source_20_Text"><text:span text:style-name="T3">$this-&gt;prefix = $this-&gt;get_blog_prefix();</text:span></text:span></text:p>
      <text:p text:style-name="Preformatted_20_Text"/>
      <text:p text:style-name="Preformatted_20_Text"><text:span text:style-name="Source_20_Text"><text:s text:c="16"/></text:span><text:span text:style-name="Source_20_Text"><text:span text:style-name="T3">foreach ( $this-&gt;tables( 'blog' ) as $table =&gt; $prefixed_table ) {</text:span></text:span></text:p>
      <text:p text:style-name="Preformatted_20_Text"><text:span text:style-name="Source_20_Text"><text:s text:c="24"/></text:span><text:span text:style-name="Source_20_Text"><text:span text:style-name="T3">$this-&gt;$table = $prefixed_tabl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oreach ( $this-&gt;tables( 'old' ) as $table =&gt; $prefixed_table ) {</text:span></text:span></text:p>
      <text:p text:style-name="Preformatted_20_Text"><text:span text:style-name="Source_20_Text"><text:s text:c="24"/></text:span><text:span text:style-name="Source_20_Text"><text:span text:style-name="T3">$this-&gt;$table = $prefixed_tabl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old_blog_id;</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Gets blog prefix.</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int $blog_id Optional. Blog ID to retrieve the table prefix for.</text:span></text:span></text:p>
      <text:p text:style-name="Preformatted_20_Text"><text:span text:style-name="Source_20_Text"><text:s text:c="9"/></text:span><text:span text:style-name="Source_20_Text"><text:span text:style-name="T3">* <text:s text:c="20"/>Defaults to the current blog ID.</text:span></text:span></text:p>
      <text:p text:style-name="Preformatted_20_Text"><text:soft-page-break/><text:span text:style-name="Source_20_Text"><text:s text:c="9"/></text:span><text:span text:style-name="Source_20_Text"><text:span text:style-name="T3">* @return string Blog prefix.</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blog_prefix( $blog_id = null ) {</text:span></text:span></text:p>
      <text:p text:style-name="Preformatted_20_Text"><text:span text:style-name="Source_20_Text"><text:s text:c="16"/></text:span><text:span text:style-name="Source_20_Text"><text:span text:style-name="T3">if ( is_multisite() ) {</text:span></text:span></text:p>
      <text:p text:style-name="Preformatted_20_Text"><text:span text:style-name="Source_20_Text"><text:s text:c="24"/></text:span><text:span text:style-name="Source_20_Text"><text:span text:style-name="T3">if ( null === $blog_id ) {</text:span></text:span></text:p>
      <text:p text:style-name="Preformatted_20_Text"><text:span text:style-name="Source_20_Text"><text:s text:c="32"/></text:span><text:span text:style-name="Source_20_Text"><text:span text:style-name="T3">$blog_id = $this-&gt;blogid;</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blog_id = (int) $blog_id;</text:span></text:span></text:p>
      <text:p text:style-name="Preformatted_20_Text"/>
      <text:p text:style-name="Preformatted_20_Text"><text:span text:style-name="Source_20_Text"><text:s text:c="24"/></text:span><text:span text:style-name="Source_20_Text"><text:span text:style-name="T3">if ( defined( 'MULTISITE' ) &amp;&amp; ( 0 === $blog_id || 1 === $blog_id ) ) {</text:span></text:span></text:p>
      <text:p text:style-name="Preformatted_20_Text"><text:span text:style-name="Source_20_Text"><text:s text:c="32"/></text:span><text:span text:style-name="Source_20_Text"><text:span text:style-name="T3">return $this-&gt;base_prefix;</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return $this-&gt;base_prefix . $blog_id . '_';</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return $this-&gt;base_prefix;</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urns an array of WordPress 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Also allows for the `CUSTOM_USER_TABLE` and `CUSTOM_USER_META_TABLE` to override the WordPress users</text:span></text:span></text:p>
      <text:p text:style-name="Preformatted_20_Text"><text:span text:style-name="Source_20_Text"><text:s text:c="9"/></text:span><text:span text:style-name="Source_20_Text"><text:span text:style-name="T3">* and usermeta tables that would otherwise be determined by the prefix.</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he `$scope` argument can take one of the follow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 'all' - returns 'all' and 'global' tables. No old tables are returned.</text:span></text:span></text:p>
      <text:p text:style-name="Preformatted_20_Text"><text:span text:style-name="Source_20_Text"><text:s text:c="9"/></text:span><text:span text:style-name="Source_20_Text"><text:span text:style-name="T3">* - 'blog' - returns the blog-level tables for the queried blog.</text:span></text:span></text:p>
      <text:p text:style-name="Preformatted_20_Text"><text:span text:style-name="Source_20_Text"><text:s text:c="9"/></text:span><text:span text:style-name="Source_20_Text"><text:span text:style-name="T3">* - 'global' - returns the global tables for the installation, returning multisite tables only on multisite.</text:span></text:span></text:p>
      <text:p text:style-name="Preformatted_20_Text"><text:span text:style-name="Source_20_Text"><text:s text:c="9"/></text:span><text:span text:style-name="Source_20_Text"><text:span text:style-name="T3">* - 'ms_global' - returns the multisite global tables, regardless if current installation is multisite.</text:span></text:span></text:p>
      <text:p text:style-name="Preformatted_20_Text"><text:span text:style-name="Source_20_Text"><text:s text:c="9"/></text:span><text:span text:style-name="Source_20_Text"><text:span text:style-name="T3">* - 'old' - returns tables which are deprecat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 @since 6.1.0 `old` now includes deprecated multisite global tables only on multisit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s wpdb::$tables</text:span></text:span></text:p>
      <text:p text:style-name="Preformatted_20_Text"><text:span text:style-name="Source_20_Text"><text:s text:c="9"/></text:span><text:span text:style-name="Source_20_Text"><text:span text:style-name="T3">* @uses wpdb::$old_tables</text:span></text:span></text:p>
      <text:p text:style-name="Preformatted_20_Text"><text:span text:style-name="Source_20_Text"><text:s text:c="9"/></text:span><text:span text:style-name="Source_20_Text"><text:span text:style-name="T3">* @uses wpdb::$global_tables</text:span></text:span></text:p>
      <text:p text:style-name="Preformatted_20_Text"><text:span text:style-name="Source_20_Text"><text:s text:c="9"/></text:span><text:span text:style-name="Source_20_Text"><text:span text:style-name="T3">* @uses wpdb::$ms_global_tables</text:span></text:span></text:p>
      <text:p text:style-name="Preformatted_20_Text"><text:span text:style-name="Source_20_Text"><text:s text:c="9"/></text:span><text:span text:style-name="Source_20_Text"><text:span text:style-name="T3">* @uses wpdb::$old_ms_global_tab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scope <text:s text:c="2"/>Optional. Possible values include 'all', 'global', 'ms_global', 'blog',</text:span></text:span></text:p>
      <text:p text:style-name="Preformatted_20_Text"><text:span text:style-name="Source_20_Text"><text:s text:c="9"/></text:span><text:span text:style-name="Source_20_Text"><text:span text:style-name="T3">* <text:s text:c="23"/>or 'old' tables. Default 'all'.</text:span></text:span></text:p>
      <text:p text:style-name="Preformatted_20_Text"><text:span text:style-name="Source_20_Text"><text:s text:c="9"/></text:span><text:span text:style-name="Source_20_Text"><text:span text:style-name="T3">* @param bool <text:s text:c="2"/>$prefix <text:s/>Optional. Whether to include table prefixes. If blog prefix is requested,</text:span></text:span></text:p>
      <text:p text:style-name="Preformatted_20_Text"><text:span text:style-name="Source_20_Text"><text:s text:c="9"/></text:span><text:span text:style-name="Source_20_Text"><text:span text:style-name="T3">* <text:s text:c="23"/>then the custom users and usermeta tables will be mapped. Default true.</text:span></text:span></text:p>
      <text:p text:style-name="Preformatted_20_Text"><text:span text:style-name="Source_20_Text"><text:s text:c="9"/></text:span><text:span text:style-name="Source_20_Text"><text:span text:style-name="T3">* @param int <text:s text:c="3"/>$blog_id Optional. The blog_id to prefix. Used only when prefix is requested.</text:span></text:span></text:p>
      <text:p text:style-name="Preformatted_20_Text"><text:span text:style-name="Source_20_Text"><text:s text:c="9"/></text:span><text:span text:style-name="Source_20_Text"><text:span text:style-name="T3">* <text:s text:c="23"/>Defaults to `wpdb::$blogid`.</text:span></text:span></text:p>
      <text:p text:style-name="Preformatted_20_Text"><text:span text:style-name="Source_20_Text"><text:s text:c="9"/></text:span><text:span text:style-name="Source_20_Text"><text:span text:style-name="T3">* @return string[] Table names. When a prefix is requested, the key is the unprefixed table nam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tables( $scope = 'all', $prefix = true, $blog_id = 0 ) {</text:span></text:span></text:p>
      <text:p text:style-name="Preformatted_20_Text"><text:span text:style-name="Source_20_Text"><text:s text:c="16"/></text:span><text:span text:style-name="Source_20_Text"><text:span text:style-name="T3">switch ( $scope ) {</text:span></text:span></text:p>
      <text:p text:style-name="Preformatted_20_Text"><text:soft-page-break/><text:span text:style-name="Source_20_Text"><text:s text:c="24"/></text:span><text:span text:style-name="Source_20_Text"><text:span text:style-name="T3">case 'all':</text:span></text:span></text:p>
      <text:p text:style-name="Preformatted_20_Text"><text:span text:style-name="Source_20_Text"><text:s text:c="32"/></text:span><text:span text:style-name="Source_20_Text"><text:span text:style-name="T3">$tables = array_merge( $this-&gt;global_tables, $this-&gt;tables );</text:span></text:span></text:p>
      <text:p text:style-name="Preformatted_20_Text"><text:span text:style-name="Source_20_Text"><text:s text:c="32"/></text:span><text:span text:style-name="Source_20_Text"><text:span text:style-name="T3">if ( is_multisite() ) {</text:span></text:span></text:p>
      <text:p text:style-name="Preformatted_20_Text"><text:span text:style-name="Source_20_Text"><text:s text:c="40"/></text:span><text:span text:style-name="Source_20_Text"><text:span text:style-name="T3">$tables = array_merge( $tables, $this-&gt;ms_global_tables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break;</text:span></text:span></text:p>
      <text:p text:style-name="Preformatted_20_Text"><text:span text:style-name="Source_20_Text"><text:s text:c="24"/></text:span><text:span text:style-name="Source_20_Text"><text:span text:style-name="T3">case 'blog':</text:span></text:span></text:p>
      <text:p text:style-name="Preformatted_20_Text"><text:span text:style-name="Source_20_Text"><text:s text:c="32"/></text:span><text:span text:style-name="Source_20_Text"><text:span text:style-name="T3">$tables = $this-&gt;tables;</text:span></text:span></text:p>
      <text:p text:style-name="Preformatted_20_Text"><text:span text:style-name="Source_20_Text"><text:s text:c="32"/></text:span><text:span text:style-name="Source_20_Text"><text:span text:style-name="T3">break;</text:span></text:span></text:p>
      <text:p text:style-name="Preformatted_20_Text"><text:span text:style-name="Source_20_Text"><text:s text:c="24"/></text:span><text:span text:style-name="Source_20_Text"><text:span text:style-name="T3">case 'global':</text:span></text:span></text:p>
      <text:p text:style-name="Preformatted_20_Text"><text:span text:style-name="Source_20_Text"><text:s text:c="32"/></text:span><text:span text:style-name="Source_20_Text"><text:span text:style-name="T3">$tables = $this-&gt;global_tables;</text:span></text:span></text:p>
      <text:p text:style-name="Preformatted_20_Text"><text:span text:style-name="Source_20_Text"><text:s text:c="32"/></text:span><text:span text:style-name="Source_20_Text"><text:span text:style-name="T3">if ( is_multisite() ) {</text:span></text:span></text:p>
      <text:p text:style-name="Preformatted_20_Text"><text:span text:style-name="Source_20_Text"><text:s text:c="40"/></text:span><text:span text:style-name="Source_20_Text"><text:span text:style-name="T3">$tables = array_merge( $tables, $this-&gt;ms_global_tables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break;</text:span></text:span></text:p>
      <text:p text:style-name="Preformatted_20_Text"><text:span text:style-name="Source_20_Text"><text:s text:c="24"/></text:span><text:span text:style-name="Source_20_Text"><text:span text:style-name="T3">case 'ms_global':</text:span></text:span></text:p>
      <text:p text:style-name="Preformatted_20_Text"><text:span text:style-name="Source_20_Text"><text:s text:c="32"/></text:span><text:span text:style-name="Source_20_Text"><text:span text:style-name="T3">$tables = $this-&gt;ms_global_tables;</text:span></text:span></text:p>
      <text:p text:style-name="Preformatted_20_Text"><text:span text:style-name="Source_20_Text"><text:s text:c="32"/></text:span><text:span text:style-name="Source_20_Text"><text:span text:style-name="T3">break;</text:span></text:span></text:p>
      <text:p text:style-name="Preformatted_20_Text"><text:span text:style-name="Source_20_Text"><text:s text:c="24"/></text:span><text:span text:style-name="Source_20_Text"><text:span text:style-name="T3">case 'old':</text:span></text:span></text:p>
      <text:p text:style-name="Preformatted_20_Text"><text:span text:style-name="Source_20_Text"><text:s text:c="32"/></text:span><text:span text:style-name="Source_20_Text"><text:span text:style-name="T3">$tables = $this-&gt;old_tables;</text:span></text:span></text:p>
      <text:p text:style-name="Preformatted_20_Text"><text:span text:style-name="Source_20_Text"><text:s text:c="32"/></text:span><text:span text:style-name="Source_20_Text"><text:span text:style-name="T3">if ( is_multisite() ) {</text:span></text:span></text:p>
      <text:p text:style-name="Preformatted_20_Text"><text:span text:style-name="Source_20_Text"><text:s text:c="40"/></text:span><text:span text:style-name="Source_20_Text"><text:span text:style-name="T3">$tables = array_merge( $tables, $this-&gt;old_ms_global_tables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break;</text:span></text:span></text:p>
      <text:p text:style-name="Preformatted_20_Text"><text:span text:style-name="Source_20_Text"><text:s text:c="24"/></text:span><text:span text:style-name="Source_20_Text"><text:span text:style-name="T3">default:</text:span></text:span></text:p>
      <text:p text:style-name="Preformatted_20_Text"><text:span text:style-name="Source_20_Text"><text:s text:c="32"/></text:span><text:span text:style-name="Source_20_Text"><text:span text:style-name="T3">return array();</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prefix ) {</text:span></text:span></text:p>
      <text:p text:style-name="Preformatted_20_Text"><text:span text:style-name="Source_20_Text"><text:s text:c="24"/></text:span><text:span text:style-name="Source_20_Text"><text:span text:style-name="T3">if ( ! $blog_id ) {</text:span></text:span></text:p>
      <text:p text:style-name="Preformatted_20_Text"><text:span text:style-name="Source_20_Text"><text:s text:c="32"/></text:span><text:span text:style-name="Source_20_Text"><text:span text:style-name="T3">$blog_id = $this-&gt;blogid;</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24"/></text:span><text:span text:style-name="Source_20_Text"><text:span text:style-name="T3">$blog_prefix <text:s text:c="2"/>= $this-&gt;get_blog_prefix( $blog_id );</text:span></text:span></text:p>
      <text:p text:style-name="Preformatted_20_Text"><text:span text:style-name="Source_20_Text"><text:s text:c="24"/></text:span><text:span text:style-name="Source_20_Text"><text:span text:style-name="T3">$base_prefix <text:s text:c="2"/>= $this-&gt;base_prefix;</text:span></text:span></text:p>
      <text:p text:style-name="Preformatted_20_Text"><text:span text:style-name="Source_20_Text"><text:s text:c="24"/></text:span><text:span text:style-name="Source_20_Text"><text:span text:style-name="T3">$global_tables = array_merge( $this-&gt;global_tables, $this-&gt;ms_global_tables );</text:span></text:span></text:p>
      <text:p text:style-name="Preformatted_20_Text"><text:span text:style-name="Source_20_Text"><text:s text:c="24"/></text:span><text:span text:style-name="Source_20_Text"><text:span text:style-name="T3">foreach ( $tables as $k =&gt; $table ) {</text:span></text:span></text:p>
      <text:p text:style-name="Preformatted_20_Text"><text:span text:style-name="Source_20_Text"><text:s text:c="32"/></text:span><text:span text:style-name="Source_20_Text"><text:span text:style-name="T3">if ( in_array( $table, $global_tables, true ) ) {</text:span></text:span></text:p>
      <text:p text:style-name="Preformatted_20_Text"><text:span text:style-name="Source_20_Text"><text:s text:c="40"/></text:span><text:span text:style-name="Source_20_Text"><text:span text:style-name="T3">$tables[ $table ] = $base_prefix . $table;</text:span></text:span></text:p>
      <text:p text:style-name="Preformatted_20_Text"><text:span text:style-name="Source_20_Text"><text:s text:c="32"/></text:span><text:span text:style-name="Source_20_Text"><text:span text:style-name="T3">} else {</text:span></text:span></text:p>
      <text:p text:style-name="Preformatted_20_Text"><text:span text:style-name="Source_20_Text"><text:s text:c="40"/></text:span><text:span text:style-name="Source_20_Text"><text:span text:style-name="T3">$tables[ $table ] = $blog_prefix . $table;</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unset( $tables[ $k ] );</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isset( $tables['users'] ) &amp;&amp; defined( 'CUSTOM_USER_TABLE' ) ) {</text:span></text:span></text:p>
      <text:p text:style-name="Preformatted_20_Text"><text:span text:style-name="Source_20_Text"><text:s text:c="32"/></text:span><text:span text:style-name="Source_20_Text"><text:span text:style-name="T3">$tables['users'] = CUSTOM_USER_TABL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isset( $tables['usermeta'] ) &amp;&amp; defined( 'CUSTOM_USER_META_TABLE' ) ) {</text:span></text:span></text:p>
      <text:p text:style-name="Preformatted_20_Text"><text:span text:style-name="Source_20_Text"><text:s text:c="32"/></text:span><text:span text:style-name="Source_20_Text"><text:span text:style-name="T3">$tables['usermeta'] = CUSTOM_USER_META_TABLE;</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tables;</text:span></text:span></text:p>
      <text:p text:style-name="Preformatted_20_Text"><text:soft-page-break/><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elects a database using the current or provided database connect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he database name will be changed based on the current database connection.</text:span></text:span></text:p>
      <text:p text:style-name="Preformatted_20_Text"><text:span text:style-name="Source_20_Text"><text:s text:c="9"/></text:span><text:span text:style-name="Source_20_Text"><text:span text:style-name="T3">* On failure, the execution will bail and display a DB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db <text:s/>Database name.</text:span></text:span></text:p>
      <text:p text:style-name="Preformatted_20_Text"><text:span text:style-name="Source_20_Text"><text:s text:c="9"/></text:span><text:span text:style-name="Source_20_Text"><text:span text:style-name="T3">* @param mysqli $dbh Optional. Database connection.</text:span></text:span></text:p>
      <text:p text:style-name="Preformatted_20_Text"><text:span text:style-name="Source_20_Text"><text:s text:c="9"/></text:span><text:span text:style-name="Source_20_Text"><text:span text:style-name="T3">* <text:s text:c="19"/>Defaults to the current database hand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elect( $db, $dbh = null ) {</text:span></text:span></text:p>
      <text:p text:style-name="Preformatted_20_Text"><text:span text:style-name="Source_20_Text"><text:s text:c="16"/></text:span><text:span text:style-name="Source_20_Text"><text:span text:style-name="T3">if ( is_null( $dbh ) ) {</text:span></text:span></text:p>
      <text:p text:style-name="Preformatted_20_Text"><text:span text:style-name="Source_20_Text"><text:s text:c="24"/></text:span><text:span text:style-name="Source_20_Text"><text:span text:style-name="T3">$dbh = $this-&gt;dbh;</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success = mysqli_select_db( $dbh, $db );</text:span></text:span></text:p>
      <text:p text:style-name="Preformatted_20_Text"/>
      <text:p text:style-name="Preformatted_20_Text"><text:span text:style-name="Source_20_Text"><text:s text:c="16"/></text:span><text:span text:style-name="Source_20_Text"><text:span text:style-name="T3">if ( ! $success ) {</text:span></text:span></text:p>
      <text:p text:style-name="Preformatted_20_Text"><text:span text:style-name="Source_20_Text"><text:s text:c="24"/></text:span><text:span text:style-name="Source_20_Text"><text:span text:style-name="T3">$this-&gt;ready = false;</text:span></text:span></text:p>
      <text:p text:style-name="Preformatted_20_Text"><text:span text:style-name="Source_20_Text"><text:s text:c="24"/></text:span><text:span text:style-name="Source_20_Text"><text:span text:style-name="T3">if ( ! did_action( 'template_redirect' ) ) {</text:span></text:span></text:p>
      <text:p text:style-name="Preformatted_20_Text"><text:span text:style-name="Source_20_Text"><text:s text:c="32"/></text:span><text:span text:style-name="Source_20_Text"><text:span text:style-name="T3">wp_load_translations_early();</text:span></text:span></text:p>
      <text:p text:style-name="Preformatted_20_Text"/>
      <text:p text:style-name="Preformatted_20_Text"><text:span text:style-name="Source_20_Text"><text:s text:c="32"/></text:span><text:span text:style-name="Source_20_Text"><text:span text:style-name="T3">$message = '&lt;h1&gt;' . __( 'Cannot select database' ) . "&lt;/h1&gt;\n";</text:span></text:span></text:p>
      <text:p text:style-name="Preformatted_20_Text"/>
      <text:p text:style-name="Preformatted_20_Text"><text:span text:style-name="Source_20_Text"><text:s text:c="32"/></text:span><text:span text:style-name="Source_20_Text"><text:span text:style-name="T3">$message .= '&lt;p&gt;' . sprintf(</text:span></text:span></text:p>
      <text:p text:style-name="Preformatted_20_Text"><text:span text:style-name="Source_20_Text"><text:s text:c="40"/></text:span><text:span text:style-name="Source_20_Text"><text:span text:style-name="T3">/* translators: %s: Database name. */</text:span></text:span></text:p>
      <text:p text:style-name="Preformatted_20_Text"><text:span text:style-name="Source_20_Text"><text:s text:c="40"/></text:span><text:span text:style-name="Source_20_Text"><text:span text:style-name="T3">__( 'The database server could be connected to (which means your username and password is okay) but the %s database could not be selected.' ),</text:span></text:span></text:p>
      <text:p text:style-name="Preformatted_20_Text"><text:span text:style-name="Source_20_Text"><text:s text:c="40"/></text:span><text:span text:style-name="Source_20_Text"><text:span text:style-name="T3">'&lt;code&gt;' . htmlspecialchars( $db, ENT_QUOTES ) . '&lt;/code&gt;'</text:span></text:span></text:p>
      <text:p text:style-name="Preformatted_20_Text"><text:span text:style-name="Source_20_Text"><text:s text:c="32"/></text:span><text:span text:style-name="Source_20_Text"><text:span text:style-name="T3">) . "&lt;/p&gt;\n";</text:span></text:span></text:p>
      <text:p text:style-name="Preformatted_20_Text"/>
      <text:p text:style-name="Preformatted_20_Text"><text:span text:style-name="Source_20_Text"><text:s text:c="32"/></text:span><text:span text:style-name="Source_20_Text"><text:span text:style-name="T3">$message .= "&lt;ul&gt;\n";</text:span></text:span></text:p>
      <text:p text:style-name="Preformatted_20_Text"><text:span text:style-name="Source_20_Text"><text:s text:c="32"/></text:span><text:span text:style-name="Source_20_Text"><text:span text:style-name="T3">$message .= '&lt;li&gt;' . __( 'Are you sure it exists?' ) . "&lt;/li&gt;\n";</text:span></text:span></text:p>
      <text:p text:style-name="Preformatted_20_Text"/>
      <text:p text:style-name="Preformatted_20_Text"><text:span text:style-name="Source_20_Text"><text:s text:c="32"/></text:span><text:span text:style-name="Source_20_Text"><text:span text:style-name="T3">$message .= '&lt;li&gt;' . sprintf(</text:span></text:span></text:p>
      <text:p text:style-name="Preformatted_20_Text"><text:span text:style-name="Source_20_Text"><text:s text:c="40"/></text:span><text:span text:style-name="Source_20_Text"><text:span text:style-name="T3">/* translators: 1: Database user, 2: Database name. */</text:span></text:span></text:p>
      <text:p text:style-name="Preformatted_20_Text"><text:span text:style-name="Source_20_Text"><text:s text:c="40"/></text:span><text:span text:style-name="Source_20_Text"><text:span text:style-name="T3">__( 'Does the user %1$s have permission to use the %2$s database?' ),</text:span></text:span></text:p>
      <text:p text:style-name="Preformatted_20_Text"><text:span text:style-name="Source_20_Text"><text:s text:c="40"/></text:span><text:span text:style-name="Source_20_Text"><text:span text:style-name="T3">'&lt;code&gt;' . htmlspecialchars( $this-&gt;dbuser, ENT_QUOTES ) . '&lt;/code&gt;',</text:span></text:span></text:p>
      <text:p text:style-name="Preformatted_20_Text"><text:span text:style-name="Source_20_Text"><text:s text:c="40"/></text:span><text:span text:style-name="Source_20_Text"><text:span text:style-name="T3">'&lt;code&gt;' . htmlspecialchars( $db, ENT_QUOTES ) . '&lt;/code&gt;'</text:span></text:span></text:p>
      <text:p text:style-name="Preformatted_20_Text"><text:span text:style-name="Source_20_Text"><text:s text:c="32"/></text:span><text:span text:style-name="Source_20_Text"><text:span text:style-name="T3">) . "&lt;/li&gt;\n";</text:span></text:span></text:p>
      <text:p text:style-name="Preformatted_20_Text"/>
      <text:p text:style-name="Preformatted_20_Text"><text:span text:style-name="Source_20_Text"><text:s text:c="32"/></text:span><text:span text:style-name="Source_20_Text"><text:span text:style-name="T3">$message .= '&lt;li&gt;' . sprintf(</text:span></text:span></text:p>
      <text:p text:style-name="Preformatted_20_Text"><text:span text:style-name="Source_20_Text"><text:s text:c="40"/></text:span><text:span text:style-name="Source_20_Text"><text:span text:style-name="T3">/* translators: %s: Database name. */</text:span></text:span></text:p>
      <text:p text:style-name="Preformatted_20_Text"><text:span text:style-name="Source_20_Text"><text:s text:c="40"/></text:span><text:span text:style-name="Source_20_Text"><text:span text:style-name="T3">__( 'On some systems the name of your database is prefixed with your username, so it would be like &lt;code&gt;username_%1$s&lt;/code&gt;. Could that be the problem?' ),</text:span></text:span></text:p>
      <text:p text:style-name="Preformatted_20_Text"><text:span text:style-name="Source_20_Text"><text:s text:c="40"/></text:span><text:span text:style-name="Source_20_Text"><text:span text:style-name="T3">htmlspecialchars( $db, ENT_QUOTES )</text:span></text:span></text:p>
      <text:p text:style-name="Preformatted_20_Text"><text:span text:style-name="Source_20_Text"><text:s text:c="32"/></text:span><text:span text:style-name="Source_20_Text"><text:span text:style-name="T3">) . "&lt;/li&gt;\n";</text:span></text:span></text:p>
      <text:p text:style-name="Preformatted_20_Text"/>
      <text:p text:style-name="Preformatted_20_Text"><text:span text:style-name="Source_20_Text"><text:s text:c="32"/></text:span><text:span text:style-name="Source_20_Text"><text:span text:style-name="T3">$message .= "&lt;/ul&gt;\n";</text:span></text:span></text:p>
      <text:p text:style-name="Preformatted_20_Text"/>
      <text:p text:style-name="Preformatted_20_Text"><text:soft-page-break/><text:span text:style-name="Source_20_Text"><text:s text:c="32"/></text:span><text:span text:style-name="Source_20_Text"><text:span text:style-name="T3">$message .= '&lt;p&gt;' . sprintf(</text:span></text:span></text:p>
      <text:p text:style-name="Preformatted_20_Text"><text:span text:style-name="Source_20_Text"><text:s text:c="40"/></text:span><text:span text:style-name="Source_20_Text"><text:span text:style-name="T3">/* translators: %s: Support forums URL. */</text:span></text:span></text:p>
      <text:p text:style-name="Preformatted_20_Text"><text:span text:style-name="Source_20_Text"><text:s text:c="40"/></text:span><text:span text:style-name="Source_20_Text"><text:span text:style-name="T3">__( 'If you do not know how to set up a database you should &lt;strong&gt;contact your host&lt;/strong&gt;. If all else fails you may find help at the &lt;a href="%s"&gt;WordPress support forums&lt;/a&gt;.' ),</text:span></text:span></text:p>
      <text:p text:style-name="Preformatted_20_Text"><text:span text:style-name="Source_20_Text"><text:s text:c="40"/></text:span><text:span text:style-name="Source_20_Text"><text:span text:style-name="T3">__( 'https://wordpress.org/support/forums/' )</text:span></text:span></text:p>
      <text:p text:style-name="Preformatted_20_Text"><text:span text:style-name="Source_20_Text"><text:s text:c="32"/></text:span><text:span text:style-name="Source_20_Text"><text:span text:style-name="T3">) . "&lt;/p&gt;\n";</text:span></text:span></text:p>
      <text:p text:style-name="Preformatted_20_Text"/>
      <text:p text:style-name="Preformatted_20_Text"><text:span text:style-name="Source_20_Text"><text:s text:c="32"/></text:span><text:span text:style-name="Source_20_Text"><text:span text:style-name="T3">$this-&gt;bail( $message, 'db_select_fail'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o not use, deprecat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 esc_sql() or wpdb::prepare() instea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8.0</text:span></text:span></text:p>
      <text:p text:style-name="Preformatted_20_Text"><text:span text:style-name="Source_20_Text"><text:s text:c="9"/></text:span><text:span text:style-name="Source_20_Text"><text:span text:style-name="T3">* @deprecated 3.6.0 Use wpdb::prepare()</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esc_sq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data</text:span></text:span></text:p>
      <text:p text:style-name="Preformatted_20_Text"><text:span text:style-name="Source_20_Text"><text:s text:c="9"/></text:span><text:span text:style-name="Source_20_Text"><text:span text:style-name="T3">* @return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weak_escape( $data ) {</text:span></text:span></text:p>
      <text:p text:style-name="Preformatted_20_Text"><text:span text:style-name="Source_20_Text"><text:s text:c="16"/></text:span><text:span text:style-name="Source_20_Text"><text:span text:style-name="T3">if ( func_num_args() === 1 &amp;&amp; function_exists( '_deprecated_function' ) ) {</text:span></text:span></text:p>
      <text:p text:style-name="Preformatted_20_Text"><text:span text:style-name="Source_20_Text"><text:s text:c="24"/></text:span><text:span text:style-name="Source_20_Text"><text:span text:style-name="T3">_deprecated_function( __METHOD__, '3.6.0', 'wpdb::prepare() or esc_sql()'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return addslashes( $data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al escape using mysqli_real_escape_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8.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mysqli_real_escape_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data String to escape.</text:span></text:span></text:p>
      <text:p text:style-name="Preformatted_20_Text"><text:span text:style-name="Source_20_Text"><text:s text:c="9"/></text:span><text:span text:style-name="Source_20_Text"><text:span text:style-name="T3">* @return string Escaped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real_escape( $data ) {</text:span></text:span></text:p>
      <text:p text:style-name="Preformatted_20_Text"><text:span text:style-name="Source_20_Text"><text:s text:c="16"/></text:span><text:span text:style-name="Source_20_Text"><text:span text:style-name="T3">if ( ! is_scalar( $data ) ) {</text:span></text:span></text:p>
      <text:p text:style-name="Preformatted_20_Text"><text:span text:style-name="Source_20_Text"><text:s text:c="24"/></text:span><text:span text:style-name="Source_20_Text"><text:span text:style-name="T3">return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this-&gt;dbh ) {</text:span></text:span></text:p>
      <text:p text:style-name="Preformatted_20_Text"><text:span text:style-name="Source_20_Text"><text:s text:c="24"/></text:span><text:span text:style-name="Source_20_Text"><text:span text:style-name="T3">$escaped = mysqli_real_escape_string( $this-&gt;dbh, $data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class = get_class( $this );</text:span></text:span></text:p>
      <text:p text:style-name="Preformatted_20_Text"/>
      <text:p text:style-name="Preformatted_20_Text"><text:span text:style-name="Source_20_Text"><text:s text:c="24"/></text:span><text:span text:style-name="Source_20_Text"><text:span text:style-name="T3">wp_load_translations_early();</text:span></text:span></text:p>
      <text:p text:style-name="Preformatted_20_Text"><text:span text:style-name="Source_20_Text"><text:s text:c="24"/></text:span><text:span text:style-name="Source_20_Text"><text:span text:style-name="T3">/* translators: %s: Database access abstraction class, usually wpdb or a class extending wpdb. */</text:span></text:span></text:p>
      <text:p text:style-name="Preformatted_20_Text"><text:span text:style-name="Source_20_Text"><text:s text:c="24"/></text:span><text:span text:style-name="Source_20_Text"><text:span text:style-name="T3">_doing_it_wrong( $class, sprintf( __( '%s must set a database connection for use with escaping.' ), $class ), '3.6.0' );</text:span></text:span></text:p>
      <text:p text:style-name="Preformatted_20_Text"/>
      <text:p text:style-name="Preformatted_20_Text"><text:soft-page-break/><text:span text:style-name="Source_20_Text"><text:s text:c="24"/></text:span><text:span text:style-name="Source_20_Text"><text:span text:style-name="T3">$escaped = addslashes( $data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this-&gt;add_placeholder_escape( $escaped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Escapes data. Works on array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8.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s wpdb::_real_escap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array $data Data to escape.</text:span></text:span></text:p>
      <text:p text:style-name="Preformatted_20_Text"><text:span text:style-name="Source_20_Text"><text:s text:c="9"/></text:span><text:span text:style-name="Source_20_Text"><text:span text:style-name="T3">* @return string|array Escaped data, in the same type as suppli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escape( $data ) {</text:span></text:span></text:p>
      <text:p text:style-name="Preformatted_20_Text"><text:span text:style-name="Source_20_Text"><text:s text:c="16"/></text:span><text:span text:style-name="Source_20_Text"><text:span text:style-name="T3">if ( is_array( $data ) ) {</text:span></text:span></text:p>
      <text:p text:style-name="Preformatted_20_Text"><text:span text:style-name="Source_20_Text"><text:s text:c="24"/></text:span><text:span text:style-name="Source_20_Text"><text:span text:style-name="T3">foreach ( $data as $k =&gt; $v ) {</text:span></text:span></text:p>
      <text:p text:style-name="Preformatted_20_Text"><text:span text:style-name="Source_20_Text"><text:s text:c="32"/></text:span><text:span text:style-name="Source_20_Text"><text:span text:style-name="T3">if ( is_array( $v ) ) {</text:span></text:span></text:p>
      <text:p text:style-name="Preformatted_20_Text"><text:span text:style-name="Source_20_Text"><text:s text:c="40"/></text:span><text:span text:style-name="Source_20_Text"><text:span text:style-name="T3">$data[ $k ] = $this-&gt;_escape( $v );</text:span></text:span></text:p>
      <text:p text:style-name="Preformatted_20_Text"><text:span text:style-name="Source_20_Text"><text:s text:c="32"/></text:span><text:span text:style-name="Source_20_Text"><text:span text:style-name="T3">} else {</text:span></text:span></text:p>
      <text:p text:style-name="Preformatted_20_Text"><text:span text:style-name="Source_20_Text"><text:s text:c="40"/></text:span><text:span text:style-name="Source_20_Text"><text:span text:style-name="T3">$data[ $k ] = $this-&gt;_real_escape( $v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data = $this-&gt;_real_escape( $data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o not use, deprecat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 esc_sql() or wpdb::prepare() instea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 @deprecated 3.6.0 Use wpdb::prepare()</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esc_sq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array $data Data to escape.</text:span></text:span></text:p>
      <text:p text:style-name="Preformatted_20_Text"><text:span text:style-name="Source_20_Text"><text:s text:c="9"/></text:span><text:span text:style-name="Source_20_Text"><text:span text:style-name="T3">* @return string|array Escaped data, in the same type as suppli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escape( $data ) {</text:span></text:span></text:p>
      <text:p text:style-name="Preformatted_20_Text"><text:span text:style-name="Source_20_Text"><text:s text:c="16"/></text:span><text:span text:style-name="Source_20_Text"><text:span text:style-name="T3">if ( func_num_args() === 1 &amp;&amp; function_exists( '_deprecated_function' ) ) {</text:span></text:span></text:p>
      <text:p text:style-name="Preformatted_20_Text"><text:span text:style-name="Source_20_Text"><text:s text:c="24"/></text:span><text:span text:style-name="Source_20_Text"><text:span text:style-name="T3">_deprecated_function( __METHOD__, '3.6.0', 'wpdb::prepare() or esc_sql()'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if ( is_array( $data ) ) {</text:span></text:span></text:p>
      <text:p text:style-name="Preformatted_20_Text"><text:span text:style-name="Source_20_Text"><text:s text:c="24"/></text:span><text:span text:style-name="Source_20_Text"><text:span text:style-name="T3">foreach ( $data as $k =&gt; $v ) {</text:span></text:span></text:p>
      <text:p text:style-name="Preformatted_20_Text"><text:span text:style-name="Source_20_Text"><text:s text:c="32"/></text:span><text:span text:style-name="Source_20_Text"><text:span text:style-name="T3">if ( is_array( $v ) ) {</text:span></text:span></text:p>
      <text:p text:style-name="Preformatted_20_Text"><text:span text:style-name="Source_20_Text"><text:s text:c="40"/></text:span><text:span text:style-name="Source_20_Text"><text:span text:style-name="T3">$data[ $k ] = $this-&gt;escape( $v, 'recursive' );</text:span></text:span></text:p>
      <text:p text:style-name="Preformatted_20_Text"><text:span text:style-name="Source_20_Text"><text:s text:c="32"/></text:span><text:span text:style-name="Source_20_Text"><text:span text:style-name="T3">} else {</text:span></text:span></text:p>
      <text:p text:style-name="Preformatted_20_Text"><text:span text:style-name="Source_20_Text"><text:s text:c="40"/></text:span><text:span text:style-name="Source_20_Text"><text:span text:style-name="T3">$data[ $k ] = $this-&gt;_weak_escape( $v, 'internal'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data = $this-&gt;_weak_escape( $data, 'internal' );</text:span></text:span></text:p>
      <text:p text:style-name="Preformatted_20_Text"><text:span text:style-name="Source_20_Text"><text:s text:c="16"/></text:span><text:span text:style-name="Source_20_Text"><text:span text:style-name="T3">}</text:span></text:span></text:p>
      <text:p text:style-name="Preformatted_20_Text"><text:soft-page-break/></text:p>
      <text:p text:style-name="Preformatted_20_Text"><text:span text:style-name="Source_20_Text"><text:s text:c="16"/></text:span><text:span text:style-name="Source_20_Text"><text:span text:style-name="T3">return $da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Escapes content by reference for insertion into the database, for secur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s wpdb::_real_escap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3.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data String to escap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escape_by_ref( &amp;$data ) {</text:span></text:span></text:p>
      <text:p text:style-name="Preformatted_20_Text"><text:span text:style-name="Source_20_Text"><text:s text:c="16"/></text:span><text:span text:style-name="Source_20_Text"><text:span text:style-name="T3">if ( ! is_float( $data ) ) {</text:span></text:span></text:p>
      <text:p text:style-name="Preformatted_20_Text"><text:span text:style-name="Source_20_Text"><text:s text:c="24"/></text:span><text:span text:style-name="Source_20_Text"><text:span text:style-name="T3">$data = $this-&gt;_real_escape( $data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Quotes an identifier for a MySQL database, e.g. table/field nam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6.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identifier Identifier to escape.</text:span></text:span></text:p>
      <text:p text:style-name="Preformatted_20_Text"><text:span text:style-name="Source_20_Text"><text:s text:c="9"/></text:span><text:span text:style-name="Source_20_Text"><text:span text:style-name="T3">* @return string Escaped identifi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quote_identifier( $identifier ) {</text:span></text:span></text:p>
      <text:p text:style-name="Preformatted_20_Text"><text:span text:style-name="Source_20_Text"><text:s text:c="16"/></text:span><text:span text:style-name="Source_20_Text"><text:span text:style-name="T3">return '`' . $this-&gt;_escape_identifier_value( $identifier ) .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Escapes an identifier value without adding the surrounding quot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 Permitted characters in quoted identifiers include the full Unicode</text:span></text:span></text:p>
      <text:p text:style-name="Preformatted_20_Text"><text:span text:style-name="Source_20_Text"><text:s text:c="9"/></text:span><text:span text:style-name="Source_20_Text"><text:span text:style-name="T3">* <text:s text:c="2"/>Basic Multilingual Plane (BMP), except U+0000.</text:span></text:span></text:p>
      <text:p text:style-name="Preformatted_20_Text"><text:span text:style-name="Source_20_Text"><text:s text:c="9"/></text:span><text:span text:style-name="Source_20_Text"><text:span text:style-name="T3">* - To quote the identifier itself, you need to double the character, e.g. `a``b`.</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6.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link https://dev.mysql.com/doc/refman/8.0/en/identifiers.htm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identifier Identifier to escape.</text:span></text:span></text:p>
      <text:p text:style-name="Preformatted_20_Text"><text:span text:style-name="Source_20_Text"><text:s text:c="9"/></text:span><text:span text:style-name="Source_20_Text"><text:span text:style-name="T3">* @return string Escaped identifi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ivate function _escape_identifier_value( $identifier ) {</text:span></text:span></text:p>
      <text:p text:style-name="Preformatted_20_Text"><text:span text:style-name="Source_20_Text"><text:s text:c="16"/></text:span><text:span text:style-name="Source_20_Text"><text:span text:style-name="T3">return str_replace( '`', '``', $identifier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Prepares a SQL query for safe execut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s `sprintf()`-like syntax. The following placeholders can be used in the query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 `%d` (integer)</text:span></text:span></text:p>
      <text:p text:style-name="Preformatted_20_Text"><text:span text:style-name="Source_20_Text"><text:s text:c="9"/></text:span><text:span text:style-name="Source_20_Text"><text:span text:style-name="T3">* - `%f` (float)</text:span></text:span></text:p>
      <text:p text:style-name="Preformatted_20_Text"><text:span text:style-name="Source_20_Text"><text:s text:c="9"/></text:span><text:span text:style-name="Source_20_Text"><text:span text:style-name="T3">* - `%s` (string)</text:span></text:span></text:p>
      <text:p text:style-name="Preformatted_20_Text"><text:span text:style-name="Source_20_Text"><text:s text:c="9"/></text:span><text:span text:style-name="Source_20_Text"><text:span text:style-name="T3">* - `%i` (identifier, e.g. table/field names)</text:span></text:span></text:p>
      <text:p text:style-name="Preformatted_20_Text"><text:span text:style-name="Source_20_Text"><text:s text:c="9"/></text:span><text:span text:style-name="Source_20_Text"><text:span text:style-name="T3">*</text:span></text:span></text:p>
      <text:p text:style-name="Preformatted_20_Text"><text:soft-page-break/><text:span text:style-name="Source_20_Text"><text:s text:c="9"/></text:span><text:span text:style-name="Source_20_Text"><text:span text:style-name="T3">* All placeholders MUST be left unquoted in the query string. A corresponding argument</text:span></text:span></text:p>
      <text:p text:style-name="Preformatted_20_Text"><text:span text:style-name="Source_20_Text"><text:s text:c="9"/></text:span><text:span text:style-name="Source_20_Text"><text:span text:style-name="T3">* MUST be passed for each placehold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Note: There is one exception to the above: for compatibility with old behavior,</text:span></text:span></text:p>
      <text:p text:style-name="Preformatted_20_Text"><text:span text:style-name="Source_20_Text"><text:s text:c="9"/></text:span><text:span text:style-name="Source_20_Text"><text:span text:style-name="T3">* numbered or formatted string placeholders (eg, `%1$s`, `%5s`) will not have quotes</text:span></text:span></text:p>
      <text:p text:style-name="Preformatted_20_Text"><text:span text:style-name="Source_20_Text"><text:s text:c="9"/></text:span><text:span text:style-name="Source_20_Text"><text:span text:style-name="T3">* added by this function, so should be passed with appropriate quotes around them.</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Literal percentage signs (`%`) in the query string must be written as `%%`. Percentage wildcards</text:span></text:span></text:p>
      <text:p text:style-name="Preformatted_20_Text"><text:span text:style-name="Source_20_Text"><text:s text:c="9"/></text:span><text:span text:style-name="Source_20_Text"><text:span text:style-name="T3">* (for example, to use in LIKE syntax) must be passed via a substitution argument containing</text:span></text:span></text:p>
      <text:p text:style-name="Preformatted_20_Text"><text:span text:style-name="Source_20_Text"><text:s text:c="9"/></text:span><text:span text:style-name="Source_20_Text"><text:span text:style-name="T3">* the complete LIKE string, these cannot be inserted directly in the query string.</text:span></text:span></text:p>
      <text:p text:style-name="Preformatted_20_Text"><text:span text:style-name="Source_20_Text"><text:s text:c="9"/></text:span><text:span text:style-name="Source_20_Text"><text:span text:style-name="T3">* Also see wpdb::esc_lik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Arguments may be passed as individual arguments to the method, or as a single array</text:span></text:span></text:p>
      <text:p text:style-name="Preformatted_20_Text"><text:span text:style-name="Source_20_Text"><text:s text:c="9"/></text:span><text:span text:style-name="Source_20_Text"><text:span text:style-name="T3">* containing all arguments. A combination of the two is not support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amp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text:span></text:span></text:p>
      <text:p text:style-name="Preformatted_20_Text"><text:span text:style-name="Source_20_Text"><text:s text:c="9"/></text:span><text:span text:style-name="Source_20_Text"><text:span text:style-name="T3">* <text:s text:c="8"/>"SELECT * FROM `table` WHERE `column` = %s AND `field` = %d OR `other_field` LIKE %s",</text:span></text:span></text:p>
      <text:p text:style-name="Preformatted_20_Text"><text:span text:style-name="Source_20_Text"><text:s text:c="9"/></text:span><text:span text:style-name="Source_20_Text"><text:span text:style-name="T3">* <text:s text:c="8"/>array( 'foo', 1337, '%bar' )</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prepare(</text:span></text:span></text:p>
      <text:p text:style-name="Preformatted_20_Text"><text:span text:style-name="Source_20_Text"><text:s text:c="9"/></text:span><text:span text:style-name="Source_20_Text"><text:span text:style-name="T3">* <text:s text:c="8"/>"SELECT DATE_FORMAT(`field`, '%%c') FROM `table` WHERE `column` = %s",</text:span></text:span></text:p>
      <text:p text:style-name="Preformatted_20_Text"><text:span text:style-name="Source_20_Text"><text:s text:c="9"/></text:span><text:span text:style-name="Source_20_Text"><text:span text:style-name="T3">* <text:s text:c="8"/>'foo'</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3.0</text:span></text:span></text:p>
      <text:p text:style-name="Preformatted_20_Text"><text:span text:style-name="Source_20_Text"><text:s text:c="9"/></text:span><text:span text:style-name="Source_20_Text"><text:span text:style-name="T3">* @since 5.3.0 Formalized the existing and already documented `...$args` parameter</text:span></text:span></text:p>
      <text:p text:style-name="Preformatted_20_Text"><text:span text:style-name="Source_20_Text"><text:s text:c="9"/></text:span><text:span text:style-name="Source_20_Text"><text:span text:style-name="T3">* <text:s text:c="13"/>by updating the function signature. The second parameter was changed</text:span></text:span></text:p>
      <text:p text:style-name="Preformatted_20_Text"><text:span text:style-name="Source_20_Text"><text:s text:c="9"/></text:span><text:span text:style-name="Source_20_Text"><text:span text:style-name="T3">* <text:s text:c="13"/>from `$args` to `...$args`.</text:span></text:span></text:p>
      <text:p text:style-name="Preformatted_20_Text"><text:span text:style-name="Source_20_Text"><text:s text:c="9"/></text:span><text:span text:style-name="Source_20_Text"><text:span text:style-name="T3">* @since 6.2.0 Added `%i` for identifiers, e.g. table or field names.</text:span></text:span></text:p>
      <text:p text:style-name="Preformatted_20_Text"><text:span text:style-name="Source_20_Text"><text:s text:c="9"/></text:span><text:span text:style-name="Source_20_Text"><text:span text:style-name="T3">* <text:s text:c="13"/>Check support via `wpdb::has_cap( 'identifier_placeholders' )`.</text:span></text:span></text:p>
      <text:p text:style-name="Preformatted_20_Text"><text:span text:style-name="Source_20_Text"><text:s text:c="9"/></text:span><text:span text:style-name="Source_20_Text"><text:span text:style-name="T3">* <text:s text:c="13"/>This preserves compatibility with `sprintf()`, as the C version uses</text:span></text:span></text:p>
      <text:p text:style-name="Preformatted_20_Text"><text:span text:style-name="Source_20_Text"><text:s text:c="9"/></text:span><text:span text:style-name="Source_20_Text"><text:span text:style-name="T3">* <text:s text:c="13"/>`%d` and `$i` as a signed integer, whereas PHP only supports `%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link https://www.php.net/sprintf Description of syntax.</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s text:c="5"/>$query <text:s text:c="2"/>Query statement with `sprintf()`-like placeholders.</text:span></text:span></text:p>
      <text:p text:style-name="Preformatted_20_Text"><text:span text:style-name="Source_20_Text"><text:s text:c="9"/></text:span><text:span text:style-name="Source_20_Text"><text:span text:style-name="T3">* @param array|mixed $args <text:s text:c="3"/>The array of variables to substitute into the query's placeholders</text:span></text:span></text:p>
      <text:p text:style-name="Preformatted_20_Text"><text:span text:style-name="Source_20_Text"><text:s text:c="9"/></text:span><text:span text:style-name="Source_20_Text"><text:span text:style-name="T3">* <text:s text:c="28"/>if being called with an array of arguments, or the first variable</text:span></text:span></text:p>
      <text:p text:style-name="Preformatted_20_Text"><text:span text:style-name="Source_20_Text"><text:s text:c="9"/></text:span><text:span text:style-name="Source_20_Text"><text:span text:style-name="T3">* <text:s text:c="28"/>to substitute into the query's placeholders if being called with</text:span></text:span></text:p>
      <text:p text:style-name="Preformatted_20_Text"><text:span text:style-name="Source_20_Text"><text:s text:c="9"/></text:span><text:span text:style-name="Source_20_Text"><text:span text:style-name="T3">* <text:s text:c="28"/>individual arguments.</text:span></text:span></text:p>
      <text:p text:style-name="Preformatted_20_Text"><text:span text:style-name="Source_20_Text"><text:s text:c="9"/></text:span><text:span text:style-name="Source_20_Text"><text:span text:style-name="T3">* @param mixed <text:s text:c="6"/>...$args Further variables to substitute into the query's placeholders</text:span></text:span></text:p>
      <text:p text:style-name="Preformatted_20_Text"><text:soft-page-break/><text:span text:style-name="Source_20_Text"><text:s text:c="9"/></text:span><text:span text:style-name="Source_20_Text"><text:span text:style-name="T3">* <text:s text:c="28"/>if being called with individual arguments.</text:span></text:span></text:p>
      <text:p text:style-name="Preformatted_20_Text"><text:span text:style-name="Source_20_Text"><text:s text:c="9"/></text:span><text:span text:style-name="Source_20_Text"><text:span text:style-name="T3">* @return string|void Sanitized query string, if there is a query to prepar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prepare( $query, ...$args ) {</text:span></text:span></text:p>
      <text:p text:style-name="Preformatted_20_Text"><text:span text:style-name="Source_20_Text"><text:s text:c="16"/></text:span><text:span text:style-name="Source_20_Text"><text:span text:style-name="T3">if ( is_null( $query ) ) {</text:span></text:span></text:p>
      <text:p text:style-name="Preformatted_20_Text"><text:span text:style-name="Source_20_Text"><text:s text:c="24"/></text:span><text:span text:style-name="Source_20_Text"><text:span text:style-name="T3">return;</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This is not meant to be foolproof -- but it will catch obviously incorrect usage.</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Note: str_contains() is not used here, as this file can be included</text:span></text:span></text:p>
      <text:p text:style-name="Preformatted_20_Text"><text:span text:style-name="Source_20_Text"><text:s text:c="17"/></text:span><text:span text:style-name="Source_20_Text"><text:span text:style-name="T3">* directly outside of WordPress core, e.g. by HyperDB, in which case</text:span></text:span></text:p>
      <text:p text:style-name="Preformatted_20_Text"><text:span text:style-name="Source_20_Text"><text:s text:c="17"/></text:span><text:span text:style-name="Source_20_Text"><text:span text:style-name="T3">* the polyfills from wp-includes/compat.php are not load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f ( false === strpos( $query, '%' ) ) {</text:span></text:span></text:p>
      <text:p text:style-name="Preformatted_20_Text"><text:span text:style-name="Source_20_Text"><text:s text:c="24"/></text:span><text:span text:style-name="Source_20_Text"><text:span text:style-name="T3">wp_load_translations_early();</text:span></text:span></text:p>
      <text:p text:style-name="Preformatted_20_Text"><text:span text:style-name="Source_20_Text"><text:s text:c="24"/></text:span><text:span text:style-name="Source_20_Text"><text:span text:style-name="T3">_doing_it_wrong(</text:span></text:span></text:p>
      <text:p text:style-name="Preformatted_20_Text"><text:span text:style-name="Source_20_Text"><text:s text:c="32"/></text:span><text:span text:style-name="Source_20_Text"><text:span text:style-name="T3">'wpdb::prepare',</text:span></text:span></text:p>
      <text:p text:style-name="Preformatted_20_Text"><text:span text:style-name="Source_20_Text"><text:s text:c="32"/></text:span><text:span text:style-name="Source_20_Text"><text:span text:style-name="T3">sprintf(</text:span></text:span></text:p>
      <text:p text:style-name="Preformatted_20_Text"><text:span text:style-name="Source_20_Text"><text:s text:c="40"/></text:span><text:span text:style-name="Source_20_Text"><text:span text:style-name="T3">/* translators: %s: wpdb::prepare() */</text:span></text:span></text:p>
      <text:p text:style-name="Preformatted_20_Text"><text:span text:style-name="Source_20_Text"><text:s text:c="40"/></text:span><text:span text:style-name="Source_20_Text"><text:span text:style-name="T3">__( 'The query argument of %s must have a placeholder.' ),</text:span></text:span></text:p>
      <text:p text:style-name="Preformatted_20_Text"><text:span text:style-name="Source_20_Text"><text:s text:c="40"/></text:span><text:span text:style-name="Source_20_Text"><text:span text:style-name="T3">'wpdb::prepare()'</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3.9.0'</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Specify the formatting allowed in a placeholder. The following are allow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 Sign specifier, e.g. $+d</text:span></text:span></text:p>
      <text:p text:style-name="Preformatted_20_Text"><text:span text:style-name="Source_20_Text"><text:s text:c="17"/></text:span><text:span text:style-name="Source_20_Text"><text:span text:style-name="T3">* - Numbered placeholders, e.g. %1$s</text:span></text:span></text:p>
      <text:p text:style-name="Preformatted_20_Text"><text:span text:style-name="Source_20_Text"><text:s text:c="17"/></text:span><text:span text:style-name="Source_20_Text"><text:span text:style-name="T3">* - Padding specifier, including custom padding characters, e.g. %05s, %'#5s</text:span></text:span></text:p>
      <text:p text:style-name="Preformatted_20_Text"><text:span text:style-name="Source_20_Text"><text:s text:c="17"/></text:span><text:span text:style-name="Source_20_Text"><text:span text:style-name="T3">* - Alignment specifier, e.g. %05-s</text:span></text:span></text:p>
      <text:p text:style-name="Preformatted_20_Text"><text:span text:style-name="Source_20_Text"><text:s text:c="17"/></text:span><text:span text:style-name="Source_20_Text"><text:span text:style-name="T3">* - Precision specifier, e.g. %.2f</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allowed_format = '(?:[1-9][0-9]*[$])?[-+0-9]*(?: |0|\'.)?[-+0-9]*(?:\.[0-9]+)?';</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If a %s placeholder already has quotes around it, removing the existing quotes</text:span></text:span></text:p>
      <text:p text:style-name="Preformatted_20_Text"><text:span text:style-name="Source_20_Text"><text:s text:c="17"/></text:span><text:span text:style-name="Source_20_Text"><text:span text:style-name="T3">* and re-inserting them ensures the quotes are consistent.</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For backward compatibility, this is only applied to %s, and not to placeholders like %1$s,</text:span></text:span></text:p>
      <text:p text:style-name="Preformatted_20_Text"><text:span text:style-name="Source_20_Text"><text:s text:c="17"/></text:span><text:span text:style-name="Source_20_Text"><text:span text:style-name="T3">* which are frequently used in the middle of longer strings, or as table name placeholders.</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query = str_replace( "'%s'", '%s', $query ); // Strip any existing single quotes.</text:span></text:span></text:p>
      <text:p text:style-name="Preformatted_20_Text"><text:span text:style-name="Source_20_Text"><text:s text:c="16"/></text:span><text:span text:style-name="Source_20_Text"><text:span text:style-name="T3">$query = str_replace( '"%s"', '%s', $query ); // Strip any existing double quotes.</text:span></text:span></text:p>
      <text:p text:style-name="Preformatted_20_Text"/>
      <text:p text:style-name="Preformatted_20_Text"><text:span text:style-name="Source_20_Text"><text:s text:c="16"/></text:span><text:span text:style-name="Source_20_Text"><text:span text:style-name="T3">// Escape any unescaped percents (i.e. anything unrecognised).</text:span></text:span></text:p>
      <text:p text:style-name="Preformatted_20_Text"><text:soft-page-break/><text:span text:style-name="Source_20_Text"><text:s text:c="16"/></text:span><text:span text:style-name="Source_20_Text"><text:span text:style-name="T3">$query = preg_replace( "/%(?:%|$|(?!($allowed_format)?[sdfFi]))/", '%%\\1', $query );</text:span></text:span></text:p>
      <text:p text:style-name="Preformatted_20_Text"/>
      <text:p text:style-name="Preformatted_20_Text"><text:span text:style-name="Source_20_Text"><text:s text:c="16"/></text:span><text:span text:style-name="Source_20_Text"><text:span text:style-name="T3">// Extract placeholders from the query.</text:span></text:span></text:p>
      <text:p text:style-name="Preformatted_20_Text"><text:span text:style-name="Source_20_Text"><text:s text:c="16"/></text:span><text:span text:style-name="Source_20_Text"><text:span text:style-name="T3">$split_query = preg_split( "/(^|[^%]|(?:%%)+)(%(?:$allowed_format)?[sdfFi])/", $query, -1, PREG_SPLIT_DELIM_CAPTURE );</text:span></text:span></text:p>
      <text:p text:style-name="Preformatted_20_Text"/>
      <text:p text:style-name="Preformatted_20_Text"><text:span text:style-name="Source_20_Text"><text:s text:c="16"/></text:span><text:span text:style-name="Source_20_Text"><text:span text:style-name="T3">$split_query_count = count( $split_query );</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Split always returns with 1 value before the first placeholder (even with $query = "%s"),</text:span></text:span></text:p>
      <text:p text:style-name="Preformatted_20_Text"><text:span text:style-name="Source_20_Text"><text:s text:c="17"/></text:span><text:span text:style-name="Source_20_Text"><text:span text:style-name="T3">* then 3 additional values per placeholder.</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placeholder_count = ( ( $split_query_count - 1 ) / 3 );</text:span></text:span></text:p>
      <text:p text:style-name="Preformatted_20_Text"/>
      <text:p text:style-name="Preformatted_20_Text"><text:span text:style-name="Source_20_Text"><text:s text:c="16"/></text:span><text:span text:style-name="Source_20_Text"><text:span text:style-name="T3">// If args were passed as an array, as in vsprintf(), move them up.</text:span></text:span></text:p>
      <text:p text:style-name="Preformatted_20_Text"><text:span text:style-name="Source_20_Text"><text:s text:c="16"/></text:span><text:span text:style-name="Source_20_Text"><text:span text:style-name="T3">$passed_as_array = ( isset( $args[0] ) &amp;&amp; is_array( $args[0] ) &amp;&amp; 1 === count( $args ) );</text:span></text:span></text:p>
      <text:p text:style-name="Preformatted_20_Text"><text:span text:style-name="Source_20_Text"><text:s text:c="16"/></text:span><text:span text:style-name="Source_20_Text"><text:span text:style-name="T3">if ( $passed_as_array ) {</text:span></text:span></text:p>
      <text:p text:style-name="Preformatted_20_Text"><text:span text:style-name="Source_20_Text"><text:s text:c="24"/></text:span><text:span text:style-name="Source_20_Text"><text:span text:style-name="T3">$args = $args[0];</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new_query <text:s text:c="6"/>= '';</text:span></text:span></text:p>
      <text:p text:style-name="Preformatted_20_Text"><text:span text:style-name="Source_20_Text"><text:s text:c="16"/></text:span><text:span text:style-name="Source_20_Text"><text:span text:style-name="T3">$key <text:s text:c="12"/>= 2; // Keys 0 and 1 in $split_query contain values before the first placeholder.</text:span></text:span></text:p>
      <text:p text:style-name="Preformatted_20_Text"><text:span text:style-name="Source_20_Text"><text:s text:c="16"/></text:span><text:span text:style-name="Source_20_Text"><text:span text:style-name="T3">$arg_id <text:s text:c="9"/>= 0;</text:span></text:span></text:p>
      <text:p text:style-name="Preformatted_20_Text"><text:span text:style-name="Source_20_Text"><text:s text:c="16"/></text:span><text:span text:style-name="Source_20_Text"><text:span text:style-name="T3">$arg_identifiers = array();</text:span></text:span></text:p>
      <text:p text:style-name="Preformatted_20_Text"><text:span text:style-name="Source_20_Text"><text:s text:c="16"/></text:span><text:span text:style-name="Source_20_Text"><text:span text:style-name="T3">$arg_strings <text:s text:c="4"/>= array();</text:span></text:span></text:p>
      <text:p text:style-name="Preformatted_20_Text"/>
      <text:p text:style-name="Preformatted_20_Text"><text:span text:style-name="Source_20_Text"><text:s text:c="16"/></text:span><text:span text:style-name="Source_20_Text"><text:span text:style-name="T3">while ( $key &lt; $split_query_count ) {</text:span></text:span></text:p>
      <text:p text:style-name="Preformatted_20_Text"><text:span text:style-name="Source_20_Text"><text:s text:c="24"/></text:span><text:span text:style-name="Source_20_Text"><text:span text:style-name="T3">$placeholder = $split_query[ $key ];</text:span></text:span></text:p>
      <text:p text:style-name="Preformatted_20_Text"/>
      <text:p text:style-name="Preformatted_20_Text"><text:span text:style-name="Source_20_Text"><text:s text:c="24"/></text:span><text:span text:style-name="Source_20_Text"><text:span text:style-name="T3">$format = substr( $placeholder, 1, -1 );</text:span></text:span></text:p>
      <text:p text:style-name="Preformatted_20_Text"><text:span text:style-name="Source_20_Text"><text:s text:c="24"/></text:span><text:span text:style-name="Source_20_Text"><text:span text:style-name="T3">$type <text:s text:c="2"/>= substr( $placeholder, -1 );</text:span></text:span></text:p>
      <text:p text:style-name="Preformatted_20_Text"/>
      <text:p text:style-name="Preformatted_20_Text"><text:span text:style-name="Source_20_Text"><text:s text:c="24"/></text:span><text:span text:style-name="Source_20_Text"><text:span text:style-name="T3">if ( 'f' === $type &amp;&amp; true === $this-&gt;allow_unsafe_unquoted_parameters</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Note: str_ends_with() is not used here, as this file can be included</text:span></text:span></text:p>
      <text:p text:style-name="Preformatted_20_Text"><text:span text:style-name="Source_20_Text"><text:s text:c="33"/></text:span><text:span text:style-name="Source_20_Text"><text:span text:style-name="T3">* directly outside of WordPress core, e.g. by HyperDB, in which case</text:span></text:span></text:p>
      <text:p text:style-name="Preformatted_20_Text"><text:span text:style-name="Source_20_Text"><text:s text:c="33"/></text:span><text:span text:style-name="Source_20_Text"><text:span text:style-name="T3">* the polyfills from wp-includes/compat.php are not loaded.</text:span></text:span></text:p>
      <text:p text:style-name="Preformatted_20_Text"><text:span text:style-name="Source_20_Text"><text:s text:c="33"/></text:span><text:span text:style-name="Source_20_Text"><text:span text:style-name="T3">*/</text:span></text:span></text:p>
      <text:p text:style-name="Preformatted_20_Text"><text:span text:style-name="Source_20_Text"><text:s text:c="32"/></text:span><text:span text:style-name="Source_20_Text"><text:span text:style-name="T3">&amp;&amp; '%' === substr( $split_query[ $key - 1 ], -1, 1 )</text:span></text:span></text:p>
      <text:p text:style-name="Preformatted_20_Text"><text:span text:style-name="Source_20_Text"><text:s text:c="24"/></text:span><text:span text:style-name="Source_20_Text"><text:span text:style-name="T3">) {</text:span></text:span></text:p>
      <text:p text:style-name="Preformatted_20_Text"/>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Before WP 6.2 the "force floats to be locale-unaware" RegEx didn't</text:span></text:span></text:p>
      <text:p text:style-name="Preformatted_20_Text"><text:span text:style-name="Source_20_Text"><text:s text:c="33"/></text:span><text:span text:style-name="Source_20_Text"><text:span text:style-name="T3">* convert "%%%f" to "%%%F" (note the uppercase F).</text:span></text:span></text:p>
      <text:p text:style-name="Preformatted_20_Text"><text:span text:style-name="Source_20_Text"><text:s text:c="33"/></text:span><text:span text:style-name="Source_20_Text"><text:span text:style-name="T3">* This was because it didn't check to see if the leading "%" was escaped.</text:span></text:span></text:p>
      <text:p text:style-name="Preformatted_20_Text"><text:span text:style-name="Source_20_Text"><text:s text:c="33"/></text:span><text:span text:style-name="Source_20_Text"><text:span text:style-name="T3">* And because the "Escape any unescaped percents" RegEx used "[sdF]" in its</text:span></text:span></text:p>
      <text:p text:style-name="Preformatted_20_Text"><text:span text:style-name="Source_20_Text"><text:s text:c="33"/></text:span><text:span text:style-name="Source_20_Text"><text:span text:style-name="T3">* negative lookahead assertion, when there was an odd number of "%", it added</text:span></text:span></text:p>
      <text:p text:style-name="Preformatted_20_Text"><text:span text:style-name="Source_20_Text"><text:s text:c="33"/></text:span><text:span text:style-name="Source_20_Text"><text:span text:style-name="T3">* an extra "%", to give the fully escaped "%%%%f" (not a placeholder).</text:span></text:span></text:p>
      <text:p text:style-name="Preformatted_20_Text"><text:soft-page-break/><text:span text:style-name="Source_20_Text"><text:s text:c="33"/></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s = $split_query[ $key - 2 ] . $split_query[ $key - 1 ];</text:span></text:span></text:p>
      <text:p text:style-name="Preformatted_20_Text"><text:span text:style-name="Source_20_Text"><text:s text:c="32"/></text:span><text:span text:style-name="Source_20_Text"><text:span text:style-name="T3">$k = 1;</text:span></text:span></text:p>
      <text:p text:style-name="Preformatted_20_Text"><text:span text:style-name="Source_20_Text"><text:s text:c="32"/></text:span><text:span text:style-name="Source_20_Text"><text:span text:style-name="T3">$l = strlen( $s );</text:span></text:span></text:p>
      <text:p text:style-name="Preformatted_20_Text"><text:span text:style-name="Source_20_Text"><text:s text:c="32"/></text:span><text:span text:style-name="Source_20_Text"><text:span text:style-name="T3">while ( $k &lt;= $l &amp;&amp; '%' === $s[ $l - $k ] ) {</text:span></text:span></text:p>
      <text:p text:style-name="Preformatted_20_Text"><text:span text:style-name="Source_20_Text"><text:s text:c="40"/></text:span><text:span text:style-name="Source_20_Text"><text:span text:style-name="T3">++$k;</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placeholder = '%' . ( $k % 2 ? '%' : '' ) . $format . $type;</text:span></text:span></text:p>
      <text:p text:style-name="Preformatted_20_Text"/>
      <text:p text:style-name="Preformatted_20_Text"><text:span text:style-name="Source_20_Text"><text:s text:c="32"/></text:span><text:span text:style-name="Source_20_Text"><text:span text:style-name="T3">--$placeholder_count;</text:span></text:span></text:p>
      <text:p text:style-name="Preformatted_20_Text"/>
      <text:p text:style-name="Preformatted_20_Text"><text:span text:style-name="Source_20_Text"><text:s text:c="24"/></text:span><text:span text:style-name="Source_20_Text"><text:span text:style-name="T3">} else {</text:span></text:span></text:p>
      <text:p text:style-name="Preformatted_20_Text"/>
      <text:p text:style-name="Preformatted_20_Text"><text:span text:style-name="Source_20_Text"><text:s text:c="32"/></text:span><text:span text:style-name="Source_20_Text"><text:span text:style-name="T3">// Force floats to be locale-unaware.</text:span></text:span></text:p>
      <text:p text:style-name="Preformatted_20_Text"><text:span text:style-name="Source_20_Text"><text:s text:c="32"/></text:span><text:span text:style-name="Source_20_Text"><text:span text:style-name="T3">if ( 'f' === $type ) {</text:span></text:span></text:p>
      <text:p text:style-name="Preformatted_20_Text"><text:span text:style-name="Source_20_Text"><text:s text:c="40"/></text:span><text:span text:style-name="Source_20_Text"><text:span text:style-name="T3">$type <text:s text:c="7"/>= 'F';</text:span></text:span></text:p>
      <text:p text:style-name="Preformatted_20_Text"><text:span text:style-name="Source_20_Text"><text:s text:c="40"/></text:span><text:span text:style-name="Source_20_Text"><text:span text:style-name="T3">$placeholder = '%' . $format . $type;</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if ( 'i' === $type ) {</text:span></text:span></text:p>
      <text:p text:style-name="Preformatted_20_Text"><text:span text:style-name="Source_20_Text"><text:s text:c="40"/></text:span><text:span text:style-name="Source_20_Text"><text:span text:style-name="T3">$placeholder = '`%' . $format . 's`';</text:span></text:span></text:p>
      <text:p text:style-name="Preformatted_20_Text"><text:span text:style-name="Source_20_Text"><text:s text:c="40"/></text:span><text:span text:style-name="Source_20_Text"><text:span text:style-name="T3">// Using a simple strpos() due to previous checking (e.g. $allowed_format).</text:span></text:span></text:p>
      <text:p text:style-name="Preformatted_20_Text"><text:span text:style-name="Source_20_Text"><text:s text:c="40"/></text:span><text:span text:style-name="Source_20_Text"><text:span text:style-name="T3">$argnum_pos = strpos( $format, '$' );</text:span></text:span></text:p>
      <text:p text:style-name="Preformatted_20_Text"/>
      <text:p text:style-name="Preformatted_20_Text"><text:span text:style-name="Source_20_Text"><text:s text:c="40"/></text:span><text:span text:style-name="Source_20_Text"><text:span text:style-name="T3">if ( false !== $argnum_pos ) {</text:span></text:span></text:p>
      <text:p text:style-name="Preformatted_20_Text"><text:span text:style-name="Source_20_Text"><text:s text:c="48"/></text:span><text:span text:style-name="Source_20_Text"><text:span text:style-name="T3">// sprintf() argnum starts at 1, $arg_id from 0.</text:span></text:span></text:p>
      <text:p text:style-name="Preformatted_20_Text"><text:span text:style-name="Source_20_Text"><text:s text:c="48"/></text:span><text:span text:style-name="Source_20_Text"><text:span text:style-name="T3">$arg_identifiers[] = ( ( (int) substr( $format, 0, $argnum_pos ) ) - 1 );</text:span></text:span></text:p>
      <text:p text:style-name="Preformatted_20_Text"><text:span text:style-name="Source_20_Text"><text:s text:c="40"/></text:span><text:span text:style-name="Source_20_Text"><text:span text:style-name="T3">} else {</text:span></text:span></text:p>
      <text:p text:style-name="Preformatted_20_Text"><text:span text:style-name="Source_20_Text"><text:s text:c="48"/></text:span><text:span text:style-name="Source_20_Text"><text:span text:style-name="T3">$arg_identifiers[] = $arg_id;</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32"/></text:span><text:span text:style-name="Source_20_Text"><text:span text:style-name="T3">} elseif ( 'd' !== $type &amp;&amp; 'F' !== $type ) {</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41"/></text:span><text:span text:style-name="Source_20_Text"><text:span text:style-name="T3">* i.e. ( 's' === $type ), where 'd' and 'F' keeps $placeholder unchanged,</text:span></text:span></text:p>
      <text:p text:style-name="Preformatted_20_Text"><text:span text:style-name="Source_20_Text"><text:s text:c="41"/></text:span><text:span text:style-name="Source_20_Text"><text:span text:style-name="T3">* and we ensure string escaping is used as a safe default (e.g. even if 'x').</text:span></text:span></text:p>
      <text:p text:style-name="Preformatted_20_Text"><text:span text:style-name="Source_20_Text"><text:s text:c="41"/></text:span><text:span text:style-name="Source_20_Text"><text:span text:style-name="T3">*/</text:span></text:span></text:p>
      <text:p text:style-name="Preformatted_20_Text"><text:span text:style-name="Source_20_Text"><text:s text:c="40"/></text:span><text:span text:style-name="Source_20_Text"><text:span text:style-name="T3">$argnum_pos = strpos( $format, '$' );</text:span></text:span></text:p>
      <text:p text:style-name="Preformatted_20_Text"/>
      <text:p text:style-name="Preformatted_20_Text"><text:span text:style-name="Source_20_Text"><text:s text:c="40"/></text:span><text:span text:style-name="Source_20_Text"><text:span text:style-name="T3">if ( false !== $argnum_pos ) {</text:span></text:span></text:p>
      <text:p text:style-name="Preformatted_20_Text"><text:span text:style-name="Source_20_Text"><text:s text:c="48"/></text:span><text:span text:style-name="Source_20_Text"><text:span text:style-name="T3">$arg_strings[] = ( ( (int) substr( $format, 0, $argnum_pos ) ) - 1 );</text:span></text:span></text:p>
      <text:p text:style-name="Preformatted_20_Text"><text:span text:style-name="Source_20_Text"><text:s text:c="40"/></text:span><text:span text:style-name="Source_20_Text"><text:span text:style-name="T3">} else {</text:span></text:span></text:p>
      <text:p text:style-name="Preformatted_20_Text"><text:span text:style-name="Source_20_Text"><text:s text:c="48"/></text:span><text:span text:style-name="Source_20_Text"><text:span text:style-name="T3">$arg_strings[] = $arg_id;</text:span></text:span></text:p>
      <text:p text:style-name="Preformatted_20_Text"><text:span text:style-name="Source_20_Text"><text:s text:c="40"/></text:span><text:span text:style-name="Source_20_Text"><text:span text:style-name="T3">}</text:span></text:span></text:p>
      <text:p text:style-name="Preformatted_20_Text"/>
      <text:p text:style-name="Preformatted_20_Text"><text:span text:style-name="Source_20_Text"><text:s text:c="40"/></text:span><text:span text:style-name="Source_20_Text"><text:span text:style-name="T3">/*</text:span></text:span></text:p>
      <text:p text:style-name="Preformatted_20_Text"><text:span text:style-name="Source_20_Text"><text:s text:c="41"/></text:span><text:span text:style-name="Source_20_Text"><text:span text:style-name="T3">* Unquoted strings for backward compatibility (dangerous).</text:span></text:span></text:p>
      <text:p text:style-name="Preformatted_20_Text"><text:span text:style-name="Source_20_Text"><text:s text:c="41"/></text:span><text:span text:style-name="Source_20_Text"><text:span text:style-name="T3">* First, "numbered or formatted string placeholders (eg, %1$s, %5s)".</text:span></text:span></text:p>
      <text:p text:style-name="Preformatted_20_Text"><text:span text:style-name="Source_20_Text"><text:s text:c="41"/></text:span><text:span text:style-name="Source_20_Text"><text:span text:style-name="T3">* Second, if "%s" has a "%" before it, even if it's unrelated (e.g. "LIKE '%%%s%%'").</text:span></text:span></text:p>
      <text:p text:style-name="Preformatted_20_Text"><text:span text:style-name="Source_20_Text"><text:s text:c="41"/></text:span><text:span text:style-name="Source_20_Text"><text:span text:style-name="T3">*/</text:span></text:span></text:p>
      <text:p text:style-name="Preformatted_20_Text"><text:span text:style-name="Source_20_Text"><text:s text:c="40"/></text:span><text:span text:style-name="Source_20_Text"><text:span text:style-name="T3">if ( true !== $this-&gt;allow_unsafe_unquoted_parameters</text:span></text:span></text:p>
      <text:p text:style-name="Preformatted_20_Text"><text:span text:style-name="Source_20_Text"><text:s text:c="48"/></text:span><text:span text:style-name="Source_20_Text"><text:span text:style-name="T3">/*</text:span></text:span></text:p>
      <text:p text:style-name="Preformatted_20_Text"><text:soft-page-break/><text:span text:style-name="Source_20_Text"><text:s text:c="49"/></text:span><text:span text:style-name="Source_20_Text"><text:span text:style-name="T3">* Note: str_ends_with() is not used here, as this file can be included</text:span></text:span></text:p>
      <text:p text:style-name="Preformatted_20_Text"><text:span text:style-name="Source_20_Text"><text:s text:c="49"/></text:span><text:span text:style-name="Source_20_Text"><text:span text:style-name="T3">* directly outside of WordPress core, e.g. by HyperDB, in which case</text:span></text:span></text:p>
      <text:p text:style-name="Preformatted_20_Text"><text:span text:style-name="Source_20_Text"><text:s text:c="49"/></text:span><text:span text:style-name="Source_20_Text"><text:span text:style-name="T3">* the polyfills from wp-includes/compat.php are not loaded.</text:span></text:span></text:p>
      <text:p text:style-name="Preformatted_20_Text"><text:span text:style-name="Source_20_Text"><text:s text:c="49"/></text:span><text:span text:style-name="Source_20_Text"><text:span text:style-name="T3">*/</text:span></text:span></text:p>
      <text:p text:style-name="Preformatted_20_Text"><text:span text:style-name="Source_20_Text"><text:s text:c="48"/></text:span><text:span text:style-name="Source_20_Text"><text:span text:style-name="T3">|| ( '' === $format &amp;&amp; '%' !== substr( $split_query[ $key - 1 ], -1, 1 ) )</text:span></text:span></text:p>
      <text:p text:style-name="Preformatted_20_Text"><text:span text:style-name="Source_20_Text"><text:s text:c="40"/></text:span><text:span text:style-name="Source_20_Text"><text:span text:style-name="T3">) {</text:span></text:span></text:p>
      <text:p text:style-name="Preformatted_20_Text"><text:span text:style-name="Source_20_Text"><text:s text:c="48"/></text:span><text:span text:style-name="Source_20_Text"><text:span text:style-name="T3">$placeholder = "'%" . $format . "s'";</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Glue (-2), any leading characters (-1), then the new $placeholder.</text:span></text:span></text:p>
      <text:p text:style-name="Preformatted_20_Text"><text:span text:style-name="Source_20_Text"><text:s text:c="24"/></text:span><text:span text:style-name="Source_20_Text"><text:span text:style-name="T3">$new_query .= $split_query[ $key - 2 ] . $split_query[ $key - 1 ] . $placeholder;</text:span></text:span></text:p>
      <text:p text:style-name="Preformatted_20_Text"/>
      <text:p text:style-name="Preformatted_20_Text"><text:span text:style-name="Source_20_Text"><text:s text:c="24"/></text:span><text:span text:style-name="Source_20_Text"><text:span text:style-name="T3">$key += 3;</text:span></text:span></text:p>
      <text:p text:style-name="Preformatted_20_Text"><text:span text:style-name="Source_20_Text"><text:s text:c="24"/></text:span><text:span text:style-name="Source_20_Text"><text:span text:style-name="T3">++$arg_id;</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Replace $query; and add remaining $query characters, or index 0 if there were no placeholders.</text:span></text:span></text:p>
      <text:p text:style-name="Preformatted_20_Text"><text:span text:style-name="Source_20_Text"><text:s text:c="16"/></text:span><text:span text:style-name="Source_20_Text"><text:span text:style-name="T3">$query = $new_query . $split_query[ $key - 2 ];</text:span></text:span></text:p>
      <text:p text:style-name="Preformatted_20_Text"/>
      <text:p text:style-name="Preformatted_20_Text"><text:span text:style-name="Source_20_Text"><text:s text:c="16"/></text:span><text:span text:style-name="Source_20_Text"><text:span text:style-name="T3">$dual_use = array_intersect( $arg_identifiers, $arg_strings );</text:span></text:span></text:p>
      <text:p text:style-name="Preformatted_20_Text"/>
      <text:p text:style-name="Preformatted_20_Text"><text:span text:style-name="Source_20_Text"><text:s text:c="16"/></text:span><text:span text:style-name="Source_20_Text"><text:span text:style-name="T3">if ( count( $dual_use ) &gt; 0 ) {</text:span></text:span></text:p>
      <text:p text:style-name="Preformatted_20_Text"><text:span text:style-name="Source_20_Text"><text:s text:c="24"/></text:span><text:span text:style-name="Source_20_Text"><text:span text:style-name="T3">wp_load_translations_early();</text:span></text:span></text:p>
      <text:p text:style-name="Preformatted_20_Text"/>
      <text:p text:style-name="Preformatted_20_Text"><text:span text:style-name="Source_20_Text"><text:s text:c="24"/></text:span><text:span text:style-name="Source_20_Text"><text:span text:style-name="T3">$used_placeholders = array();</text:span></text:span></text:p>
      <text:p text:style-name="Preformatted_20_Text"/>
      <text:p text:style-name="Preformatted_20_Text"><text:span text:style-name="Source_20_Text"><text:s text:c="24"/></text:span><text:span text:style-name="Source_20_Text"><text:span text:style-name="T3">$key <text:s text:c="3"/>= 2;</text:span></text:span></text:p>
      <text:p text:style-name="Preformatted_20_Text"><text:span text:style-name="Source_20_Text"><text:s text:c="24"/></text:span><text:span text:style-name="Source_20_Text"><text:span text:style-name="T3">$arg_id = 0;</text:span></text:span></text:p>
      <text:p text:style-name="Preformatted_20_Text"><text:span text:style-name="Source_20_Text"><text:s text:c="24"/></text:span><text:span text:style-name="Source_20_Text"><text:span text:style-name="T3">// Parse again (only used when there is an error).</text:span></text:span></text:p>
      <text:p text:style-name="Preformatted_20_Text"><text:span text:style-name="Source_20_Text"><text:s text:c="24"/></text:span><text:span text:style-name="Source_20_Text"><text:span text:style-name="T3">while ( $key &lt; $split_query_count ) {</text:span></text:span></text:p>
      <text:p text:style-name="Preformatted_20_Text"><text:span text:style-name="Source_20_Text"><text:s text:c="32"/></text:span><text:span text:style-name="Source_20_Text"><text:span text:style-name="T3">$placeholder = $split_query[ $key ];</text:span></text:span></text:p>
      <text:p text:style-name="Preformatted_20_Text"/>
      <text:p text:style-name="Preformatted_20_Text"><text:span text:style-name="Source_20_Text"><text:s text:c="32"/></text:span><text:span text:style-name="Source_20_Text"><text:span text:style-name="T3">$format = substr( $placeholder, 1, -1 );</text:span></text:span></text:p>
      <text:p text:style-name="Preformatted_20_Text"/>
      <text:p text:style-name="Preformatted_20_Text"><text:span text:style-name="Source_20_Text"><text:s text:c="32"/></text:span><text:span text:style-name="Source_20_Text"><text:span text:style-name="T3">$argnum_pos = strpos( $format, '$' );</text:span></text:span></text:p>
      <text:p text:style-name="Preformatted_20_Text"/>
      <text:p text:style-name="Preformatted_20_Text"><text:span text:style-name="Source_20_Text"><text:s text:c="32"/></text:span><text:span text:style-name="Source_20_Text"><text:span text:style-name="T3">if ( false !== $argnum_pos ) {</text:span></text:span></text:p>
      <text:p text:style-name="Preformatted_20_Text"><text:span text:style-name="Source_20_Text"><text:s text:c="40"/></text:span><text:span text:style-name="Source_20_Text"><text:span text:style-name="T3">$arg_pos = ( ( (int) substr( $format, 0, $argnum_pos ) ) - 1 );</text:span></text:span></text:p>
      <text:p text:style-name="Preformatted_20_Text"><text:span text:style-name="Source_20_Text"><text:s text:c="32"/></text:span><text:span text:style-name="Source_20_Text"><text:span text:style-name="T3">} else {</text:span></text:span></text:p>
      <text:p text:style-name="Preformatted_20_Text"><text:span text:style-name="Source_20_Text"><text:s text:c="40"/></text:span><text:span text:style-name="Source_20_Text"><text:span text:style-name="T3">$arg_pos = $arg_id;</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used_placeholders[ $arg_pos ][] = $placeholder;</text:span></text:span></text:p>
      <text:p text:style-name="Preformatted_20_Text"/>
      <text:p text:style-name="Preformatted_20_Text"><text:span text:style-name="Source_20_Text"><text:s text:c="32"/></text:span><text:span text:style-name="Source_20_Text"><text:span text:style-name="T3">$key += 3;</text:span></text:span></text:p>
      <text:p text:style-name="Preformatted_20_Text"><text:span text:style-name="Source_20_Text"><text:s text:c="32"/></text:span><text:span text:style-name="Source_20_Text"><text:span text:style-name="T3">++$arg_id;</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onflicts = array();</text:span></text:span></text:p>
      <text:p text:style-name="Preformatted_20_Text"><text:span text:style-name="Source_20_Text"><text:s text:c="24"/></text:span><text:span text:style-name="Source_20_Text"><text:span text:style-name="T3">foreach ( $dual_use as $arg_pos ) {</text:span></text:span></text:p>
      <text:p text:style-name="Preformatted_20_Text"><text:span text:style-name="Source_20_Text"><text:s text:c="32"/></text:span><text:span text:style-name="Source_20_Text"><text:span text:style-name="T3">$conflicts[] = implode( ' and ', $used_placeholders[ $arg_pos ] );</text:span></text:span></text:p>
      <text:p text:style-name="Preformatted_20_Text"><text:span text:style-name="Source_20_Text"><text:s text:c="24"/></text:span><text:span text:style-name="Source_20_Text"><text:span text:style-name="T3">}</text:span></text:span></text:p>
      <text:p text:style-name="Preformatted_20_Text"><text:soft-page-break/></text:p>
      <text:p text:style-name="Preformatted_20_Text"><text:span text:style-name="Source_20_Text"><text:s text:c="24"/></text:span><text:span text:style-name="Source_20_Text"><text:span text:style-name="T3">_doing_it_wrong(</text:span></text:span></text:p>
      <text:p text:style-name="Preformatted_20_Text"><text:span text:style-name="Source_20_Text"><text:s text:c="32"/></text:span><text:span text:style-name="Source_20_Text"><text:span text:style-name="T3">'wpdb::prepare',</text:span></text:span></text:p>
      <text:p text:style-name="Preformatted_20_Text"><text:span text:style-name="Source_20_Text"><text:s text:c="32"/></text:span><text:span text:style-name="Source_20_Text"><text:span text:style-name="T3">sprintf(</text:span></text:span></text:p>
      <text:p text:style-name="Preformatted_20_Text"><text:span text:style-name="Source_20_Text"><text:s text:c="40"/></text:span><text:span text:style-name="Source_20_Text"><text:span text:style-name="T3">/* translators: %s: A list of placeholders found to be a problem. */</text:span></text:span></text:p>
      <text:p text:style-name="Preformatted_20_Text"><text:span text:style-name="Source_20_Text"><text:s text:c="40"/></text:span><text:span text:style-name="Source_20_Text"><text:span text:style-name="T3">__( 'Arguments cannot be prepared as both an Identifier and Value. Found the following conflicts: %s' ),</text:span></text:span></text:p>
      <text:p text:style-name="Preformatted_20_Text"><text:span text:style-name="Source_20_Text"><text:s text:c="40"/></text:span><text:span text:style-name="Source_20_Text"><text:span text:style-name="T3">implode( ', ', $conflicts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6.2.0'</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return;</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args_count = count( $args );</text:span></text:span></text:p>
      <text:p text:style-name="Preformatted_20_Text"/>
      <text:p text:style-name="Preformatted_20_Text"><text:span text:style-name="Source_20_Text"><text:s text:c="16"/></text:span><text:span text:style-name="Source_20_Text"><text:span text:style-name="T3">if ( $args_count !== $placeholder_count ) {</text:span></text:span></text:p>
      <text:p text:style-name="Preformatted_20_Text"><text:span text:style-name="Source_20_Text"><text:s text:c="24"/></text:span><text:span text:style-name="Source_20_Text"><text:span text:style-name="T3">if ( 1 === $placeholder_count &amp;&amp; $passed_as_array )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If the passed query only expected one argument,</text:span></text:span></text:p>
      <text:p text:style-name="Preformatted_20_Text"><text:span text:style-name="Source_20_Text"><text:s text:c="33"/></text:span><text:span text:style-name="Source_20_Text"><text:span text:style-name="T3">* but the wrong number of arguments was sent as an array, bail.</text:span></text:span></text:p>
      <text:p text:style-name="Preformatted_20_Text"><text:span text:style-name="Source_20_Text"><text:s text:c="33"/></text:span><text:span text:style-name="Source_20_Text"><text:span text:style-name="T3">*/</text:span></text:span></text:p>
      <text:p text:style-name="Preformatted_20_Text"><text:span text:style-name="Source_20_Text"><text:s text:c="32"/></text:span><text:span text:style-name="Source_20_Text"><text:span text:style-name="T3">wp_load_translations_early();</text:span></text:span></text:p>
      <text:p text:style-name="Preformatted_20_Text"><text:span text:style-name="Source_20_Text"><text:s text:c="32"/></text:span><text:span text:style-name="Source_20_Text"><text:span text:style-name="T3">_doing_it_wrong(</text:span></text:span></text:p>
      <text:p text:style-name="Preformatted_20_Text"><text:span text:style-name="Source_20_Text"><text:s text:c="40"/></text:span><text:span text:style-name="Source_20_Text"><text:span text:style-name="T3">'wpdb::prepare',</text:span></text:span></text:p>
      <text:p text:style-name="Preformatted_20_Text"><text:span text:style-name="Source_20_Text"><text:s text:c="40"/></text:span><text:span text:style-name="Source_20_Text"><text:span text:style-name="T3">__( 'The query only expected one placeholder, but an array of multiple placeholders was sent.' ),</text:span></text:span></text:p>
      <text:p text:style-name="Preformatted_20_Text"><text:span text:style-name="Source_20_Text"><text:s text:c="40"/></text:span><text:span text:style-name="Source_20_Text"><text:span text:style-name="T3">'4.9.0'</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return;</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If we don't have the right number of placeholders,</text:span></text:span></text:p>
      <text:p text:style-name="Preformatted_20_Text"><text:span text:style-name="Source_20_Text"><text:s text:c="33"/></text:span><text:span text:style-name="Source_20_Text"><text:span text:style-name="T3">* but they were passed as individual arguments,</text:span></text:span></text:p>
      <text:p text:style-name="Preformatted_20_Text"><text:span text:style-name="Source_20_Text"><text:s text:c="33"/></text:span><text:span text:style-name="Source_20_Text"><text:span text:style-name="T3">* or we were expecting multiple arguments in an array, throw a warning.</text:span></text:span></text:p>
      <text:p text:style-name="Preformatted_20_Text"><text:span text:style-name="Source_20_Text"><text:s text:c="33"/></text:span><text:span text:style-name="Source_20_Text"><text:span text:style-name="T3">*/</text:span></text:span></text:p>
      <text:p text:style-name="Preformatted_20_Text"><text:span text:style-name="Source_20_Text"><text:s text:c="32"/></text:span><text:span text:style-name="Source_20_Text"><text:span text:style-name="T3">wp_load_translations_early();</text:span></text:span></text:p>
      <text:p text:style-name="Preformatted_20_Text"><text:span text:style-name="Source_20_Text"><text:s text:c="32"/></text:span><text:span text:style-name="Source_20_Text"><text:span text:style-name="T3">_doing_it_wrong(</text:span></text:span></text:p>
      <text:p text:style-name="Preformatted_20_Text"><text:span text:style-name="Source_20_Text"><text:s text:c="40"/></text:span><text:span text:style-name="Source_20_Text"><text:span text:style-name="T3">'wpdb::prepare',</text:span></text:span></text:p>
      <text:p text:style-name="Preformatted_20_Text"><text:span text:style-name="Source_20_Text"><text:s text:c="40"/></text:span><text:span text:style-name="Source_20_Text"><text:span text:style-name="T3">sprintf(</text:span></text:span></text:p>
      <text:p text:style-name="Preformatted_20_Text"><text:span text:style-name="Source_20_Text"><text:s text:c="48"/></text:span><text:span text:style-name="Source_20_Text"><text:span text:style-name="T3">/* translators: 1: Number of placeholders, 2: Number of arguments passed. */</text:span></text:span></text:p>
      <text:p text:style-name="Preformatted_20_Text"><text:span text:style-name="Source_20_Text"><text:s text:c="48"/></text:span><text:span text:style-name="Source_20_Text"><text:span text:style-name="T3">__( 'The query does not contain the correct number of placeholders (%1$d) for the number of arguments passed (%2$d).' ),</text:span></text:span></text:p>
      <text:p text:style-name="Preformatted_20_Text"><text:span text:style-name="Source_20_Text"><text:s text:c="48"/></text:span><text:span text:style-name="Source_20_Text"><text:span text:style-name="T3">$placeholder_count,</text:span></text:span></text:p>
      <text:p text:style-name="Preformatted_20_Text"><text:span text:style-name="Source_20_Text"><text:s text:c="48"/></text:span><text:span text:style-name="Source_20_Text"><text:span text:style-name="T3">$args_count</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40"/></text:span><text:span text:style-name="Source_20_Text"><text:span text:style-name="T3">'4.8.3'</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If we don't have enough arguments to match the placeholders,</text:span></text:span></text:p>
      <text:p text:style-name="Preformatted_20_Text"><text:span text:style-name="Source_20_Text"><text:s text:c="33"/></text:span><text:span text:style-name="Source_20_Text"><text:span text:style-name="T3">* return an empty string to avoid a fatal error on PHP 8.</text:span></text:span></text:p>
      <text:p text:style-name="Preformatted_20_Text"><text:span text:style-name="Source_20_Text"><text:s text:c="33"/></text:span><text:span text:style-name="Source_20_Text"><text:span text:style-name="T3">*/</text:span></text:span></text:p>
      <text:p text:style-name="Preformatted_20_Text"><text:soft-page-break/><text:span text:style-name="Source_20_Text"><text:s text:c="32"/></text:span><text:span text:style-name="Source_20_Text"><text:span text:style-name="T3">if ( $args_count &lt; $placeholder_count ) {</text:span></text:span></text:p>
      <text:p text:style-name="Preformatted_20_Text"><text:span text:style-name="Source_20_Text"><text:s text:c="40"/></text:span><text:span text:style-name="Source_20_Text"><text:span text:style-name="T3">$max_numbered_placeholder = 0;</text:span></text:span></text:p>
      <text:p text:style-name="Preformatted_20_Text"/>
      <text:p text:style-name="Preformatted_20_Text"><text:span text:style-name="Source_20_Text"><text:s text:c="40"/></text:span><text:span text:style-name="Source_20_Text"><text:span text:style-name="T3">for ( $i = 2, $l = $split_query_count; $i &lt; $l; $i += 3 ) {</text:span></text:span></text:p>
      <text:p text:style-name="Preformatted_20_Text"><text:span text:style-name="Source_20_Text"><text:s text:c="48"/></text:span><text:span text:style-name="Source_20_Text"><text:span text:style-name="T3">// Assume a leading number is for a numbered placeholder, e.g. '%3$s'.</text:span></text:span></text:p>
      <text:p text:style-name="Preformatted_20_Text"><text:span text:style-name="Source_20_Text"><text:s text:c="48"/></text:span><text:span text:style-name="Source_20_Text"><text:span text:style-name="T3">$argnum = (int) substr( $split_query[ $i ], 1 );</text:span></text:span></text:p>
      <text:p text:style-name="Preformatted_20_Text"/>
      <text:p text:style-name="Preformatted_20_Text"><text:span text:style-name="Source_20_Text"><text:s text:c="48"/></text:span><text:span text:style-name="Source_20_Text"><text:span text:style-name="T3">if ( $max_numbered_placeholder &lt; $argnum ) {</text:span></text:span></text:p>
      <text:p text:style-name="Preformatted_20_Text"><text:span text:style-name="Source_20_Text"><text:s text:c="56"/></text:span><text:span text:style-name="Source_20_Text"><text:span text:style-name="T3">$max_numbered_placeholder = $argnum;</text:span></text:span></text:p>
      <text:p text:style-name="Preformatted_20_Text"><text:span text:style-name="Source_20_Text"><text:s text:c="48"/></text:span><text:span text:style-name="Source_20_Text"><text:span text:style-name="T3">}</text:span></text:span></text:p>
      <text:p text:style-name="Preformatted_20_Text"><text:span text:style-name="Source_20_Text"><text:s text:c="40"/></text:span><text:span text:style-name="Source_20_Text"><text:span text:style-name="T3">}</text:span></text:span></text:p>
      <text:p text:style-name="Preformatted_20_Text"/>
      <text:p text:style-name="Preformatted_20_Text"><text:span text:style-name="Source_20_Text"><text:s text:c="40"/></text:span><text:span text:style-name="Source_20_Text"><text:span text:style-name="T3">if ( ! $max_numbered_placeholder || $args_count &lt; $max_numbered_placeholder ) {</text:span></text:span></text:p>
      <text:p text:style-name="Preformatted_20_Text"><text:span text:style-name="Source_20_Text"><text:s text:c="48"/></text:span><text:span text:style-name="Source_20_Text"><text:span text:style-name="T3">return '';</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args_escaped = array();</text:span></text:span></text:p>
      <text:p text:style-name="Preformatted_20_Text"/>
      <text:p text:style-name="Preformatted_20_Text"><text:span text:style-name="Source_20_Text"><text:s text:c="16"/></text:span><text:span text:style-name="Source_20_Text"><text:span text:style-name="T3">foreach ( $args as $i =&gt; $value ) {</text:span></text:span></text:p>
      <text:p text:style-name="Preformatted_20_Text"><text:span text:style-name="Source_20_Text"><text:s text:c="24"/></text:span><text:span text:style-name="Source_20_Text"><text:span text:style-name="T3">if ( in_array( $i, $arg_identifiers, true ) ) {</text:span></text:span></text:p>
      <text:p text:style-name="Preformatted_20_Text"><text:span text:style-name="Source_20_Text"><text:s text:c="32"/></text:span><text:span text:style-name="Source_20_Text"><text:span text:style-name="T3">$args_escaped[] = $this-&gt;_escape_identifier_value( $value );</text:span></text:span></text:p>
      <text:p text:style-name="Preformatted_20_Text"><text:span text:style-name="Source_20_Text"><text:s text:c="24"/></text:span><text:span text:style-name="Source_20_Text"><text:span text:style-name="T3">} elseif ( is_int( $value ) || is_float( $value ) ) {</text:span></text:span></text:p>
      <text:p text:style-name="Preformatted_20_Text"><text:span text:style-name="Source_20_Text"><text:s text:c="32"/></text:span><text:span text:style-name="Source_20_Text"><text:span text:style-name="T3">$args_escaped[] = $value;</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if ( ! is_scalar( $value ) &amp;&amp; ! is_null( $value ) ) {</text:span></text:span></text:p>
      <text:p text:style-name="Preformatted_20_Text"><text:span text:style-name="Source_20_Text"><text:s text:c="40"/></text:span><text:span text:style-name="Source_20_Text"><text:span text:style-name="T3">wp_load_translations_early();</text:span></text:span></text:p>
      <text:p text:style-name="Preformatted_20_Text"><text:span text:style-name="Source_20_Text"><text:s text:c="40"/></text:span><text:span text:style-name="Source_20_Text"><text:span text:style-name="T3">_doing_it_wrong(</text:span></text:span></text:p>
      <text:p text:style-name="Preformatted_20_Text"><text:span text:style-name="Source_20_Text"><text:s text:c="48"/></text:span><text:span text:style-name="Source_20_Text"><text:span text:style-name="T3">'wpdb::prepare',</text:span></text:span></text:p>
      <text:p text:style-name="Preformatted_20_Text"><text:span text:style-name="Source_20_Text"><text:s text:c="48"/></text:span><text:span text:style-name="Source_20_Text"><text:span text:style-name="T3">sprintf(</text:span></text:span></text:p>
      <text:p text:style-name="Preformatted_20_Text"><text:span text:style-name="Source_20_Text"><text:s text:c="56"/></text:span><text:span text:style-name="Source_20_Text"><text:span text:style-name="T3">/* translators: %s: Value type. */</text:span></text:span></text:p>
      <text:p text:style-name="Preformatted_20_Text"><text:span text:style-name="Source_20_Text"><text:s text:c="56"/></text:span><text:span text:style-name="Source_20_Text"><text:span text:style-name="T3">__( 'Unsupported value type (%s).' ),</text:span></text:span></text:p>
      <text:p text:style-name="Preformatted_20_Text"><text:span text:style-name="Source_20_Text"><text:s text:c="56"/></text:span><text:span text:style-name="Source_20_Text"><text:span text:style-name="T3">gettype( $value )</text:span></text:span></text:p>
      <text:p text:style-name="Preformatted_20_Text"><text:span text:style-name="Source_20_Text"><text:s text:c="48"/></text:span><text:span text:style-name="Source_20_Text"><text:span text:style-name="T3">),</text:span></text:span></text:p>
      <text:p text:style-name="Preformatted_20_Text"><text:span text:style-name="Source_20_Text"><text:s text:c="48"/></text:span><text:span text:style-name="Source_20_Text"><text:span text:style-name="T3">'4.8.2'</text:span></text:span></text:p>
      <text:p text:style-name="Preformatted_20_Text"><text:span text:style-name="Source_20_Text"><text:s text:c="40"/></text:span><text:span text:style-name="Source_20_Text"><text:span text:style-name="T3">);</text:span></text:span></text:p>
      <text:p text:style-name="Preformatted_20_Text"/>
      <text:p text:style-name="Preformatted_20_Text"><text:span text:style-name="Source_20_Text"><text:s text:c="40"/></text:span><text:span text:style-name="Source_20_Text"><text:span text:style-name="T3">// Preserving old behavior, where values are escaped as strings.</text:span></text:span></text:p>
      <text:p text:style-name="Preformatted_20_Text"><text:span text:style-name="Source_20_Text"><text:s text:c="40"/></text:span><text:span text:style-name="Source_20_Text"><text:span text:style-name="T3">$value = '';</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args_escaped[] = $this-&gt;_real_escape( $value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query = vsprintf( $query, $args_escaped );</text:span></text:span></text:p>
      <text:p text:style-name="Preformatted_20_Text"/>
      <text:p text:style-name="Preformatted_20_Text"><text:span text:style-name="Source_20_Text"><text:s text:c="16"/></text:span><text:span text:style-name="Source_20_Text"><text:span text:style-name="T3">return $this-&gt;add_placeholder_escape( $query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oft-page-break/><text:span text:style-name="Source_20_Text"><text:s text:c="9"/></text:span><text:span text:style-name="Source_20_Text"><text:span text:style-name="T3">* First half of escaping for `LIKE` special characters `%` and `_` before preparing for SQ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 this only before wpdb::prepare() or esc_sql(). Reversing the order is very bad for securit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ample Prepared Stateme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ild = '%';</text:span></text:span></text:p>
      <text:p text:style-name="Preformatted_20_Text"><text:span text:style-name="Source_20_Text"><text:s text:c="9"/></text:span><text:span text:style-name="Source_20_Text"><text:span text:style-name="T3">* <text:s text:c="4"/>$find = 'only 43% of planets';</text:span></text:span></text:p>
      <text:p text:style-name="Preformatted_20_Text"><text:span text:style-name="Source_20_Text"><text:s text:c="9"/></text:span><text:span text:style-name="Source_20_Text"><text:span text:style-name="T3">* <text:s text:c="4"/>$like = $wild . $wpdb-&gt;esc_like( $find ) . $wild;</text:span></text:span></text:p>
      <text:p text:style-name="Preformatted_20_Text"><text:span text:style-name="Source_20_Text"><text:s text:c="9"/></text:span><text:span text:style-name="Source_20_Text"><text:span text:style-name="T3">* <text:s text:c="4"/>$sql <text:s/>= $wpdb-&gt;prepare( "SELECT * FROM $wpdb-&gt;posts WHERE post_content LIKE %s", $like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ample Escape Chai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sql <text:s/>= esc_sql( $wpdb-&gt;esc_like( $input )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 The raw text to be escaped. The input typed by the user</text:span></text:span></text:p>
      <text:p text:style-name="Preformatted_20_Text"><text:span text:style-name="Source_20_Text"><text:s text:c="9"/></text:span><text:span text:style-name="Source_20_Text"><text:span text:style-name="T3">* <text:s text:c="20"/>should have no extra or deleted slashes.</text:span></text:span></text:p>
      <text:p text:style-name="Preformatted_20_Text"><text:span text:style-name="Source_20_Text"><text:s text:c="9"/></text:span><text:span text:style-name="Source_20_Text"><text:span text:style-name="T3">* @return string Text in the form of a LIKE phrase. The output is not SQL safe.</text:span></text:span></text:p>
      <text:p text:style-name="Preformatted_20_Text"><text:span text:style-name="Source_20_Text"><text:s text:c="9"/></text:span><text:span text:style-name="Source_20_Text"><text:span text:style-name="T3">* <text:s text:c="15"/>Call wpdb::prepare() or wpdb::_real_escape() nex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esc_like( $text ) {</text:span></text:span></text:p>
      <text:p text:style-name="Preformatted_20_Text"><text:span text:style-name="Source_20_Text"><text:s text:c="16"/></text:span><text:span text:style-name="Source_20_Text"><text:span text:style-name="T3">return addcslashes( $text, '_%\\'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Prints SQL/DB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global array $EZSQL_ERROR Stores error information of query and error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str The error to display.</text:span></text:span></text:p>
      <text:p text:style-name="Preformatted_20_Text"><text:span text:style-name="Source_20_Text"><text:s text:c="9"/></text:span><text:span text:style-name="Source_20_Text"><text:span text:style-name="T3">* @return void|false Void if the showing of errors is enabled, false if disabl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print_error( $str = '' ) {</text:span></text:span></text:p>
      <text:p text:style-name="Preformatted_20_Text"><text:span text:style-name="Source_20_Text"><text:s text:c="16"/></text:span><text:span text:style-name="Source_20_Text"><text:span text:style-name="T3">global $EZSQL_ERROR;</text:span></text:span></text:p>
      <text:p text:style-name="Preformatted_20_Text"/>
      <text:p text:style-name="Preformatted_20_Text"><text:span text:style-name="Source_20_Text"><text:s text:c="16"/></text:span><text:span text:style-name="Source_20_Text"><text:span text:style-name="T3">if ( ! $str ) {</text:span></text:span></text:p>
      <text:p text:style-name="Preformatted_20_Text"><text:span text:style-name="Source_20_Text"><text:s text:c="24"/></text:span><text:span text:style-name="Source_20_Text"><text:span text:style-name="T3">$str = mysqli_error( $this-&gt;dbh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EZSQL_ERROR[] = array(</text:span></text:span></text:p>
      <text:p text:style-name="Preformatted_20_Text"><text:span text:style-name="Source_20_Text"><text:s text:c="24"/></text:span><text:span text:style-name="Source_20_Text"><text:span text:style-name="T3">'query' <text:s text:c="4"/>=&gt; $this-&gt;last_query,</text:span></text:span></text:p>
      <text:p text:style-name="Preformatted_20_Text"><text:span text:style-name="Source_20_Text"><text:s text:c="24"/></text:span><text:span text:style-name="Source_20_Text"><text:span text:style-name="T3">'error_str' =&gt; $str,</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this-&gt;suppress_errors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caller = $this-&gt;get_caller();</text:span></text:span></text:p>
      <text:p text:style-name="Preformatted_20_Text"><text:span text:style-name="Source_20_Text"><text:s text:c="16"/></text:span><text:span text:style-name="Source_20_Text"><text:span text:style-name="T3">if ( $caller ) {</text:span></text:span></text:p>
      <text:p text:style-name="Preformatted_20_Text"><text:span text:style-name="Source_20_Text"><text:s text:c="24"/></text:span><text:span text:style-name="Source_20_Text"><text:span text:style-name="T3">// Not translated, as this will only appear in the error log.</text:span></text:span></text:p>
      <text:p text:style-name="Preformatted_20_Text"><text:soft-page-break/><text:span text:style-name="Source_20_Text"><text:s text:c="24"/></text:span><text:span text:style-name="Source_20_Text"><text:span text:style-name="T3">$error_str = sprintf( 'WordPress database error %1$s for query %2$s made by %3$s', $str, $this-&gt;last_query, $caller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error_str = sprintf( 'WordPress database error %1$s for query %2$s', $str, $this-&gt;last_query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error_log( $error_str );</text:span></text:span></text:p>
      <text:p text:style-name="Preformatted_20_Text"/>
      <text:p text:style-name="Preformatted_20_Text"><text:span text:style-name="Source_20_Text"><text:s text:c="16"/></text:span><text:span text:style-name="Source_20_Text"><text:span text:style-name="T3">// Are we showing errors?</text:span></text:span></text:p>
      <text:p text:style-name="Preformatted_20_Text"><text:span text:style-name="Source_20_Text"><text:s text:c="16"/></text:span><text:span text:style-name="Source_20_Text"><text:span text:style-name="T3">if ( ! $this-&gt;show_errors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wp_load_translations_early();</text:span></text:span></text:p>
      <text:p text:style-name="Preformatted_20_Text"/>
      <text:p text:style-name="Preformatted_20_Text"><text:span text:style-name="Source_20_Text"><text:s text:c="16"/></text:span><text:span text:style-name="Source_20_Text"><text:span text:style-name="T3">// If there is an error then take note of it.</text:span></text:span></text:p>
      <text:p text:style-name="Preformatted_20_Text"><text:span text:style-name="Source_20_Text"><text:s text:c="16"/></text:span><text:span text:style-name="Source_20_Text"><text:span text:style-name="T3">if ( is_multisite() ) {</text:span></text:span></text:p>
      <text:p text:style-name="Preformatted_20_Text"><text:span text:style-name="Source_20_Text"><text:s text:c="24"/></text:span><text:span text:style-name="Source_20_Text"><text:span text:style-name="T3">$msg = sprintf(</text:span></text:span></text:p>
      <text:p text:style-name="Preformatted_20_Text"><text:span text:style-name="Source_20_Text"><text:s text:c="32"/></text:span><text:span text:style-name="Source_20_Text"><text:span text:style-name="T3">"%s [%s]\n%s\n",</text:span></text:span></text:p>
      <text:p text:style-name="Preformatted_20_Text"><text:span text:style-name="Source_20_Text"><text:s text:c="32"/></text:span><text:span text:style-name="Source_20_Text"><text:span text:style-name="T3">__( 'WordPress database error:' ),</text:span></text:span></text:p>
      <text:p text:style-name="Preformatted_20_Text"><text:span text:style-name="Source_20_Text"><text:s text:c="32"/></text:span><text:span text:style-name="Source_20_Text"><text:span text:style-name="T3">$str,</text:span></text:span></text:p>
      <text:p text:style-name="Preformatted_20_Text"><text:span text:style-name="Source_20_Text"><text:s text:c="32"/></text:span><text:span text:style-name="Source_20_Text"><text:span text:style-name="T3">$this-&gt;last_query</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defined( 'ERRORLOGFILE' ) ) {</text:span></text:span></text:p>
      <text:p text:style-name="Preformatted_20_Text"><text:span text:style-name="Source_20_Text"><text:s text:c="32"/></text:span><text:span text:style-name="Source_20_Text"><text:span text:style-name="T3">error_log( $msg, 3, ERRORLOGFILE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24"/></text:span><text:span text:style-name="Source_20_Text"><text:span text:style-name="T3">if ( defined( 'DIEONDBERROR' ) ) {</text:span></text:span></text:p>
      <text:p text:style-name="Preformatted_20_Text"><text:span text:style-name="Source_20_Text"><text:s text:c="32"/></text:span><text:span text:style-name="Source_20_Text"><text:span text:style-name="T3">wp_die( $msg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str <text:s text:c="2"/>= htmlspecialchars( $str, ENT_QUOTES );</text:span></text:span></text:p>
      <text:p text:style-name="Preformatted_20_Text"><text:span text:style-name="Source_20_Text"><text:s text:c="24"/></text:span><text:span text:style-name="Source_20_Text"><text:span text:style-name="T3">$query = htmlspecialchars( $this-&gt;last_query, ENT_QUOTES );</text:span></text:span></text:p>
      <text:p text:style-name="Preformatted_20_Text"/>
      <text:p text:style-name="Preformatted_20_Text"><text:span text:style-name="Source_20_Text"><text:s text:c="24"/></text:span><text:span text:style-name="Source_20_Text"><text:span text:style-name="T3">printf(</text:span></text:span></text:p>
      <text:p text:style-name="Preformatted_20_Text"><text:span text:style-name="Source_20_Text"><text:s text:c="32"/></text:span><text:span text:style-name="Source_20_Text"><text:span text:style-name="T3">'&lt;div id="error"&gt;&lt;p class="wpdberror"&gt;&lt;strong&gt;%s&lt;/strong&gt; [%s]&lt;br /&gt;&lt;code&gt;%s&lt;/code&gt;&lt;/p&gt;&lt;/div&gt;',</text:span></text:span></text:p>
      <text:p text:style-name="Preformatted_20_Text"><text:span text:style-name="Source_20_Text"><text:s text:c="32"/></text:span><text:span text:style-name="Source_20_Text"><text:span text:style-name="T3">__( 'WordPress database error:' ),</text:span></text:span></text:p>
      <text:p text:style-name="Preformatted_20_Text"><text:span text:style-name="Source_20_Text"><text:s text:c="32"/></text:span><text:span text:style-name="Source_20_Text"><text:span text:style-name="T3">$str,</text:span></text:span></text:p>
      <text:p text:style-name="Preformatted_20_Text"><text:span text:style-name="Source_20_Text"><text:s text:c="32"/></text:span><text:span text:style-name="Source_20_Text"><text:span text:style-name="T3">$query</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Enables showing of database 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his function should be used only to enable showing of errors.</text:span></text:span></text:p>
      <text:p text:style-name="Preformatted_20_Text"><text:span text:style-name="Source_20_Text"><text:s text:c="9"/></text:span><text:span text:style-name="Source_20_Text"><text:span text:style-name="T3">* wpdb::hide_errors() should be used instead for hiding 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hide_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bool $show Optional. Whether to show errors. Default true.</text:span></text:span></text:p>
      <text:p text:style-name="Preformatted_20_Text"><text:span text:style-name="Source_20_Text"><text:s text:c="9"/></text:span><text:span text:style-name="Source_20_Text"><text:span text:style-name="T3">* @return bool Whether showing of errors was previously activ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how_errors( $show = true ) {</text:span></text:span></text:p>
      <text:p text:style-name="Preformatted_20_Text"><text:span text:style-name="Source_20_Text"><text:s text:c="16"/></text:span><text:span text:style-name="Source_20_Text"><text:span text:style-name="T3">$errors <text:s text:c="11"/>= $this-&gt;show_errors;</text:span></text:span></text:p>
      <text:p text:style-name="Preformatted_20_Text"><text:span text:style-name="Source_20_Text"><text:s text:c="16"/></text:span><text:span text:style-name="Source_20_Text"><text:span text:style-name="T3">$this-&gt;show_errors = $show;</text:span></text:span></text:p>
      <text:p text:style-name="Preformatted_20_Text"><text:span text:style-name="Source_20_Text"><text:s text:c="16"/></text:span><text:span text:style-name="Source_20_Text"><text:span text:style-name="T3">return $errors;</text:span></text:span></text:p>
      <text:p text:style-name="Preformatted_20_Text"><text:span text:style-name="Source_20_Text"><text:s text:c="8"/></text:span><text:span text:style-name="Source_20_Text"><text:span text:style-name="T3">}</text:span></text:span></text:p>
      <text:p text:style-name="Preformatted_20_Text"><text:soft-page-break/></text:p>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isables showing of database 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By default database errors are not show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show_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bool Whether showing of errors was previously activ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hide_errors() {</text:span></text:span></text:p>
      <text:p text:style-name="Preformatted_20_Text"><text:span text:style-name="Source_20_Text"><text:s text:c="16"/></text:span><text:span text:style-name="Source_20_Text"><text:span text:style-name="T3">$show <text:s text:c="13"/>= $this-&gt;show_errors;</text:span></text:span></text:p>
      <text:p text:style-name="Preformatted_20_Text"><text:span text:style-name="Source_20_Text"><text:s text:c="16"/></text:span><text:span text:style-name="Source_20_Text"><text:span text:style-name="T3">$this-&gt;show_errors = false;</text:span></text:span></text:p>
      <text:p text:style-name="Preformatted_20_Text"><text:span text:style-name="Source_20_Text"><text:s text:c="16"/></text:span><text:span text:style-name="Source_20_Text"><text:span text:style-name="T3">return $show;</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Enables or disables suppressing of database 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By default database errors are suppress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hide_erro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bool $suppress Optional. Whether to suppress errors. Default true.</text:span></text:span></text:p>
      <text:p text:style-name="Preformatted_20_Text"><text:span text:style-name="Source_20_Text"><text:s text:c="9"/></text:span><text:span text:style-name="Source_20_Text"><text:span text:style-name="T3">* @return bool Whether suppressing of errors was previously activ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uppress_errors( $suppress = true ) {</text:span></text:span></text:p>
      <text:p text:style-name="Preformatted_20_Text"><text:span text:style-name="Source_20_Text"><text:s text:c="16"/></text:span><text:span text:style-name="Source_20_Text"><text:span text:style-name="T3">$errors <text:s text:c="15"/>= $this-&gt;suppress_errors;</text:span></text:span></text:p>
      <text:p text:style-name="Preformatted_20_Text"><text:span text:style-name="Source_20_Text"><text:s text:c="16"/></text:span><text:span text:style-name="Source_20_Text"><text:span text:style-name="T3">$this-&gt;suppress_errors = (bool) $suppress;</text:span></text:span></text:p>
      <text:p text:style-name="Preformatted_20_Text"><text:span text:style-name="Source_20_Text"><text:s text:c="16"/></text:span><text:span text:style-name="Source_20_Text"><text:span text:style-name="T3">return $errors;</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Kills cached query result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flush() {</text:span></text:span></text:p>
      <text:p text:style-name="Preformatted_20_Text"><text:span text:style-name="Source_20_Text"><text:s text:c="16"/></text:span><text:span text:style-name="Source_20_Text"><text:span text:style-name="T3">$this-&gt;last_result <text:s text:c="2"/>= array();</text:span></text:span></text:p>
      <text:p text:style-name="Preformatted_20_Text"><text:span text:style-name="Source_20_Text"><text:s text:c="16"/></text:span><text:span text:style-name="Source_20_Text"><text:span text:style-name="T3">$this-&gt;col_info <text:s text:c="5"/>= null;</text:span></text:span></text:p>
      <text:p text:style-name="Preformatted_20_Text"><text:span text:style-name="Source_20_Text"><text:s text:c="16"/></text:span><text:span text:style-name="Source_20_Text"><text:span text:style-name="T3">$this-&gt;last_query <text:s text:c="3"/>= null;</text:span></text:span></text:p>
      <text:p text:style-name="Preformatted_20_Text"><text:span text:style-name="Source_20_Text"><text:s text:c="16"/></text:span><text:span text:style-name="Source_20_Text"><text:span text:style-name="T3">$this-&gt;rows_affected = 0;</text:span></text:span></text:p>
      <text:p text:style-name="Preformatted_20_Text"><text:span text:style-name="Source_20_Text"><text:s text:c="16"/></text:span><text:span text:style-name="Source_20_Text"><text:span text:style-name="T3">$this-&gt;num_rows <text:s text:c="5"/>= 0;</text:span></text:span></text:p>
      <text:p text:style-name="Preformatted_20_Text"><text:span text:style-name="Source_20_Text"><text:s text:c="16"/></text:span><text:span text:style-name="Source_20_Text"><text:span text:style-name="T3">$this-&gt;last_error <text:s text:c="3"/>= '';</text:span></text:span></text:p>
      <text:p text:style-name="Preformatted_20_Text"/>
      <text:p text:style-name="Preformatted_20_Text"><text:span text:style-name="Source_20_Text"><text:s text:c="16"/></text:span><text:span text:style-name="Source_20_Text"><text:span text:style-name="T3">if ( $this-&gt;result instanceof mysqli_result ) {</text:span></text:span></text:p>
      <text:p text:style-name="Preformatted_20_Text"><text:span text:style-name="Source_20_Text"><text:s text:c="24"/></text:span><text:span text:style-name="Source_20_Text"><text:span text:style-name="T3">mysqli_free_result( $this-&gt;result );</text:span></text:span></text:p>
      <text:p text:style-name="Preformatted_20_Text"><text:span text:style-name="Source_20_Text"><text:s text:c="24"/></text:span><text:span text:style-name="Source_20_Text"><text:span text:style-name="T3">$this-&gt;result = null;</text:span></text:span></text:p>
      <text:p text:style-name="Preformatted_20_Text"/>
      <text:p text:style-name="Preformatted_20_Text"><text:span text:style-name="Source_20_Text"><text:s text:c="24"/></text:span><text:span text:style-name="Source_20_Text"><text:span text:style-name="T3">// Confidence check before using the handle.</text:span></text:span></text:p>
      <text:p text:style-name="Preformatted_20_Text"><text:span text:style-name="Source_20_Text"><text:s text:c="24"/></text:span><text:span text:style-name="Source_20_Text"><text:span text:style-name="T3">if ( empty( $this-&gt;dbh ) || ! ( $this-&gt;dbh instanceof mysqli ) ) {</text:span></text:span></text:p>
      <text:p text:style-name="Preformatted_20_Text"><text:span text:style-name="Source_20_Text"><text:s text:c="32"/></text:span><text:span text:style-name="Source_20_Text"><text:span text:style-name="T3">return;</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Clear out any results from a multi-query.</text:span></text:span></text:p>
      <text:p text:style-name="Preformatted_20_Text"><text:span text:style-name="Source_20_Text"><text:s text:c="24"/></text:span><text:span text:style-name="Source_20_Text"><text:span text:style-name="T3">while ( mysqli_more_results( $this-&gt;dbh ) ) {</text:span></text:span></text:p>
      <text:p text:style-name="Preformatted_20_Text"><text:span text:style-name="Source_20_Text"><text:s text:c="32"/></text:span><text:span text:style-name="Source_20_Text"><text:span text:style-name="T3">mysqli_next_result( $this-&gt;dbh );</text:span></text:span></text:p>
      <text:p text:style-name="Preformatted_20_Text"><text:span text:style-name="Source_20_Text"><text:s text:c="24"/></text:span><text:span text:style-name="Source_20_Text"><text:span text:style-name="T3">}</text:span></text:span></text:p>
      <text:p text:style-name="Preformatted_20_Text"><text:soft-page-break/><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onnects to and selects databa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If `$allow_bail` is false, the lack of database connection will need to be handled manuall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 @since 3.9.0 $allow_bail parameter add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bool $allow_bail Optional. Allows the function to bail. Default true.</text:span></text:span></text:p>
      <text:p text:style-name="Preformatted_20_Text"><text:span text:style-name="Source_20_Text"><text:s text:c="9"/></text:span><text:span text:style-name="Source_20_Text"><text:span text:style-name="T3">* @return bool True with a successful connection, false on failur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db_connect( $allow_bail = true ) {</text:span></text:span></text:p>
      <text:p text:style-name="Preformatted_20_Text"><text:span text:style-name="Source_20_Text"><text:s text:c="16"/></text:span><text:span text:style-name="Source_20_Text"><text:span text:style-name="T3">$this-&gt;is_mysql = true;</text:span></text:span></text:p>
      <text:p text:style-name="Preformatted_20_Text"/>
      <text:p text:style-name="Preformatted_20_Text"><text:span text:style-name="Source_20_Text"><text:s text:c="16"/></text:span><text:span text:style-name="Source_20_Text"><text:span text:style-name="T3">$client_flags = defined( 'MYSQL_CLIENT_FLAGS' ) ? MYSQL_CLIENT_FLAGS : 0;</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Set the MySQLi error reporting off because WordPress handles its own.</text:span></text:span></text:p>
      <text:p text:style-name="Preformatted_20_Text"><text:span text:style-name="Source_20_Text"><text:s text:c="17"/></text:span><text:span text:style-name="Source_20_Text"><text:span text:style-name="T3">* This is due to the default value change from `MYSQLI_REPORT_OFF`</text:span></text:span></text:p>
      <text:p text:style-name="Preformatted_20_Text"><text:span text:style-name="Source_20_Text"><text:s text:c="17"/></text:span><text:span text:style-name="Source_20_Text"><text:span text:style-name="T3">* to `MYSQLI_REPORT_ERROR|MYSQLI_REPORT_STRICT` in PHP 8.1.</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mysqli_report( MYSQLI_REPORT_OFF );</text:span></text:span></text:p>
      <text:p text:style-name="Preformatted_20_Text"/>
      <text:p text:style-name="Preformatted_20_Text"><text:span text:style-name="Source_20_Text"><text:s text:c="16"/></text:span><text:span text:style-name="Source_20_Text"><text:span text:style-name="T3">$this-&gt;dbh = mysqli_init();</text:span></text:span></text:p>
      <text:p text:style-name="Preformatted_20_Text"/>
      <text:p text:style-name="Preformatted_20_Text"><text:span text:style-name="Source_20_Text"><text:s text:c="16"/></text:span><text:span text:style-name="Source_20_Text"><text:span text:style-name="T3">$host <text:s text:c="3"/>= $this-&gt;dbhost;</text:span></text:span></text:p>
      <text:p text:style-name="Preformatted_20_Text"><text:span text:style-name="Source_20_Text"><text:s text:c="16"/></text:span><text:span text:style-name="Source_20_Text"><text:span text:style-name="T3">$port <text:s text:c="3"/>= null;</text:span></text:span></text:p>
      <text:p text:style-name="Preformatted_20_Text"><text:span text:style-name="Source_20_Text"><text:s text:c="16"/></text:span><text:span text:style-name="Source_20_Text"><text:span text:style-name="T3">$socket <text:s/>= null;</text:span></text:span></text:p>
      <text:p text:style-name="Preformatted_20_Text"><text:span text:style-name="Source_20_Text"><text:s text:c="16"/></text:span><text:span text:style-name="Source_20_Text"><text:span text:style-name="T3">$is_ipv6 = false;</text:span></text:span></text:p>
      <text:p text:style-name="Preformatted_20_Text"/>
      <text:p text:style-name="Preformatted_20_Text"><text:span text:style-name="Source_20_Text"><text:s text:c="16"/></text:span><text:span text:style-name="Source_20_Text"><text:span text:style-name="T3">$host_data = $this-&gt;parse_db_host( $this-&gt;dbhost );</text:span></text:span></text:p>
      <text:p text:style-name="Preformatted_20_Text"><text:span text:style-name="Source_20_Text"><text:s text:c="16"/></text:span><text:span text:style-name="Source_20_Text"><text:span text:style-name="T3">if ( $host_data ) {</text:span></text:span></text:p>
      <text:p text:style-name="Preformatted_20_Text"><text:span text:style-name="Source_20_Text"><text:s text:c="24"/></text:span><text:span text:style-name="Source_20_Text"><text:span text:style-name="T3">list( $host, $port, $socket, $is_ipv6 ) = $host_data;</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If using the `mysqlnd` library, the IPv6 address needs to be enclosed</text:span></text:span></text:p>
      <text:p text:style-name="Preformatted_20_Text"><text:span text:style-name="Source_20_Text"><text:s text:c="17"/></text:span><text:span text:style-name="Source_20_Text"><text:span text:style-name="T3">* in square brackets, whereas it doesn't while using the `libmysqlclient` library.</text:span></text:span></text:p>
      <text:p text:style-name="Preformatted_20_Text"><text:span text:style-name="Source_20_Text"><text:s text:c="17"/></text:span><text:span text:style-name="Source_20_Text"><text:span text:style-name="T3">* @see https://bugs.php.net/bug.php?id=67563</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f ( $is_ipv6 &amp;&amp; extension_loaded( 'mysqlnd' ) ) {</text:span></text:span></text:p>
      <text:p text:style-name="Preformatted_20_Text"><text:span text:style-name="Source_20_Text"><text:s text:c="24"/></text:span><text:span text:style-name="Source_20_Text"><text:span text:style-name="T3">$host = "[$host]";</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WP_DEBUG ) {</text:span></text:span></text:p>
      <text:p text:style-name="Preformatted_20_Text"><text:span text:style-name="Source_20_Text"><text:s text:c="24"/></text:span><text:span text:style-name="Source_20_Text"><text:span text:style-name="T3">mysqli_real_connect( $this-&gt;dbh, $host, $this-&gt;dbuser, $this-&gt;dbpassword, null, $port, $socket, $client_flags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 phpcs:ignore WordPress.PHP.NoSilencedErrors.Discouraged</text:span></text:span></text:p>
      <text:p text:style-name="Preformatted_20_Text"><text:span text:style-name="Source_20_Text"><text:s text:c="24"/></text:span><text:span text:style-name="Source_20_Text"><text:span text:style-name="T3">@mysqli_real_connect( $this-&gt;dbh, $host, $this-&gt;dbuser, $this-&gt;dbpassword, null, $port, $socket, $client_flags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oft-page-break/><text:span text:style-name="Source_20_Text"><text:s text:c="16"/></text:span><text:span text:style-name="Source_20_Text"><text:span text:style-name="T3">if ( $this-&gt;dbh-&gt;connect_errno ) {</text:span></text:span></text:p>
      <text:p text:style-name="Preformatted_20_Text"><text:span text:style-name="Source_20_Text"><text:s text:c="24"/></text:span><text:span text:style-name="Source_20_Text"><text:span text:style-name="T3">$this-&gt;dbh = null;</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 $this-&gt;dbh &amp;&amp; $allow_bail ) {</text:span></text:span></text:p>
      <text:p text:style-name="Preformatted_20_Text"><text:span text:style-name="Source_20_Text"><text:s text:c="24"/></text:span><text:span text:style-name="Source_20_Text"><text:span text:style-name="T3">wp_load_translations_early();</text:span></text:span></text:p>
      <text:p text:style-name="Preformatted_20_Text"/>
      <text:p text:style-name="Preformatted_20_Text"><text:span text:style-name="Source_20_Text"><text:s text:c="24"/></text:span><text:span text:style-name="Source_20_Text"><text:span text:style-name="T3">// Load custom DB error template, if present.</text:span></text:span></text:p>
      <text:p text:style-name="Preformatted_20_Text"><text:span text:style-name="Source_20_Text"><text:s text:c="24"/></text:span><text:span text:style-name="Source_20_Text"><text:span text:style-name="T3">if ( file_exists( WP_CONTENT_DIR . '/db-error.php' ) ) {</text:span></text:span></text:p>
      <text:p text:style-name="Preformatted_20_Text"><text:span text:style-name="Source_20_Text"><text:s text:c="32"/></text:span><text:span text:style-name="Source_20_Text"><text:span text:style-name="T3">require_once WP_CONTENT_DIR . '/db-error.php';</text:span></text:span></text:p>
      <text:p text:style-name="Preformatted_20_Text"><text:span text:style-name="Source_20_Text"><text:s text:c="32"/></text:span><text:span text:style-name="Source_20_Text"><text:span text:style-name="T3">di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message = '&lt;h1&gt;' . __( 'Error establishing a database connection' ) . "&lt;/h1&gt;\n";</text:span></text:span></text:p>
      <text:p text:style-name="Preformatted_20_Text"/>
      <text:p text:style-name="Preformatted_20_Text"><text:span text:style-name="Source_20_Text"><text:s text:c="24"/></text:span><text:span text:style-name="Source_20_Text"><text:span text:style-name="T3">$message .= '&lt;p&gt;' . sprintf(</text:span></text:span></text:p>
      <text:p text:style-name="Preformatted_20_Text"><text:span text:style-name="Source_20_Text"><text:s text:c="32"/></text:span><text:span text:style-name="Source_20_Text"><text:span text:style-name="T3">/* translators: 1: wp-config.php, 2: Database host. */</text:span></text:span></text:p>
      <text:p text:style-name="Preformatted_20_Text"><text:span text:style-name="Source_20_Text"><text:s text:c="32"/></text:span><text:span text:style-name="Source_20_Text"><text:span text:style-name="T3">__( 'This either means that the username and password information in your %1$s file is incorrect or that contact with the database server at %2$s could not be established. This could mean your host&amp;#8217;s database server is down.' ),</text:span></text:span></text:p>
      <text:p text:style-name="Preformatted_20_Text"><text:span text:style-name="Source_20_Text"><text:s text:c="32"/></text:span><text:span text:style-name="Source_20_Text"><text:span text:style-name="T3">'&lt;code&gt;wp-config.php&lt;/code&gt;',</text:span></text:span></text:p>
      <text:p text:style-name="Preformatted_20_Text"><text:span text:style-name="Source_20_Text"><text:s text:c="32"/></text:span><text:span text:style-name="Source_20_Text"><text:span text:style-name="T3">'&lt;code&gt;' . htmlspecialchars( $this-&gt;dbhost, ENT_QUOTES ) . '&lt;/code&gt;'</text:span></text:span></text:p>
      <text:p text:style-name="Preformatted_20_Text"><text:span text:style-name="Source_20_Text"><text:s text:c="24"/></text:span><text:span text:style-name="Source_20_Text"><text:span text:style-name="T3">) . "&lt;/p&gt;\n";</text:span></text:span></text:p>
      <text:p text:style-name="Preformatted_20_Text"/>
      <text:p text:style-name="Preformatted_20_Text"><text:span text:style-name="Source_20_Text"><text:s text:c="24"/></text:span><text:span text:style-name="Source_20_Text"><text:span text:style-name="T3">$message .= "&lt;ul&gt;\n";</text:span></text:span></text:p>
      <text:p text:style-name="Preformatted_20_Text"><text:span text:style-name="Source_20_Text"><text:s text:c="24"/></text:span><text:span text:style-name="Source_20_Text"><text:span text:style-name="T3">$message .= '&lt;li&gt;' . __( 'Are you sure you have the correct username and password?' ) . "&lt;/li&gt;\n";</text:span></text:span></text:p>
      <text:p text:style-name="Preformatted_20_Text"><text:span text:style-name="Source_20_Text"><text:s text:c="24"/></text:span><text:span text:style-name="Source_20_Text"><text:span text:style-name="T3">$message .= '&lt;li&gt;' . __( 'Are you sure you have typed the correct hostname?' ) . "&lt;/li&gt;\n";</text:span></text:span></text:p>
      <text:p text:style-name="Preformatted_20_Text"><text:span text:style-name="Source_20_Text"><text:s text:c="24"/></text:span><text:span text:style-name="Source_20_Text"><text:span text:style-name="T3">$message .= '&lt;li&gt;' . __( 'Are you sure the database server is running?' ) . "&lt;/li&gt;\n";</text:span></text:span></text:p>
      <text:p text:style-name="Preformatted_20_Text"><text:span text:style-name="Source_20_Text"><text:s text:c="24"/></text:span><text:span text:style-name="Source_20_Text"><text:span text:style-name="T3">$message .= "&lt;/ul&gt;\n";</text:span></text:span></text:p>
      <text:p text:style-name="Preformatted_20_Text"/>
      <text:p text:style-name="Preformatted_20_Text"><text:span text:style-name="Source_20_Text"><text:s text:c="24"/></text:span><text:span text:style-name="Source_20_Text"><text:span text:style-name="T3">$message .= '&lt;p&gt;' . sprintf(</text:span></text:span></text:p>
      <text:p text:style-name="Preformatted_20_Text"><text:span text:style-name="Source_20_Text"><text:s text:c="32"/></text:span><text:span text:style-name="Source_20_Text"><text:span text:style-name="T3">/* translators: %s: Support forums URL. */</text:span></text:span></text:p>
      <text:p text:style-name="Preformatted_20_Text"><text:span text:style-name="Source_20_Text"><text:s text:c="32"/></text:span><text:span text:style-name="Source_20_Text"><text:span text:style-name="T3">__( 'If you are unsure what these terms mean you should probably contact your host. If you still need help you can always visit the &lt;a href="%s"&gt;WordPress support forums&lt;/a&gt;.' ),</text:span></text:span></text:p>
      <text:p text:style-name="Preformatted_20_Text"><text:span text:style-name="Source_20_Text"><text:s text:c="32"/></text:span><text:span text:style-name="Source_20_Text"><text:span text:style-name="T3">__( 'https://wordpress.org/support/forums/' )</text:span></text:span></text:p>
      <text:p text:style-name="Preformatted_20_Text"><text:span text:style-name="Source_20_Text"><text:s text:c="24"/></text:span><text:span text:style-name="Source_20_Text"><text:span text:style-name="T3">) . "&lt;/p&gt;\n";</text:span></text:span></text:p>
      <text:p text:style-name="Preformatted_20_Text"/>
      <text:p text:style-name="Preformatted_20_Text"><text:span text:style-name="Source_20_Text"><text:s text:c="24"/></text:span><text:span text:style-name="Source_20_Text"><text:span text:style-name="T3">$this-&gt;bail( $message, 'db_connect_fail' );</text:span></text:span></text:p>
      <text:p text:style-name="Preformatted_20_Text"/>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 elseif ( $this-&gt;dbh ) {</text:span></text:span></text:p>
      <text:p text:style-name="Preformatted_20_Text"><text:span text:style-name="Source_20_Text"><text:s text:c="24"/></text:span><text:span text:style-name="Source_20_Text"><text:span text:style-name="T3">if ( ! $this-&gt;has_connected ) {</text:span></text:span></text:p>
      <text:p text:style-name="Preformatted_20_Text"><text:span text:style-name="Source_20_Text"><text:s text:c="32"/></text:span><text:span text:style-name="Source_20_Text"><text:span text:style-name="T3">$this-&gt;init_charset();</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this-&gt;has_connected = true;</text:span></text:span></text:p>
      <text:p text:style-name="Preformatted_20_Text"/>
      <text:p text:style-name="Preformatted_20_Text"><text:span text:style-name="Source_20_Text"><text:s text:c="24"/></text:span><text:span text:style-name="Source_20_Text"><text:span text:style-name="T3">$this-&gt;set_charset( $this-&gt;dbh );</text:span></text:span></text:p>
      <text:p text:style-name="Preformatted_20_Text"/>
      <text:p text:style-name="Preformatted_20_Text"><text:span text:style-name="Source_20_Text"><text:s text:c="24"/></text:span><text:span text:style-name="Source_20_Text"><text:span text:style-name="T3">$this-&gt;ready = true;</text:span></text:span></text:p>
      <text:p text:style-name="Preformatted_20_Text"><text:span text:style-name="Source_20_Text"><text:s text:c="24"/></text:span><text:span text:style-name="Source_20_Text"><text:span text:style-name="T3">$this-&gt;set_sql_mode();</text:span></text:span></text:p>
      <text:p text:style-name="Preformatted_20_Text"><text:span text:style-name="Source_20_Text"><text:s text:c="24"/></text:span><text:span text:style-name="Source_20_Text"><text:span text:style-name="T3">$this-&gt;select( $this-&gt;dbname, $this-&gt;dbh );</text:span></text:span></text:p>
      <text:p text:style-name="Preformatted_20_Text"/>
      <text:p text:style-name="Preformatted_20_Text"><text:span text:style-name="Source_20_Text"><text:s text:c="24"/></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oft-page-break/><text:span text:style-name="Source_20_Text"><text:s text:c="16"/></text:span><text:span text:style-name="Source_20_Text"><text:span text:style-name="T3">return fals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Parses the DB_HOST setting to interpret it for mysqli_real_connec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mysqli_real_connect() doesn't support the host param including a port or socket</text:span></text:span></text:p>
      <text:p text:style-name="Preformatted_20_Text"><text:span text:style-name="Source_20_Text"><text:s text:c="9"/></text:span><text:span text:style-name="Source_20_Text"><text:span text:style-name="T3">* like mysql_connect() does. This duplicates how mysql_connect() detects a port</text:span></text:span></text:p>
      <text:p text:style-name="Preformatted_20_Text"><text:span text:style-name="Source_20_Text"><text:s text:c="9"/></text:span><text:span text:style-name="Source_20_Text"><text:span text:style-name="T3">* and/or socket fi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host The DB_HOST setting to parse.</text:span></text:span></text:p>
      <text:p text:style-name="Preformatted_20_Text"><text:span text:style-name="Source_20_Text"><text:s text:c="9"/></text:span><text:span text:style-name="Source_20_Text"><text:span text:style-name="T3">* @return array|false {</text:span></text:span></text:p>
      <text:p text:style-name="Preformatted_20_Text"><text:span text:style-name="Source_20_Text"><text:s text:c="9"/></text:span><text:span text:style-name="Source_20_Text"><text:span text:style-name="T3">* <text:s text:c="4"/>Array containing the host, the port, the socket and</text:span></text:span></text:p>
      <text:p text:style-name="Preformatted_20_Text"><text:span text:style-name="Source_20_Text"><text:s text:c="9"/></text:span><text:span text:style-name="Source_20_Text"><text:span text:style-name="T3">* <text:s text:c="4"/>whether it is an IPv6 address, in that order.</text:span></text:span></text:p>
      <text:p text:style-name="Preformatted_20_Text"><text:span text:style-name="Source_20_Text"><text:s text:c="9"/></text:span><text:span text:style-name="Source_20_Text"><text:span text:style-name="T3">* <text:s text:c="4"/>False if the host couldn't be pars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string <text:s text:c="5"/>$0 Host name.</text:span></text:span></text:p>
      <text:p text:style-name="Preformatted_20_Text"><text:span text:style-name="Source_20_Text"><text:s text:c="9"/></text:span><text:span text:style-name="Source_20_Text"><text:span text:style-name="T3">* <text:s text:c="4"/>@type string|null $1 Port.</text:span></text:span></text:p>
      <text:p text:style-name="Preformatted_20_Text"><text:span text:style-name="Source_20_Text"><text:s text:c="9"/></text:span><text:span text:style-name="Source_20_Text"><text:span text:style-name="T3">* <text:s text:c="4"/>@type string|null $2 Socket.</text:span></text:span></text:p>
      <text:p text:style-name="Preformatted_20_Text"><text:span text:style-name="Source_20_Text"><text:s text:c="9"/></text:span><text:span text:style-name="Source_20_Text"><text:span text:style-name="T3">* <text:s text:c="4"/>@type bool <text:s text:c="7"/>$3 Whether it is an IPv6 address.</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parse_db_host( $host ) {</text:span></text:span></text:p>
      <text:p text:style-name="Preformatted_20_Text"><text:span text:style-name="Source_20_Text"><text:s text:c="16"/></text:span><text:span text:style-name="Source_20_Text"><text:span text:style-name="T3">$socket <text:s/>= null;</text:span></text:span></text:p>
      <text:p text:style-name="Preformatted_20_Text"><text:span text:style-name="Source_20_Text"><text:s text:c="16"/></text:span><text:span text:style-name="Source_20_Text"><text:span text:style-name="T3">$is_ipv6 = false;</text:span></text:span></text:p>
      <text:p text:style-name="Preformatted_20_Text"/>
      <text:p text:style-name="Preformatted_20_Text"><text:span text:style-name="Source_20_Text"><text:s text:c="16"/></text:span><text:span text:style-name="Source_20_Text"><text:span text:style-name="T3">// First peel off the socket parameter from the right, if it exists.</text:span></text:span></text:p>
      <text:p text:style-name="Preformatted_20_Text"><text:span text:style-name="Source_20_Text"><text:s text:c="16"/></text:span><text:span text:style-name="Source_20_Text"><text:span text:style-name="T3">$socket_pos = strpos( $host, ':/' );</text:span></text:span></text:p>
      <text:p text:style-name="Preformatted_20_Text"><text:span text:style-name="Source_20_Text"><text:s text:c="16"/></text:span><text:span text:style-name="Source_20_Text"><text:span text:style-name="T3">if ( false !== $socket_pos ) {</text:span></text:span></text:p>
      <text:p text:style-name="Preformatted_20_Text"><text:span text:style-name="Source_20_Text"><text:s text:c="24"/></text:span><text:span text:style-name="Source_20_Text"><text:span text:style-name="T3">$socket = substr( $host, $socket_pos + 1 );</text:span></text:span></text:p>
      <text:p text:style-name="Preformatted_20_Text"><text:span text:style-name="Source_20_Text"><text:s text:c="24"/></text:span><text:span text:style-name="Source_20_Text"><text:span text:style-name="T3">$host <text:s text:c="2"/>= substr( $host, 0, $socket_pos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We need to check for an IPv6 address first.</text:span></text:span></text:p>
      <text:p text:style-name="Preformatted_20_Text"><text:span text:style-name="Source_20_Text"><text:s text:c="17"/></text:span><text:span text:style-name="Source_20_Text"><text:span text:style-name="T3">* An IPv6 address will always contain at least two colons.</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f ( substr_count( $host, ':' ) &gt; 1 ) {</text:span></text:span></text:p>
      <text:p text:style-name="Preformatted_20_Text"><text:span text:style-name="Source_20_Text"><text:s text:c="24"/></text:span><text:span text:style-name="Source_20_Text"><text:span text:style-name="T3">$pattern = '#^(?:\[)?(?P&lt;host&gt;[0-9a-fA-F:]+)(?:\]:(?P&lt;port&gt;[\d]+))?#';</text:span></text:span></text:p>
      <text:p text:style-name="Preformatted_20_Text"><text:span text:style-name="Source_20_Text"><text:s text:c="24"/></text:span><text:span text:style-name="Source_20_Text"><text:span text:style-name="T3">$is_ipv6 = true;</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 We seem to be dealing with an IPv4 address.</text:span></text:span></text:p>
      <text:p text:style-name="Preformatted_20_Text"><text:span text:style-name="Source_20_Text"><text:s text:c="24"/></text:span><text:span text:style-name="Source_20_Text"><text:span text:style-name="T3">$pattern = '#^(?P&lt;host&gt;[^:/]*)(?::(?P&lt;port&gt;[\d]+))?#';</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matches = array();</text:span></text:span></text:p>
      <text:p text:style-name="Preformatted_20_Text"><text:span text:style-name="Source_20_Text"><text:s text:c="16"/></text:span><text:span text:style-name="Source_20_Text"><text:span text:style-name="T3">$result <text:s/>= preg_match( $pattern, $host, $matches );</text:span></text:span></text:p>
      <text:p text:style-name="Preformatted_20_Text"/>
      <text:p text:style-name="Preformatted_20_Text"><text:span text:style-name="Source_20_Text"><text:s text:c="16"/></text:span><text:span text:style-name="Source_20_Text"><text:span text:style-name="T3">if ( 1 !== $result ) {</text:span></text:span></text:p>
      <text:p text:style-name="Preformatted_20_Text"><text:span text:style-name="Source_20_Text"><text:s text:c="24"/></text:span><text:span text:style-name="Source_20_Text"><text:span text:style-name="T3">// Couldn't parse the address, bail.</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host = ! empty( $matches['host'] ) ? $matches['host'] : '';</text:span></text:span></text:p>
      <text:p text:style-name="Preformatted_20_Text"><text:span text:style-name="Source_20_Text"><text:s text:c="16"/></text:span><text:span text:style-name="Source_20_Text"><text:span text:style-name="T3">// MySQLi port cannot be a string; must be null or an integer.</text:span></text:span></text:p>
      <text:p text:style-name="Preformatted_20_Text"><text:span text:style-name="Source_20_Text"><text:s text:c="16"/></text:span><text:span text:style-name="Source_20_Text"><text:span text:style-name="T3">$port = ! empty( $matches['port'] ) ? absint( $matches['port'] ) : null;</text:span></text:span></text:p>
      <text:p text:style-name="Preformatted_20_Text"/>
      <text:p text:style-name="Preformatted_20_Text"><text:soft-page-break/><text:span text:style-name="Source_20_Text"><text:s text:c="16"/></text:span><text:span text:style-name="Source_20_Text"><text:span text:style-name="T3">return array( $host, $port, $socket, $is_ipv6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hecks that the connection to the database is still up. If not, try to reconnec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If this function is unable to reconnect, it will forcibly die, or if called</text:span></text:span></text:p>
      <text:p text:style-name="Preformatted_20_Text"><text:span text:style-name="Source_20_Text"><text:s text:c="9"/></text:span><text:span text:style-name="Source_20_Text"><text:span text:style-name="T3">* after the 'template_redirect' hook has been fired, return false instea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If `$allow_bail` is false, the lack of database connection will need to be handled manuall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bool $allow_bail Optional. Allows the function to bail. Default true.</text:span></text:span></text:p>
      <text:p text:style-name="Preformatted_20_Text"><text:span text:style-name="Source_20_Text"><text:s text:c="9"/></text:span><text:span text:style-name="Source_20_Text"><text:span text:style-name="T3">* @return bool|void True if the connection is up.</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check_connection( $allow_bail = true ) {</text:span></text:span></text:p>
      <text:p text:style-name="Preformatted_20_Text"><text:span text:style-name="Source_20_Text"><text:s text:c="16"/></text:span><text:span text:style-name="Source_20_Text"><text:span text:style-name="T3">if ( ! empty( $this-&gt;dbh ) &amp;&amp; mysqli_ping( $this-&gt;dbh ) ) {</text:span></text:span></text:p>
      <text:p text:style-name="Preformatted_20_Text"><text:span text:style-name="Source_20_Text"><text:s text:c="24"/></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error_reporting = false;</text:span></text:span></text:p>
      <text:p text:style-name="Preformatted_20_Text"/>
      <text:p text:style-name="Preformatted_20_Text"><text:span text:style-name="Source_20_Text"><text:s text:c="16"/></text:span><text:span text:style-name="Source_20_Text"><text:span text:style-name="T3">// Disable warnings, as we don't want to see a multitude of "unable to connect" messages.</text:span></text:span></text:p>
      <text:p text:style-name="Preformatted_20_Text"><text:span text:style-name="Source_20_Text"><text:s text:c="16"/></text:span><text:span text:style-name="Source_20_Text"><text:span text:style-name="T3">if ( WP_DEBUG ) {</text:span></text:span></text:p>
      <text:p text:style-name="Preformatted_20_Text"><text:span text:style-name="Source_20_Text"><text:s text:c="24"/></text:span><text:span text:style-name="Source_20_Text"><text:span text:style-name="T3">$error_reporting = error_reporting();</text:span></text:span></text:p>
      <text:p text:style-name="Preformatted_20_Text"><text:span text:style-name="Source_20_Text"><text:s text:c="24"/></text:span><text:span text:style-name="Source_20_Text"><text:span text:style-name="T3">error_reporting( $error_reporting &amp; ~E_WARNING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or ( $tries = 1; $tries &lt;= $this-&gt;reconnect_retries; $tries++ )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25"/></text:span><text:span text:style-name="Source_20_Text"><text:span text:style-name="T3">* On the last try, re-enable warnings. We want to see a single instance</text:span></text:span></text:p>
      <text:p text:style-name="Preformatted_20_Text"><text:span text:style-name="Source_20_Text"><text:s text:c="25"/></text:span><text:span text:style-name="Source_20_Text"><text:span text:style-name="T3">* of the "unable to connect" message on the bail() screen, if it appears.</text:span></text:span></text:p>
      <text:p text:style-name="Preformatted_20_Text"><text:span text:style-name="Source_20_Text"><text:s text:c="25"/></text:span><text:span text:style-name="Source_20_Text"><text:span text:style-name="T3">*/</text:span></text:span></text:p>
      <text:p text:style-name="Preformatted_20_Text"><text:span text:style-name="Source_20_Text"><text:s text:c="24"/></text:span><text:span text:style-name="Source_20_Text"><text:span text:style-name="T3">if ( $this-&gt;reconnect_retries === $tries &amp;&amp; WP_DEBUG ) {</text:span></text:span></text:p>
      <text:p text:style-name="Preformatted_20_Text"><text:span text:style-name="Source_20_Text"><text:s text:c="32"/></text:span><text:span text:style-name="Source_20_Text"><text:span text:style-name="T3">error_reporting( $error_reporting );</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this-&gt;db_connect( false ) ) {</text:span></text:span></text:p>
      <text:p text:style-name="Preformatted_20_Text"><text:span text:style-name="Source_20_Text"><text:s text:c="32"/></text:span><text:span text:style-name="Source_20_Text"><text:span text:style-name="T3">if ( $error_reporting ) {</text:span></text:span></text:p>
      <text:p text:style-name="Preformatted_20_Text"><text:span text:style-name="Source_20_Text"><text:s text:c="40"/></text:span><text:span text:style-name="Source_20_Text"><text:span text:style-name="T3">error_reporting( $error_reporting );</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return tr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sleep( 1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If template_redirect has already happened, it's too late for wp_die()/dead_db().</text:span></text:span></text:p>
      <text:p text:style-name="Preformatted_20_Text"><text:span text:style-name="Source_20_Text"><text:s text:c="17"/></text:span><text:span text:style-name="Source_20_Text"><text:span text:style-name="T3">* Let's just return and hope for the best.</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f ( did_action( 'template_redirect' ) ) {</text:span></text:span></text:p>
      <text:p text:style-name="Preformatted_20_Text"><text:soft-page-break/><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 $allow_bail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wp_load_translations_early();</text:span></text:span></text:p>
      <text:p text:style-name="Preformatted_20_Text"/>
      <text:p text:style-name="Preformatted_20_Text"><text:span text:style-name="Source_20_Text"><text:s text:c="16"/></text:span><text:span text:style-name="Source_20_Text"><text:span text:style-name="T3">$message = '&lt;h1&gt;' . __( 'Error reconnecting to the database' ) . "&lt;/h1&gt;\n";</text:span></text:span></text:p>
      <text:p text:style-name="Preformatted_20_Text"/>
      <text:p text:style-name="Preformatted_20_Text"><text:span text:style-name="Source_20_Text"><text:s text:c="16"/></text:span><text:span text:style-name="Source_20_Text"><text:span text:style-name="T3">$message .= '&lt;p&gt;' . sprintf(</text:span></text:span></text:p>
      <text:p text:style-name="Preformatted_20_Text"><text:span text:style-name="Source_20_Text"><text:s text:c="24"/></text:span><text:span text:style-name="Source_20_Text"><text:span text:style-name="T3">/* translators: %s: Database host. */</text:span></text:span></text:p>
      <text:p text:style-name="Preformatted_20_Text"><text:span text:style-name="Source_20_Text"><text:s text:c="24"/></text:span><text:span text:style-name="Source_20_Text"><text:span text:style-name="T3">__( 'This means that the contact with the database server at %s was lost. This could mean your host&amp;#8217;s database server is down.' ),</text:span></text:span></text:p>
      <text:p text:style-name="Preformatted_20_Text"><text:span text:style-name="Source_20_Text"><text:s text:c="24"/></text:span><text:span text:style-name="Source_20_Text"><text:span text:style-name="T3">'&lt;code&gt;' . htmlspecialchars( $this-&gt;dbhost, ENT_QUOTES ) . '&lt;/code&gt;'</text:span></text:span></text:p>
      <text:p text:style-name="Preformatted_20_Text"><text:span text:style-name="Source_20_Text"><text:s text:c="16"/></text:span><text:span text:style-name="Source_20_Text"><text:span text:style-name="T3">) . "&lt;/p&gt;\n";</text:span></text:span></text:p>
      <text:p text:style-name="Preformatted_20_Text"/>
      <text:p text:style-name="Preformatted_20_Text"><text:span text:style-name="Source_20_Text"><text:s text:c="16"/></text:span><text:span text:style-name="Source_20_Text"><text:span text:style-name="T3">$message .= "&lt;ul&gt;\n";</text:span></text:span></text:p>
      <text:p text:style-name="Preformatted_20_Text"><text:span text:style-name="Source_20_Text"><text:s text:c="16"/></text:span><text:span text:style-name="Source_20_Text"><text:span text:style-name="T3">$message .= '&lt;li&gt;' . __( 'Are you sure the database server is running?' ) . "&lt;/li&gt;\n";</text:span></text:span></text:p>
      <text:p text:style-name="Preformatted_20_Text"><text:span text:style-name="Source_20_Text"><text:s text:c="16"/></text:span><text:span text:style-name="Source_20_Text"><text:span text:style-name="T3">$message .= '&lt;li&gt;' . __( 'Are you sure the database server is not under particularly heavy load?' ) . "&lt;/li&gt;\n";</text:span></text:span></text:p>
      <text:p text:style-name="Preformatted_20_Text"><text:span text:style-name="Source_20_Text"><text:s text:c="16"/></text:span><text:span text:style-name="Source_20_Text"><text:span text:style-name="T3">$message .= "&lt;/ul&gt;\n";</text:span></text:span></text:p>
      <text:p text:style-name="Preformatted_20_Text"/>
      <text:p text:style-name="Preformatted_20_Text"><text:span text:style-name="Source_20_Text"><text:s text:c="16"/></text:span><text:span text:style-name="Source_20_Text"><text:span text:style-name="T3">$message .= '&lt;p&gt;' . sprintf(</text:span></text:span></text:p>
      <text:p text:style-name="Preformatted_20_Text"><text:span text:style-name="Source_20_Text"><text:s text:c="24"/></text:span><text:span text:style-name="Source_20_Text"><text:span text:style-name="T3">/* translators: %s: Support forums URL. */</text:span></text:span></text:p>
      <text:p text:style-name="Preformatted_20_Text"><text:span text:style-name="Source_20_Text"><text:s text:c="24"/></text:span><text:span text:style-name="Source_20_Text"><text:span text:style-name="T3">__( 'If you are unsure what these terms mean you should probably contact your host. If you still need help you can always visit the &lt;a href="%s"&gt;WordPress support forums&lt;/a&gt;.' ),</text:span></text:span></text:p>
      <text:p text:style-name="Preformatted_20_Text"><text:span text:style-name="Source_20_Text"><text:s text:c="24"/></text:span><text:span text:style-name="Source_20_Text"><text:span text:style-name="T3">__( 'https://wordpress.org/support/forums/' )</text:span></text:span></text:p>
      <text:p text:style-name="Preformatted_20_Text"><text:span text:style-name="Source_20_Text"><text:s text:c="16"/></text:span><text:span text:style-name="Source_20_Text"><text:span text:style-name="T3">) . "&lt;/p&gt;\n";</text:span></text:span></text:p>
      <text:p text:style-name="Preformatted_20_Text"/>
      <text:p text:style-name="Preformatted_20_Text"><text:span text:style-name="Source_20_Text"><text:s text:c="16"/></text:span><text:span text:style-name="Source_20_Text"><text:span text:style-name="T3">// We weren't able to reconnect, so we better bail.</text:span></text:span></text:p>
      <text:p text:style-name="Preformatted_20_Text"><text:span text:style-name="Source_20_Text"><text:s text:c="16"/></text:span><text:span text:style-name="Source_20_Text"><text:span text:style-name="T3">$this-&gt;bail( $message, 'db_connect_fail' );</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Call dead_db() if bail didn't die, because this database is no more.</text:span></text:span></text:p>
      <text:p text:style-name="Preformatted_20_Text"><text:span text:style-name="Source_20_Text"><text:s text:c="17"/></text:span><text:span text:style-name="Source_20_Text"><text:span text:style-name="T3">* It has ceased to be (at least temporarily).</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dead_db();</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Performs a database query, using current database connect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More information can be found on the documentation pag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link https://developer.wordpress.org/reference/classes/wpdb/</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Database query.</text:span></text:span></text:p>
      <text:p text:style-name="Preformatted_20_Text"><text:span text:style-name="Source_20_Text"><text:s text:c="9"/></text:span><text:span text:style-name="Source_20_Text"><text:span text:style-name="T3">* @return int|bool Boolean true for CREATE, ALTER, TRUNCATE and DROP queries. Number of rows</text:span></text:span></text:p>
      <text:p text:style-name="Preformatted_20_Text"><text:span text:style-name="Source_20_Text"><text:s text:c="9"/></text:span><text:span text:style-name="Source_20_Text"><text:span text:style-name="T3">* <text:s text:c="17"/>affected/selected for all other queries. Boolean false o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query( $query ) {</text:span></text:span></text:p>
      <text:p text:style-name="Preformatted_20_Text"><text:span text:style-name="Source_20_Text"><text:s text:c="16"/></text:span><text:span text:style-name="Source_20_Text"><text:span text:style-name="T3">if ( ! $this-&gt;ready ) {</text:span></text:span></text:p>
      <text:p text:style-name="Preformatted_20_Text"><text:soft-page-break/><text:span text:style-name="Source_20_Text"><text:s text:c="24"/></text:span><text:span text:style-name="Source_20_Text"><text:span text:style-name="T3">$this-&gt;check_current_query = true;</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Filters the database query.</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Some queries are made before the plugins have been loaded,</text:span></text:span></text:p>
      <text:p text:style-name="Preformatted_20_Text"><text:span text:style-name="Source_20_Text"><text:s text:c="17"/></text:span><text:span text:style-name="Source_20_Text"><text:span text:style-name="T3">* and thus cannot be filtered with this metho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since 2.1.0</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param string $query Database query.</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query = apply_filters( 'query', $query );</text:span></text:span></text:p>
      <text:p text:style-name="Preformatted_20_Text"/>
      <text:p text:style-name="Preformatted_20_Text"><text:span text:style-name="Source_20_Text"><text:s text:c="16"/></text:span><text:span text:style-name="Source_20_Text"><text:span text:style-name="T3">if ( ! $query ) {</text:span></text:span></text:p>
      <text:p text:style-name="Preformatted_20_Text"><text:span text:style-name="Source_20_Text"><text:s text:c="24"/></text:span><text:span text:style-name="Source_20_Text"><text:span text:style-name="T3">$this-&gt;insert_id = 0;</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flush();</text:span></text:span></text:p>
      <text:p text:style-name="Preformatted_20_Text"/>
      <text:p text:style-name="Preformatted_20_Text"><text:span text:style-name="Source_20_Text"><text:s text:c="16"/></text:span><text:span text:style-name="Source_20_Text"><text:span text:style-name="T3">// Log how the function was called.</text:span></text:span></text:p>
      <text:p text:style-name="Preformatted_20_Text"><text:span text:style-name="Source_20_Text"><text:s text:c="16"/></text:span><text:span text:style-name="Source_20_Text"><text:span text:style-name="T3">$this-&gt;func_call = "\$db-&gt;query(\"$query\")";</text:span></text:span></text:p>
      <text:p text:style-name="Preformatted_20_Text"/>
      <text:p text:style-name="Preformatted_20_Text"><text:span text:style-name="Source_20_Text"><text:s text:c="16"/></text:span><text:span text:style-name="Source_20_Text"><text:span text:style-name="T3">// If we're writing to the database, make sure the query will write safely.</text:span></text:span></text:p>
      <text:p text:style-name="Preformatted_20_Text"><text:span text:style-name="Source_20_Text"><text:s text:c="16"/></text:span><text:span text:style-name="Source_20_Text"><text:span text:style-name="T3">if ( $this-&gt;check_current_query &amp;&amp; ! $this-&gt;check_ascii( $query ) ) {</text:span></text:span></text:p>
      <text:p text:style-name="Preformatted_20_Text"><text:span text:style-name="Source_20_Text"><text:s text:c="24"/></text:span><text:span text:style-name="Source_20_Text"><text:span text:style-name="T3">$stripped_query = $this-&gt;strip_invalid_text_from_query( $query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25"/></text:span><text:span text:style-name="Source_20_Text"><text:span text:style-name="T3">* strip_invalid_text_from_query() can perform queries, so we need</text:span></text:span></text:p>
      <text:p text:style-name="Preformatted_20_Text"><text:span text:style-name="Source_20_Text"><text:s text:c="25"/></text:span><text:span text:style-name="Source_20_Text"><text:span text:style-name="T3">* to flush again, just to make sure everything is clear.</text:span></text:span></text:p>
      <text:p text:style-name="Preformatted_20_Text"><text:span text:style-name="Source_20_Text"><text:s text:c="25"/></text:span><text:span text:style-name="Source_20_Text"><text:span text:style-name="T3">*/</text:span></text:span></text:p>
      <text:p text:style-name="Preformatted_20_Text"><text:span text:style-name="Source_20_Text"><text:s text:c="24"/></text:span><text:span text:style-name="Source_20_Text"><text:span text:style-name="T3">$this-&gt;flush();</text:span></text:span></text:p>
      <text:p text:style-name="Preformatted_20_Text"><text:span text:style-name="Source_20_Text"><text:s text:c="24"/></text:span><text:span text:style-name="Source_20_Text"><text:span text:style-name="T3">if ( $stripped_query !== $query ) {</text:span></text:span></text:p>
      <text:p text:style-name="Preformatted_20_Text"><text:span text:style-name="Source_20_Text"><text:s text:c="32"/></text:span><text:span text:style-name="Source_20_Text"><text:span text:style-name="T3">$this-&gt;insert_id <text:s/>= 0;</text:span></text:span></text:p>
      <text:p text:style-name="Preformatted_20_Text"><text:span text:style-name="Source_20_Text"><text:s text:c="32"/></text:span><text:span text:style-name="Source_20_Text"><text:span text:style-name="T3">$this-&gt;last_query = $query;</text:span></text:span></text:p>
      <text:p text:style-name="Preformatted_20_Text"/>
      <text:p text:style-name="Preformatted_20_Text"><text:span text:style-name="Source_20_Text"><text:s text:c="32"/></text:span><text:span text:style-name="Source_20_Text"><text:span text:style-name="T3">wp_load_translations_early();</text:span></text:span></text:p>
      <text:p text:style-name="Preformatted_20_Text"/>
      <text:p text:style-name="Preformatted_20_Text"><text:span text:style-name="Source_20_Text"><text:s text:c="32"/></text:span><text:span text:style-name="Source_20_Text"><text:span text:style-name="T3">$this-&gt;last_error = __( 'WordPress database error: Could not perform query because it contains invalid data.' );</text:span></text:span></text:p>
      <text:p text:style-name="Preformatted_20_Text"/>
      <text:p text:style-name="Preformatted_20_Text"><text:span text:style-name="Source_20_Text"><text:s text:c="32"/></text:span><text:span text:style-name="Source_20_Text"><text:span text:style-name="T3">return false;</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check_current_query = true;</text:span></text:span></text:p>
      <text:p text:style-name="Preformatted_20_Text"/>
      <text:p text:style-name="Preformatted_20_Text"><text:span text:style-name="Source_20_Text"><text:s text:c="16"/></text:span><text:span text:style-name="Source_20_Text"><text:span text:style-name="T3">// Keep track of the last query for debug.</text:span></text:span></text:p>
      <text:p text:style-name="Preformatted_20_Text"><text:span text:style-name="Source_20_Text"><text:s text:c="16"/></text:span><text:span text:style-name="Source_20_Text"><text:span text:style-name="T3">$this-&gt;last_query = $query;</text:span></text:span></text:p>
      <text:p text:style-name="Preformatted_20_Text"/>
      <text:p text:style-name="Preformatted_20_Text"><text:span text:style-name="Source_20_Text"><text:s text:c="16"/></text:span><text:span text:style-name="Source_20_Text"><text:span text:style-name="T3">$this-&gt;_do_query( $query );</text:span></text:span></text:p>
      <text:p text:style-name="Preformatted_20_Text"/>
      <text:p text:style-name="Preformatted_20_Text"><text:span text:style-name="Source_20_Text"><text:s text:c="16"/></text:span><text:span text:style-name="Source_20_Text"><text:span text:style-name="T3">// Database server has gone away, try to reconnect.</text:span></text:span></text:p>
      <text:p text:style-name="Preformatted_20_Text"><text:span text:style-name="Source_20_Text"><text:s text:c="16"/></text:span><text:span text:style-name="Source_20_Text"><text:span text:style-name="T3">$mysql_errno = 0;</text:span></text:span></text:p>
      <text:p text:style-name="Preformatted_20_Text"/>
      <text:p text:style-name="Preformatted_20_Text"><text:span text:style-name="Source_20_Text"><text:s text:c="16"/></text:span><text:span text:style-name="Source_20_Text"><text:span text:style-name="T3">if ( $this-&gt;dbh instanceof mysqli ) {</text:span></text:span></text:p>
      <text:p text:style-name="Preformatted_20_Text"><text:span text:style-name="Source_20_Text"><text:s text:c="24"/></text:span><text:span text:style-name="Source_20_Text"><text:span text:style-name="T3">$mysql_errno = mysqli_errno( $this-&gt;dbh );</text:span></text:span></text:p>
      <text:p text:style-name="Preformatted_20_Text"><text:soft-page-break/><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25"/></text:span><text:span text:style-name="Source_20_Text"><text:span text:style-name="T3">* $dbh is defined, but isn't a real connection.</text:span></text:span></text:p>
      <text:p text:style-name="Preformatted_20_Text"><text:span text:style-name="Source_20_Text"><text:s text:c="25"/></text:span><text:span text:style-name="Source_20_Text"><text:span text:style-name="T3">* Something has gone horribly wrong, let's try a reconnect.</text:span></text:span></text:p>
      <text:p text:style-name="Preformatted_20_Text"><text:span text:style-name="Source_20_Text"><text:s text:c="25"/></text:span><text:span text:style-name="Source_20_Text"><text:span text:style-name="T3">*/</text:span></text:span></text:p>
      <text:p text:style-name="Preformatted_20_Text"><text:span text:style-name="Source_20_Text"><text:s text:c="24"/></text:span><text:span text:style-name="Source_20_Text"><text:span text:style-name="T3">$mysql_errno = 2006;</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empty( $this-&gt;dbh ) || 2006 === $mysql_errno ) {</text:span></text:span></text:p>
      <text:p text:style-name="Preformatted_20_Text"><text:span text:style-name="Source_20_Text"><text:s text:c="24"/></text:span><text:span text:style-name="Source_20_Text"><text:span text:style-name="T3">if ( $this-&gt;check_connection() ) {</text:span></text:span></text:p>
      <text:p text:style-name="Preformatted_20_Text"><text:span text:style-name="Source_20_Text"><text:s text:c="32"/></text:span><text:span text:style-name="Source_20_Text"><text:span text:style-name="T3">$this-&gt;_do_query( $query );</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this-&gt;insert_id = 0;</text:span></text:span></text:p>
      <text:p text:style-name="Preformatted_20_Text"><text:span text:style-name="Source_20_Text"><text:s text:c="32"/></text:span><text:span text:style-name="Source_20_Text"><text:span text:style-name="T3">return false;</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If there is an error then take note of it.</text:span></text:span></text:p>
      <text:p text:style-name="Preformatted_20_Text"><text:span text:style-name="Source_20_Text"><text:s text:c="16"/></text:span><text:span text:style-name="Source_20_Text"><text:span text:style-name="T3">if ( $this-&gt;dbh instanceof mysqli ) {</text:span></text:span></text:p>
      <text:p text:style-name="Preformatted_20_Text"><text:span text:style-name="Source_20_Text"><text:s text:c="24"/></text:span><text:span text:style-name="Source_20_Text"><text:span text:style-name="T3">$this-&gt;last_error = mysqli_error( $this-&gt;dbh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this-&gt;last_error = __( 'Unable to retrieve the error message from MySQL'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this-&gt;last_error ) {</text:span></text:span></text:p>
      <text:p text:style-name="Preformatted_20_Text"><text:span text:style-name="Source_20_Text"><text:s text:c="24"/></text:span><text:span text:style-name="Source_20_Text"><text:span text:style-name="T3">// Clear insert_id on a subsequent failed insert.</text:span></text:span></text:p>
      <text:p text:style-name="Preformatted_20_Text"><text:span text:style-name="Source_20_Text"><text:s text:c="24"/></text:span><text:span text:style-name="Source_20_Text"><text:span text:style-name="T3">if ( $this-&gt;insert_id &amp;&amp; preg_match( '/^\s*(insert|replace)\s/i', $query ) ) {</text:span></text:span></text:p>
      <text:p text:style-name="Preformatted_20_Text"><text:span text:style-name="Source_20_Text"><text:s text:c="32"/></text:span><text:span text:style-name="Source_20_Text"><text:span text:style-name="T3">$this-&gt;insert_id = 0;</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this-&gt;print_error();</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preg_match( '/^\s*(create|alter|truncate|drop)\s/i', $query ) ) {</text:span></text:span></text:p>
      <text:p text:style-name="Preformatted_20_Text"><text:span text:style-name="Source_20_Text"><text:s text:c="24"/></text:span><text:span text:style-name="Source_20_Text"><text:span text:style-name="T3">$return_val = $this-&gt;result;</text:span></text:span></text:p>
      <text:p text:style-name="Preformatted_20_Text"><text:span text:style-name="Source_20_Text"><text:s text:c="16"/></text:span><text:span text:style-name="Source_20_Text"><text:span text:style-name="T3">} elseif ( preg_match( '/^\s*(insert|delete|update|replace)\s/i', $query ) ) {</text:span></text:span></text:p>
      <text:p text:style-name="Preformatted_20_Text"><text:span text:style-name="Source_20_Text"><text:s text:c="24"/></text:span><text:span text:style-name="Source_20_Text"><text:span text:style-name="T3">$this-&gt;rows_affected = mysqli_affected_rows( $this-&gt;dbh );</text:span></text:span></text:p>
      <text:p text:style-name="Preformatted_20_Text"/>
      <text:p text:style-name="Preformatted_20_Text"><text:span text:style-name="Source_20_Text"><text:s text:c="24"/></text:span><text:span text:style-name="Source_20_Text"><text:span text:style-name="T3">// Take note of the insert_id.</text:span></text:span></text:p>
      <text:p text:style-name="Preformatted_20_Text"><text:span text:style-name="Source_20_Text"><text:s text:c="24"/></text:span><text:span text:style-name="Source_20_Text"><text:span text:style-name="T3">if ( preg_match( '/^\s*(insert|replace)\s/i', $query ) ) {</text:span></text:span></text:p>
      <text:p text:style-name="Preformatted_20_Text"><text:span text:style-name="Source_20_Text"><text:s text:c="32"/></text:span><text:span text:style-name="Source_20_Text"><text:span text:style-name="T3">$this-&gt;insert_id = mysqli_insert_id( $this-&gt;dbh );</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Return number of rows affected.</text:span></text:span></text:p>
      <text:p text:style-name="Preformatted_20_Text"><text:span text:style-name="Source_20_Text"><text:s text:c="24"/></text:span><text:span text:style-name="Source_20_Text"><text:span text:style-name="T3">$return_val = $this-&gt;rows_affected;</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num_rows = 0;</text:span></text:span></text:p>
      <text:p text:style-name="Preformatted_20_Text"/>
      <text:p text:style-name="Preformatted_20_Text"><text:span text:style-name="Source_20_Text"><text:s text:c="24"/></text:span><text:span text:style-name="Source_20_Text"><text:span text:style-name="T3">if ( $this-&gt;result instanceof mysqli_result ) {</text:span></text:span></text:p>
      <text:p text:style-name="Preformatted_20_Text"><text:span text:style-name="Source_20_Text"><text:s text:c="32"/></text:span><text:span text:style-name="Source_20_Text"><text:span text:style-name="T3">while ( $row = mysqli_fetch_object( $this-&gt;result ) ) {</text:span></text:span></text:p>
      <text:p text:style-name="Preformatted_20_Text"><text:span text:style-name="Source_20_Text"><text:s text:c="40"/></text:span><text:span text:style-name="Source_20_Text"><text:span text:style-name="T3">$this-&gt;last_result[ $num_rows ] = $row;</text:span></text:span></text:p>
      <text:p text:style-name="Preformatted_20_Text"><text:span text:style-name="Source_20_Text"><text:s text:c="40"/></text:span><text:span text:style-name="Source_20_Text"><text:span text:style-name="T3">++$num_rows;</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text:soft-page-break/></text:p>
      <text:p text:style-name="Preformatted_20_Text"><text:span text:style-name="Source_20_Text"><text:s text:c="24"/></text:span><text:span text:style-name="Source_20_Text"><text:span text:style-name="T3">// Log and return the number of rows selected.</text:span></text:span></text:p>
      <text:p text:style-name="Preformatted_20_Text"><text:span text:style-name="Source_20_Text"><text:s text:c="24"/></text:span><text:span text:style-name="Source_20_Text"><text:span text:style-name="T3">$this-&gt;num_rows = $num_rows;</text:span></text:span></text:p>
      <text:p text:style-name="Preformatted_20_Text"><text:span text:style-name="Source_20_Text"><text:s text:c="24"/></text:span><text:span text:style-name="Source_20_Text"><text:span text:style-name="T3">$return_val <text:s text:c="4"/>= $num_rows;</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return_val;</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Internal function to perform the mysqli_query() cal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9.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The query to ru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ivate function _do_query( $query ) {</text:span></text:span></text:p>
      <text:p text:style-name="Preformatted_20_Text"><text:span text:style-name="Source_20_Text"><text:s text:c="16"/></text:span><text:span text:style-name="Source_20_Text"><text:span text:style-name="T3">if ( defined( 'SAVEQUERIES' ) &amp;&amp; SAVEQUERIES ) {</text:span></text:span></text:p>
      <text:p text:style-name="Preformatted_20_Text"><text:span text:style-name="Source_20_Text"><text:s text:c="24"/></text:span><text:span text:style-name="Source_20_Text"><text:span text:style-name="T3">$this-&gt;timer_start();</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 empty( $this-&gt;dbh ) ) {</text:span></text:span></text:p>
      <text:p text:style-name="Preformatted_20_Text"><text:span text:style-name="Source_20_Text"><text:s text:c="24"/></text:span><text:span text:style-name="Source_20_Text"><text:span text:style-name="T3">$this-&gt;result = mysqli_query( $this-&gt;dbh, $query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num_queries;</text:span></text:span></text:p>
      <text:p text:style-name="Preformatted_20_Text"/>
      <text:p text:style-name="Preformatted_20_Text"><text:span text:style-name="Source_20_Text"><text:s text:c="16"/></text:span><text:span text:style-name="Source_20_Text"><text:span text:style-name="T3">if ( defined( 'SAVEQUERIES' ) &amp;&amp; SAVEQUERIES ) {</text:span></text:span></text:p>
      <text:p text:style-name="Preformatted_20_Text"><text:span text:style-name="Source_20_Text"><text:s text:c="24"/></text:span><text:span text:style-name="Source_20_Text"><text:span text:style-name="T3">$this-&gt;log_query(</text:span></text:span></text:p>
      <text:p text:style-name="Preformatted_20_Text"><text:span text:style-name="Source_20_Text"><text:s text:c="32"/></text:span><text:span text:style-name="Source_20_Text"><text:span text:style-name="T3">$query,</text:span></text:span></text:p>
      <text:p text:style-name="Preformatted_20_Text"><text:span text:style-name="Source_20_Text"><text:s text:c="32"/></text:span><text:span text:style-name="Source_20_Text"><text:span text:style-name="T3">$this-&gt;timer_stop(),</text:span></text:span></text:p>
      <text:p text:style-name="Preformatted_20_Text"><text:span text:style-name="Source_20_Text"><text:s text:c="32"/></text:span><text:span text:style-name="Source_20_Text"><text:span text:style-name="T3">$this-&gt;get_caller(),</text:span></text:span></text:p>
      <text:p text:style-name="Preformatted_20_Text"><text:span text:style-name="Source_20_Text"><text:s text:c="32"/></text:span><text:span text:style-name="Source_20_Text"><text:span text:style-name="T3">$this-&gt;time_start,</text:span></text:span></text:p>
      <text:p text:style-name="Preformatted_20_Text"><text:span text:style-name="Source_20_Text"><text:s text:c="32"/></text:span><text:span text:style-name="Source_20_Text"><text:span text:style-name="T3">array()</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ogs query data.</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5.3.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text:s text:c="10"/>The query's SQL.</text:span></text:span></text:p>
      <text:p text:style-name="Preformatted_20_Text"><text:span text:style-name="Source_20_Text"><text:s text:c="9"/></text:span><text:span text:style-name="Source_20_Text"><text:span text:style-name="T3">* @param float <text:s/>$query_time <text:s text:c="5"/>Total time spent on the query, in seconds.</text:span></text:span></text:p>
      <text:p text:style-name="Preformatted_20_Text"><text:span text:style-name="Source_20_Text"><text:s text:c="9"/></text:span><text:span text:style-name="Source_20_Text"><text:span text:style-name="T3">* @param string $query_callstack Comma-separated list of the calling functions.</text:span></text:span></text:p>
      <text:p text:style-name="Preformatted_20_Text"><text:span text:style-name="Source_20_Text"><text:s text:c="9"/></text:span><text:span text:style-name="Source_20_Text"><text:span text:style-name="T3">* @param float <text:s/>$query_start <text:s text:c="4"/>Unix timestamp of the time at the start of the query.</text:span></text:span></text:p>
      <text:p text:style-name="Preformatted_20_Text"><text:span text:style-name="Source_20_Text"><text:s text:c="9"/></text:span><text:span text:style-name="Source_20_Text"><text:span text:style-name="T3">* @param array <text:s/>$query_data <text:s text:c="5"/>Custom query data.</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log_query( $query, $query_time, $query_callstack, $query_start, $query_data )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Filters the custom data to log alongside a query.</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Caution should be used when modifying any of this data, it is recommended that any additional</text:span></text:span></text:p>
      <text:p text:style-name="Preformatted_20_Text"><text:span text:style-name="Source_20_Text"><text:s text:c="17"/></text:span><text:span text:style-name="Source_20_Text"><text:span text:style-name="T3">* information you need to store about a query be added as a new associative array element.</text:span></text:span></text:p>
      <text:p text:style-name="Preformatted_20_Text"><text:span text:style-name="Source_20_Text"><text:s text:c="17"/></text:span><text:span text:style-name="Source_20_Text"><text:span text:style-name="T3">*</text:span></text:span></text:p>
      <text:p text:style-name="Preformatted_20_Text"><text:soft-page-break/><text:span text:style-name="Source_20_Text"><text:s text:c="17"/></text:span><text:span text:style-name="Source_20_Text"><text:span text:style-name="T3">* @since 5.3.0</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param array <text:s/>$query_data <text:s text:c="5"/>Custom query data.</text:span></text:span></text:p>
      <text:p text:style-name="Preformatted_20_Text"><text:span text:style-name="Source_20_Text"><text:s text:c="17"/></text:span><text:span text:style-name="Source_20_Text"><text:span text:style-name="T3">* @param string $query <text:s text:c="10"/>The query's SQL.</text:span></text:span></text:p>
      <text:p text:style-name="Preformatted_20_Text"><text:span text:style-name="Source_20_Text"><text:s text:c="17"/></text:span><text:span text:style-name="Source_20_Text"><text:span text:style-name="T3">* @param float <text:s/>$query_time <text:s text:c="5"/>Total time spent on the query, in seconds.</text:span></text:span></text:p>
      <text:p text:style-name="Preformatted_20_Text"><text:span text:style-name="Source_20_Text"><text:s text:c="17"/></text:span><text:span text:style-name="Source_20_Text"><text:span text:style-name="T3">* @param string $query_callstack Comma-separated list of the calling functions.</text:span></text:span></text:p>
      <text:p text:style-name="Preformatted_20_Text"><text:span text:style-name="Source_20_Text"><text:s text:c="17"/></text:span><text:span text:style-name="Source_20_Text"><text:span text:style-name="T3">* @param float <text:s/>$query_start <text:s text:c="4"/>Unix timestamp of the time at the start of the query.</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query_data = apply_filters( 'log_query_custom_data', $query_data, $query, $query_time, $query_callstack, $query_start );</text:span></text:span></text:p>
      <text:p text:style-name="Preformatted_20_Text"/>
      <text:p text:style-name="Preformatted_20_Text"><text:span text:style-name="Source_20_Text"><text:s text:c="16"/></text:span><text:span text:style-name="Source_20_Text"><text:span text:style-name="T3">$this-&gt;queries[] = array(</text:span></text:span></text:p>
      <text:p text:style-name="Preformatted_20_Text"><text:span text:style-name="Source_20_Text"><text:s text:c="24"/></text:span><text:span text:style-name="Source_20_Text"><text:span text:style-name="T3">$query,</text:span></text:span></text:p>
      <text:p text:style-name="Preformatted_20_Text"><text:span text:style-name="Source_20_Text"><text:s text:c="24"/></text:span><text:span text:style-name="Source_20_Text"><text:span text:style-name="T3">$query_time,</text:span></text:span></text:p>
      <text:p text:style-name="Preformatted_20_Text"><text:span text:style-name="Source_20_Text"><text:s text:c="24"/></text:span><text:span text:style-name="Source_20_Text"><text:span text:style-name="T3">$query_callstack,</text:span></text:span></text:p>
      <text:p text:style-name="Preformatted_20_Text"><text:span text:style-name="Source_20_Text"><text:s text:c="24"/></text:span><text:span text:style-name="Source_20_Text"><text:span text:style-name="T3">$query_start,</text:span></text:span></text:p>
      <text:p text:style-name="Preformatted_20_Text"><text:span text:style-name="Source_20_Text"><text:s text:c="24"/></text:span><text:span text:style-name="Source_20_Text"><text:span text:style-name="T3">$query_data,</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Generates and returns a placeholder escape string for use in queries returned by ::prepar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8.3</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string String to escape placeholde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placeholder_escape() {</text:span></text:span></text:p>
      <text:p text:style-name="Preformatted_20_Text"><text:span text:style-name="Source_20_Text"><text:s text:c="16"/></text:span><text:span text:style-name="Source_20_Text"><text:span text:style-name="T3">static $placeholder;</text:span></text:span></text:p>
      <text:p text:style-name="Preformatted_20_Text"/>
      <text:p text:style-name="Preformatted_20_Text"><text:span text:style-name="Source_20_Text"><text:s text:c="16"/></text:span><text:span text:style-name="Source_20_Text"><text:span text:style-name="T3">if ( ! $placeholder ) {</text:span></text:span></text:p>
      <text:p text:style-name="Preformatted_20_Text"><text:span text:style-name="Source_20_Text"><text:s text:c="24"/></text:span><text:span text:style-name="Source_20_Text"><text:span text:style-name="T3">// If ext/hash is not present, compat.php's hash_hmac() does not support sha256.</text:span></text:span></text:p>
      <text:p text:style-name="Preformatted_20_Text"><text:span text:style-name="Source_20_Text"><text:s text:c="24"/></text:span><text:span text:style-name="Source_20_Text"><text:span text:style-name="T3">$algo = function_exists( 'hash' ) ? 'sha256' : 'sha1';</text:span></text:span></text:p>
      <text:p text:style-name="Preformatted_20_Text"><text:span text:style-name="Source_20_Text"><text:s text:c="24"/></text:span><text:span text:style-name="Source_20_Text"><text:span text:style-name="T3">// Old WP installs may not have AUTH_SALT defined.</text:span></text:span></text:p>
      <text:p text:style-name="Preformatted_20_Text"><text:span text:style-name="Source_20_Text"><text:s text:c="24"/></text:span><text:span text:style-name="Source_20_Text"><text:span text:style-name="T3">$salt = defined( 'AUTH_SALT' ) &amp;&amp; AUTH_SALT ? AUTH_SALT : (string) rand();</text:span></text:span></text:p>
      <text:p text:style-name="Preformatted_20_Text"/>
      <text:p text:style-name="Preformatted_20_Text"><text:span text:style-name="Source_20_Text"><text:s text:c="24"/></text:span><text:span text:style-name="Source_20_Text"><text:span text:style-name="T3">$placeholder = '{' . hash_hmac( $algo, uniqid( $salt, true ), $salt ) .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Add the filter to remove the placeholder escaper. Uses priority 0, so that anything</text:span></text:span></text:p>
      <text:p text:style-name="Preformatted_20_Text"><text:span text:style-name="Source_20_Text"><text:s text:c="17"/></text:span><text:span text:style-name="Source_20_Text"><text:span text:style-name="T3">* else attached to this filter will receive the query with the placeholder string remov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f ( false === has_filter( 'query', array( $this, 'remove_placeholder_escape' ) ) ) {</text:span></text:span></text:p>
      <text:p text:style-name="Preformatted_20_Text"><text:span text:style-name="Source_20_Text"><text:s text:c="24"/></text:span><text:span text:style-name="Source_20_Text"><text:span text:style-name="T3">add_filter( 'query', array( $this, 'remove_placeholder_escape' ), 0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placeholder;</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Adds a placeholder escape string, to escape anything that resembles a printf() placeholder.</text:span></text:span></text:p>
      <text:p text:style-name="Preformatted_20_Text"><text:soft-page-break/><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8.3</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The query to escape.</text:span></text:span></text:p>
      <text:p text:style-name="Preformatted_20_Text"><text:span text:style-name="Source_20_Text"><text:s text:c="9"/></text:span><text:span text:style-name="Source_20_Text"><text:span text:style-name="T3">* @return string The query with the placeholder escape string inserted where necessa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add_placeholder_escape( $query )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To prevent returning anything that even vaguely resembles a placeholder,</text:span></text:span></text:p>
      <text:p text:style-name="Preformatted_20_Text"><text:span text:style-name="Source_20_Text"><text:s text:c="17"/></text:span><text:span text:style-name="Source_20_Text"><text:span text:style-name="T3">* we clobber every % we can fin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return str_replace( '%', $this-&gt;placeholder_escape(), $query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moves the placeholder escape strings from a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8.3</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The query from which the placeholder will be removed.</text:span></text:span></text:p>
      <text:p text:style-name="Preformatted_20_Text"><text:span text:style-name="Source_20_Text"><text:s text:c="9"/></text:span><text:span text:style-name="Source_20_Text"><text:span text:style-name="T3">* @return string The query with the placeholder remov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remove_placeholder_escape( $query ) {</text:span></text:span></text:p>
      <text:p text:style-name="Preformatted_20_Text"><text:span text:style-name="Source_20_Text"><text:s text:c="16"/></text:span><text:span text:style-name="Source_20_Text"><text:span text:style-name="T3">return str_replace( $this-&gt;placeholder_escape(), '%', $query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Inserts a row into the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amp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insert(</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column1' =&gt; 'foo',</text:span></text:span></text:p>
      <text:p text:style-name="Preformatted_20_Text"><text:span text:style-name="Source_20_Text"><text:s text:c="9"/></text:span><text:span text:style-name="Source_20_Text"><text:span text:style-name="T3">* <text:s text:c="12"/>'column2' =&gt; 'bar',</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 text:c="4"/>$wpdb-&gt;insert(</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column1' =&gt; 'foo',</text:span></text:span></text:p>
      <text:p text:style-name="Preformatted_20_Text"><text:span text:style-name="Source_20_Text"><text:s text:c="9"/></text:span><text:span text:style-name="Source_20_Text"><text:span text:style-name="T3">* <text:s text:c="12"/>'column2' =&gt; 1337,</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s',</text:span></text:span></text:p>
      <text:p text:style-name="Preformatted_20_Text"><text:span text:style-name="Source_20_Text"><text:s text:c="9"/></text:span><text:span text:style-name="Source_20_Text"><text:span text:style-name="T3">* <text:s text:c="12"/>'%d',</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wpdb::$field_types</text:span></text:span></text:p>
      <text:p text:style-name="Preformatted_20_Text"><text:span text:style-name="Source_20_Text"><text:s text:c="9"/></text:span><text:span text:style-name="Source_20_Text"><text:span text:style-name="T3">* @see wp_set_wpdb_va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s text:c="9"/>$table <text:s/>Table name.</text:span></text:span></text:p>
      <text:p text:style-name="Preformatted_20_Text"><text:span text:style-name="Source_20_Text"><text:s text:c="9"/></text:span><text:span text:style-name="Source_20_Text"><text:span text:style-name="T3">* @param array <text:s text:c="10"/>$data <text:s text:c="2"/>Data to insert (in column =&gt; value pairs).</text:span></text:span></text:p>
      <text:p text:style-name="Preformatted_20_Text"><text:span text:style-name="Source_20_Text"><text:s text:c="9"/></text:span><text:span text:style-name="Source_20_Text"><text:span text:style-name="T3">* <text:s text:c="31"/>Both `$data` columns and `$data` values should be "raw" (neither should be SQL escaped).</text:span></text:span></text:p>
      <text:p text:style-name="Preformatted_20_Text"><text:soft-page-break/><text:span text:style-name="Source_20_Text"><text:s text:c="9"/></text:span><text:span text:style-name="Source_20_Text"><text:span text:style-name="T3">* <text:s text:c="31"/>Sending a null value will cause the column to be set to NULL - the corresponding</text:span></text:span></text:p>
      <text:p text:style-name="Preformatted_20_Text"><text:span text:style-name="Source_20_Text"><text:s text:c="9"/></text:span><text:span text:style-name="Source_20_Text"><text:span text:style-name="T3">* <text:s text:c="31"/>format is ignored in this case.</text:span></text:span></text:p>
      <text:p text:style-name="Preformatted_20_Text"><text:span text:style-name="Source_20_Text"><text:s text:c="9"/></text:span><text:span text:style-name="Source_20_Text"><text:span text:style-name="T3">* @param string[]|string $format Optional. An array of formats to be mapped to each of the value in `$data`.</text:span></text:span></text:p>
      <text:p text:style-name="Preformatted_20_Text"><text:span text:style-name="Source_20_Text"><text:s text:c="9"/></text:span><text:span text:style-name="Source_20_Text"><text:span text:style-name="T3">* <text:s text:c="31"/>If string, that format will be used for all of the values in `$data`.</text:span></text:span></text:p>
      <text:p text:style-name="Preformatted_20_Text"><text:span text:style-name="Source_20_Text"><text:s text:c="9"/></text:span><text:span text:style-name="Source_20_Text"><text:span text:style-name="T3">* <text:s text:c="31"/>A format is one of '%d', '%f', '%s' (integer, float, string).</text:span></text:span></text:p>
      <text:p text:style-name="Preformatted_20_Text"><text:span text:style-name="Source_20_Text"><text:s text:c="9"/></text:span><text:span text:style-name="Source_20_Text"><text:span text:style-name="T3">* <text:s text:c="31"/>If omitted, all values in `$data` will be treated as strings unless otherwise</text:span></text:span></text:p>
      <text:p text:style-name="Preformatted_20_Text"><text:span text:style-name="Source_20_Text"><text:s text:c="9"/></text:span><text:span text:style-name="Source_20_Text"><text:span text:style-name="T3">* <text:s text:c="31"/>specified in wpdb::$field_types. Default null.</text:span></text:span></text:p>
      <text:p text:style-name="Preformatted_20_Text"><text:span text:style-name="Source_20_Text"><text:s text:c="9"/></text:span><text:span text:style-name="Source_20_Text"><text:span text:style-name="T3">* @return int|false The number of rows inserted, or false o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insert( $table, $data, $format = null ) {</text:span></text:span></text:p>
      <text:p text:style-name="Preformatted_20_Text"><text:span text:style-name="Source_20_Text"><text:s text:c="16"/></text:span><text:span text:style-name="Source_20_Text"><text:span text:style-name="T3">return $this-&gt;_insert_replace_helper( $table, $data, $format, 'INSERT'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places a row in the table or inserts it if it does not exist, based on a PRIMARY KEY or a UNIQUE index.</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A REPLACE works exactly like an INSERT, except that if an old row in the table has the same value as a new row</text:span></text:span></text:p>
      <text:p text:style-name="Preformatted_20_Text"><text:span text:style-name="Source_20_Text"><text:s text:c="9"/></text:span><text:span text:style-name="Source_20_Text"><text:span text:style-name="T3">* for a PRIMARY KEY or a UNIQUE index, the old row is deleted before the new row is insert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amp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replace(</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ID' <text:s text:c="5"/>=&gt; 123,</text:span></text:span></text:p>
      <text:p text:style-name="Preformatted_20_Text"><text:span text:style-name="Source_20_Text"><text:s text:c="9"/></text:span><text:span text:style-name="Source_20_Text"><text:span text:style-name="T3">* <text:s text:c="12"/>'column1' =&gt; 'foo',</text:span></text:span></text:p>
      <text:p text:style-name="Preformatted_20_Text"><text:span text:style-name="Source_20_Text"><text:s text:c="9"/></text:span><text:span text:style-name="Source_20_Text"><text:span text:style-name="T3">* <text:s text:c="12"/>'column2' =&gt; 'bar',</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 text:c="4"/>$wpdb-&gt;replace(</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ID' <text:s text:c="5"/>=&gt; 456,</text:span></text:span></text:p>
      <text:p text:style-name="Preformatted_20_Text"><text:span text:style-name="Source_20_Text"><text:s text:c="9"/></text:span><text:span text:style-name="Source_20_Text"><text:span text:style-name="T3">* <text:s text:c="12"/>'column1' =&gt; 'foo',</text:span></text:span></text:p>
      <text:p text:style-name="Preformatted_20_Text"><text:span text:style-name="Source_20_Text"><text:s text:c="9"/></text:span><text:span text:style-name="Source_20_Text"><text:span text:style-name="T3">* <text:s text:c="12"/>'column2' =&gt; 1337,</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d',</text:span></text:span></text:p>
      <text:p text:style-name="Preformatted_20_Text"><text:span text:style-name="Source_20_Text"><text:s text:c="9"/></text:span><text:span text:style-name="Source_20_Text"><text:span text:style-name="T3">* <text:s text:c="12"/>'%s',</text:span></text:span></text:p>
      <text:p text:style-name="Preformatted_20_Text"><text:span text:style-name="Source_20_Text"><text:s text:c="9"/></text:span><text:span text:style-name="Source_20_Text"><text:span text:style-name="T3">* <text:s text:c="12"/>'%d',</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wpdb::$field_types</text:span></text:span></text:p>
      <text:p text:style-name="Preformatted_20_Text"><text:span text:style-name="Source_20_Text"><text:s text:c="9"/></text:span><text:span text:style-name="Source_20_Text"><text:span text:style-name="T3">* @see wp_set_wpdb_va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s text:c="9"/>$table <text:s/>Table name.</text:span></text:span></text:p>
      <text:p text:style-name="Preformatted_20_Text"><text:span text:style-name="Source_20_Text"><text:s text:c="9"/></text:span><text:span text:style-name="Source_20_Text"><text:span text:style-name="T3">* @param array <text:s text:c="10"/>$data <text:s text:c="2"/>Data to insert (in column =&gt; value pairs).</text:span></text:span></text:p>
      <text:p text:style-name="Preformatted_20_Text"><text:span text:style-name="Source_20_Text"><text:s text:c="9"/></text:span><text:span text:style-name="Source_20_Text"><text:span text:style-name="T3">* <text:s text:c="31"/>Both `$data` columns and `$data` values should be "raw" (neither should be SQL escaped).</text:span></text:span></text:p>
      <text:p text:style-name="Preformatted_20_Text"><text:soft-page-break/><text:span text:style-name="Source_20_Text"><text:s text:c="9"/></text:span><text:span text:style-name="Source_20_Text"><text:span text:style-name="T3">* <text:s text:c="31"/>A primary key or unique index is required to perform a replace operation.</text:span></text:span></text:p>
      <text:p text:style-name="Preformatted_20_Text"><text:span text:style-name="Source_20_Text"><text:s text:c="9"/></text:span><text:span text:style-name="Source_20_Text"><text:span text:style-name="T3">* <text:s text:c="31"/>Sending a null value will cause the column to be set to NULL - the corresponding</text:span></text:span></text:p>
      <text:p text:style-name="Preformatted_20_Text"><text:span text:style-name="Source_20_Text"><text:s text:c="9"/></text:span><text:span text:style-name="Source_20_Text"><text:span text:style-name="T3">* <text:s text:c="31"/>format is ignored in this case.</text:span></text:span></text:p>
      <text:p text:style-name="Preformatted_20_Text"><text:span text:style-name="Source_20_Text"><text:s text:c="9"/></text:span><text:span text:style-name="Source_20_Text"><text:span text:style-name="T3">* @param string[]|string $format Optional. An array of formats to be mapped to each of the value in `$data`.</text:span></text:span></text:p>
      <text:p text:style-name="Preformatted_20_Text"><text:span text:style-name="Source_20_Text"><text:s text:c="9"/></text:span><text:span text:style-name="Source_20_Text"><text:span text:style-name="T3">* <text:s text:c="31"/>If string, that format will be used for all of the values in `$data`.</text:span></text:span></text:p>
      <text:p text:style-name="Preformatted_20_Text"><text:span text:style-name="Source_20_Text"><text:s text:c="9"/></text:span><text:span text:style-name="Source_20_Text"><text:span text:style-name="T3">* <text:s text:c="31"/>A format is one of '%d', '%f', '%s' (integer, float, string).</text:span></text:span></text:p>
      <text:p text:style-name="Preformatted_20_Text"><text:span text:style-name="Source_20_Text"><text:s text:c="9"/></text:span><text:span text:style-name="Source_20_Text"><text:span text:style-name="T3">* <text:s text:c="31"/>If omitted, all values in `$data` will be treated as strings unless otherwise</text:span></text:span></text:p>
      <text:p text:style-name="Preformatted_20_Text"><text:span text:style-name="Source_20_Text"><text:s text:c="9"/></text:span><text:span text:style-name="Source_20_Text"><text:span text:style-name="T3">* <text:s text:c="31"/>specified in wpdb::$field_types. Default null.</text:span></text:span></text:p>
      <text:p text:style-name="Preformatted_20_Text"><text:span text:style-name="Source_20_Text"><text:s text:c="9"/></text:span><text:span text:style-name="Source_20_Text"><text:span text:style-name="T3">* @return int|false The number of rows affected, or false o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replace( $table, $data, $format = null ) {</text:span></text:span></text:p>
      <text:p text:style-name="Preformatted_20_Text"><text:span text:style-name="Source_20_Text"><text:s text:c="16"/></text:span><text:span text:style-name="Source_20_Text"><text:span text:style-name="T3">return $this-&gt;_insert_replace_helper( $table, $data, $format, 'REPLACE'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Helper function for insert and replac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uns an insert or replace query based on `$type` argume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0.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wpdb::$field_types</text:span></text:span></text:p>
      <text:p text:style-name="Preformatted_20_Text"><text:span text:style-name="Source_20_Text"><text:s text:c="9"/></text:span><text:span text:style-name="Source_20_Text"><text:span text:style-name="T3">* @see wp_set_wpdb_va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s text:c="9"/>$table <text:s/>Table name.</text:span></text:span></text:p>
      <text:p text:style-name="Preformatted_20_Text"><text:span text:style-name="Source_20_Text"><text:s text:c="9"/></text:span><text:span text:style-name="Source_20_Text"><text:span text:style-name="T3">* @param array <text:s text:c="10"/>$data <text:s text:c="2"/>Data to insert (in column =&gt; value pairs).</text:span></text:span></text:p>
      <text:p text:style-name="Preformatted_20_Text"><text:span text:style-name="Source_20_Text"><text:s text:c="9"/></text:span><text:span text:style-name="Source_20_Text"><text:span text:style-name="T3">* <text:s text:c="31"/>Both `$data` columns and `$data` values should be "raw" (neither should be SQL escaped).</text:span></text:span></text:p>
      <text:p text:style-name="Preformatted_20_Text"><text:span text:style-name="Source_20_Text"><text:s text:c="9"/></text:span><text:span text:style-name="Source_20_Text"><text:span text:style-name="T3">* <text:s text:c="31"/>Sending a null value will cause the column to be set to NULL - the corresponding</text:span></text:span></text:p>
      <text:p text:style-name="Preformatted_20_Text"><text:span text:style-name="Source_20_Text"><text:s text:c="9"/></text:span><text:span text:style-name="Source_20_Text"><text:span text:style-name="T3">* <text:s text:c="31"/>format is ignored in this case.</text:span></text:span></text:p>
      <text:p text:style-name="Preformatted_20_Text"><text:span text:style-name="Source_20_Text"><text:s text:c="9"/></text:span><text:span text:style-name="Source_20_Text"><text:span text:style-name="T3">* @param string[]|string $format Optional. An array of formats to be mapped to each of the value in `$data`.</text:span></text:span></text:p>
      <text:p text:style-name="Preformatted_20_Text"><text:span text:style-name="Source_20_Text"><text:s text:c="9"/></text:span><text:span text:style-name="Source_20_Text"><text:span text:style-name="T3">* <text:s text:c="31"/>If string, that format will be used for all of the values in `$data`.</text:span></text:span></text:p>
      <text:p text:style-name="Preformatted_20_Text"><text:span text:style-name="Source_20_Text"><text:s text:c="9"/></text:span><text:span text:style-name="Source_20_Text"><text:span text:style-name="T3">* <text:s text:c="31"/>A format is one of '%d', '%f', '%s' (integer, float, string).</text:span></text:span></text:p>
      <text:p text:style-name="Preformatted_20_Text"><text:span text:style-name="Source_20_Text"><text:s text:c="9"/></text:span><text:span text:style-name="Source_20_Text"><text:span text:style-name="T3">* <text:s text:c="31"/>If omitted, all values in `$data` will be treated as strings unless otherwise</text:span></text:span></text:p>
      <text:p text:style-name="Preformatted_20_Text"><text:span text:style-name="Source_20_Text"><text:s text:c="9"/></text:span><text:span text:style-name="Source_20_Text"><text:span text:style-name="T3">* <text:s text:c="31"/>specified in wpdb::$field_types. Default null.</text:span></text:span></text:p>
      <text:p text:style-name="Preformatted_20_Text"><text:span text:style-name="Source_20_Text"><text:s text:c="9"/></text:span><text:span text:style-name="Source_20_Text"><text:span text:style-name="T3">* @param string <text:s text:c="9"/>$type <text:s text:c="2"/>Optional. Type of operation. Either 'INSERT' or 'REPLACE'.</text:span></text:span></text:p>
      <text:p text:style-name="Preformatted_20_Text"><text:span text:style-name="Source_20_Text"><text:s text:c="9"/></text:span><text:span text:style-name="Source_20_Text"><text:span text:style-name="T3">* <text:s text:c="31"/>Default 'INSERT'.</text:span></text:span></text:p>
      <text:p text:style-name="Preformatted_20_Text"><text:span text:style-name="Source_20_Text"><text:s text:c="9"/></text:span><text:span text:style-name="Source_20_Text"><text:span text:style-name="T3">* @return int|false The number of rows affected, or false o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_insert_replace_helper( $table, $data, $format = null, $type = 'INSERT' ) {</text:span></text:span></text:p>
      <text:p text:style-name="Preformatted_20_Text"><text:span text:style-name="Source_20_Text"><text:s text:c="16"/></text:span><text:span text:style-name="Source_20_Text"><text:span text:style-name="T3">$this-&gt;insert_id = 0;</text:span></text:span></text:p>
      <text:p text:style-name="Preformatted_20_Text"/>
      <text:p text:style-name="Preformatted_20_Text"><text:span text:style-name="Source_20_Text"><text:s text:c="16"/></text:span><text:span text:style-name="Source_20_Text"><text:span text:style-name="T3">if ( ! in_array( strtoupper( $type ), array( 'REPLACE', 'INSERT' ), true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text:soft-page-break/></text:p>
      <text:p text:style-name="Preformatted_20_Text"><text:span text:style-name="Source_20_Text"><text:s text:c="16"/></text:span><text:span text:style-name="Source_20_Text"><text:span text:style-name="T3">$data = $this-&gt;process_fields( $table, $data, $format );</text:span></text:span></text:p>
      <text:p text:style-name="Preformatted_20_Text"><text:span text:style-name="Source_20_Text"><text:s text:c="16"/></text:span><text:span text:style-name="Source_20_Text"><text:span text:style-name="T3">if ( false === $data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ormats = array();</text:span></text:span></text:p>
      <text:p text:style-name="Preformatted_20_Text"><text:span text:style-name="Source_20_Text"><text:s text:c="16"/></text:span><text:span text:style-name="Source_20_Text"><text:span text:style-name="T3">$values <text:s/>= array();</text:span></text:span></text:p>
      <text:p text:style-name="Preformatted_20_Text"><text:span text:style-name="Source_20_Text"><text:s text:c="16"/></text:span><text:span text:style-name="Source_20_Text"><text:span text:style-name="T3">foreach ( $data as $value ) {</text:span></text:span></text:p>
      <text:p text:style-name="Preformatted_20_Text"><text:span text:style-name="Source_20_Text"><text:s text:c="24"/></text:span><text:span text:style-name="Source_20_Text"><text:span text:style-name="T3">if ( is_null( $value['value'] ) ) {</text:span></text:span></text:p>
      <text:p text:style-name="Preformatted_20_Text"><text:span text:style-name="Source_20_Text"><text:s text:c="32"/></text:span><text:span text:style-name="Source_20_Text"><text:span text:style-name="T3">$formats[] = 'NULL';</text:span></text:span></text:p>
      <text:p text:style-name="Preformatted_20_Text"><text:span text:style-name="Source_20_Text"><text:s text:c="32"/></text:span><text:span text:style-name="Source_20_Text"><text:span text:style-name="T3">contin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formats[] = $value['format'];</text:span></text:span></text:p>
      <text:p text:style-name="Preformatted_20_Text"><text:span text:style-name="Source_20_Text"><text:s text:c="24"/></text:span><text:span text:style-name="Source_20_Text"><text:span text:style-name="T3">$values[] <text:s/>= $value['val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ields <text:s/>= '`' . implode( '`, `', array_keys( $data ) ) . '`';</text:span></text:span></text:p>
      <text:p text:style-name="Preformatted_20_Text"><text:span text:style-name="Source_20_Text"><text:s text:c="16"/></text:span><text:span text:style-name="Source_20_Text"><text:span text:style-name="T3">$formats = implode( ', ', $formats );</text:span></text:span></text:p>
      <text:p text:style-name="Preformatted_20_Text"/>
      <text:p text:style-name="Preformatted_20_Text"><text:span text:style-name="Source_20_Text"><text:s text:c="16"/></text:span><text:span text:style-name="Source_20_Text"><text:span text:style-name="T3">$sql = "$type INTO `$table` ($fields) VALUES ($formats)";</text:span></text:span></text:p>
      <text:p text:style-name="Preformatted_20_Text"/>
      <text:p text:style-name="Preformatted_20_Text"><text:span text:style-name="Source_20_Text"><text:s text:c="16"/></text:span><text:span text:style-name="Source_20_Text"><text:span text:style-name="T3">$this-&gt;check_current_query = false;</text:span></text:span></text:p>
      <text:p text:style-name="Preformatted_20_Text"><text:span text:style-name="Source_20_Text"><text:s text:c="16"/></text:span><text:span text:style-name="Source_20_Text"><text:span text:style-name="T3">return $this-&gt;query( $this-&gt;prepare( $sql, $values )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Updates a row in the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amp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update(</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column1' =&gt; 'foo',</text:span></text:span></text:p>
      <text:p text:style-name="Preformatted_20_Text"><text:span text:style-name="Source_20_Text"><text:s text:c="9"/></text:span><text:span text:style-name="Source_20_Text"><text:span text:style-name="T3">* <text:s text:c="12"/>'column2' =&gt; 'bar',</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ID' =&gt; 1,</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 text:c="4"/>$wpdb-&gt;update(</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column1' =&gt; 'foo',</text:span></text:span></text:p>
      <text:p text:style-name="Preformatted_20_Text"><text:span text:style-name="Source_20_Text"><text:s text:c="9"/></text:span><text:span text:style-name="Source_20_Text"><text:span text:style-name="T3">* <text:s text:c="12"/>'column2' =&gt; 1337,</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ID' =&gt; 1,</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s',</text:span></text:span></text:p>
      <text:p text:style-name="Preformatted_20_Text"><text:span text:style-name="Source_20_Text"><text:s text:c="9"/></text:span><text:span text:style-name="Source_20_Text"><text:span text:style-name="T3">* <text:s text:c="12"/>'%d',</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d',</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wpdb::$field_types</text:span></text:span></text:p>
      <text:p text:style-name="Preformatted_20_Text"><text:soft-page-break/><text:span text:style-name="Source_20_Text"><text:s text:c="9"/></text:span><text:span text:style-name="Source_20_Text"><text:span text:style-name="T3">* @see wp_set_wpdb_va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s text:c="6"/>$table <text:s text:c="10"/>Table name.</text:span></text:span></text:p>
      <text:p text:style-name="Preformatted_20_Text"><text:span text:style-name="Source_20_Text"><text:s text:c="9"/></text:span><text:span text:style-name="Source_20_Text"><text:span text:style-name="T3">* @param array <text:s text:c="7"/>$data <text:s text:c="11"/>Data to update (in column =&gt; value pairs).</text:span></text:span></text:p>
      <text:p text:style-name="Preformatted_20_Text"><text:span text:style-name="Source_20_Text"><text:s text:c="9"/></text:span><text:span text:style-name="Source_20_Text"><text:span text:style-name="T3">* <text:s text:c="37"/>Both $data columns and $data values should be "raw" (neither should be SQL escaped).</text:span></text:span></text:p>
      <text:p text:style-name="Preformatted_20_Text"><text:span text:style-name="Source_20_Text"><text:s text:c="9"/></text:span><text:span text:style-name="Source_20_Text"><text:span text:style-name="T3">* <text:s text:c="37"/>Sending a null value will cause the column to be set to NULL - the corresponding</text:span></text:span></text:p>
      <text:p text:style-name="Preformatted_20_Text"><text:span text:style-name="Source_20_Text"><text:s text:c="9"/></text:span><text:span text:style-name="Source_20_Text"><text:span text:style-name="T3">* <text:s text:c="37"/>format is ignored in this case.</text:span></text:span></text:p>
      <text:p text:style-name="Preformatted_20_Text"><text:span text:style-name="Source_20_Text"><text:s text:c="9"/></text:span><text:span text:style-name="Source_20_Text"><text:span text:style-name="T3">* @param array <text:s text:c="7"/>$where <text:s text:c="10"/>A named array of WHERE clauses (in column =&gt; value pairs).</text:span></text:span></text:p>
      <text:p text:style-name="Preformatted_20_Text"><text:span text:style-name="Source_20_Text"><text:s text:c="9"/></text:span><text:span text:style-name="Source_20_Text"><text:span text:style-name="T3">* <text:s text:c="37"/>Multiple clauses will be joined with ANDs.</text:span></text:span></text:p>
      <text:p text:style-name="Preformatted_20_Text"><text:span text:style-name="Source_20_Text"><text:s text:c="9"/></text:span><text:span text:style-name="Source_20_Text"><text:span text:style-name="T3">* <text:s text:c="37"/>Both $where columns and $where values should be "raw".</text:span></text:span></text:p>
      <text:p text:style-name="Preformatted_20_Text"><text:span text:style-name="Source_20_Text"><text:s text:c="9"/></text:span><text:span text:style-name="Source_20_Text"><text:span text:style-name="T3">* <text:s text:c="37"/>Sending a null value will create an IS NULL comparison - the corresponding</text:span></text:span></text:p>
      <text:p text:style-name="Preformatted_20_Text"><text:span text:style-name="Source_20_Text"><text:s text:c="9"/></text:span><text:span text:style-name="Source_20_Text"><text:span text:style-name="T3">* <text:s text:c="37"/>format will be ignored in this case.</text:span></text:span></text:p>
      <text:p text:style-name="Preformatted_20_Text"><text:span text:style-name="Source_20_Text"><text:s text:c="9"/></text:span><text:span text:style-name="Source_20_Text"><text:span text:style-name="T3">* @param string[]|string $format <text:s text:c="6"/>Optional. An array of formats to be mapped to each of the values in $data.</text:span></text:span></text:p>
      <text:p text:style-name="Preformatted_20_Text"><text:span text:style-name="Source_20_Text"><text:s text:c="9"/></text:span><text:span text:style-name="Source_20_Text"><text:span text:style-name="T3">* <text:s text:c="37"/>If string, that format will be used for all of the values in $data.</text:span></text:span></text:p>
      <text:p text:style-name="Preformatted_20_Text"><text:span text:style-name="Source_20_Text"><text:s text:c="9"/></text:span><text:span text:style-name="Source_20_Text"><text:span text:style-name="T3">* <text:s text:c="37"/>A format is one of '%d', '%f', '%s' (integer, float, string).</text:span></text:span></text:p>
      <text:p text:style-name="Preformatted_20_Text"><text:span text:style-name="Source_20_Text"><text:s text:c="9"/></text:span><text:span text:style-name="Source_20_Text"><text:span text:style-name="T3">* <text:s text:c="37"/>If omitted, all values in $data will be treated as strings unless otherwise</text:span></text:span></text:p>
      <text:p text:style-name="Preformatted_20_Text"><text:span text:style-name="Source_20_Text"><text:s text:c="9"/></text:span><text:span text:style-name="Source_20_Text"><text:span text:style-name="T3">* <text:s text:c="37"/>specified in wpdb::$field_types. Default null.</text:span></text:span></text:p>
      <text:p text:style-name="Preformatted_20_Text"><text:span text:style-name="Source_20_Text"><text:s text:c="9"/></text:span><text:span text:style-name="Source_20_Text"><text:span text:style-name="T3">* @param string[]|string $where_format Optional. An array of formats to be mapped to each of the values in $where.</text:span></text:span></text:p>
      <text:p text:style-name="Preformatted_20_Text"><text:span text:style-name="Source_20_Text"><text:s text:c="9"/></text:span><text:span text:style-name="Source_20_Text"><text:span text:style-name="T3">* <text:s text:c="37"/>If string, that format will be used for all of the items in $where.</text:span></text:span></text:p>
      <text:p text:style-name="Preformatted_20_Text"><text:span text:style-name="Source_20_Text"><text:s text:c="9"/></text:span><text:span text:style-name="Source_20_Text"><text:span text:style-name="T3">* <text:s text:c="37"/>A format is one of '%d', '%f', '%s' (integer, float, string).</text:span></text:span></text:p>
      <text:p text:style-name="Preformatted_20_Text"><text:span text:style-name="Source_20_Text"><text:s text:c="9"/></text:span><text:span text:style-name="Source_20_Text"><text:span text:style-name="T3">* <text:s text:c="37"/>If omitted, all values in $where will be treated as strings unless otherwise</text:span></text:span></text:p>
      <text:p text:style-name="Preformatted_20_Text"><text:span text:style-name="Source_20_Text"><text:s text:c="9"/></text:span><text:span text:style-name="Source_20_Text"><text:span text:style-name="T3">* <text:s text:c="37"/>specified in wpdb::$field_types. Default null.</text:span></text:span></text:p>
      <text:p text:style-name="Preformatted_20_Text"><text:span text:style-name="Source_20_Text"><text:s text:c="9"/></text:span><text:span text:style-name="Source_20_Text"><text:span text:style-name="T3">* @return int|false The number of rows updated, or false o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update( $table, $data, $where, $format = null, $where_format = null ) {</text:span></text:span></text:p>
      <text:p text:style-name="Preformatted_20_Text"><text:span text:style-name="Source_20_Text"><text:s text:c="16"/></text:span><text:span text:style-name="Source_20_Text"><text:span text:style-name="T3">if ( ! is_array( $data ) || ! is_array( $where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data = $this-&gt;process_fields( $table, $data, $format );</text:span></text:span></text:p>
      <text:p text:style-name="Preformatted_20_Text"><text:span text:style-name="Source_20_Text"><text:s text:c="16"/></text:span><text:span text:style-name="Source_20_Text"><text:span text:style-name="T3">if ( false === $data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where = $this-&gt;process_fields( $table, $where, $where_format );</text:span></text:span></text:p>
      <text:p text:style-name="Preformatted_20_Text"><text:span text:style-name="Source_20_Text"><text:s text:c="16"/></text:span><text:span text:style-name="Source_20_Text"><text:span text:style-name="T3">if ( false === $where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ields <text:s text:c="4"/>= array();</text:span></text:span></text:p>
      <text:p text:style-name="Preformatted_20_Text"><text:span text:style-name="Source_20_Text"><text:s text:c="16"/></text:span><text:span text:style-name="Source_20_Text"><text:span text:style-name="T3">$conditions = array();</text:span></text:span></text:p>
      <text:p text:style-name="Preformatted_20_Text"><text:span text:style-name="Source_20_Text"><text:s text:c="16"/></text:span><text:span text:style-name="Source_20_Text"><text:span text:style-name="T3">$values <text:s text:c="4"/>= array();</text:span></text:span></text:p>
      <text:p text:style-name="Preformatted_20_Text"><text:span text:style-name="Source_20_Text"><text:s text:c="16"/></text:span><text:span text:style-name="Source_20_Text"><text:span text:style-name="T3">foreach ( $data as $field =&gt; $value ) {</text:span></text:span></text:p>
      <text:p text:style-name="Preformatted_20_Text"><text:span text:style-name="Source_20_Text"><text:s text:c="24"/></text:span><text:span text:style-name="Source_20_Text"><text:span text:style-name="T3">if ( is_null( $value['value'] ) ) {</text:span></text:span></text:p>
      <text:p text:style-name="Preformatted_20_Text"><text:span text:style-name="Source_20_Text"><text:s text:c="32"/></text:span><text:span text:style-name="Source_20_Text"><text:span text:style-name="T3">$fields[] = "`$field` = NULL";</text:span></text:span></text:p>
      <text:p text:style-name="Preformatted_20_Text"><text:span text:style-name="Source_20_Text"><text:s text:c="32"/></text:span><text:span text:style-name="Source_20_Text"><text:span text:style-name="T3">continue;</text:span></text:span></text:p>
      <text:p text:style-name="Preformatted_20_Text"><text:soft-page-break/><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fields[] = "`$field` = " . $value['format'];</text:span></text:span></text:p>
      <text:p text:style-name="Preformatted_20_Text"><text:span text:style-name="Source_20_Text"><text:s text:c="24"/></text:span><text:span text:style-name="Source_20_Text"><text:span text:style-name="T3">$values[] = $value['value'];</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foreach ( $where as $field =&gt; $value ) {</text:span></text:span></text:p>
      <text:p text:style-name="Preformatted_20_Text"><text:span text:style-name="Source_20_Text"><text:s text:c="24"/></text:span><text:span text:style-name="Source_20_Text"><text:span text:style-name="T3">if ( is_null( $value['value'] ) ) {</text:span></text:span></text:p>
      <text:p text:style-name="Preformatted_20_Text"><text:span text:style-name="Source_20_Text"><text:s text:c="32"/></text:span><text:span text:style-name="Source_20_Text"><text:span text:style-name="T3">$conditions[] = "`$field` IS NULL";</text:span></text:span></text:p>
      <text:p text:style-name="Preformatted_20_Text"><text:span text:style-name="Source_20_Text"><text:s text:c="32"/></text:span><text:span text:style-name="Source_20_Text"><text:span text:style-name="T3">contin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onditions[] = "`$field` = " . $value['format'];</text:span></text:span></text:p>
      <text:p text:style-name="Preformatted_20_Text"><text:span text:style-name="Source_20_Text"><text:s text:c="24"/></text:span><text:span text:style-name="Source_20_Text"><text:span text:style-name="T3">$values[] <text:s text:c="4"/>= $value['val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ields <text:s text:c="4"/>= implode( ', ', $fields );</text:span></text:span></text:p>
      <text:p text:style-name="Preformatted_20_Text"><text:span text:style-name="Source_20_Text"><text:s text:c="16"/></text:span><text:span text:style-name="Source_20_Text"><text:span text:style-name="T3">$conditions = implode( ' AND ', $conditions );</text:span></text:span></text:p>
      <text:p text:style-name="Preformatted_20_Text"/>
      <text:p text:style-name="Preformatted_20_Text"><text:span text:style-name="Source_20_Text"><text:s text:c="16"/></text:span><text:span text:style-name="Source_20_Text"><text:span text:style-name="T3">$sql = "UPDATE `$table` SET $fields WHERE $conditions";</text:span></text:span></text:p>
      <text:p text:style-name="Preformatted_20_Text"/>
      <text:p text:style-name="Preformatted_20_Text"><text:span text:style-name="Source_20_Text"><text:s text:c="16"/></text:span><text:span text:style-name="Source_20_Text"><text:span text:style-name="T3">$this-&gt;check_current_query = false;</text:span></text:span></text:p>
      <text:p text:style-name="Preformatted_20_Text"><text:span text:style-name="Source_20_Text"><text:s text:c="16"/></text:span><text:span text:style-name="Source_20_Text"><text:span text:style-name="T3">return $this-&gt;query( $this-&gt;prepare( $sql, $values )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eletes a row in the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ampl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wpdb-&gt;delete(</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ID' =&gt; 1,</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 text:c="4"/>$wpdb-&gt;delete(</text:span></text:span></text:p>
      <text:p text:style-name="Preformatted_20_Text"><text:span text:style-name="Source_20_Text"><text:s text:c="9"/></text:span><text:span text:style-name="Source_20_Text"><text:span text:style-name="T3">* <text:s text:c="8"/>'table',</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ID' =&gt; 1,</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8"/>array(</text:span></text:span></text:p>
      <text:p text:style-name="Preformatted_20_Text"><text:span text:style-name="Source_20_Text"><text:s text:c="9"/></text:span><text:span text:style-name="Source_20_Text"><text:span text:style-name="T3">* <text:s text:c="12"/>'%d',</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4.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prepare()</text:span></text:span></text:p>
      <text:p text:style-name="Preformatted_20_Text"><text:span text:style-name="Source_20_Text"><text:s text:c="9"/></text:span><text:span text:style-name="Source_20_Text"><text:span text:style-name="T3">* @see wpdb::$field_types</text:span></text:span></text:p>
      <text:p text:style-name="Preformatted_20_Text"><text:span text:style-name="Source_20_Text"><text:s text:c="9"/></text:span><text:span text:style-name="Source_20_Text"><text:span text:style-name="T3">* @see wp_set_wpdb_va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s text:c="9"/>$table <text:s text:c="7"/>Table name.</text:span></text:span></text:p>
      <text:p text:style-name="Preformatted_20_Text"><text:span text:style-name="Source_20_Text"><text:s text:c="9"/></text:span><text:span text:style-name="Source_20_Text"><text:span text:style-name="T3">* @param array <text:s text:c="10"/>$where <text:s text:c="7"/>A named array of WHERE clauses (in column =&gt; value pairs).</text:span></text:span></text:p>
      <text:p text:style-name="Preformatted_20_Text"><text:span text:style-name="Source_20_Text"><text:s text:c="9"/></text:span><text:span text:style-name="Source_20_Text"><text:span text:style-name="T3">* <text:s text:c="37"/>Multiple clauses will be joined with ANDs.</text:span></text:span></text:p>
      <text:p text:style-name="Preformatted_20_Text"><text:span text:style-name="Source_20_Text"><text:s text:c="9"/></text:span><text:span text:style-name="Source_20_Text"><text:span text:style-name="T3">* <text:s text:c="37"/>Both $where columns and $where values should be "raw".</text:span></text:span></text:p>
      <text:p text:style-name="Preformatted_20_Text"><text:span text:style-name="Source_20_Text"><text:s text:c="9"/></text:span><text:span text:style-name="Source_20_Text"><text:span text:style-name="T3">* <text:s text:c="37"/>Sending a null value will create an IS NULL comparison - the corresponding</text:span></text:span></text:p>
      <text:p text:style-name="Preformatted_20_Text"><text:span text:style-name="Source_20_Text"><text:s text:c="9"/></text:span><text:span text:style-name="Source_20_Text"><text:span text:style-name="T3">* <text:s text:c="37"/>format will be ignored in this case.</text:span></text:span></text:p>
      <text:p text:style-name="Preformatted_20_Text"><text:span text:style-name="Source_20_Text"><text:s text:c="9"/></text:span><text:span text:style-name="Source_20_Text"><text:span text:style-name="T3">* @param string[]|string $where_format Optional. An array of formats to be mapped to each of the values in $where.</text:span></text:span></text:p>
      <text:p text:style-name="Preformatted_20_Text"><text:soft-page-break/><text:span text:style-name="Source_20_Text"><text:s text:c="9"/></text:span><text:span text:style-name="Source_20_Text"><text:span text:style-name="T3">* <text:s text:c="37"/>If string, that format will be used for all of the items in $where.</text:span></text:span></text:p>
      <text:p text:style-name="Preformatted_20_Text"><text:span text:style-name="Source_20_Text"><text:s text:c="9"/></text:span><text:span text:style-name="Source_20_Text"><text:span text:style-name="T3">* <text:s text:c="37"/>A format is one of '%d', '%f', '%s' (integer, float, string).</text:span></text:span></text:p>
      <text:p text:style-name="Preformatted_20_Text"><text:span text:style-name="Source_20_Text"><text:s text:c="9"/></text:span><text:span text:style-name="Source_20_Text"><text:span text:style-name="T3">* <text:s text:c="37"/>If omitted, all values in $data will be treated as strings unless otherwise</text:span></text:span></text:p>
      <text:p text:style-name="Preformatted_20_Text"><text:span text:style-name="Source_20_Text"><text:s text:c="9"/></text:span><text:span text:style-name="Source_20_Text"><text:span text:style-name="T3">* <text:s text:c="37"/>specified in wpdb::$field_types. Default null.</text:span></text:span></text:p>
      <text:p text:style-name="Preformatted_20_Text"><text:span text:style-name="Source_20_Text"><text:s text:c="9"/></text:span><text:span text:style-name="Source_20_Text"><text:span text:style-name="T3">* @return int|false The number of rows deleted, or false o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delete( $table, $where, $where_format = null ) {</text:span></text:span></text:p>
      <text:p text:style-name="Preformatted_20_Text"><text:span text:style-name="Source_20_Text"><text:s text:c="16"/></text:span><text:span text:style-name="Source_20_Text"><text:span text:style-name="T3">if ( ! is_array( $where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where = $this-&gt;process_fields( $table, $where, $where_format );</text:span></text:span></text:p>
      <text:p text:style-name="Preformatted_20_Text"><text:span text:style-name="Source_20_Text"><text:s text:c="16"/></text:span><text:span text:style-name="Source_20_Text"><text:span text:style-name="T3">if ( false === $where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conditions = array();</text:span></text:span></text:p>
      <text:p text:style-name="Preformatted_20_Text"><text:span text:style-name="Source_20_Text"><text:s text:c="16"/></text:span><text:span text:style-name="Source_20_Text"><text:span text:style-name="T3">$values <text:s text:c="4"/>= array();</text:span></text:span></text:p>
      <text:p text:style-name="Preformatted_20_Text"><text:span text:style-name="Source_20_Text"><text:s text:c="16"/></text:span><text:span text:style-name="Source_20_Text"><text:span text:style-name="T3">foreach ( $where as $field =&gt; $value ) {</text:span></text:span></text:p>
      <text:p text:style-name="Preformatted_20_Text"><text:span text:style-name="Source_20_Text"><text:s text:c="24"/></text:span><text:span text:style-name="Source_20_Text"><text:span text:style-name="T3">if ( is_null( $value['value'] ) ) {</text:span></text:span></text:p>
      <text:p text:style-name="Preformatted_20_Text"><text:span text:style-name="Source_20_Text"><text:s text:c="32"/></text:span><text:span text:style-name="Source_20_Text"><text:span text:style-name="T3">$conditions[] = "`$field` IS NULL";</text:span></text:span></text:p>
      <text:p text:style-name="Preformatted_20_Text"><text:span text:style-name="Source_20_Text"><text:s text:c="32"/></text:span><text:span text:style-name="Source_20_Text"><text:span text:style-name="T3">contin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onditions[] = "`$field` = " . $value['format'];</text:span></text:span></text:p>
      <text:p text:style-name="Preformatted_20_Text"><text:span text:style-name="Source_20_Text"><text:s text:c="24"/></text:span><text:span text:style-name="Source_20_Text"><text:span text:style-name="T3">$values[] <text:s text:c="4"/>= $value['val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conditions = implode( ' AND ', $conditions );</text:span></text:span></text:p>
      <text:p text:style-name="Preformatted_20_Text"/>
      <text:p text:style-name="Preformatted_20_Text"><text:span text:style-name="Source_20_Text"><text:s text:c="16"/></text:span><text:span text:style-name="Source_20_Text"><text:span text:style-name="T3">$sql = "DELETE FROM `$table` WHERE $conditions";</text:span></text:span></text:p>
      <text:p text:style-name="Preformatted_20_Text"/>
      <text:p text:style-name="Preformatted_20_Text"><text:span text:style-name="Source_20_Text"><text:s text:c="16"/></text:span><text:span text:style-name="Source_20_Text"><text:span text:style-name="T3">$this-&gt;check_current_query = false;</text:span></text:span></text:p>
      <text:p text:style-name="Preformatted_20_Text"><text:span text:style-name="Source_20_Text"><text:s text:c="16"/></text:span><text:span text:style-name="Source_20_Text"><text:span text:style-name="T3">return $this-&gt;query( $this-&gt;prepare( $sql, $values )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Processes arrays of field/value pairs and field format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his is a helper method for wpdb's CRUD methods, which take field/value pairs</text:span></text:span></text:p>
      <text:p text:style-name="Preformatted_20_Text"><text:span text:style-name="Source_20_Text"><text:s text:c="9"/></text:span><text:span text:style-name="Source_20_Text"><text:span text:style-name="T3">* for inserts, updates, and where clauses. This method first pairs each value</text:span></text:span></text:p>
      <text:p text:style-name="Preformatted_20_Text"><text:span text:style-name="Source_20_Text"><text:s text:c="9"/></text:span><text:span text:style-name="Source_20_Text"><text:span text:style-name="T3">* with a format. Then it determines the charset of that field, using that</text:span></text:span></text:p>
      <text:p text:style-name="Preformatted_20_Text"><text:span text:style-name="Source_20_Text"><text:s text:c="9"/></text:span><text:span text:style-name="Source_20_Text"><text:span text:style-name="T3">* to determine if any invalid text would be stripped. If text is stripped,</text:span></text:span></text:p>
      <text:p text:style-name="Preformatted_20_Text"><text:span text:style-name="Source_20_Text"><text:s text:c="9"/></text:span><text:span text:style-name="Source_20_Text"><text:span text:style-name="T3">* then field processing is rejected and the query fail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ext:s text:c="9"/>$table <text:s/>Table name.</text:span></text:span></text:p>
      <text:p text:style-name="Preformatted_20_Text"><text:span text:style-name="Source_20_Text"><text:s text:c="9"/></text:span><text:span text:style-name="Source_20_Text"><text:span text:style-name="T3">* @param array <text:s text:c="10"/>$data <text:s text:c="2"/>Array of values keyed by their field names.</text:span></text:span></text:p>
      <text:p text:style-name="Preformatted_20_Text"><text:span text:style-name="Source_20_Text"><text:s text:c="9"/></text:span><text:span text:style-name="Source_20_Text"><text:span text:style-name="T3">* @param string[]|string $format Formats or format to be mapped to the values in the data.</text:span></text:span></text:p>
      <text:p text:style-name="Preformatted_20_Text"><text:span text:style-name="Source_20_Text"><text:s text:c="9"/></text:span><text:span text:style-name="Source_20_Text"><text:span text:style-name="T3">* @return array|false An array of fields that contain paired value and formats.</text:span></text:span></text:p>
      <text:p text:style-name="Preformatted_20_Text"><text:span text:style-name="Source_20_Text"><text:s text:c="9"/></text:span><text:span text:style-name="Source_20_Text"><text:span text:style-name="T3">* <text:s text:c="20"/>False for invalid values.</text:span></text:span></text:p>
      <text:p text:style-name="Preformatted_20_Text"><text:span text:style-name="Source_20_Text"><text:s text:c="9"/></text:span><text:span text:style-name="Source_20_Text"><text:span text:style-name="T3">*/</text:span></text:span></text:p>
      <text:p text:style-name="Preformatted_20_Text"><text:soft-page-break/><text:span text:style-name="Source_20_Text"><text:s text:c="8"/></text:span><text:span text:style-name="Source_20_Text"><text:span text:style-name="T3">protected function process_fields( $table, $data, $format ) {</text:span></text:span></text:p>
      <text:p text:style-name="Preformatted_20_Text"><text:span text:style-name="Source_20_Text"><text:s text:c="16"/></text:span><text:span text:style-name="Source_20_Text"><text:span text:style-name="T3">$data = $this-&gt;process_field_formats( $data, $format );</text:span></text:span></text:p>
      <text:p text:style-name="Preformatted_20_Text"><text:span text:style-name="Source_20_Text"><text:s text:c="16"/></text:span><text:span text:style-name="Source_20_Text"><text:span text:style-name="T3">if ( false === $data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data = $this-&gt;process_field_charsets( $data, $table );</text:span></text:span></text:p>
      <text:p text:style-name="Preformatted_20_Text"><text:span text:style-name="Source_20_Text"><text:s text:c="16"/></text:span><text:span text:style-name="Source_20_Text"><text:span text:style-name="T3">if ( false === $data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data = $this-&gt;process_field_lengths( $data, $table );</text:span></text:span></text:p>
      <text:p text:style-name="Preformatted_20_Text"><text:span text:style-name="Source_20_Text"><text:s text:c="16"/></text:span><text:span text:style-name="Source_20_Text"><text:span text:style-name="T3">if ( false === $data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converted_data = $this-&gt;strip_invalid_text( $data );</text:span></text:span></text:p>
      <text:p text:style-name="Preformatted_20_Text"/>
      <text:p text:style-name="Preformatted_20_Text"><text:span text:style-name="Source_20_Text"><text:s text:c="16"/></text:span><text:span text:style-name="Source_20_Text"><text:span text:style-name="T3">if ( $data !== $converted_data ) {</text:span></text:span></text:p>
      <text:p text:style-name="Preformatted_20_Text"/>
      <text:p text:style-name="Preformatted_20_Text"><text:span text:style-name="Source_20_Text"><text:s text:c="24"/></text:span><text:span text:style-name="Source_20_Text"><text:span text:style-name="T3">$problem_fields = array();</text:span></text:span></text:p>
      <text:p text:style-name="Preformatted_20_Text"><text:span text:style-name="Source_20_Text"><text:s text:c="24"/></text:span><text:span text:style-name="Source_20_Text"><text:span text:style-name="T3">foreach ( $data as $field =&gt; $value ) {</text:span></text:span></text:p>
      <text:p text:style-name="Preformatted_20_Text"><text:span text:style-name="Source_20_Text"><text:s text:c="32"/></text:span><text:span text:style-name="Source_20_Text"><text:span text:style-name="T3">if ( $value !== $converted_data[ $field ] ) {</text:span></text:span></text:p>
      <text:p text:style-name="Preformatted_20_Text"><text:span text:style-name="Source_20_Text"><text:s text:c="40"/></text:span><text:span text:style-name="Source_20_Text"><text:span text:style-name="T3">$problem_fields[] = $field;</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wp_load_translations_early();</text:span></text:span></text:p>
      <text:p text:style-name="Preformatted_20_Text"/>
      <text:p text:style-name="Preformatted_20_Text"><text:span text:style-name="Source_20_Text"><text:s text:c="24"/></text:span><text:span text:style-name="Source_20_Text"><text:span text:style-name="T3">if ( 1 === count( $problem_fields ) ) {</text:span></text:span></text:p>
      <text:p text:style-name="Preformatted_20_Text"><text:span text:style-name="Source_20_Text"><text:s text:c="32"/></text:span><text:span text:style-name="Source_20_Text"><text:span text:style-name="T3">$this-&gt;last_error = sprintf(</text:span></text:span></text:p>
      <text:p text:style-name="Preformatted_20_Text"><text:span text:style-name="Source_20_Text"><text:s text:c="40"/></text:span><text:span text:style-name="Source_20_Text"><text:span text:style-name="T3">/* translators: %s: Database field where the error occurred. */</text:span></text:span></text:p>
      <text:p text:style-name="Preformatted_20_Text"><text:span text:style-name="Source_20_Text"><text:s text:c="40"/></text:span><text:span text:style-name="Source_20_Text"><text:span text:style-name="T3">__( 'WordPress database error: Processing the value for the following field failed: %s. The supplied value may be too long or contains invalid data.' ),</text:span></text:span></text:p>
      <text:p text:style-name="Preformatted_20_Text"><text:span text:style-name="Source_20_Text"><text:s text:c="40"/></text:span><text:span text:style-name="Source_20_Text"><text:span text:style-name="T3">reset( $problem_fields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this-&gt;last_error = sprintf(</text:span></text:span></text:p>
      <text:p text:style-name="Preformatted_20_Text"><text:span text:style-name="Source_20_Text"><text:s text:c="40"/></text:span><text:span text:style-name="Source_20_Text"><text:span text:style-name="T3">/* translators: %s: Database fields where the error occurred. */</text:span></text:span></text:p>
      <text:p text:style-name="Preformatted_20_Text"><text:span text:style-name="Source_20_Text"><text:s text:c="40"/></text:span><text:span text:style-name="Source_20_Text"><text:span text:style-name="T3">__( 'WordPress database error: Processing the values for the following fields failed: %s. The supplied values may be too long or contain invalid data.' ),</text:span></text:span></text:p>
      <text:p text:style-name="Preformatted_20_Text"><text:span text:style-name="Source_20_Text"><text:s text:c="40"/></text:span><text:span text:style-name="Source_20_Text"><text:span text:style-name="T3">implode( ', ', $problem_fields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Prepares arrays of value/format pairs as passed to wpdb CRUD method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array <text:s text:c="10"/>$data <text:s text:c="2"/>Array of values keyed by their field names.</text:span></text:span></text:p>
      <text:p text:style-name="Preformatted_20_Text"><text:span text:style-name="Source_20_Text"><text:s text:c="9"/></text:span><text:span text:style-name="Source_20_Text"><text:span text:style-name="T3">* @param string[]|string $format Formats or format to be mapped to the values in the data.</text:span></text:span></text:p>
      <text:p text:style-name="Preformatted_20_Text"><text:soft-page-break/><text:span text:style-name="Source_20_Text"><text:s text:c="9"/></text:span><text:span text:style-name="Source_20_Text"><text:span text:style-name="T3">* @return array {</text:span></text:span></text:p>
      <text:p text:style-name="Preformatted_20_Text"><text:span text:style-name="Source_20_Text"><text:s text:c="9"/></text:span><text:span text:style-name="Source_20_Text"><text:span text:style-name="T3">* <text:s text:c="4"/>Array of values and formats keyed by their field nam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mixed <text:s/>$value <text:s/>The value to be formatted.</text:span></text:span></text:p>
      <text:p text:style-name="Preformatted_20_Text"><text:span text:style-name="Source_20_Text"><text:s text:c="9"/></text:span><text:span text:style-name="Source_20_Text"><text:span text:style-name="T3">* <text:s text:c="4"/>@type string $format The format to be mapped to the value.</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process_field_formats( $data, $format ) {</text:span></text:span></text:p>
      <text:p text:style-name="Preformatted_20_Text"><text:span text:style-name="Source_20_Text"><text:s text:c="16"/></text:span><text:span text:style-name="Source_20_Text"><text:span text:style-name="T3">$formats <text:s text:c="9"/>= (array) $format;</text:span></text:span></text:p>
      <text:p text:style-name="Preformatted_20_Text"><text:span text:style-name="Source_20_Text"><text:s text:c="16"/></text:span><text:span text:style-name="Source_20_Text"><text:span text:style-name="T3">$original_formats = $formats;</text:span></text:span></text:p>
      <text:p text:style-name="Preformatted_20_Text"/>
      <text:p text:style-name="Preformatted_20_Text"><text:span text:style-name="Source_20_Text"><text:s text:c="16"/></text:span><text:span text:style-name="Source_20_Text"><text:span text:style-name="T3">foreach ( $data as $field =&gt; $value ) {</text:span></text:span></text:p>
      <text:p text:style-name="Preformatted_20_Text"><text:span text:style-name="Source_20_Text"><text:s text:c="24"/></text:span><text:span text:style-name="Source_20_Text"><text:span text:style-name="T3">$value = array(</text:span></text:span></text:p>
      <text:p text:style-name="Preformatted_20_Text"><text:span text:style-name="Source_20_Text"><text:s text:c="32"/></text:span><text:span text:style-name="Source_20_Text"><text:span text:style-name="T3">'value' <text:s/>=&gt; $value,</text:span></text:span></text:p>
      <text:p text:style-name="Preformatted_20_Text"><text:span text:style-name="Source_20_Text"><text:s text:c="32"/></text:span><text:span text:style-name="Source_20_Text"><text:span text:style-name="T3">'format' =&gt; '%s',</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 empty( $format ) ) {</text:span></text:span></text:p>
      <text:p text:style-name="Preformatted_20_Text"><text:span text:style-name="Source_20_Text"><text:s text:c="32"/></text:span><text:span text:style-name="Source_20_Text"><text:span text:style-name="T3">$value['format'] = array_shift( $formats );</text:span></text:span></text:p>
      <text:p text:style-name="Preformatted_20_Text"><text:span text:style-name="Source_20_Text"><text:s text:c="32"/></text:span><text:span text:style-name="Source_20_Text"><text:span text:style-name="T3">if ( ! $value['format'] ) {</text:span></text:span></text:p>
      <text:p text:style-name="Preformatted_20_Text"><text:span text:style-name="Source_20_Text"><text:s text:c="40"/></text:span><text:span text:style-name="Source_20_Text"><text:span text:style-name="T3">$value['format'] = reset( $original_formats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 elseif ( isset( $this-&gt;field_types[ $field ] ) ) {</text:span></text:span></text:p>
      <text:p text:style-name="Preformatted_20_Text"><text:span text:style-name="Source_20_Text"><text:s text:c="32"/></text:span><text:span text:style-name="Source_20_Text"><text:span text:style-name="T3">$value['format'] = $this-&gt;field_types[ $field ];</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data[ $field ] = $val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Adds field charsets to field/value/format arrays generated by wpdb::process_field_format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array $data {</text:span></text:span></text:p>
      <text:p text:style-name="Preformatted_20_Text"><text:span text:style-name="Source_20_Text"><text:s text:c="9"/></text:span><text:span text:style-name="Source_20_Text"><text:span text:style-name="T3">* <text:s text:c="4"/>Array of values and formats keyed by their field names,</text:span></text:span></text:p>
      <text:p text:style-name="Preformatted_20_Text"><text:span text:style-name="Source_20_Text"><text:s text:c="9"/></text:span><text:span text:style-name="Source_20_Text"><text:span text:style-name="T3">* <text:s text:c="4"/>as it comes from the wpdb::process_field_formats() metho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array ...$0 {</text:span></text:span></text:p>
      <text:p text:style-name="Preformatted_20_Text"><text:span text:style-name="Source_20_Text"><text:s text:c="9"/></text:span><text:span text:style-name="Source_20_Text"><text:span text:style-name="T3">* <text:s text:c="8"/>Value and format for this fiel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8"/>@type mixed <text:s/>$value <text:s/>The value to be formatted.</text:span></text:span></text:p>
      <text:p text:style-name="Preformatted_20_Text"><text:span text:style-name="Source_20_Text"><text:s text:c="9"/></text:span><text:span text:style-name="Source_20_Text"><text:span text:style-name="T3">* <text:s text:c="8"/>@type string $format The format to be mapped to the value.</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 @param string $table Table name.</text:span></text:span></text:p>
      <text:p text:style-name="Preformatted_20_Text"><text:span text:style-name="Source_20_Text"><text:s text:c="9"/></text:span><text:span text:style-name="Source_20_Text"><text:span text:style-name="T3">* @return array|false {</text:span></text:span></text:p>
      <text:p text:style-name="Preformatted_20_Text"><text:span text:style-name="Source_20_Text"><text:s text:c="9"/></text:span><text:span text:style-name="Source_20_Text"><text:span text:style-name="T3">* <text:s text:c="4"/>The same array of data with additional 'charset' keys, or false if</text:span></text:span></text:p>
      <text:p text:style-name="Preformatted_20_Text"><text:span text:style-name="Source_20_Text"><text:s text:c="9"/></text:span><text:span text:style-name="Source_20_Text"><text:span text:style-name="T3">* <text:s text:c="4"/>the charset for the table cannot be foun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array ...$0 {</text:span></text:span></text:p>
      <text:p text:style-name="Preformatted_20_Text"><text:span text:style-name="Source_20_Text"><text:s text:c="9"/></text:span><text:span text:style-name="Source_20_Text"><text:span text:style-name="T3">* <text:s text:c="8"/>Value, format, and charset for this fiel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8"/>@type mixed <text:s text:c="7"/>$value <text:s text:c="2"/>The value to be formatted.</text:span></text:span></text:p>
      <text:p text:style-name="Preformatted_20_Text"><text:span text:style-name="Source_20_Text"><text:s text:c="9"/></text:span><text:span text:style-name="Source_20_Text"><text:span text:style-name="T3">* <text:s text:c="8"/>@type string <text:s text:c="6"/>$format <text:s/>The format to be mapped to the value.</text:span></text:span></text:p>
      <text:p text:style-name="Preformatted_20_Text"><text:span text:style-name="Source_20_Text"><text:s text:c="9"/></text:span><text:span text:style-name="Source_20_Text"><text:span text:style-name="T3">* <text:s text:c="8"/>@type string|false $charset The charset to be used for the value.</text:span></text:span></text:p>
      <text:p text:style-name="Preformatted_20_Text"><text:soft-page-break/><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process_field_charsets( $data, $table ) {</text:span></text:span></text:p>
      <text:p text:style-name="Preformatted_20_Text"><text:span text:style-name="Source_20_Text"><text:s text:c="16"/></text:span><text:span text:style-name="Source_20_Text"><text:span text:style-name="T3">foreach ( $data as $field =&gt; $value ) {</text:span></text:span></text:p>
      <text:p text:style-name="Preformatted_20_Text"><text:span text:style-name="Source_20_Text"><text:s text:c="24"/></text:span><text:span text:style-name="Source_20_Text"><text:span text:style-name="T3">if ( '%d' === $value['format'] || '%f' === $value['format'] )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We can skip this field if we know it isn't a string.</text:span></text:span></text:p>
      <text:p text:style-name="Preformatted_20_Text"><text:span text:style-name="Source_20_Text"><text:s text:c="33"/></text:span><text:span text:style-name="Source_20_Text"><text:span text:style-name="T3">* This checks %d/%f versus ! %s because its sprintf() could take more.</text:span></text:span></text:p>
      <text:p text:style-name="Preformatted_20_Text"><text:span text:style-name="Source_20_Text"><text:s text:c="33"/></text:span><text:span text:style-name="Source_20_Text"><text:span text:style-name="T3">*/</text:span></text:span></text:p>
      <text:p text:style-name="Preformatted_20_Text"><text:span text:style-name="Source_20_Text"><text:s text:c="32"/></text:span><text:span text:style-name="Source_20_Text"><text:span text:style-name="T3">$value['charset'] = false;</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value['charset'] = $this-&gt;get_col_charset( $table, $field );</text:span></text:span></text:p>
      <text:p text:style-name="Preformatted_20_Text"><text:span text:style-name="Source_20_Text"><text:s text:c="32"/></text:span><text:span text:style-name="Source_20_Text"><text:span text:style-name="T3">if ( is_wp_error( $value['charset'] ) ) {</text:span></text:span></text:p>
      <text:p text:style-name="Preformatted_20_Text"><text:span text:style-name="Source_20_Text"><text:s text:c="40"/></text:span><text:span text:style-name="Source_20_Text"><text:span text:style-name="T3">return false;</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data[ $field ] = $val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For string fields, records the maximum string length that field can safely sav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array $data {</text:span></text:span></text:p>
      <text:p text:style-name="Preformatted_20_Text"><text:span text:style-name="Source_20_Text"><text:s text:c="9"/></text:span><text:span text:style-name="Source_20_Text"><text:span text:style-name="T3">* <text:s text:c="4"/>Array of values, formats, and charsets keyed by their field names,</text:span></text:span></text:p>
      <text:p text:style-name="Preformatted_20_Text"><text:span text:style-name="Source_20_Text"><text:s text:c="9"/></text:span><text:span text:style-name="Source_20_Text"><text:span text:style-name="T3">* <text:s text:c="4"/>as it comes from the wpdb::process_field_charsets() metho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array ...$0 {</text:span></text:span></text:p>
      <text:p text:style-name="Preformatted_20_Text"><text:span text:style-name="Source_20_Text"><text:s text:c="9"/></text:span><text:span text:style-name="Source_20_Text"><text:span text:style-name="T3">* <text:s text:c="8"/>Value, format, and charset for this fiel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8"/>@type mixed <text:s text:c="7"/>$value <text:s text:c="2"/>The value to be formatted.</text:span></text:span></text:p>
      <text:p text:style-name="Preformatted_20_Text"><text:span text:style-name="Source_20_Text"><text:s text:c="9"/></text:span><text:span text:style-name="Source_20_Text"><text:span text:style-name="T3">* <text:s text:c="8"/>@type string <text:s text:c="6"/>$format <text:s/>The format to be mapped to the value.</text:span></text:span></text:p>
      <text:p text:style-name="Preformatted_20_Text"><text:span text:style-name="Source_20_Text"><text:s text:c="9"/></text:span><text:span text:style-name="Source_20_Text"><text:span text:style-name="T3">* <text:s text:c="8"/>@type string|false $charset The charset to be used for the value.</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 @param string $table Table name.</text:span></text:span></text:p>
      <text:p text:style-name="Preformatted_20_Text"><text:span text:style-name="Source_20_Text"><text:s text:c="9"/></text:span><text:span text:style-name="Source_20_Text"><text:span text:style-name="T3">* @return array|false {</text:span></text:span></text:p>
      <text:p text:style-name="Preformatted_20_Text"><text:span text:style-name="Source_20_Text"><text:s text:c="9"/></text:span><text:span text:style-name="Source_20_Text"><text:span text:style-name="T3">* <text:s text:c="4"/>The same array of data with additional 'length' keys, or false if</text:span></text:span></text:p>
      <text:p text:style-name="Preformatted_20_Text"><text:span text:style-name="Source_20_Text"><text:s text:c="9"/></text:span><text:span text:style-name="Source_20_Text"><text:span text:style-name="T3">* <text:s text:c="4"/>information for the table cannot be foun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array ...$0 {</text:span></text:span></text:p>
      <text:p text:style-name="Preformatted_20_Text"><text:span text:style-name="Source_20_Text"><text:s text:c="9"/></text:span><text:span text:style-name="Source_20_Text"><text:span text:style-name="T3">* <text:s text:c="8"/>Value, format, charset, and length for this fiel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8"/>@type mixed <text:s text:c="7"/>$value <text:s text:c="2"/>The value to be formatted.</text:span></text:span></text:p>
      <text:p text:style-name="Preformatted_20_Text"><text:span text:style-name="Source_20_Text"><text:s text:c="9"/></text:span><text:span text:style-name="Source_20_Text"><text:span text:style-name="T3">* <text:s text:c="8"/>@type string <text:s text:c="6"/>$format <text:s/>The format to be mapped to the value.</text:span></text:span></text:p>
      <text:p text:style-name="Preformatted_20_Text"><text:span text:style-name="Source_20_Text"><text:s text:c="9"/></text:span><text:span text:style-name="Source_20_Text"><text:span text:style-name="T3">* <text:s text:c="8"/>@type string|false $charset The charset to be used for the value.</text:span></text:span></text:p>
      <text:p text:style-name="Preformatted_20_Text"><text:span text:style-name="Source_20_Text"><text:s text:c="9"/></text:span><text:span text:style-name="Source_20_Text"><text:span text:style-name="T3">* <text:s text:c="8"/>@type array|false <text:s/>$length <text:s/>{</text:span></text:span></text:p>
      <text:p text:style-name="Preformatted_20_Text"><text:span text:style-name="Source_20_Text"><text:s text:c="9"/></text:span><text:span text:style-name="Source_20_Text"><text:span text:style-name="T3">* <text:s text:c="12"/>Information about the maximum length of the value.</text:span></text:span></text:p>
      <text:p text:style-name="Preformatted_20_Text"><text:soft-page-break/><text:span text:style-name="Source_20_Text"><text:s text:c="9"/></text:span><text:span text:style-name="Source_20_Text"><text:span text:style-name="T3">* <text:s text:c="12"/>False if the column has no length.</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12"/>@type string $type <text:s text:c="2"/>One of 'byte' or 'char'.</text:span></text:span></text:p>
      <text:p text:style-name="Preformatted_20_Text"><text:span text:style-name="Source_20_Text"><text:s text:c="9"/></text:span><text:span text:style-name="Source_20_Text"><text:span text:style-name="T3">* <text:s text:c="12"/>@type int <text:s text:c="3"/>$length The column length.</text:span></text:span></text:p>
      <text:p text:style-name="Preformatted_20_Text"><text:span text:style-name="Source_20_Text"><text:s text:c="9"/></text:span><text:span text:style-name="Source_20_Text"><text:span text:style-name="T3">* <text:s text:c="8"/>}</text:span></text:span></text:p>
      <text:p text:style-name="Preformatted_20_Text"><text:span text:style-name="Source_20_Text"><text:s text:c="9"/></text:span><text:span text:style-name="Source_20_Text"><text:span text:style-name="T3">* <text:s text:c="4"/>}</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process_field_lengths( $data, $table ) {</text:span></text:span></text:p>
      <text:p text:style-name="Preformatted_20_Text"><text:span text:style-name="Source_20_Text"><text:s text:c="16"/></text:span><text:span text:style-name="Source_20_Text"><text:span text:style-name="T3">foreach ( $data as $field =&gt; $value ) {</text:span></text:span></text:p>
      <text:p text:style-name="Preformatted_20_Text"><text:span text:style-name="Source_20_Text"><text:s text:c="24"/></text:span><text:span text:style-name="Source_20_Text"><text:span text:style-name="T3">if ( '%d' === $value['format'] || '%f' === $value['format'] )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We can skip this field if we know it isn't a string.</text:span></text:span></text:p>
      <text:p text:style-name="Preformatted_20_Text"><text:span text:style-name="Source_20_Text"><text:s text:c="33"/></text:span><text:span text:style-name="Source_20_Text"><text:span text:style-name="T3">* This checks %d/%f versus ! %s because its sprintf() could take more.</text:span></text:span></text:p>
      <text:p text:style-name="Preformatted_20_Text"><text:span text:style-name="Source_20_Text"><text:s text:c="33"/></text:span><text:span text:style-name="Source_20_Text"><text:span text:style-name="T3">*/</text:span></text:span></text:p>
      <text:p text:style-name="Preformatted_20_Text"><text:span text:style-name="Source_20_Text"><text:s text:c="32"/></text:span><text:span text:style-name="Source_20_Text"><text:span text:style-name="T3">$value['length'] = false;</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value['length'] = $this-&gt;get_col_length( $table, $field );</text:span></text:span></text:p>
      <text:p text:style-name="Preformatted_20_Text"><text:span text:style-name="Source_20_Text"><text:s text:c="32"/></text:span><text:span text:style-name="Source_20_Text"><text:span text:style-name="T3">if ( is_wp_error( $value['length'] ) ) {</text:span></text:span></text:p>
      <text:p text:style-name="Preformatted_20_Text"><text:span text:style-name="Source_20_Text"><text:s text:c="40"/></text:span><text:span text:style-name="Source_20_Text"><text:span text:style-name="T3">return false;</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data[ $field ] = $val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one value from the databa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ecutes a SQL query and returns the value from the SQL result.</text:span></text:span></text:p>
      <text:p text:style-name="Preformatted_20_Text"><text:span text:style-name="Source_20_Text"><text:s text:c="9"/></text:span><text:span text:style-name="Source_20_Text"><text:span text:style-name="T3">* If the SQL result contains more than one column and/or more than one row,</text:span></text:span></text:p>
      <text:p text:style-name="Preformatted_20_Text"><text:span text:style-name="Source_20_Text"><text:s text:c="9"/></text:span><text:span text:style-name="Source_20_Text"><text:span text:style-name="T3">* the value in the column and row specified is returned. If $query is null,</text:span></text:span></text:p>
      <text:p text:style-name="Preformatted_20_Text"><text:span text:style-name="Source_20_Text"><text:s text:c="9"/></text:span><text:span text:style-name="Source_20_Text"><text:span text:style-name="T3">* the value in the specified column and row from the previous SQL result is return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null $query Optional. SQL query. Defaults to null, use the result from the previous query.</text:span></text:span></text:p>
      <text:p text:style-name="Preformatted_20_Text"><text:span text:style-name="Source_20_Text"><text:s text:c="9"/></text:span><text:span text:style-name="Source_20_Text"><text:span text:style-name="T3">* @param int <text:s text:c="8"/>$x <text:s text:c="4"/>Optional. Column of value to return. Indexed from 0. Default 0.</text:span></text:span></text:p>
      <text:p text:style-name="Preformatted_20_Text"><text:span text:style-name="Source_20_Text"><text:s text:c="9"/></text:span><text:span text:style-name="Source_20_Text"><text:span text:style-name="T3">* @param int <text:s text:c="8"/>$y <text:s text:c="4"/>Optional. Row of value to return. Indexed from 0. Default 0.</text:span></text:span></text:p>
      <text:p text:style-name="Preformatted_20_Text"><text:span text:style-name="Source_20_Text"><text:s text:c="9"/></text:span><text:span text:style-name="Source_20_Text"><text:span text:style-name="T3">* @return string|null Database query result (as string), or null on failur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var( $query = null, $x = 0, $y = 0 ) {</text:span></text:span></text:p>
      <text:p text:style-name="Preformatted_20_Text"><text:span text:style-name="Source_20_Text"><text:s text:c="16"/></text:span><text:span text:style-name="Source_20_Text"><text:span text:style-name="T3">$this-&gt;func_call = "\$db-&gt;get_var(\"$query\", $x, $y)";</text:span></text:span></text:p>
      <text:p text:style-name="Preformatted_20_Text"/>
      <text:p text:style-name="Preformatted_20_Text"><text:span text:style-name="Source_20_Text"><text:s text:c="16"/></text:span><text:span text:style-name="Source_20_Text"><text:span text:style-name="T3">if ( $query ) {</text:span></text:span></text:p>
      <text:p text:style-name="Preformatted_20_Text"><text:span text:style-name="Source_20_Text"><text:s text:c="24"/></text:span><text:span text:style-name="Source_20_Text"><text:span text:style-name="T3">if ( $this-&gt;check_current_query &amp;&amp; $this-&gt;check_safe_collation( $query ) ) {</text:span></text:span></text:p>
      <text:p text:style-name="Preformatted_20_Text"><text:span text:style-name="Source_20_Text"><text:s text:c="32"/></text:span><text:span text:style-name="Source_20_Text"><text:span text:style-name="T3">$this-&gt;check_current_query = fals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oft-page-break/><text:span text:style-name="Source_20_Text"><text:s text:c="24"/></text:span><text:span text:style-name="Source_20_Text"><text:span text:style-name="T3">$this-&gt;query( $query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Extract var out of cached results based on x,y vals.</text:span></text:span></text:p>
      <text:p text:style-name="Preformatted_20_Text"><text:span text:style-name="Source_20_Text"><text:s text:c="16"/></text:span><text:span text:style-name="Source_20_Text"><text:span text:style-name="T3">if ( ! empty( $this-&gt;last_result[ $y ] ) ) {</text:span></text:span></text:p>
      <text:p text:style-name="Preformatted_20_Text"><text:span text:style-name="Source_20_Text"><text:s text:c="24"/></text:span><text:span text:style-name="Source_20_Text"><text:span text:style-name="T3">$values = array_values( get_object_vars( $this-&gt;last_result[ $y ] )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If there is a value return it, else return null.</text:span></text:span></text:p>
      <text:p text:style-name="Preformatted_20_Text"><text:span text:style-name="Source_20_Text"><text:s text:c="16"/></text:span><text:span text:style-name="Source_20_Text"><text:span text:style-name="T3">return ( isset( $values[ $x ] ) &amp;&amp; '' !== $values[ $x ] ) ? $values[ $x ] : null;</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one row from the databa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ecutes a SQL query and returns the row from the SQL resul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null $query <text:s/>SQL query.</text:span></text:span></text:p>
      <text:p text:style-name="Preformatted_20_Text"><text:span text:style-name="Source_20_Text"><text:s text:c="9"/></text:span><text:span text:style-name="Source_20_Text"><text:span text:style-name="T3">* @param string <text:s text:c="5"/>$output Optional. The required return type. One of OBJECT, ARRAY_A, or ARRAY_N, which</text:span></text:span></text:p>
      <text:p text:style-name="Preformatted_20_Text"><text:span text:style-name="Source_20_Text"><text:s text:c="9"/></text:span><text:span text:style-name="Source_20_Text"><text:span text:style-name="T3">* <text:s text:c="27"/>correspond to an stdClass object, an associative array, or a numeric array,</text:span></text:span></text:p>
      <text:p text:style-name="Preformatted_20_Text"><text:span text:style-name="Source_20_Text"><text:s text:c="9"/></text:span><text:span text:style-name="Source_20_Text"><text:span text:style-name="T3">* <text:s text:c="27"/>respectively. Default OBJECT.</text:span></text:span></text:p>
      <text:p text:style-name="Preformatted_20_Text"><text:span text:style-name="Source_20_Text"><text:s text:c="9"/></text:span><text:span text:style-name="Source_20_Text"><text:span text:style-name="T3">* @param int <text:s text:c="8"/>$y <text:s text:c="5"/>Optional. Row to return. Indexed from 0. Default 0.</text:span></text:span></text:p>
      <text:p text:style-name="Preformatted_20_Text"><text:span text:style-name="Source_20_Text"><text:s text:c="9"/></text:span><text:span text:style-name="Source_20_Text"><text:span text:style-name="T3">* @return array|object|null|void Database query result in format specified by $output or null on failur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row( $query = null, $output = OBJECT, $y = 0 ) {</text:span></text:span></text:p>
      <text:p text:style-name="Preformatted_20_Text"><text:span text:style-name="Source_20_Text"><text:s text:c="16"/></text:span><text:span text:style-name="Source_20_Text"><text:span text:style-name="T3">$this-&gt;func_call = "\$db-&gt;get_row(\"$query\",$output,$y)";</text:span></text:span></text:p>
      <text:p text:style-name="Preformatted_20_Text"/>
      <text:p text:style-name="Preformatted_20_Text"><text:span text:style-name="Source_20_Text"><text:s text:c="16"/></text:span><text:span text:style-name="Source_20_Text"><text:span text:style-name="T3">if ( $query ) {</text:span></text:span></text:p>
      <text:p text:style-name="Preformatted_20_Text"><text:span text:style-name="Source_20_Text"><text:s text:c="24"/></text:span><text:span text:style-name="Source_20_Text"><text:span text:style-name="T3">if ( $this-&gt;check_current_query &amp;&amp; $this-&gt;check_safe_collation( $query ) ) {</text:span></text:span></text:p>
      <text:p text:style-name="Preformatted_20_Text"><text:span text:style-name="Source_20_Text"><text:s text:c="32"/></text:span><text:span text:style-name="Source_20_Text"><text:span text:style-name="T3">$this-&gt;check_current_query = fals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this-&gt;query( $query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return null;</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 isset( $this-&gt;last_result[ $y ] ) ) {</text:span></text:span></text:p>
      <text:p text:style-name="Preformatted_20_Text"><text:span text:style-name="Source_20_Text"><text:s text:c="24"/></text:span><text:span text:style-name="Source_20_Text"><text:span text:style-name="T3">return null;</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OBJECT === $output ) {</text:span></text:span></text:p>
      <text:p text:style-name="Preformatted_20_Text"><text:span text:style-name="Source_20_Text"><text:s text:c="24"/></text:span><text:span text:style-name="Source_20_Text"><text:span text:style-name="T3">return $this-&gt;last_result[ $y ] ? $this-&gt;last_result[ $y ] : null;</text:span></text:span></text:p>
      <text:p text:style-name="Preformatted_20_Text"><text:span text:style-name="Source_20_Text"><text:s text:c="16"/></text:span><text:span text:style-name="Source_20_Text"><text:span text:style-name="T3">} elseif ( ARRAY_A === $output ) {</text:span></text:span></text:p>
      <text:p text:style-name="Preformatted_20_Text"><text:span text:style-name="Source_20_Text"><text:s text:c="24"/></text:span><text:span text:style-name="Source_20_Text"><text:span text:style-name="T3">return $this-&gt;last_result[ $y ] ? get_object_vars( $this-&gt;last_result[ $y ] ) : null;</text:span></text:span></text:p>
      <text:p text:style-name="Preformatted_20_Text"><text:span text:style-name="Source_20_Text"><text:s text:c="16"/></text:span><text:span text:style-name="Source_20_Text"><text:span text:style-name="T3">} elseif ( ARRAY_N === $output ) {</text:span></text:span></text:p>
      <text:p text:style-name="Preformatted_20_Text"><text:span text:style-name="Source_20_Text"><text:s text:c="24"/></text:span><text:span text:style-name="Source_20_Text"><text:span text:style-name="T3">return $this-&gt;last_result[ $y ] ? array_values( get_object_vars( $this-&gt;last_result[ $y ] ) ) : null;</text:span></text:span></text:p>
      <text:p text:style-name="Preformatted_20_Text"><text:span text:style-name="Source_20_Text"><text:s text:c="16"/></text:span><text:span text:style-name="Source_20_Text"><text:span text:style-name="T3">} elseif ( OBJECT === strtoupper( $output ) ) {</text:span></text:span></text:p>
      <text:p text:style-name="Preformatted_20_Text"><text:span text:style-name="Source_20_Text"><text:s text:c="24"/></text:span><text:span text:style-name="Source_20_Text"><text:span text:style-name="T3">// Back compat for OBJECT being previously case-insensitive.</text:span></text:span></text:p>
      <text:p text:style-name="Preformatted_20_Text"><text:span text:style-name="Source_20_Text"><text:s text:c="24"/></text:span><text:span text:style-name="Source_20_Text"><text:span text:style-name="T3">return $this-&gt;last_result[ $y ] ? $this-&gt;last_result[ $y ] : null;</text:span></text:span></text:p>
      <text:p text:style-name="Preformatted_20_Text"><text:soft-page-break/><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this-&gt;print_error( ' $db-&gt;get_row(string query, output type, int offset) -- Output type must be one of: OBJECT, ARRAY_A, ARRAY_N'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one column from the databa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ecutes a SQL query and returns the column from the SQL result.</text:span></text:span></text:p>
      <text:p text:style-name="Preformatted_20_Text"><text:span text:style-name="Source_20_Text"><text:s text:c="9"/></text:span><text:span text:style-name="Source_20_Text"><text:span text:style-name="T3">* If the SQL result contains more than one column, the column specified is returned.</text:span></text:span></text:p>
      <text:p text:style-name="Preformatted_20_Text"><text:span text:style-name="Source_20_Text"><text:s text:c="9"/></text:span><text:span text:style-name="Source_20_Text"><text:span text:style-name="T3">* If $query is null, the specified column from the previous SQL result is return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null $query Optional. SQL query. Defaults to previous query.</text:span></text:span></text:p>
      <text:p text:style-name="Preformatted_20_Text"><text:span text:style-name="Source_20_Text"><text:s text:c="9"/></text:span><text:span text:style-name="Source_20_Text"><text:span text:style-name="T3">* @param int <text:s text:c="8"/>$x <text:s text:c="4"/>Optional. Column to return. Indexed from 0. Default 0.</text:span></text:span></text:p>
      <text:p text:style-name="Preformatted_20_Text"><text:span text:style-name="Source_20_Text"><text:s text:c="9"/></text:span><text:span text:style-name="Source_20_Text"><text:span text:style-name="T3">* @return array Database query result. Array indexed from 0 by SQL result row numb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col( $query = null, $x = 0 ) {</text:span></text:span></text:p>
      <text:p text:style-name="Preformatted_20_Text"><text:span text:style-name="Source_20_Text"><text:s text:c="16"/></text:span><text:span text:style-name="Source_20_Text"><text:span text:style-name="T3">if ( $query ) {</text:span></text:span></text:p>
      <text:p text:style-name="Preformatted_20_Text"><text:span text:style-name="Source_20_Text"><text:s text:c="24"/></text:span><text:span text:style-name="Source_20_Text"><text:span text:style-name="T3">if ( $this-&gt;check_current_query &amp;&amp; $this-&gt;check_safe_collation( $query ) ) {</text:span></text:span></text:p>
      <text:p text:style-name="Preformatted_20_Text"><text:span text:style-name="Source_20_Text"><text:s text:c="32"/></text:span><text:span text:style-name="Source_20_Text"><text:span text:style-name="T3">$this-&gt;check_current_query = fals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this-&gt;query( $query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new_array = array();</text:span></text:span></text:p>
      <text:p text:style-name="Preformatted_20_Text"><text:span text:style-name="Source_20_Text"><text:s text:c="16"/></text:span><text:span text:style-name="Source_20_Text"><text:span text:style-name="T3">// Extract the column values.</text:span></text:span></text:p>
      <text:p text:style-name="Preformatted_20_Text"><text:span text:style-name="Source_20_Text"><text:s text:c="16"/></text:span><text:span text:style-name="Source_20_Text"><text:span text:style-name="T3">if ( $this-&gt;last_result ) {</text:span></text:span></text:p>
      <text:p text:style-name="Preformatted_20_Text"><text:span text:style-name="Source_20_Text"><text:s text:c="24"/></text:span><text:span text:style-name="Source_20_Text"><text:span text:style-name="T3">for ( $i = 0, $j = count( $this-&gt;last_result ); $i &lt; $j; $i++ ) {</text:span></text:span></text:p>
      <text:p text:style-name="Preformatted_20_Text"><text:span text:style-name="Source_20_Text"><text:s text:c="32"/></text:span><text:span text:style-name="Source_20_Text"><text:span text:style-name="T3">$new_array[ $i ] = $this-&gt;get_var( null, $x, $i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return $new_array;</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an entire SQL result set from the database (i.e., many row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Executes a SQL query and returns the entire SQL resul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text:s/>SQL query.</text:span></text:span></text:p>
      <text:p text:style-name="Preformatted_20_Text"><text:span text:style-name="Source_20_Text"><text:s text:c="9"/></text:span><text:span text:style-name="Source_20_Text"><text:span text:style-name="T3">* @param string $output Optional. Any of ARRAY_A | ARRAY_N | OBJECT | OBJECT_K constants.</text:span></text:span></text:p>
      <text:p text:style-name="Preformatted_20_Text"><text:span text:style-name="Source_20_Text"><text:s text:c="9"/></text:span><text:span text:style-name="Source_20_Text"><text:span text:style-name="T3">* <text:s text:c="22"/>With one of the first three, return an array of rows indexed</text:span></text:span></text:p>
      <text:p text:style-name="Preformatted_20_Text"><text:span text:style-name="Source_20_Text"><text:s text:c="9"/></text:span><text:span text:style-name="Source_20_Text"><text:span text:style-name="T3">* <text:s text:c="22"/>from 0 by SQL result row number. Each row is an associative array</text:span></text:span></text:p>
      <text:p text:style-name="Preformatted_20_Text"><text:span text:style-name="Source_20_Text"><text:s text:c="9"/></text:span><text:span text:style-name="Source_20_Text"><text:span text:style-name="T3">* <text:s text:c="22"/>(column =&gt; value, ...), a numerically indexed array (0 =&gt; value, ...),</text:span></text:span></text:p>
      <text:p text:style-name="Preformatted_20_Text"><text:soft-page-break/><text:span text:style-name="Source_20_Text"><text:s text:c="9"/></text:span><text:span text:style-name="Source_20_Text"><text:span text:style-name="T3">* <text:s text:c="22"/>or an object ( -&gt;column = value ), respectively. With OBJECT_K,</text:span></text:span></text:p>
      <text:p text:style-name="Preformatted_20_Text"><text:span text:style-name="Source_20_Text"><text:s text:c="9"/></text:span><text:span text:style-name="Source_20_Text"><text:span text:style-name="T3">* <text:s text:c="22"/>return an associative array of row objects keyed by the value</text:span></text:span></text:p>
      <text:p text:style-name="Preformatted_20_Text"><text:span text:style-name="Source_20_Text"><text:s text:c="9"/></text:span><text:span text:style-name="Source_20_Text"><text:span text:style-name="T3">* <text:s text:c="22"/>of each row's first column's value. Duplicate keys are discarded.</text:span></text:span></text:p>
      <text:p text:style-name="Preformatted_20_Text"><text:span text:style-name="Source_20_Text"><text:s text:c="9"/></text:span><text:span text:style-name="Source_20_Text"><text:span text:style-name="T3">* <text:s text:c="22"/>Default OBJECT.</text:span></text:span></text:p>
      <text:p text:style-name="Preformatted_20_Text"><text:span text:style-name="Source_20_Text"><text:s text:c="9"/></text:span><text:span text:style-name="Source_20_Text"><text:span text:style-name="T3">* @return array|object|null Database query result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results( $query = null, $output = OBJECT ) {</text:span></text:span></text:p>
      <text:p text:style-name="Preformatted_20_Text"><text:span text:style-name="Source_20_Text"><text:s text:c="16"/></text:span><text:span text:style-name="Source_20_Text"><text:span text:style-name="T3">$this-&gt;func_call = "\$db-&gt;get_results(\"$query\", $output)";</text:span></text:span></text:p>
      <text:p text:style-name="Preformatted_20_Text"/>
      <text:p text:style-name="Preformatted_20_Text"><text:span text:style-name="Source_20_Text"><text:s text:c="16"/></text:span><text:span text:style-name="Source_20_Text"><text:span text:style-name="T3">if ( $query ) {</text:span></text:span></text:p>
      <text:p text:style-name="Preformatted_20_Text"><text:span text:style-name="Source_20_Text"><text:s text:c="24"/></text:span><text:span text:style-name="Source_20_Text"><text:span text:style-name="T3">if ( $this-&gt;check_current_query &amp;&amp; $this-&gt;check_safe_collation( $query ) ) {</text:span></text:span></text:p>
      <text:p text:style-name="Preformatted_20_Text"><text:span text:style-name="Source_20_Text"><text:s text:c="32"/></text:span><text:span text:style-name="Source_20_Text"><text:span text:style-name="T3">$this-&gt;check_current_query = fals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this-&gt;query( $query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return null;</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new_array = array();</text:span></text:span></text:p>
      <text:p text:style-name="Preformatted_20_Text"><text:span text:style-name="Source_20_Text"><text:s text:c="16"/></text:span><text:span text:style-name="Source_20_Text"><text:span text:style-name="T3">if ( OBJECT === $output ) {</text:span></text:span></text:p>
      <text:p text:style-name="Preformatted_20_Text"><text:span text:style-name="Source_20_Text"><text:s text:c="24"/></text:span><text:span text:style-name="Source_20_Text"><text:span text:style-name="T3">// Return an integer-keyed array of row objects.</text:span></text:span></text:p>
      <text:p text:style-name="Preformatted_20_Text"><text:span text:style-name="Source_20_Text"><text:s text:c="24"/></text:span><text:span text:style-name="Source_20_Text"><text:span text:style-name="T3">return $this-&gt;last_result;</text:span></text:span></text:p>
      <text:p text:style-name="Preformatted_20_Text"><text:span text:style-name="Source_20_Text"><text:s text:c="16"/></text:span><text:span text:style-name="Source_20_Text"><text:span text:style-name="T3">} elseif ( OBJECT_K === $output )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25"/></text:span><text:span text:style-name="Source_20_Text"><text:span text:style-name="T3">* Return an array of row objects with keys from column 1.</text:span></text:span></text:p>
      <text:p text:style-name="Preformatted_20_Text"><text:span text:style-name="Source_20_Text"><text:s text:c="25"/></text:span><text:span text:style-name="Source_20_Text"><text:span text:style-name="T3">* (Duplicates are discarded.)</text:span></text:span></text:p>
      <text:p text:style-name="Preformatted_20_Text"><text:span text:style-name="Source_20_Text"><text:s text:c="25"/></text:span><text:span text:style-name="Source_20_Text"><text:span text:style-name="T3">*/</text:span></text:span></text:p>
      <text:p text:style-name="Preformatted_20_Text"><text:span text:style-name="Source_20_Text"><text:s text:c="24"/></text:span><text:span text:style-name="Source_20_Text"><text:span text:style-name="T3">if ( $this-&gt;last_result ) {</text:span></text:span></text:p>
      <text:p text:style-name="Preformatted_20_Text"><text:span text:style-name="Source_20_Text"><text:s text:c="32"/></text:span><text:span text:style-name="Source_20_Text"><text:span text:style-name="T3">foreach ( $this-&gt;last_result as $row ) {</text:span></text:span></text:p>
      <text:p text:style-name="Preformatted_20_Text"><text:span text:style-name="Source_20_Text"><text:s text:c="40"/></text:span><text:span text:style-name="Source_20_Text"><text:span text:style-name="T3">$var_by_ref = get_object_vars( $row );</text:span></text:span></text:p>
      <text:p text:style-name="Preformatted_20_Text"><text:span text:style-name="Source_20_Text"><text:s text:c="40"/></text:span><text:span text:style-name="Source_20_Text"><text:span text:style-name="T3">$key <text:s text:c="7"/>= array_shift( $var_by_ref );</text:span></text:span></text:p>
      <text:p text:style-name="Preformatted_20_Text"><text:span text:style-name="Source_20_Text"><text:s text:c="40"/></text:span><text:span text:style-name="Source_20_Text"><text:span text:style-name="T3">if ( ! isset( $new_array[ $key ] ) ) {</text:span></text:span></text:p>
      <text:p text:style-name="Preformatted_20_Text"><text:span text:style-name="Source_20_Text"><text:s text:c="48"/></text:span><text:span text:style-name="Source_20_Text"><text:span text:style-name="T3">$new_array[ $key ] = $row;</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24"/></text:span><text:span text:style-name="Source_20_Text"><text:span text:style-name="T3">return $new_array;</text:span></text:span></text:p>
      <text:p text:style-name="Preformatted_20_Text"><text:span text:style-name="Source_20_Text"><text:s text:c="16"/></text:span><text:span text:style-name="Source_20_Text"><text:span text:style-name="T3">} elseif ( ARRAY_A === $output || ARRAY_N === $output ) {</text:span></text:span></text:p>
      <text:p text:style-name="Preformatted_20_Text"><text:span text:style-name="Source_20_Text"><text:s text:c="24"/></text:span><text:span text:style-name="Source_20_Text"><text:span text:style-name="T3">// Return an integer-keyed array of...</text:span></text:span></text:p>
      <text:p text:style-name="Preformatted_20_Text"><text:span text:style-name="Source_20_Text"><text:s text:c="24"/></text:span><text:span text:style-name="Source_20_Text"><text:span text:style-name="T3">if ( $this-&gt;last_result ) {</text:span></text:span></text:p>
      <text:p text:style-name="Preformatted_20_Text"><text:span text:style-name="Source_20_Text"><text:s text:c="32"/></text:span><text:span text:style-name="Source_20_Text"><text:span text:style-name="T3">if ( ARRAY_N === $output ) {</text:span></text:span></text:p>
      <text:p text:style-name="Preformatted_20_Text"><text:span text:style-name="Source_20_Text"><text:s text:c="40"/></text:span><text:span text:style-name="Source_20_Text"><text:span text:style-name="T3">foreach ( (array) $this-&gt;last_result as $row ) {</text:span></text:span></text:p>
      <text:p text:style-name="Preformatted_20_Text"><text:span text:style-name="Source_20_Text"><text:s text:c="48"/></text:span><text:span text:style-name="Source_20_Text"><text:span text:style-name="T3">// ...integer-keyed row arrays.</text:span></text:span></text:p>
      <text:p text:style-name="Preformatted_20_Text"><text:span text:style-name="Source_20_Text"><text:s text:c="48"/></text:span><text:span text:style-name="Source_20_Text"><text:span text:style-name="T3">$new_array[] = array_values( get_object_vars( $row ) );</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32"/></text:span><text:span text:style-name="Source_20_Text"><text:span text:style-name="T3">} else {</text:span></text:span></text:p>
      <text:p text:style-name="Preformatted_20_Text"><text:span text:style-name="Source_20_Text"><text:s text:c="40"/></text:span><text:span text:style-name="Source_20_Text"><text:span text:style-name="T3">foreach ( (array) $this-&gt;last_result as $row ) {</text:span></text:span></text:p>
      <text:p text:style-name="Preformatted_20_Text"><text:span text:style-name="Source_20_Text"><text:s text:c="48"/></text:span><text:span text:style-name="Source_20_Text"><text:span text:style-name="T3">// ...column name-keyed row arrays.</text:span></text:span></text:p>
      <text:p text:style-name="Preformatted_20_Text"><text:span text:style-name="Source_20_Text"><text:s text:c="48"/></text:span><text:span text:style-name="Source_20_Text"><text:span text:style-name="T3">$new_array[] = get_object_vars( $row );</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text:soft-page-break/><text:span text:style-name="Source_20_Text"><text:s text:c="24"/></text:span><text:span text:style-name="Source_20_Text"><text:span text:style-name="T3">return $new_array;</text:span></text:span></text:p>
      <text:p text:style-name="Preformatted_20_Text"><text:span text:style-name="Source_20_Text"><text:s text:c="16"/></text:span><text:span text:style-name="Source_20_Text"><text:span text:style-name="T3">} elseif ( strtoupper( $output ) === OBJECT ) {</text:span></text:span></text:p>
      <text:p text:style-name="Preformatted_20_Text"><text:span text:style-name="Source_20_Text"><text:s text:c="24"/></text:span><text:span text:style-name="Source_20_Text"><text:span text:style-name="T3">// Back compat for OBJECT being previously case-insensitive.</text:span></text:span></text:p>
      <text:p text:style-name="Preformatted_20_Text"><text:span text:style-name="Source_20_Text"><text:s text:c="24"/></text:span><text:span text:style-name="Source_20_Text"><text:span text:style-name="T3">return $this-&gt;last_result;</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return null;</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the character set for the given tabl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able Table name.</text:span></text:span></text:p>
      <text:p text:style-name="Preformatted_20_Text"><text:span text:style-name="Source_20_Text"><text:s text:c="9"/></text:span><text:span text:style-name="Source_20_Text"><text:span text:style-name="T3">* @return string|WP_Error Table character set, WP_Error object if it couldn't be foun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get_table_charset( $table ) {</text:span></text:span></text:p>
      <text:p text:style-name="Preformatted_20_Text"><text:span text:style-name="Source_20_Text"><text:s text:c="16"/></text:span><text:span text:style-name="Source_20_Text"><text:span text:style-name="T3">$tablekey = strtolower( $table );</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Filters the table charset value before the DB is check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Returning a non-null value from the filter will effectively short-circuit</text:span></text:span></text:p>
      <text:p text:style-name="Preformatted_20_Text"><text:span text:style-name="Source_20_Text"><text:s text:c="17"/></text:span><text:span text:style-name="Source_20_Text"><text:span text:style-name="T3">* checking the DB for the charset, returning that value instea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since 4.2.0</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param string|WP_Error|null $charset The character set to use, WP_Error object</text:span></text:span></text:p>
      <text:p text:style-name="Preformatted_20_Text"><text:span text:style-name="Source_20_Text"><text:s text:c="17"/></text:span><text:span text:style-name="Source_20_Text"><text:span text:style-name="T3">* <text:s text:c="37"/>if it couldn't be found. Default null.</text:span></text:span></text:p>
      <text:p text:style-name="Preformatted_20_Text"><text:span text:style-name="Source_20_Text"><text:s text:c="17"/></text:span><text:span text:style-name="Source_20_Text"><text:span text:style-name="T3">* @param string <text:s text:c="14"/>$table <text:s text:c="2"/>The name of the table being check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charset = apply_filters( 'pre_get_table_charset', null, $table );</text:span></text:span></text:p>
      <text:p text:style-name="Preformatted_20_Text"><text:span text:style-name="Source_20_Text"><text:s text:c="16"/></text:span><text:span text:style-name="Source_20_Text"><text:span text:style-name="T3">if ( null !== $charset ) {</text:span></text:span></text:p>
      <text:p text:style-name="Preformatted_20_Text"><text:span text:style-name="Source_20_Text"><text:s text:c="24"/></text:span><text:span text:style-name="Source_20_Text"><text:span text:style-name="T3">return $charset;</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isset( $this-&gt;table_charset[ $tablekey ] ) ) {</text:span></text:span></text:p>
      <text:p text:style-name="Preformatted_20_Text"><text:span text:style-name="Source_20_Text"><text:s text:c="24"/></text:span><text:span text:style-name="Source_20_Text"><text:span text:style-name="T3">return $this-&gt;table_charset[ $tablekey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charsets = array();</text:span></text:span></text:p>
      <text:p text:style-name="Preformatted_20_Text"><text:span text:style-name="Source_20_Text"><text:s text:c="16"/></text:span><text:span text:style-name="Source_20_Text"><text:span text:style-name="T3">$columns <text:s/>= array();</text:span></text:span></text:p>
      <text:p text:style-name="Preformatted_20_Text"/>
      <text:p text:style-name="Preformatted_20_Text"><text:span text:style-name="Source_20_Text"><text:s text:c="16"/></text:span><text:span text:style-name="Source_20_Text"><text:span text:style-name="T3">$table_parts = explode( '.', $table );</text:span></text:span></text:p>
      <text:p text:style-name="Preformatted_20_Text"><text:span text:style-name="Source_20_Text"><text:s text:c="16"/></text:span><text:span text:style-name="Source_20_Text"><text:span text:style-name="T3">$table <text:s text:c="6"/>= '`' . implode( '`.`', $table_parts ) . '`';</text:span></text:span></text:p>
      <text:p text:style-name="Preformatted_20_Text"><text:span text:style-name="Source_20_Text"><text:s text:c="16"/></text:span><text:span text:style-name="Source_20_Text"><text:span text:style-name="T3">$results <text:s text:c="4"/>= $this-&gt;get_results( "SHOW FULL COLUMNS FROM $table" );</text:span></text:span></text:p>
      <text:p text:style-name="Preformatted_20_Text"><text:span text:style-name="Source_20_Text"><text:s text:c="16"/></text:span><text:span text:style-name="Source_20_Text"><text:span text:style-name="T3">if ( ! $results ) {</text:span></text:span></text:p>
      <text:p text:style-name="Preformatted_20_Text"><text:span text:style-name="Source_20_Text"><text:s text:c="24"/></text:span><text:span text:style-name="Source_20_Text"><text:span text:style-name="T3">return new WP_Error( 'wpdb_get_table_charset_failure', __( 'Could not retrieve table charset.' )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oreach ( $results as $column ) {</text:span></text:span></text:p>
      <text:p text:style-name="Preformatted_20_Text"><text:span text:style-name="Source_20_Text"><text:s text:c="24"/></text:span><text:span text:style-name="Source_20_Text"><text:span text:style-name="T3">$columns[ strtolower( $column-&gt;Field ) ] = $column;</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oft-page-break/><text:span text:style-name="Source_20_Text"><text:s text:c="16"/></text:span><text:span text:style-name="Source_20_Text"><text:span text:style-name="T3">$this-&gt;col_meta[ $tablekey ] = $columns;</text:span></text:span></text:p>
      <text:p text:style-name="Preformatted_20_Text"/>
      <text:p text:style-name="Preformatted_20_Text"><text:span text:style-name="Source_20_Text"><text:s text:c="16"/></text:span><text:span text:style-name="Source_20_Text"><text:span text:style-name="T3">foreach ( $columns as $column ) {</text:span></text:span></text:p>
      <text:p text:style-name="Preformatted_20_Text"><text:span text:style-name="Source_20_Text"><text:s text:c="24"/></text:span><text:span text:style-name="Source_20_Text"><text:span text:style-name="T3">if ( ! empty( $column-&gt;Collation ) ) {</text:span></text:span></text:p>
      <text:p text:style-name="Preformatted_20_Text"><text:span text:style-name="Source_20_Text"><text:s text:c="32"/></text:span><text:span text:style-name="Source_20_Text"><text:span text:style-name="T3">list( $charset ) = explode( '_', $column-&gt;Collation );</text:span></text:span></text:p>
      <text:p text:style-name="Preformatted_20_Text"/>
      <text:p text:style-name="Preformatted_20_Text"><text:span text:style-name="Source_20_Text"><text:s text:c="32"/></text:span><text:span text:style-name="Source_20_Text"><text:span text:style-name="T3">$charsets[ strtolower( $charset ) ] = tr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list( $type ) = explode( '(', $column-&gt;Type );</text:span></text:span></text:p>
      <text:p text:style-name="Preformatted_20_Text"/>
      <text:p text:style-name="Preformatted_20_Text"><text:span text:style-name="Source_20_Text"><text:s text:c="24"/></text:span><text:span text:style-name="Source_20_Text"><text:span text:style-name="T3">// A binary/blob means the whole query gets treated like this.</text:span></text:span></text:p>
      <text:p text:style-name="Preformatted_20_Text"><text:span text:style-name="Source_20_Text"><text:s text:c="24"/></text:span><text:span text:style-name="Source_20_Text"><text:span text:style-name="T3">if ( in_array( strtoupper( $type ), array( 'BINARY', 'VARBINARY', 'TINYBLOB', 'MEDIUMBLOB', 'BLOB', 'LONGBLOB' ), true ) ) {</text:span></text:span></text:p>
      <text:p text:style-name="Preformatted_20_Text"><text:span text:style-name="Source_20_Text"><text:s text:c="32"/></text:span><text:span text:style-name="Source_20_Text"><text:span text:style-name="T3">$this-&gt;table_charset[ $tablekey ] = 'binary';</text:span></text:span></text:p>
      <text:p text:style-name="Preformatted_20_Text"><text:span text:style-name="Source_20_Text"><text:s text:c="32"/></text:span><text:span text:style-name="Source_20_Text"><text:span text:style-name="T3">return 'binary';</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utf8mb3 is an alias for utf8.</text:span></text:span></text:p>
      <text:p text:style-name="Preformatted_20_Text"><text:span text:style-name="Source_20_Text"><text:s text:c="16"/></text:span><text:span text:style-name="Source_20_Text"><text:span text:style-name="T3">if ( isset( $charsets['utf8mb3'] ) ) {</text:span></text:span></text:p>
      <text:p text:style-name="Preformatted_20_Text"><text:span text:style-name="Source_20_Text"><text:s text:c="24"/></text:span><text:span text:style-name="Source_20_Text"><text:span text:style-name="T3">$charsets['utf8'] = true;</text:span></text:span></text:p>
      <text:p text:style-name="Preformatted_20_Text"><text:span text:style-name="Source_20_Text"><text:s text:c="24"/></text:span><text:span text:style-name="Source_20_Text"><text:span text:style-name="T3">unset( $charsets['utf8mb3']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Check if we have more than one charset in play.</text:span></text:span></text:p>
      <text:p text:style-name="Preformatted_20_Text"><text:span text:style-name="Source_20_Text"><text:s text:c="16"/></text:span><text:span text:style-name="Source_20_Text"><text:span text:style-name="T3">$count = count( $charsets );</text:span></text:span></text:p>
      <text:p text:style-name="Preformatted_20_Text"><text:span text:style-name="Source_20_Text"><text:s text:c="16"/></text:span><text:span text:style-name="Source_20_Text"><text:span text:style-name="T3">if ( 1 === $count ) {</text:span></text:span></text:p>
      <text:p text:style-name="Preformatted_20_Text"><text:span text:style-name="Source_20_Text"><text:s text:c="24"/></text:span><text:span text:style-name="Source_20_Text"><text:span text:style-name="T3">$charset = key( $charsets );</text:span></text:span></text:p>
      <text:p text:style-name="Preformatted_20_Text"><text:span text:style-name="Source_20_Text"><text:s text:c="16"/></text:span><text:span text:style-name="Source_20_Text"><text:span text:style-name="T3">} elseif ( 0 === $count ) {</text:span></text:span></text:p>
      <text:p text:style-name="Preformatted_20_Text"><text:span text:style-name="Source_20_Text"><text:s text:c="24"/></text:span><text:span text:style-name="Source_20_Text"><text:span text:style-name="T3">// No charsets, assume this table can store whatever.</text:span></text:span></text:p>
      <text:p text:style-name="Preformatted_20_Text"><text:span text:style-name="Source_20_Text"><text:s text:c="24"/></text:span><text:span text:style-name="Source_20_Text"><text:span text:style-name="T3">$charset = false;</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 More than one charset. Remove latin1 if present and recalculate.</text:span></text:span></text:p>
      <text:p text:style-name="Preformatted_20_Text"><text:span text:style-name="Source_20_Text"><text:s text:c="24"/></text:span><text:span text:style-name="Source_20_Text"><text:span text:style-name="T3">unset( $charsets['latin1'] );</text:span></text:span></text:p>
      <text:p text:style-name="Preformatted_20_Text"><text:span text:style-name="Source_20_Text"><text:s text:c="24"/></text:span><text:span text:style-name="Source_20_Text"><text:span text:style-name="T3">$count = count( $charsets );</text:span></text:span></text:p>
      <text:p text:style-name="Preformatted_20_Text"><text:span text:style-name="Source_20_Text"><text:s text:c="24"/></text:span><text:span text:style-name="Source_20_Text"><text:span text:style-name="T3">if ( 1 === $count ) {</text:span></text:span></text:p>
      <text:p text:style-name="Preformatted_20_Text"><text:span text:style-name="Source_20_Text"><text:s text:c="32"/></text:span><text:span text:style-name="Source_20_Text"><text:span text:style-name="T3">// Only one charset (besides latin1).</text:span></text:span></text:p>
      <text:p text:style-name="Preformatted_20_Text"><text:span text:style-name="Source_20_Text"><text:s text:c="32"/></text:span><text:span text:style-name="Source_20_Text"><text:span text:style-name="T3">$charset = key( $charsets );</text:span></text:span></text:p>
      <text:p text:style-name="Preformatted_20_Text"><text:span text:style-name="Source_20_Text"><text:s text:c="24"/></text:span><text:span text:style-name="Source_20_Text"><text:span text:style-name="T3">} elseif ( 2 === $count &amp;&amp; isset( $charsets['utf8'], $charsets['utf8mb4'] ) ) {</text:span></text:span></text:p>
      <text:p text:style-name="Preformatted_20_Text"><text:span text:style-name="Source_20_Text"><text:s text:c="32"/></text:span><text:span text:style-name="Source_20_Text"><text:span text:style-name="T3">// Two charsets, but they're utf8 and utf8mb4, use utf8.</text:span></text:span></text:p>
      <text:p text:style-name="Preformatted_20_Text"><text:span text:style-name="Source_20_Text"><text:s text:c="32"/></text:span><text:span text:style-name="Source_20_Text"><text:span text:style-name="T3">$charset = 'utf8';</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 Two mixed character sets. ascii.</text:span></text:span></text:p>
      <text:p text:style-name="Preformatted_20_Text"><text:span text:style-name="Source_20_Text"><text:s text:c="32"/></text:span><text:span text:style-name="Source_20_Text"><text:span text:style-name="T3">$charset = 'ascii';</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table_charset[ $tablekey ] = $charset;</text:span></text:span></text:p>
      <text:p text:style-name="Preformatted_20_Text"><text:span text:style-name="Source_20_Text"><text:s text:c="16"/></text:span><text:span text:style-name="Source_20_Text"><text:span text:style-name="T3">return $charset;</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the character set for the given colum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able <text:s/>Table name.</text:span></text:span></text:p>
      <text:p text:style-name="Preformatted_20_Text"><text:span text:style-name="Source_20_Text"><text:s text:c="9"/></text:span><text:span text:style-name="Source_20_Text"><text:span text:style-name="T3">* @param string $column Column name.</text:span></text:span></text:p>
      <text:p text:style-name="Preformatted_20_Text"><text:soft-page-break/><text:span text:style-name="Source_20_Text"><text:s text:c="9"/></text:span><text:span text:style-name="Source_20_Text"><text:span text:style-name="T3">* @return string|false|WP_Error Column character set as a string. False if the column has</text:span></text:span></text:p>
      <text:p text:style-name="Preformatted_20_Text"><text:span text:style-name="Source_20_Text"><text:s text:c="9"/></text:span><text:span text:style-name="Source_20_Text"><text:span text:style-name="T3">* <text:s text:c="30"/>no character set. WP_Error object if there was a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col_charset( $table, $column ) {</text:span></text:span></text:p>
      <text:p text:style-name="Preformatted_20_Text"><text:span text:style-name="Source_20_Text"><text:s text:c="16"/></text:span><text:span text:style-name="Source_20_Text"><text:span text:style-name="T3">$tablekey <text:s/>= strtolower( $table );</text:span></text:span></text:p>
      <text:p text:style-name="Preformatted_20_Text"><text:span text:style-name="Source_20_Text"><text:s text:c="16"/></text:span><text:span text:style-name="Source_20_Text"><text:span text:style-name="T3">$columnkey = strtolower( $column );</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Filters the column charset value before the DB is check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Passing a non-null value to the filter will short-circuit</text:span></text:span></text:p>
      <text:p text:style-name="Preformatted_20_Text"><text:span text:style-name="Source_20_Text"><text:s text:c="17"/></text:span><text:span text:style-name="Source_20_Text"><text:span text:style-name="T3">* checking the DB for the charset, returning that value instea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since 4.2.0</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param string|null|false|WP_Error $charset The character set to use. Default null.</text:span></text:span></text:p>
      <text:p text:style-name="Preformatted_20_Text"><text:span text:style-name="Source_20_Text"><text:s text:c="17"/></text:span><text:span text:style-name="Source_20_Text"><text:span text:style-name="T3">* @param string <text:s text:c="20"/>$table <text:s text:c="2"/>The name of the table being checked.</text:span></text:span></text:p>
      <text:p text:style-name="Preformatted_20_Text"><text:span text:style-name="Source_20_Text"><text:s text:c="17"/></text:span><text:span text:style-name="Source_20_Text"><text:span text:style-name="T3">* @param string <text:s text:c="20"/>$column <text:s/>The name of the column being check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charset = apply_filters( 'pre_get_col_charset', null, $table, $column );</text:span></text:span></text:p>
      <text:p text:style-name="Preformatted_20_Text"><text:span text:style-name="Source_20_Text"><text:s text:c="16"/></text:span><text:span text:style-name="Source_20_Text"><text:span text:style-name="T3">if ( null !== $charset ) {</text:span></text:span></text:p>
      <text:p text:style-name="Preformatted_20_Text"><text:span text:style-name="Source_20_Text"><text:s text:c="24"/></text:span><text:span text:style-name="Source_20_Text"><text:span text:style-name="T3">return $charset;</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Skip this entirely if this isn't a MySQL database.</text:span></text:span></text:p>
      <text:p text:style-name="Preformatted_20_Text"><text:span text:style-name="Source_20_Text"><text:s text:c="16"/></text:span><text:span text:style-name="Source_20_Text"><text:span text:style-name="T3">if ( empty( $this-&gt;is_mysql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empty( $this-&gt;table_charset[ $tablekey ] ) ) {</text:span></text:span></text:p>
      <text:p text:style-name="Preformatted_20_Text"><text:span text:style-name="Source_20_Text"><text:s text:c="24"/></text:span><text:span text:style-name="Source_20_Text"><text:span text:style-name="T3">// This primes column information for us.</text:span></text:span></text:p>
      <text:p text:style-name="Preformatted_20_Text"><text:span text:style-name="Source_20_Text"><text:s text:c="24"/></text:span><text:span text:style-name="Source_20_Text"><text:span text:style-name="T3">$table_charset = $this-&gt;get_table_charset( $table );</text:span></text:span></text:p>
      <text:p text:style-name="Preformatted_20_Text"><text:span text:style-name="Source_20_Text"><text:s text:c="24"/></text:span><text:span text:style-name="Source_20_Text"><text:span text:style-name="T3">if ( is_wp_error( $table_charset ) ) {</text:span></text:span></text:p>
      <text:p text:style-name="Preformatted_20_Text"><text:span text:style-name="Source_20_Text"><text:s text:c="32"/></text:span><text:span text:style-name="Source_20_Text"><text:span text:style-name="T3">return $table_charset;</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If still no column information, return the table charset.</text:span></text:span></text:p>
      <text:p text:style-name="Preformatted_20_Text"><text:span text:style-name="Source_20_Text"><text:s text:c="16"/></text:span><text:span text:style-name="Source_20_Text"><text:span text:style-name="T3">if ( empty( $this-&gt;col_meta[ $tablekey ] ) ) {</text:span></text:span></text:p>
      <text:p text:style-name="Preformatted_20_Text"><text:span text:style-name="Source_20_Text"><text:s text:c="24"/></text:span><text:span text:style-name="Source_20_Text"><text:span text:style-name="T3">return $this-&gt;table_charset[ $tablekey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If this column doesn't exist, return the table charset.</text:span></text:span></text:p>
      <text:p text:style-name="Preformatted_20_Text"><text:span text:style-name="Source_20_Text"><text:s text:c="16"/></text:span><text:span text:style-name="Source_20_Text"><text:span text:style-name="T3">if ( empty( $this-&gt;col_meta[ $tablekey ][ $columnkey ] ) ) {</text:span></text:span></text:p>
      <text:p text:style-name="Preformatted_20_Text"><text:span text:style-name="Source_20_Text"><text:s text:c="24"/></text:span><text:span text:style-name="Source_20_Text"><text:span text:style-name="T3">return $this-&gt;table_charset[ $tablekey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Return false when it's not a string column.</text:span></text:span></text:p>
      <text:p text:style-name="Preformatted_20_Text"><text:span text:style-name="Source_20_Text"><text:s text:c="16"/></text:span><text:span text:style-name="Source_20_Text"><text:span text:style-name="T3">if ( empty( $this-&gt;col_meta[ $tablekey ][ $columnkey ]-&gt;Collation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list( $charset ) = explode( '_', $this-&gt;col_meta[ $tablekey ][ $columnkey ]-&gt;Collation );</text:span></text:span></text:p>
      <text:p text:style-name="Preformatted_20_Text"><text:span text:style-name="Source_20_Text"><text:s text:c="16"/></text:span><text:span text:style-name="Source_20_Text"><text:span text:style-name="T3">return $charset;</text:span></text:span></text:p>
      <text:p text:style-name="Preformatted_20_Text"><text:span text:style-name="Source_20_Text"><text:s text:c="8"/></text:span><text:span text:style-name="Source_20_Text"><text:span text:style-name="T3">}</text:span></text:span></text:p>
      <text:p text:style-name="Preformatted_20_Text"><text:soft-page-break/></text:p>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the maximum string length allowed in a given colum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he length may either be specified as a byte length or a character length.</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able <text:s/>Table name.</text:span></text:span></text:p>
      <text:p text:style-name="Preformatted_20_Text"><text:span text:style-name="Source_20_Text"><text:s text:c="9"/></text:span><text:span text:style-name="Source_20_Text"><text:span text:style-name="T3">* @param string $column Column name.</text:span></text:span></text:p>
      <text:p text:style-name="Preformatted_20_Text"><text:span text:style-name="Source_20_Text"><text:s text:c="9"/></text:span><text:span text:style-name="Source_20_Text"><text:span text:style-name="T3">* @return array|false|WP_Error {</text:span></text:span></text:p>
      <text:p text:style-name="Preformatted_20_Text"><text:span text:style-name="Source_20_Text"><text:s text:c="9"/></text:span><text:span text:style-name="Source_20_Text"><text:span text:style-name="T3">* <text:s text:c="4"/>Array of column length information, false if the column has no length (for</text:span></text:span></text:p>
      <text:p text:style-name="Preformatted_20_Text"><text:span text:style-name="Source_20_Text"><text:s text:c="9"/></text:span><text:span text:style-name="Source_20_Text"><text:span text:style-name="T3">* <text:s text:c="4"/>example, numeric column), WP_Error object if there was an 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ext:s text:c="4"/>@type string $type <text:s text:c="2"/>One of 'byte' or 'char'.</text:span></text:span></text:p>
      <text:p text:style-name="Preformatted_20_Text"><text:span text:style-name="Source_20_Text"><text:s text:c="9"/></text:span><text:span text:style-name="Source_20_Text"><text:span text:style-name="T3">* <text:s text:c="4"/>@type int <text:s text:c="3"/>$length The column length.</text:span></text:span></text:p>
      <text:p text:style-name="Preformatted_20_Text"><text:span text:style-name="Source_20_Text"><text:s text:c="9"/></text:span><text:span text:style-name="Source_20_Text"><text:span text:style-name="T3">*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col_length( $table, $column ) {</text:span></text:span></text:p>
      <text:p text:style-name="Preformatted_20_Text"><text:span text:style-name="Source_20_Text"><text:s text:c="16"/></text:span><text:span text:style-name="Source_20_Text"><text:span text:style-name="T3">$tablekey <text:s/>= strtolower( $table );</text:span></text:span></text:p>
      <text:p text:style-name="Preformatted_20_Text"><text:span text:style-name="Source_20_Text"><text:s text:c="16"/></text:span><text:span text:style-name="Source_20_Text"><text:span text:style-name="T3">$columnkey = strtolower( $column );</text:span></text:span></text:p>
      <text:p text:style-name="Preformatted_20_Text"/>
      <text:p text:style-name="Preformatted_20_Text"><text:span text:style-name="Source_20_Text"><text:s text:c="16"/></text:span><text:span text:style-name="Source_20_Text"><text:span text:style-name="T3">// Skip this entirely if this isn't a MySQL database.</text:span></text:span></text:p>
      <text:p text:style-name="Preformatted_20_Text"><text:span text:style-name="Source_20_Text"><text:s text:c="16"/></text:span><text:span text:style-name="Source_20_Text"><text:span text:style-name="T3">if ( empty( $this-&gt;is_mysql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empty( $this-&gt;col_meta[ $tablekey ] ) ) {</text:span></text:span></text:p>
      <text:p text:style-name="Preformatted_20_Text"><text:span text:style-name="Source_20_Text"><text:s text:c="24"/></text:span><text:span text:style-name="Source_20_Text"><text:span text:style-name="T3">// This primes column information for us.</text:span></text:span></text:p>
      <text:p text:style-name="Preformatted_20_Text"><text:span text:style-name="Source_20_Text"><text:s text:c="24"/></text:span><text:span text:style-name="Source_20_Text"><text:span text:style-name="T3">$table_charset = $this-&gt;get_table_charset( $table );</text:span></text:span></text:p>
      <text:p text:style-name="Preformatted_20_Text"><text:span text:style-name="Source_20_Text"><text:s text:c="24"/></text:span><text:span text:style-name="Source_20_Text"><text:span text:style-name="T3">if ( is_wp_error( $table_charset ) ) {</text:span></text:span></text:p>
      <text:p text:style-name="Preformatted_20_Text"><text:span text:style-name="Source_20_Text"><text:s text:c="32"/></text:span><text:span text:style-name="Source_20_Text"><text:span text:style-name="T3">return $table_charset;</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if ( empty( $this-&gt;col_meta[ $tablekey ][ $columnkey ]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ypeinfo = explode( '(', $this-&gt;col_meta[ $tablekey ][ $columnkey ]-&gt;Type );</text:span></text:span></text:p>
      <text:p text:style-name="Preformatted_20_Text"/>
      <text:p text:style-name="Preformatted_20_Text"><text:span text:style-name="Source_20_Text"><text:s text:c="16"/></text:span><text:span text:style-name="Source_20_Text"><text:span text:style-name="T3">$type = strtolower( $typeinfo[0] );</text:span></text:span></text:p>
      <text:p text:style-name="Preformatted_20_Text"><text:span text:style-name="Source_20_Text"><text:s text:c="16"/></text:span><text:span text:style-name="Source_20_Text"><text:span text:style-name="T3">if ( ! empty( $typeinfo[1] ) ) {</text:span></text:span></text:p>
      <text:p text:style-name="Preformatted_20_Text"><text:span text:style-name="Source_20_Text"><text:s text:c="24"/></text:span><text:span text:style-name="Source_20_Text"><text:span text:style-name="T3">$length = trim( $typeinfo[1], ')'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length =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switch ( $type ) {</text:span></text:span></text:p>
      <text:p text:style-name="Preformatted_20_Text"><text:span text:style-name="Source_20_Text"><text:s text:c="24"/></text:span><text:span text:style-name="Source_20_Text"><text:span text:style-name="T3">case 'char':</text:span></text:span></text:p>
      <text:p text:style-name="Preformatted_20_Text"><text:span text:style-name="Source_20_Text"><text:s text:c="24"/></text:span><text:span text:style-name="Source_20_Text"><text:span text:style-name="T3">case 'varchar':</text:span></text:span></text:p>
      <text:p text:style-name="Preformatted_20_Text"><text:span text:style-name="Source_20_Text"><text:s text:c="32"/></text:span><text:span text:style-name="Source_20_Text"><text:span text:style-name="T3">return array(</text:span></text:span></text:p>
      <text:p text:style-name="Preformatted_20_Text"><text:span text:style-name="Source_20_Text"><text:s text:c="40"/></text:span><text:span text:style-name="Source_20_Text"><text:span text:style-name="T3">'type' <text:s text:c="2"/>=&gt; 'char',</text:span></text:span></text:p>
      <text:p text:style-name="Preformatted_20_Text"><text:span text:style-name="Source_20_Text"><text:s text:c="40"/></text:span><text:span text:style-name="Source_20_Text"><text:span text:style-name="T3">'length' =&gt; (int) $length,</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ase 'binary':</text:span></text:span></text:p>
      <text:p text:style-name="Preformatted_20_Text"><text:span text:style-name="Source_20_Text"><text:s text:c="24"/></text:span><text:span text:style-name="Source_20_Text"><text:span text:style-name="T3">case 'varbinary':</text:span></text:span></text:p>
      <text:p text:style-name="Preformatted_20_Text"><text:span text:style-name="Source_20_Text"><text:s text:c="32"/></text:span><text:span text:style-name="Source_20_Text"><text:span text:style-name="T3">return array(</text:span></text:span></text:p>
      <text:p text:style-name="Preformatted_20_Text"><text:span text:style-name="Source_20_Text"><text:s text:c="40"/></text:span><text:span text:style-name="Source_20_Text"><text:span text:style-name="T3">'type' <text:s text:c="2"/>=&gt; 'byte',</text:span></text:span></text:p>
      <text:p text:style-name="Preformatted_20_Text"><text:span text:style-name="Source_20_Text"><text:s text:c="40"/></text:span><text:span text:style-name="Source_20_Text"><text:span text:style-name="T3">'length' =&gt; (int) $length,</text:span></text:span></text:p>
      <text:p text:style-name="Preformatted_20_Text"><text:soft-page-break/><text:span text:style-name="Source_20_Text"><text:s text:c="32"/></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ase 'tinyblob':</text:span></text:span></text:p>
      <text:p text:style-name="Preformatted_20_Text"><text:span text:style-name="Source_20_Text"><text:s text:c="24"/></text:span><text:span text:style-name="Source_20_Text"><text:span text:style-name="T3">case 'tinytext':</text:span></text:span></text:p>
      <text:p text:style-name="Preformatted_20_Text"><text:span text:style-name="Source_20_Text"><text:s text:c="32"/></text:span><text:span text:style-name="Source_20_Text"><text:span text:style-name="T3">return array(</text:span></text:span></text:p>
      <text:p text:style-name="Preformatted_20_Text"><text:span text:style-name="Source_20_Text"><text:s text:c="40"/></text:span><text:span text:style-name="Source_20_Text"><text:span text:style-name="T3">'type' <text:s text:c="2"/>=&gt; 'byte',</text:span></text:span></text:p>
      <text:p text:style-name="Preformatted_20_Text"><text:span text:style-name="Source_20_Text"><text:s text:c="40"/></text:span><text:span text:style-name="Source_20_Text"><text:span text:style-name="T3">'length' =&gt; 255, <text:s text:c="7"/>// 2^8 - 1</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ase 'blob':</text:span></text:span></text:p>
      <text:p text:style-name="Preformatted_20_Text"><text:span text:style-name="Source_20_Text"><text:s text:c="24"/></text:span><text:span text:style-name="Source_20_Text"><text:span text:style-name="T3">case 'text':</text:span></text:span></text:p>
      <text:p text:style-name="Preformatted_20_Text"><text:span text:style-name="Source_20_Text"><text:s text:c="32"/></text:span><text:span text:style-name="Source_20_Text"><text:span text:style-name="T3">return array(</text:span></text:span></text:p>
      <text:p text:style-name="Preformatted_20_Text"><text:span text:style-name="Source_20_Text"><text:s text:c="40"/></text:span><text:span text:style-name="Source_20_Text"><text:span text:style-name="T3">'type' <text:s text:c="2"/>=&gt; 'byte',</text:span></text:span></text:p>
      <text:p text:style-name="Preformatted_20_Text"><text:span text:style-name="Source_20_Text"><text:s text:c="40"/></text:span><text:span text:style-name="Source_20_Text"><text:span text:style-name="T3">'length' =&gt; 65535, <text:s text:c="5"/>// 2^16 - 1</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ase 'mediumblob':</text:span></text:span></text:p>
      <text:p text:style-name="Preformatted_20_Text"><text:span text:style-name="Source_20_Text"><text:s text:c="24"/></text:span><text:span text:style-name="Source_20_Text"><text:span text:style-name="T3">case 'mediumtext':</text:span></text:span></text:p>
      <text:p text:style-name="Preformatted_20_Text"><text:span text:style-name="Source_20_Text"><text:s text:c="32"/></text:span><text:span text:style-name="Source_20_Text"><text:span text:style-name="T3">return array(</text:span></text:span></text:p>
      <text:p text:style-name="Preformatted_20_Text"><text:span text:style-name="Source_20_Text"><text:s text:c="40"/></text:span><text:span text:style-name="Source_20_Text"><text:span text:style-name="T3">'type' <text:s text:c="2"/>=&gt; 'byte',</text:span></text:span></text:p>
      <text:p text:style-name="Preformatted_20_Text"><text:span text:style-name="Source_20_Text"><text:s text:c="40"/></text:span><text:span text:style-name="Source_20_Text"><text:span text:style-name="T3">'length' =&gt; 16777215, <text:s text:c="2"/>// 2^24 - 1</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case 'longblob':</text:span></text:span></text:p>
      <text:p text:style-name="Preformatted_20_Text"><text:span text:style-name="Source_20_Text"><text:s text:c="24"/></text:span><text:span text:style-name="Source_20_Text"><text:span text:style-name="T3">case 'longtext':</text:span></text:span></text:p>
      <text:p text:style-name="Preformatted_20_Text"><text:span text:style-name="Source_20_Text"><text:s text:c="32"/></text:span><text:span text:style-name="Source_20_Text"><text:span text:style-name="T3">return array(</text:span></text:span></text:p>
      <text:p text:style-name="Preformatted_20_Text"><text:span text:style-name="Source_20_Text"><text:s text:c="40"/></text:span><text:span text:style-name="Source_20_Text"><text:span text:style-name="T3">'type' <text:s text:c="2"/>=&gt; 'byte',</text:span></text:span></text:p>
      <text:p text:style-name="Preformatted_20_Text"><text:span text:style-name="Source_20_Text"><text:s text:c="40"/></text:span><text:span text:style-name="Source_20_Text"><text:span text:style-name="T3">'length' =&gt; 4294967295, // 2^32 - 1</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default:</text:span></text:span></text:p>
      <text:p text:style-name="Preformatted_20_Text"><text:span text:style-name="Source_20_Text"><text:s text:c="32"/></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hecks if a string is ASCII.</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The negative regex is faster for non-ASCII strings, as it allows</text:span></text:span></text:p>
      <text:p text:style-name="Preformatted_20_Text"><text:span text:style-name="Source_20_Text"><text:s text:c="9"/></text:span><text:span text:style-name="Source_20_Text"><text:span text:style-name="T3">* the search to finish as soon as it encounters a non-ASCII charact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input_string String to check.</text:span></text:span></text:p>
      <text:p text:style-name="Preformatted_20_Text"><text:span text:style-name="Source_20_Text"><text:s text:c="9"/></text:span><text:span text:style-name="Source_20_Text"><text:span text:style-name="T3">* @return bool True if ASCII, false if no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check_ascii( $input_string ) {</text:span></text:span></text:p>
      <text:p text:style-name="Preformatted_20_Text"><text:span text:style-name="Source_20_Text"><text:s text:c="16"/></text:span><text:span text:style-name="Source_20_Text"><text:span text:style-name="T3">if ( function_exists( 'mb_check_encoding' ) ) {</text:span></text:span></text:p>
      <text:p text:style-name="Preformatted_20_Text"><text:span text:style-name="Source_20_Text"><text:s text:c="24"/></text:span><text:span text:style-name="Source_20_Text"><text:span text:style-name="T3">if ( mb_check_encoding( $input_string, 'ASCII' ) ) {</text:span></text:span></text:p>
      <text:p text:style-name="Preformatted_20_Text"><text:span text:style-name="Source_20_Text"><text:s text:c="32"/></text:span><text:span text:style-name="Source_20_Text"><text:span text:style-name="T3">return true;</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 elseif ( ! preg_match( '/[^\x00-\x7F]/', $input_string ) ) {</text:span></text:span></text:p>
      <text:p text:style-name="Preformatted_20_Text"><text:span text:style-name="Source_20_Text"><text:s text:c="24"/></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fals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hecks if the query is accessing a collation considered safe on the current version of MySQL.</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oft-page-break/><text:span text:style-name="Source_20_Text"><text:s text:c="9"/></text:span><text:span text:style-name="Source_20_Text"><text:span text:style-name="T3">* @param string $query The query to check.</text:span></text:span></text:p>
      <text:p text:style-name="Preformatted_20_Text"><text:span text:style-name="Source_20_Text"><text:s text:c="9"/></text:span><text:span text:style-name="Source_20_Text"><text:span text:style-name="T3">* @return bool True if the collation is safe, false if it isn'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check_safe_collation( $query ) {</text:span></text:span></text:p>
      <text:p text:style-name="Preformatted_20_Text"><text:span text:style-name="Source_20_Text"><text:s text:c="16"/></text:span><text:span text:style-name="Source_20_Text"><text:span text:style-name="T3">if ( $this-&gt;checking_collation ) {</text:span></text:span></text:p>
      <text:p text:style-name="Preformatted_20_Text"><text:span text:style-name="Source_20_Text"><text:s text:c="24"/></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We don't need to check the collation for queries that don't read data.</text:span></text:span></text:p>
      <text:p text:style-name="Preformatted_20_Text"><text:span text:style-name="Source_20_Text"><text:s text:c="16"/></text:span><text:span text:style-name="Source_20_Text"><text:span text:style-name="T3">$query = ltrim( $query, "\r\n\t (" );</text:span></text:span></text:p>
      <text:p text:style-name="Preformatted_20_Text"><text:span text:style-name="Source_20_Text"><text:s text:c="16"/></text:span><text:span text:style-name="Source_20_Text"><text:span text:style-name="T3">if ( preg_match( '/^(?:SHOW|DESCRIBE|DESC|EXPLAIN|CREATE)\s/i', $query ) ) {</text:span></text:span></text:p>
      <text:p text:style-name="Preformatted_20_Text"><text:span text:style-name="Source_20_Text"><text:s text:c="24"/></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All-ASCII queries don't need extra checking.</text:span></text:span></text:p>
      <text:p text:style-name="Preformatted_20_Text"><text:span text:style-name="Source_20_Text"><text:s text:c="16"/></text:span><text:span text:style-name="Source_20_Text"><text:span text:style-name="T3">if ( $this-&gt;check_ascii( $query ) ) {</text:span></text:span></text:p>
      <text:p text:style-name="Preformatted_20_Text"><text:span text:style-name="Source_20_Text"><text:s text:c="24"/></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able = $this-&gt;get_table_from_query( $query );</text:span></text:span></text:p>
      <text:p text:style-name="Preformatted_20_Text"><text:span text:style-name="Source_20_Text"><text:s text:c="16"/></text:span><text:span text:style-name="Source_20_Text"><text:span text:style-name="T3">if ( ! $table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his-&gt;checking_collation = true;</text:span></text:span></text:p>
      <text:p text:style-name="Preformatted_20_Text"><text:span text:style-name="Source_20_Text"><text:s text:c="16"/></text:span><text:span text:style-name="Source_20_Text"><text:span text:style-name="T3">$collation <text:s text:c="15"/>= $this-&gt;get_table_charset( $table );</text:span></text:span></text:p>
      <text:p text:style-name="Preformatted_20_Text"><text:span text:style-name="Source_20_Text"><text:s text:c="16"/></text:span><text:span text:style-name="Source_20_Text"><text:span text:style-name="T3">$this-&gt;checking_collation = false;</text:span></text:span></text:p>
      <text:p text:style-name="Preformatted_20_Text"/>
      <text:p text:style-name="Preformatted_20_Text"><text:span text:style-name="Source_20_Text"><text:s text:c="16"/></text:span><text:span text:style-name="Source_20_Text"><text:span text:style-name="T3">// Tables with no collation, or latin1 only, don't need extra checking.</text:span></text:span></text:p>
      <text:p text:style-name="Preformatted_20_Text"><text:span text:style-name="Source_20_Text"><text:s text:c="16"/></text:span><text:span text:style-name="Source_20_Text"><text:span text:style-name="T3">if ( false === $collation || 'latin1' === $collation ) {</text:span></text:span></text:p>
      <text:p text:style-name="Preformatted_20_Text"><text:span text:style-name="Source_20_Text"><text:s text:c="24"/></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able = strtolower( $table );</text:span></text:span></text:p>
      <text:p text:style-name="Preformatted_20_Text"><text:span text:style-name="Source_20_Text"><text:s text:c="16"/></text:span><text:span text:style-name="Source_20_Text"><text:span text:style-name="T3">if ( empty( $this-&gt;col_meta[ $table ] )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If any of the columns don't have one of these collations, it needs more confidence checking.</text:span></text:span></text:p>
      <text:p text:style-name="Preformatted_20_Text"><text:span text:style-name="Source_20_Text"><text:s text:c="16"/></text:span><text:span text:style-name="Source_20_Text"><text:span text:style-name="T3">$safe_collations = array(</text:span></text:span></text:p>
      <text:p text:style-name="Preformatted_20_Text"><text:span text:style-name="Source_20_Text"><text:s text:c="24"/></text:span><text:span text:style-name="Source_20_Text"><text:span text:style-name="T3">'utf8_bin',</text:span></text:span></text:p>
      <text:p text:style-name="Preformatted_20_Text"><text:span text:style-name="Source_20_Text"><text:s text:c="24"/></text:span><text:span text:style-name="Source_20_Text"><text:span text:style-name="T3">'utf8_general_ci',</text:span></text:span></text:p>
      <text:p text:style-name="Preformatted_20_Text"><text:span text:style-name="Source_20_Text"><text:s text:c="24"/></text:span><text:span text:style-name="Source_20_Text"><text:span text:style-name="T3">'utf8mb3_bin',</text:span></text:span></text:p>
      <text:p text:style-name="Preformatted_20_Text"><text:span text:style-name="Source_20_Text"><text:s text:c="24"/></text:span><text:span text:style-name="Source_20_Text"><text:span text:style-name="T3">'utf8mb3_general_ci',</text:span></text:span></text:p>
      <text:p text:style-name="Preformatted_20_Text"><text:span text:style-name="Source_20_Text"><text:s text:c="24"/></text:span><text:span text:style-name="Source_20_Text"><text:span text:style-name="T3">'utf8mb4_bin',</text:span></text:span></text:p>
      <text:p text:style-name="Preformatted_20_Text"><text:span text:style-name="Source_20_Text"><text:s text:c="24"/></text:span><text:span text:style-name="Source_20_Text"><text:span text:style-name="T3">'utf8mb4_general_ci',</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foreach ( $this-&gt;col_meta[ $table ] as $col ) {</text:span></text:span></text:p>
      <text:p text:style-name="Preformatted_20_Text"><text:span text:style-name="Source_20_Text"><text:s text:c="24"/></text:span><text:span text:style-name="Source_20_Text"><text:span text:style-name="T3">if ( empty( $col-&gt;Collation ) ) {</text:span></text:span></text:p>
      <text:p text:style-name="Preformatted_20_Text"><text:span text:style-name="Source_20_Text"><text:s text:c="32"/></text:span><text:span text:style-name="Source_20_Text"><text:span text:style-name="T3">contin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 in_array( $col-&gt;Collation, $safe_collations, true ) ) {</text:span></text:span></text:p>
      <text:p text:style-name="Preformatted_20_Text"><text:span text:style-name="Source_20_Text"><text:s text:c="32"/></text:span><text:span text:style-name="Source_20_Text"><text:span text:style-name="T3">return false;</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true;</text:span></text:span></text:p>
      <text:p text:style-name="Preformatted_20_Text"><text:soft-page-break/><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trips any invalid characters based on value/charset pair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array $data Array of value arrays. Each value array has the keys 'value', 'charset', and 'length'.</text:span></text:span></text:p>
      <text:p text:style-name="Preformatted_20_Text"><text:span text:style-name="Source_20_Text"><text:s text:c="9"/></text:span><text:span text:style-name="Source_20_Text"><text:span text:style-name="T3">* <text:s text:c="19"/>An optional 'ascii' key can be set to false to avoid redundant ASCII checks.</text:span></text:span></text:p>
      <text:p text:style-name="Preformatted_20_Text"><text:span text:style-name="Source_20_Text"><text:s text:c="9"/></text:span><text:span text:style-name="Source_20_Text"><text:span text:style-name="T3">* @return array|WP_Error The $data parameter, with invalid characters removed from each value.</text:span></text:span></text:p>
      <text:p text:style-name="Preformatted_20_Text"><text:span text:style-name="Source_20_Text"><text:s text:c="9"/></text:span><text:span text:style-name="Source_20_Text"><text:span text:style-name="T3">* <text:s text:c="23"/>This works as a passthrough: any additional keys such as 'field' are</text:span></text:span></text:p>
      <text:p text:style-name="Preformatted_20_Text"><text:span text:style-name="Source_20_Text"><text:s text:c="9"/></text:span><text:span text:style-name="Source_20_Text"><text:span text:style-name="T3">* <text:s text:c="23"/>retained in each value array. If we cannot remove invalid characters,</text:span></text:span></text:p>
      <text:p text:style-name="Preformatted_20_Text"><text:span text:style-name="Source_20_Text"><text:s text:c="9"/></text:span><text:span text:style-name="Source_20_Text"><text:span text:style-name="T3">* <text:s text:c="23"/>a WP_Error object is return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strip_invalid_text( $data ) {</text:span></text:span></text:p>
      <text:p text:style-name="Preformatted_20_Text"><text:span text:style-name="Source_20_Text"><text:s text:c="16"/></text:span><text:span text:style-name="Source_20_Text"><text:span text:style-name="T3">$db_check_string = false;</text:span></text:span></text:p>
      <text:p text:style-name="Preformatted_20_Text"/>
      <text:p text:style-name="Preformatted_20_Text"><text:span text:style-name="Source_20_Text"><text:s text:c="16"/></text:span><text:span text:style-name="Source_20_Text"><text:span text:style-name="T3">foreach ( $data as &amp;$value ) {</text:span></text:span></text:p>
      <text:p text:style-name="Preformatted_20_Text"><text:span text:style-name="Source_20_Text"><text:s text:c="24"/></text:span><text:span text:style-name="Source_20_Text"><text:span text:style-name="T3">$charset = $value['charset'];</text:span></text:span></text:p>
      <text:p text:style-name="Preformatted_20_Text"/>
      <text:p text:style-name="Preformatted_20_Text"><text:span text:style-name="Source_20_Text"><text:s text:c="24"/></text:span><text:span text:style-name="Source_20_Text"><text:span text:style-name="T3">if ( is_array( $value['length'] ) ) {</text:span></text:span></text:p>
      <text:p text:style-name="Preformatted_20_Text"><text:span text:style-name="Source_20_Text"><text:s text:c="32"/></text:span><text:span text:style-name="Source_20_Text"><text:span text:style-name="T3">$length <text:s text:c="17"/>= $value['length']['length'];</text:span></text:span></text:p>
      <text:p text:style-name="Preformatted_20_Text"><text:span text:style-name="Source_20_Text"><text:s text:c="32"/></text:span><text:span text:style-name="Source_20_Text"><text:span text:style-name="T3">$truncate_by_byte_length = 'byte' === $value['length']['type'];</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length = false;</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Since we have no length, we'll never truncate. Initialize the variable to false.</text:span></text:span></text:p>
      <text:p text:style-name="Preformatted_20_Text"><text:span text:style-name="Source_20_Text"><text:s text:c="33"/></text:span><text:span text:style-name="Source_20_Text"><text:span text:style-name="T3">* True would take us through an unnecessary (for this case) codepath below.</text:span></text:span></text:p>
      <text:p text:style-name="Preformatted_20_Text"><text:span text:style-name="Source_20_Text"><text:s text:c="33"/></text:span><text:span text:style-name="Source_20_Text"><text:span text:style-name="T3">*/</text:span></text:span></text:p>
      <text:p text:style-name="Preformatted_20_Text"><text:span text:style-name="Source_20_Text"><text:s text:c="32"/></text:span><text:span text:style-name="Source_20_Text"><text:span text:style-name="T3">$truncate_by_byte_length = fals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There's no charset to work with.</text:span></text:span></text:p>
      <text:p text:style-name="Preformatted_20_Text"><text:span text:style-name="Source_20_Text"><text:s text:c="24"/></text:span><text:span text:style-name="Source_20_Text"><text:span text:style-name="T3">if ( false === $charset ) {</text:span></text:span></text:p>
      <text:p text:style-name="Preformatted_20_Text"><text:span text:style-name="Source_20_Text"><text:s text:c="32"/></text:span><text:span text:style-name="Source_20_Text"><text:span text:style-name="T3">contin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Column isn't a string.</text:span></text:span></text:p>
      <text:p text:style-name="Preformatted_20_Text"><text:span text:style-name="Source_20_Text"><text:s text:c="24"/></text:span><text:span text:style-name="Source_20_Text"><text:span text:style-name="T3">if ( ! is_string( $value['value'] ) ) {</text:span></text:span></text:p>
      <text:p text:style-name="Preformatted_20_Text"><text:span text:style-name="Source_20_Text"><text:s text:c="32"/></text:span><text:span text:style-name="Source_20_Text"><text:span text:style-name="T3">contin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needs_validation = true;</text:span></text:span></text:p>
      <text:p text:style-name="Preformatted_20_Text"><text:span text:style-name="Source_20_Text"><text:s text:c="24"/></text:span><text:span text:style-name="Source_20_Text"><text:span text:style-name="T3">if (</text:span></text:span></text:p>
      <text:p text:style-name="Preformatted_20_Text"><text:span text:style-name="Source_20_Text"><text:s text:c="32"/></text:span><text:span text:style-name="Source_20_Text"><text:span text:style-name="T3">// latin1 can store any byte sequence.</text:span></text:span></text:p>
      <text:p text:style-name="Preformatted_20_Text"><text:span text:style-name="Source_20_Text"><text:s text:c="32"/></text:span><text:span text:style-name="Source_20_Text"><text:span text:style-name="T3">'latin1' === $charset</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32"/></text:span><text:span text:style-name="Source_20_Text"><text:span text:style-name="T3">// ASCII is always OK.</text:span></text:span></text:p>
      <text:p text:style-name="Preformatted_20_Text"><text:span text:style-name="Source_20_Text"><text:s text:c="32"/></text:span><text:span text:style-name="Source_20_Text"><text:span text:style-name="T3">( ! isset( $value['ascii'] ) &amp;&amp; $this-&gt;check_ascii( $value['value'] ) )</text:span></text:span></text:p>
      <text:p text:style-name="Preformatted_20_Text"><text:span text:style-name="Source_20_Text"><text:s text:c="24"/></text:span><text:span text:style-name="Source_20_Text"><text:span text:style-name="T3">) {</text:span></text:span></text:p>
      <text:p text:style-name="Preformatted_20_Text"><text:span text:style-name="Source_20_Text"><text:s text:c="32"/></text:span><text:span text:style-name="Source_20_Text"><text:span text:style-name="T3">$truncate_by_byte_length = true;</text:span></text:span></text:p>
      <text:p text:style-name="Preformatted_20_Text"><text:span text:style-name="Source_20_Text"><text:s text:c="32"/></text:span><text:span text:style-name="Source_20_Text"><text:span text:style-name="T3">$needs_validation <text:s text:c="7"/>= fals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oft-page-break/><text:span text:style-name="Source_20_Text"><text:s text:c="24"/></text:span><text:span text:style-name="Source_20_Text"><text:span text:style-name="T3">if ( $truncate_by_byte_length ) {</text:span></text:span></text:p>
      <text:p text:style-name="Preformatted_20_Text"><text:span text:style-name="Source_20_Text"><text:s text:c="32"/></text:span><text:span text:style-name="Source_20_Text"><text:span text:style-name="T3">mbstring_binary_safe_encoding();</text:span></text:span></text:p>
      <text:p text:style-name="Preformatted_20_Text"><text:span text:style-name="Source_20_Text"><text:s text:c="32"/></text:span><text:span text:style-name="Source_20_Text"><text:span text:style-name="T3">if ( false !== $length &amp;&amp; strlen( $value['value'] ) &gt; $length ) {</text:span></text:span></text:p>
      <text:p text:style-name="Preformatted_20_Text"><text:span text:style-name="Source_20_Text"><text:s text:c="40"/></text:span><text:span text:style-name="Source_20_Text"><text:span text:style-name="T3">$value['value'] = substr( $value['value'], 0, $length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reset_mbstring_encoding();</text:span></text:span></text:p>
      <text:p text:style-name="Preformatted_20_Text"/>
      <text:p text:style-name="Preformatted_20_Text"><text:span text:style-name="Source_20_Text"><text:s text:c="32"/></text:span><text:span text:style-name="Source_20_Text"><text:span text:style-name="T3">if ( ! $needs_validation ) {</text:span></text:span></text:p>
      <text:p text:style-name="Preformatted_20_Text"><text:span text:style-name="Source_20_Text"><text:s text:c="40"/></text:span><text:span text:style-name="Source_20_Text"><text:span text:style-name="T3">continue;</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utf8 can be handled by regex, which is a bunch faster than a DB lookup.</text:span></text:span></text:p>
      <text:p text:style-name="Preformatted_20_Text"><text:span text:style-name="Source_20_Text"><text:s text:c="24"/></text:span><text:span text:style-name="Source_20_Text"><text:span text:style-name="T3">if ( ( 'utf8' === $charset || 'utf8mb3' === $charset || 'utf8mb4' === $charset ) &amp;&amp; function_exists( 'mb_strlen' ) ) {</text:span></text:span></text:p>
      <text:p text:style-name="Preformatted_20_Text"><text:span text:style-name="Source_20_Text"><text:s text:c="32"/></text:span><text:span text:style-name="Source_20_Text"><text:span text:style-name="T3">$regex = '/</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48"/></text:span><text:span text:style-name="Source_20_Text"><text:span text:style-name="T3">(?: [\x00-\x7F] <text:s text:c="17"/># single-byte sequences <text:s text:c="2"/>0xxxxxxx</text:span></text:span></text:p>
      <text:p text:style-name="Preformatted_20_Text"><text:span text:style-name="Source_20_Text"><text:s text:c="48"/></text:span><text:span text:style-name="Source_20_Text"><text:span text:style-name="T3">| <text:s text:c="2"/>[\xC2-\xDF][\x80-\xBF] <text:s text:c="6"/># double-byte sequences <text:s text:c="2"/>110xxxxx 10xxxxxx</text:span></text:span></text:p>
      <text:p text:style-name="Preformatted_20_Text"><text:span text:style-name="Source_20_Text"><text:s text:c="48"/></text:span><text:span text:style-name="Source_20_Text"><text:span text:style-name="T3">| <text:s text:c="2"/>\xE0[\xA0-\xBF][\x80-\xBF] <text:s text:c="2"/># triple-byte sequences <text:s text:c="2"/>1110xxxx 10xxxxxx * 2</text:span></text:span></text:p>
      <text:p text:style-name="Preformatted_20_Text"><text:span text:style-name="Source_20_Text"><text:s text:c="48"/></text:span><text:span text:style-name="Source_20_Text"><text:span text:style-name="T3">| <text:s text:c="2"/>[\xE1-\xEC][\x80-\xBF]{2}</text:span></text:span></text:p>
      <text:p text:style-name="Preformatted_20_Text"><text:span text:style-name="Source_20_Text"><text:s text:c="48"/></text:span><text:span text:style-name="Source_20_Text"><text:span text:style-name="T3">| <text:s text:c="2"/>\xED[\x80-\x9F][\x80-\xBF]</text:span></text:span></text:p>
      <text:p text:style-name="Preformatted_20_Text"><text:span text:style-name="Source_20_Text"><text:s text:c="48"/></text:span><text:span text:style-name="Source_20_Text"><text:span text:style-name="T3">| <text:s text:c="2"/>[\xEE-\xEF][\x80-\xBF]{2}';</text:span></text:span></text:p>
      <text:p text:style-name="Preformatted_20_Text"/>
      <text:p text:style-name="Preformatted_20_Text"><text:span text:style-name="Source_20_Text"><text:s text:c="32"/></text:span><text:span text:style-name="Source_20_Text"><text:span text:style-name="T3">if ( 'utf8mb4' === $charset ) {</text:span></text:span></text:p>
      <text:p text:style-name="Preformatted_20_Text"><text:span text:style-name="Source_20_Text"><text:s text:c="40"/></text:span><text:span text:style-name="Source_20_Text"><text:span text:style-name="T3">$regex .= '</text:span></text:span></text:p>
      <text:p text:style-name="Preformatted_20_Text"><text:span text:style-name="Source_20_Text"><text:s text:c="48"/></text:span><text:span text:style-name="Source_20_Text"><text:span text:style-name="T3">| <text:s text:c="3"/>\xF0[\x90-\xBF][\x80-\xBF]{2} # four-byte sequences <text:s text:c="2"/>11110xxx 10xxxxxx * 3</text:span></text:span></text:p>
      <text:p text:style-name="Preformatted_20_Text"><text:span text:style-name="Source_20_Text"><text:s text:c="48"/></text:span><text:span text:style-name="Source_20_Text"><text:span text:style-name="T3">| <text:s text:c="3"/>[\xF1-\xF3][\x80-\xBF]{3}</text:span></text:span></text:p>
      <text:p text:style-name="Preformatted_20_Text"><text:span text:style-name="Source_20_Text"><text:s text:c="48"/></text:span><text:span text:style-name="Source_20_Text"><text:span text:style-name="T3">| <text:s text:c="3"/>\xF4[\x80-\x8F][\x80-\xBF]{2}</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regex <text:s text:c="8"/>.= '){1,40} <text:s text:c="25"/># ...one or more times</text:span></text:span></text:p>
      <text:p text:style-name="Preformatted_20_Text"><text:span text:style-name="Source_20_Text"><text:s text:c="40"/></text:span><text:span text:style-name="Source_20_Text"><text:span text:style-name="T3">)</text:span></text:span></text:p>
      <text:p text:style-name="Preformatted_20_Text"><text:span text:style-name="Source_20_Text"><text:s text:c="40"/></text:span><text:span text:style-name="Source_20_Text"><text:span text:style-name="T3">| . <text:s text:c="33"/># anything else</text:span></text:span></text:p>
      <text:p text:style-name="Preformatted_20_Text"><text:span text:style-name="Source_20_Text"><text:s text:c="40"/></text:span><text:span text:style-name="Source_20_Text"><text:span text:style-name="T3">/x';</text:span></text:span></text:p>
      <text:p text:style-name="Preformatted_20_Text"><text:span text:style-name="Source_20_Text"><text:s text:c="32"/></text:span><text:span text:style-name="Source_20_Text"><text:span text:style-name="T3">$value['value'] = preg_replace( $regex, '$1', $value['value'] );</text:span></text:span></text:p>
      <text:p text:style-name="Preformatted_20_Text"/>
      <text:p text:style-name="Preformatted_20_Text"><text:span text:style-name="Source_20_Text"><text:s text:c="32"/></text:span><text:span text:style-name="Source_20_Text"><text:span text:style-name="T3">if ( false !== $length &amp;&amp; mb_strlen( $value['value'], 'UTF-8' ) &gt; $length ) {</text:span></text:span></text:p>
      <text:p text:style-name="Preformatted_20_Text"><text:span text:style-name="Source_20_Text"><text:s text:c="40"/></text:span><text:span text:style-name="Source_20_Text"><text:span text:style-name="T3">$value['value'] = mb_substr( $value['value'], 0, $length, 'UTF-8'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continu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We couldn't use any local conversions, send it to the DB.</text:span></text:span></text:p>
      <text:p text:style-name="Preformatted_20_Text"><text:span text:style-name="Source_20_Text"><text:s text:c="24"/></text:span><text:span text:style-name="Source_20_Text"><text:span text:style-name="T3">$value['db'] <text:s text:c="4"/>= true;</text:span></text:span></text:p>
      <text:p text:style-name="Preformatted_20_Text"><text:span text:style-name="Source_20_Text"><text:s text:c="24"/></text:span><text:span text:style-name="Source_20_Text"><text:span text:style-name="T3">$db_check_string = true;</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unset( $value ); // Remove by reference.</text:span></text:span></text:p>
      <text:p text:style-name="Preformatted_20_Text"/>
      <text:p text:style-name="Preformatted_20_Text"><text:soft-page-break/><text:span text:style-name="Source_20_Text"><text:s text:c="16"/></text:span><text:span text:style-name="Source_20_Text"><text:span text:style-name="T3">if ( $db_check_string ) {</text:span></text:span></text:p>
      <text:p text:style-name="Preformatted_20_Text"><text:span text:style-name="Source_20_Text"><text:s text:c="24"/></text:span><text:span text:style-name="Source_20_Text"><text:span text:style-name="T3">$queries = array();</text:span></text:span></text:p>
      <text:p text:style-name="Preformatted_20_Text"><text:span text:style-name="Source_20_Text"><text:s text:c="24"/></text:span><text:span text:style-name="Source_20_Text"><text:span text:style-name="T3">foreach ( $data as $col =&gt; $value ) {</text:span></text:span></text:p>
      <text:p text:style-name="Preformatted_20_Text"><text:span text:style-name="Source_20_Text"><text:s text:c="32"/></text:span><text:span text:style-name="Source_20_Text"><text:span text:style-name="T3">if ( ! empty( $value['db'] ) ) {</text:span></text:span></text:p>
      <text:p text:style-name="Preformatted_20_Text"><text:span text:style-name="Source_20_Text"><text:s text:c="40"/></text:span><text:span text:style-name="Source_20_Text"><text:span text:style-name="T3">// We're going to need to truncate by characters or bytes, depending on the length value we have.</text:span></text:span></text:p>
      <text:p text:style-name="Preformatted_20_Text"><text:span text:style-name="Source_20_Text"><text:s text:c="40"/></text:span><text:span text:style-name="Source_20_Text"><text:span text:style-name="T3">if ( isset( $value['length']['type'] ) &amp;&amp; 'byte' === $value['length']['type'] ) {</text:span></text:span></text:p>
      <text:p text:style-name="Preformatted_20_Text"><text:span text:style-name="Source_20_Text"><text:s text:c="48"/></text:span><text:span text:style-name="Source_20_Text"><text:span text:style-name="T3">// Using binary causes LEFT() to truncate by bytes.</text:span></text:span></text:p>
      <text:p text:style-name="Preformatted_20_Text"><text:span text:style-name="Source_20_Text"><text:s text:c="48"/></text:span><text:span text:style-name="Source_20_Text"><text:span text:style-name="T3">$charset = 'binary';</text:span></text:span></text:p>
      <text:p text:style-name="Preformatted_20_Text"><text:span text:style-name="Source_20_Text"><text:s text:c="40"/></text:span><text:span text:style-name="Source_20_Text"><text:span text:style-name="T3">} else {</text:span></text:span></text:p>
      <text:p text:style-name="Preformatted_20_Text"><text:span text:style-name="Source_20_Text"><text:s text:c="48"/></text:span><text:span text:style-name="Source_20_Text"><text:span text:style-name="T3">$charset = $value['charset'];</text:span></text:span></text:p>
      <text:p text:style-name="Preformatted_20_Text"><text:span text:style-name="Source_20_Text"><text:s text:c="40"/></text:span><text:span text:style-name="Source_20_Text"><text:span text:style-name="T3">}</text:span></text:span></text:p>
      <text:p text:style-name="Preformatted_20_Text"/>
      <text:p text:style-name="Preformatted_20_Text"><text:span text:style-name="Source_20_Text"><text:s text:c="40"/></text:span><text:span text:style-name="Source_20_Text"><text:span text:style-name="T3">if ( $this-&gt;charset ) {</text:span></text:span></text:p>
      <text:p text:style-name="Preformatted_20_Text"><text:span text:style-name="Source_20_Text"><text:s text:c="48"/></text:span><text:span text:style-name="Source_20_Text"><text:span text:style-name="T3">$connection_charset = $this-&gt;charset;</text:span></text:span></text:p>
      <text:p text:style-name="Preformatted_20_Text"><text:span text:style-name="Source_20_Text"><text:s text:c="40"/></text:span><text:span text:style-name="Source_20_Text"><text:span text:style-name="T3">} else {</text:span></text:span></text:p>
      <text:p text:style-name="Preformatted_20_Text"><text:span text:style-name="Source_20_Text"><text:s text:c="48"/></text:span><text:span text:style-name="Source_20_Text"><text:span text:style-name="T3">$connection_charset = mysqli_character_set_name( $this-&gt;dbh );</text:span></text:span></text:p>
      <text:p text:style-name="Preformatted_20_Text"><text:span text:style-name="Source_20_Text"><text:s text:c="40"/></text:span><text:span text:style-name="Source_20_Text"><text:span text:style-name="T3">}</text:span></text:span></text:p>
      <text:p text:style-name="Preformatted_20_Text"/>
      <text:p text:style-name="Preformatted_20_Text"><text:span text:style-name="Source_20_Text"><text:s text:c="40"/></text:span><text:span text:style-name="Source_20_Text"><text:span text:style-name="T3">if ( is_array( $value['length'] ) ) {</text:span></text:span></text:p>
      <text:p text:style-name="Preformatted_20_Text"><text:span text:style-name="Source_20_Text"><text:s text:c="48"/></text:span><text:span text:style-name="Source_20_Text"><text:span text:style-name="T3">$length <text:s text:c="9"/>= sprintf( '%.0f', $value['length']['length'] );</text:span></text:span></text:p>
      <text:p text:style-name="Preformatted_20_Text"><text:span text:style-name="Source_20_Text"><text:s text:c="48"/></text:span><text:span text:style-name="Source_20_Text"><text:span text:style-name="T3">$queries[ $col ] = $this-&gt;prepare( "CONVERT( LEFT( CONVERT( %s USING $charset ), $length ) USING $connection_charset )", $value['value'] );</text:span></text:span></text:p>
      <text:p text:style-name="Preformatted_20_Text"><text:span text:style-name="Source_20_Text"><text:s text:c="40"/></text:span><text:span text:style-name="Source_20_Text"><text:span text:style-name="T3">} elseif ( 'binary' !== $charset ) {</text:span></text:span></text:p>
      <text:p text:style-name="Preformatted_20_Text"><text:span text:style-name="Source_20_Text"><text:s text:c="48"/></text:span><text:span text:style-name="Source_20_Text"><text:span text:style-name="T3">// If we don't have a length, there's no need to convert binary - it will always return the same result.</text:span></text:span></text:p>
      <text:p text:style-name="Preformatted_20_Text"><text:span text:style-name="Source_20_Text"><text:s text:c="48"/></text:span><text:span text:style-name="Source_20_Text"><text:span text:style-name="T3">$queries[ $col ] = $this-&gt;prepare( "CONVERT( CONVERT( %s USING $charset ) USING $connection_charset )", $value['value'] );</text:span></text:span></text:p>
      <text:p text:style-name="Preformatted_20_Text"><text:span text:style-name="Source_20_Text"><text:s text:c="40"/></text:span><text:span text:style-name="Source_20_Text"><text:span text:style-name="T3">}</text:span></text:span></text:p>
      <text:p text:style-name="Preformatted_20_Text"/>
      <text:p text:style-name="Preformatted_20_Text"><text:span text:style-name="Source_20_Text"><text:s text:c="40"/></text:span><text:span text:style-name="Source_20_Text"><text:span text:style-name="T3">unset( $data[ $col ]['db'] );</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sql = array();</text:span></text:span></text:p>
      <text:p text:style-name="Preformatted_20_Text"><text:span text:style-name="Source_20_Text"><text:s text:c="24"/></text:span><text:span text:style-name="Source_20_Text"><text:span text:style-name="T3">foreach ( $queries as $column =&gt; $query ) {</text:span></text:span></text:p>
      <text:p text:style-name="Preformatted_20_Text"><text:span text:style-name="Source_20_Text"><text:s text:c="32"/></text:span><text:span text:style-name="Source_20_Text"><text:span text:style-name="T3">if ( ! $query ) {</text:span></text:span></text:p>
      <text:p text:style-name="Preformatted_20_Text"><text:span text:style-name="Source_20_Text"><text:s text:c="40"/></text:span><text:span text:style-name="Source_20_Text"><text:span text:style-name="T3">continue;</text:span></text:span></text:p>
      <text:p text:style-name="Preformatted_20_Text"><text:span text:style-name="Source_20_Text"><text:s text:c="32"/></text:span><text:span text:style-name="Source_20_Text"><text:span text:style-name="T3">}</text:span></text:span></text:p>
      <text:p text:style-name="Preformatted_20_Text"/>
      <text:p text:style-name="Preformatted_20_Text"><text:span text:style-name="Source_20_Text"><text:s text:c="32"/></text:span><text:span text:style-name="Source_20_Text"><text:span text:style-name="T3">$sql[] = $query . " AS x_$column";</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this-&gt;check_current_query = false;</text:span></text:span></text:p>
      <text:p text:style-name="Preformatted_20_Text"><text:span text:style-name="Source_20_Text"><text:s text:c="24"/></text:span><text:span text:style-name="Source_20_Text"><text:span text:style-name="T3">$row <text:s text:c="22"/>= $this-&gt;get_row( 'SELECT ' . implode( ', ', $sql ), ARRAY_A );</text:span></text:span></text:p>
      <text:p text:style-name="Preformatted_20_Text"><text:span text:style-name="Source_20_Text"><text:s text:c="24"/></text:span><text:span text:style-name="Source_20_Text"><text:span text:style-name="T3">if ( ! $row ) {</text:span></text:span></text:p>
      <text:p text:style-name="Preformatted_20_Text"><text:span text:style-name="Source_20_Text"><text:s text:c="32"/></text:span><text:span text:style-name="Source_20_Text"><text:span text:style-name="T3">return new WP_Error( 'wpdb_strip_invalid_text_failure', __( 'Could not strip invalid text.' ) );</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foreach ( array_keys( $data ) as $column ) {</text:span></text:span></text:p>
      <text:p text:style-name="Preformatted_20_Text"><text:span text:style-name="Source_20_Text"><text:s text:c="32"/></text:span><text:span text:style-name="Source_20_Text"><text:span text:style-name="T3">if ( isset( $row[ "x_$column" ] ) ) {</text:span></text:span></text:p>
      <text:p text:style-name="Preformatted_20_Text"><text:span text:style-name="Source_20_Text"><text:s text:c="40"/></text:span><text:span text:style-name="Source_20_Text"><text:span text:style-name="T3">$data[ $column ]['value'] = $row[ "x_$column" ];</text:span></text:span></text:p>
      <text:p text:style-name="Preformatted_20_Text"><text:span text:style-name="Source_20_Text"><text:s text:c="32"/></text:span><text:span text:style-name="Source_20_Text"><text:span text:style-name="T3">}</text:span></text:span></text:p>
      <text:p text:style-name="Preformatted_20_Text"><text:soft-page-break/><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trips any invalid characters from the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Query to convert.</text:span></text:span></text:p>
      <text:p text:style-name="Preformatted_20_Text"><text:span text:style-name="Source_20_Text"><text:s text:c="9"/></text:span><text:span text:style-name="Source_20_Text"><text:span text:style-name="T3">* @return string|WP_Error The converted query, or a WP_Error object if the conversion fail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strip_invalid_text_from_query( $query ) {</text:span></text:span></text:p>
      <text:p text:style-name="Preformatted_20_Text"><text:span text:style-name="Source_20_Text"><text:s text:c="16"/></text:span><text:span text:style-name="Source_20_Text"><text:span text:style-name="T3">// We don't need to check the collation for queries that don't read data.</text:span></text:span></text:p>
      <text:p text:style-name="Preformatted_20_Text"><text:span text:style-name="Source_20_Text"><text:s text:c="16"/></text:span><text:span text:style-name="Source_20_Text"><text:span text:style-name="T3">$trimmed_query = ltrim( $query, "\r\n\t (" );</text:span></text:span></text:p>
      <text:p text:style-name="Preformatted_20_Text"><text:span text:style-name="Source_20_Text"><text:s text:c="16"/></text:span><text:span text:style-name="Source_20_Text"><text:span text:style-name="T3">if ( preg_match( '/^(?:SHOW|DESCRIBE|DESC|EXPLAIN|CREATE)\s/i', $trimmed_query ) ) {</text:span></text:span></text:p>
      <text:p text:style-name="Preformatted_20_Text"><text:span text:style-name="Source_20_Text"><text:s text:c="24"/></text:span><text:span text:style-name="Source_20_Text"><text:span text:style-name="T3">return $query;</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able = $this-&gt;get_table_from_query( $query );</text:span></text:span></text:p>
      <text:p text:style-name="Preformatted_20_Text"><text:span text:style-name="Source_20_Text"><text:s text:c="16"/></text:span><text:span text:style-name="Source_20_Text"><text:span text:style-name="T3">if ( $table ) {</text:span></text:span></text:p>
      <text:p text:style-name="Preformatted_20_Text"><text:span text:style-name="Source_20_Text"><text:s text:c="24"/></text:span><text:span text:style-name="Source_20_Text"><text:span text:style-name="T3">$charset = $this-&gt;get_table_charset( $table );</text:span></text:span></text:p>
      <text:p text:style-name="Preformatted_20_Text"><text:span text:style-name="Source_20_Text"><text:s text:c="24"/></text:span><text:span text:style-name="Source_20_Text"><text:span text:style-name="T3">if ( is_wp_error( $charset ) ) {</text:span></text:span></text:p>
      <text:p text:style-name="Preformatted_20_Text"><text:span text:style-name="Source_20_Text"><text:s text:c="32"/></text:span><text:span text:style-name="Source_20_Text"><text:span text:style-name="T3">return $charset;</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 We can't reliably strip text from tables containing binary/blob columns.</text:span></text:span></text:p>
      <text:p text:style-name="Preformatted_20_Text"><text:span text:style-name="Source_20_Text"><text:s text:c="24"/></text:span><text:span text:style-name="Source_20_Text"><text:span text:style-name="T3">if ( 'binary' === $charset ) {</text:span></text:span></text:p>
      <text:p text:style-name="Preformatted_20_Text"><text:span text:style-name="Source_20_Text"><text:s text:c="32"/></text:span><text:span text:style-name="Source_20_Text"><text:span text:style-name="T3">return $query;</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charset = $this-&gt;charset;</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data = array(</text:span></text:span></text:p>
      <text:p text:style-name="Preformatted_20_Text"><text:span text:style-name="Source_20_Text"><text:s text:c="24"/></text:span><text:span text:style-name="Source_20_Text"><text:span text:style-name="T3">'value' <text:s text:c="2"/>=&gt; $query,</text:span></text:span></text:p>
      <text:p text:style-name="Preformatted_20_Text"><text:span text:style-name="Source_20_Text"><text:s text:c="24"/></text:span><text:span text:style-name="Source_20_Text"><text:span text:style-name="T3">'charset' =&gt; $charset,</text:span></text:span></text:p>
      <text:p text:style-name="Preformatted_20_Text"><text:span text:style-name="Source_20_Text"><text:s text:c="24"/></text:span><text:span text:style-name="Source_20_Text"><text:span text:style-name="T3">'ascii' <text:s text:c="2"/>=&gt; false,</text:span></text:span></text:p>
      <text:p text:style-name="Preformatted_20_Text"><text:span text:style-name="Source_20_Text"><text:s text:c="24"/></text:span><text:span text:style-name="Source_20_Text"><text:span text:style-name="T3">'length' <text:s/>=&gt;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data = $this-&gt;strip_invalid_text( array( $data ) );</text:span></text:span></text:p>
      <text:p text:style-name="Preformatted_20_Text"><text:span text:style-name="Source_20_Text"><text:s text:c="16"/></text:span><text:span text:style-name="Source_20_Text"><text:span text:style-name="T3">if ( is_wp_error( $data ) ) {</text:span></text:span></text:p>
      <text:p text:style-name="Preformatted_20_Text"><text:span text:style-name="Source_20_Text"><text:s text:c="24"/></text:span><text:span text:style-name="Source_20_Text"><text:span text:style-name="T3">return $data;</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0]['valu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trips any invalid characters from the string for a given table and colum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table <text:s/>Table name.</text:span></text:span></text:p>
      <text:p text:style-name="Preformatted_20_Text"><text:span text:style-name="Source_20_Text"><text:s text:c="9"/></text:span><text:span text:style-name="Source_20_Text"><text:span text:style-name="T3">* @param string $column Column name.</text:span></text:span></text:p>
      <text:p text:style-name="Preformatted_20_Text"><text:span text:style-name="Source_20_Text"><text:s text:c="9"/></text:span><text:span text:style-name="Source_20_Text"><text:span text:style-name="T3">* @param string $value <text:s/>The text to check.</text:span></text:span></text:p>
      <text:p text:style-name="Preformatted_20_Text"><text:soft-page-break/><text:span text:style-name="Source_20_Text"><text:s text:c="9"/></text:span><text:span text:style-name="Source_20_Text"><text:span text:style-name="T3">* @return string|WP_Error The converted string, or a WP_Error object if the conversion fail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trip_invalid_text_for_column( $table, $column, $value ) {</text:span></text:span></text:p>
      <text:p text:style-name="Preformatted_20_Text"><text:span text:style-name="Source_20_Text"><text:s text:c="16"/></text:span><text:span text:style-name="Source_20_Text"><text:span text:style-name="T3">if ( ! is_string( $value ) ) {</text:span></text:span></text:p>
      <text:p text:style-name="Preformatted_20_Text"><text:span text:style-name="Source_20_Text"><text:s text:c="24"/></text:span><text:span text:style-name="Source_20_Text"><text:span text:style-name="T3">return $val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charset = $this-&gt;get_col_charset( $table, $column );</text:span></text:span></text:p>
      <text:p text:style-name="Preformatted_20_Text"><text:span text:style-name="Source_20_Text"><text:s text:c="16"/></text:span><text:span text:style-name="Source_20_Text"><text:span text:style-name="T3">if ( ! $charset ) {</text:span></text:span></text:p>
      <text:p text:style-name="Preformatted_20_Text"><text:span text:style-name="Source_20_Text"><text:s text:c="24"/></text:span><text:span text:style-name="Source_20_Text"><text:span text:style-name="T3">// Not a string column.</text:span></text:span></text:p>
      <text:p text:style-name="Preformatted_20_Text"><text:span text:style-name="Source_20_Text"><text:s text:c="24"/></text:span><text:span text:style-name="Source_20_Text"><text:span text:style-name="T3">return $value;</text:span></text:span></text:p>
      <text:p text:style-name="Preformatted_20_Text"><text:span text:style-name="Source_20_Text"><text:s text:c="16"/></text:span><text:span text:style-name="Source_20_Text"><text:span text:style-name="T3">} elseif ( is_wp_error( $charset ) ) {</text:span></text:span></text:p>
      <text:p text:style-name="Preformatted_20_Text"><text:span text:style-name="Source_20_Text"><text:s text:c="24"/></text:span><text:span text:style-name="Source_20_Text"><text:span text:style-name="T3">// Bail on real errors.</text:span></text:span></text:p>
      <text:p text:style-name="Preformatted_20_Text"><text:span text:style-name="Source_20_Text"><text:s text:c="24"/></text:span><text:span text:style-name="Source_20_Text"><text:span text:style-name="T3">return $charset;</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data = array(</text:span></text:span></text:p>
      <text:p text:style-name="Preformatted_20_Text"><text:span text:style-name="Source_20_Text"><text:s text:c="24"/></text:span><text:span text:style-name="Source_20_Text"><text:span text:style-name="T3">$column =&gt; array(</text:span></text:span></text:p>
      <text:p text:style-name="Preformatted_20_Text"><text:span text:style-name="Source_20_Text"><text:s text:c="32"/></text:span><text:span text:style-name="Source_20_Text"><text:span text:style-name="T3">'value' <text:s text:c="2"/>=&gt; $value,</text:span></text:span></text:p>
      <text:p text:style-name="Preformatted_20_Text"><text:span text:style-name="Source_20_Text"><text:s text:c="32"/></text:span><text:span text:style-name="Source_20_Text"><text:span text:style-name="T3">'charset' =&gt; $charset,</text:span></text:span></text:p>
      <text:p text:style-name="Preformatted_20_Text"><text:span text:style-name="Source_20_Text"><text:s text:c="32"/></text:span><text:span text:style-name="Source_20_Text"><text:span text:style-name="T3">'length' <text:s/>=&gt; $this-&gt;get_col_length( $table, $column ),</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data = $this-&gt;strip_invalid_text( $data );</text:span></text:span></text:p>
      <text:p text:style-name="Preformatted_20_Text"><text:span text:style-name="Source_20_Text"><text:s text:c="16"/></text:span><text:span text:style-name="Source_20_Text"><text:span text:style-name="T3">if ( is_wp_error( $data ) ) {</text:span></text:span></text:p>
      <text:p text:style-name="Preformatted_20_Text"><text:span text:style-name="Source_20_Text"><text:s text:c="24"/></text:span><text:span text:style-name="Source_20_Text"><text:span text:style-name="T3">return $data;</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data[ $column ]['valu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Finds the first table name referenced in a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2.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query The query to search.</text:span></text:span></text:p>
      <text:p text:style-name="Preformatted_20_Text"><text:span text:style-name="Source_20_Text"><text:s text:c="9"/></text:span><text:span text:style-name="Source_20_Text"><text:span text:style-name="T3">* @return string|false The table name found, or false if a table couldn't be foun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get_table_from_query( $query ) {</text:span></text:span></text:p>
      <text:p text:style-name="Preformatted_20_Text"><text:span text:style-name="Source_20_Text"><text:s text:c="16"/></text:span><text:span text:style-name="Source_20_Text"><text:span text:style-name="T3">// Remove characters that can legally trail the table name.</text:span></text:span></text:p>
      <text:p text:style-name="Preformatted_20_Text"><text:span text:style-name="Source_20_Text"><text:s text:c="16"/></text:span><text:span text:style-name="Source_20_Text"><text:span text:style-name="T3">$query = rtrim( $query, ';/-#' );</text:span></text:span></text:p>
      <text:p text:style-name="Preformatted_20_Text"/>
      <text:p text:style-name="Preformatted_20_Text"><text:span text:style-name="Source_20_Text"><text:s text:c="16"/></text:span><text:span text:style-name="Source_20_Text"><text:span text:style-name="T3">// Allow (select...) union [...] style queries. Use the first query's table name.</text:span></text:span></text:p>
      <text:p text:style-name="Preformatted_20_Text"><text:span text:style-name="Source_20_Text"><text:s text:c="16"/></text:span><text:span text:style-name="Source_20_Text"><text:span text:style-name="T3">$query = ltrim( $query, "\r\n\t (" );</text:span></text:span></text:p>
      <text:p text:style-name="Preformatted_20_Text"/>
      <text:p text:style-name="Preformatted_20_Text"><text:span text:style-name="Source_20_Text"><text:s text:c="16"/></text:span><text:span text:style-name="Source_20_Text"><text:span text:style-name="T3">// Strip everything between parentheses except nested selects.</text:span></text:span></text:p>
      <text:p text:style-name="Preformatted_20_Text"><text:span text:style-name="Source_20_Text"><text:s text:c="16"/></text:span><text:span text:style-name="Source_20_Text"><text:span text:style-name="T3">$query = preg_replace( '/\((?!\s*select)[^(]*?\)/is', '()', $query );</text:span></text:span></text:p>
      <text:p text:style-name="Preformatted_20_Text"/>
      <text:p text:style-name="Preformatted_20_Text"><text:span text:style-name="Source_20_Text"><text:s text:c="16"/></text:span><text:span text:style-name="Source_20_Text"><text:span text:style-name="T3">// Quickly match most common queries.</text:span></text:span></text:p>
      <text:p text:style-name="Preformatted_20_Text"><text:span text:style-name="Source_20_Text"><text:s text:c="16"/></text:span><text:span text:style-name="Source_20_Text"><text:span text:style-name="T3">if ( preg_match(</text:span></text:span></text:p>
      <text:p text:style-name="Preformatted_20_Text"><text:span text:style-name="Source_20_Text"><text:s text:c="24"/></text:span><text:span text:style-name="Source_20_Text"><text:span text:style-name="T3">'/^\s*(?:'</text:span></text:span></text:p>
      <text:p text:style-name="Preformatted_20_Text"><text:span text:style-name="Source_20_Text"><text:s text:c="32"/></text:span><text:span text:style-name="Source_20_Text"><text:span text:style-name="T3">. 'SELECT.*?\s+FROM'</text:span></text:span></text:p>
      <text:p text:style-name="Preformatted_20_Text"><text:span text:style-name="Source_20_Text"><text:s text:c="32"/></text:span><text:span text:style-name="Source_20_Text"><text:span text:style-name="T3">. '|INSERT(?:\s+LOW_PRIORITY|\s+DELAYED|\s+HIGH_PRIORITY)?(?:\s+IGNORE)?(?:\s+INTO)?'</text:span></text:span></text:p>
      <text:p text:style-name="Preformatted_20_Text"><text:span text:style-name="Source_20_Text"><text:s text:c="32"/></text:span><text:span text:style-name="Source_20_Text"><text:span text:style-name="T3">. '|REPLACE(?:\s+LOW_PRIORITY|\s+DELAYED)?(?:\s+INTO)?'</text:span></text:span></text:p>
      <text:p text:style-name="Preformatted_20_Text"><text:soft-page-break/><text:span text:style-name="Source_20_Text"><text:s text:c="32"/></text:span><text:span text:style-name="Source_20_Text"><text:span text:style-name="T3">. '|UPDATE(?:\s+LOW_PRIORITY)?(?:\s+IGNORE)?'</text:span></text:span></text:p>
      <text:p text:style-name="Preformatted_20_Text"><text:span text:style-name="Source_20_Text"><text:s text:c="32"/></text:span><text:span text:style-name="Source_20_Text"><text:span text:style-name="T3">. '|DELETE(?:\s+LOW_PRIORITY|\s+QUICK|\s+IGNORE)*(?:.+?FROM)?'</text:span></text:span></text:p>
      <text:p text:style-name="Preformatted_20_Text"><text:span text:style-name="Source_20_Text"><text:s text:c="24"/></text:span><text:span text:style-name="Source_20_Text"><text:span text:style-name="T3">. ')\s+((?:[0-9a-zA-Z$_.`-]|[\xC2-\xDF][\x80-\xBF])+)/is',</text:span></text:span></text:p>
      <text:p text:style-name="Preformatted_20_Text"><text:span text:style-name="Source_20_Text"><text:s text:c="24"/></text:span><text:span text:style-name="Source_20_Text"><text:span text:style-name="T3">$query,</text:span></text:span></text:p>
      <text:p text:style-name="Preformatted_20_Text"><text:span text:style-name="Source_20_Text"><text:s text:c="24"/></text:span><text:span text:style-name="Source_20_Text"><text:span text:style-name="T3">$maybe</text:span></text:span></text:p>
      <text:p text:style-name="Preformatted_20_Text"><text:span text:style-name="Source_20_Text"><text:s text:c="16"/></text:span><text:span text:style-name="Source_20_Text"><text:span text:style-name="T3">) ) {</text:span></text:span></text:p>
      <text:p text:style-name="Preformatted_20_Text"><text:span text:style-name="Source_20_Text"><text:s text:c="24"/></text:span><text:span text:style-name="Source_20_Text"><text:span text:style-name="T3">return str_replace( '`', '', $maybe[1]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SHOW TABLE STATUS and SHOW TABLES WHERE Name = 'wp_posts'</text:span></text:span></text:p>
      <text:p text:style-name="Preformatted_20_Text"><text:span text:style-name="Source_20_Text"><text:s text:c="16"/></text:span><text:span text:style-name="Source_20_Text"><text:span text:style-name="T3">if ( preg_match( '/^\s*SHOW\s+(?:TABLE\s+STATUS|(?:FULL\s+)?TABLES).+WHERE\s+Name\s*=\s*("|\')((?:[0-9a-zA-Z$_.-]|[\xC2-\xDF][\x80-\xBF])+)\\1/is', $query, $maybe ) ) {</text:span></text:span></text:p>
      <text:p text:style-name="Preformatted_20_Text"><text:span text:style-name="Source_20_Text"><text:s text:c="24"/></text:span><text:span text:style-name="Source_20_Text"><text:span text:style-name="T3">return $maybe[2];</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SHOW TABLE STATUS LIKE and SHOW TABLES LIKE 'wp\_123\_%'</text:span></text:span></text:p>
      <text:p text:style-name="Preformatted_20_Text"><text:span text:style-name="Source_20_Text"><text:s text:c="17"/></text:span><text:span text:style-name="Source_20_Text"><text:span text:style-name="T3">* This quoted LIKE operand seldom holds a full table name.</text:span></text:span></text:p>
      <text:p text:style-name="Preformatted_20_Text"><text:span text:style-name="Source_20_Text"><text:s text:c="17"/></text:span><text:span text:style-name="Source_20_Text"><text:span text:style-name="T3">* It is usually a pattern for matching a prefix so we just</text:span></text:span></text:p>
      <text:p text:style-name="Preformatted_20_Text"><text:span text:style-name="Source_20_Text"><text:s text:c="17"/></text:span><text:span text:style-name="Source_20_Text"><text:span text:style-name="T3">* strip the trailing % and unescape the _ to get 'wp_123_'</text:span></text:span></text:p>
      <text:p text:style-name="Preformatted_20_Text"><text:span text:style-name="Source_20_Text"><text:s text:c="17"/></text:span><text:span text:style-name="Source_20_Text"><text:span text:style-name="T3">* which drop-ins can use for routing these SQL statements.</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f ( preg_match( '/^\s*SHOW\s+(?:TABLE\s+STATUS|(?:FULL\s+)?TABLES)\s+(?:WHERE\s+Name\s+)?LIKE\s*("|\')((?:[\\\\0-9a-zA-Z$_.-]|[\xC2-\xDF][\x80-\xBF])+)%?\\1/is', $query, $maybe ) ) {</text:span></text:span></text:p>
      <text:p text:style-name="Preformatted_20_Text"><text:span text:style-name="Source_20_Text"><text:s text:c="24"/></text:span><text:span text:style-name="Source_20_Text"><text:span text:style-name="T3">return str_replace( '\\_', '_', $maybe[2]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 Big pattern for the rest of the table-related queries.</text:span></text:span></text:p>
      <text:p text:style-name="Preformatted_20_Text"><text:span text:style-name="Source_20_Text"><text:s text:c="16"/></text:span><text:span text:style-name="Source_20_Text"><text:span text:style-name="T3">if ( preg_match(</text:span></text:span></text:p>
      <text:p text:style-name="Preformatted_20_Text"><text:span text:style-name="Source_20_Text"><text:s text:c="24"/></text:span><text:span text:style-name="Source_20_Text"><text:span text:style-name="T3">'/^\s*(?:'</text:span></text:span></text:p>
      <text:p text:style-name="Preformatted_20_Text"><text:span text:style-name="Source_20_Text"><text:s text:c="32"/></text:span><text:span text:style-name="Source_20_Text"><text:span text:style-name="T3">. '(?:EXPLAIN\s+(?:EXTENDED\s+)?)?SELECT.*?\s+FROM'</text:span></text:span></text:p>
      <text:p text:style-name="Preformatted_20_Text"><text:span text:style-name="Source_20_Text"><text:s text:c="32"/></text:span><text:span text:style-name="Source_20_Text"><text:span text:style-name="T3">. '|DESCRIBE|DESC|EXPLAIN|HANDLER'</text:span></text:span></text:p>
      <text:p text:style-name="Preformatted_20_Text"><text:span text:style-name="Source_20_Text"><text:s text:c="32"/></text:span><text:span text:style-name="Source_20_Text"><text:span text:style-name="T3">. '|(?:LOCK|UNLOCK)\s+TABLE(?:S)?'</text:span></text:span></text:p>
      <text:p text:style-name="Preformatted_20_Text"><text:span text:style-name="Source_20_Text"><text:s text:c="32"/></text:span><text:span text:style-name="Source_20_Text"><text:span text:style-name="T3">. '|(?:RENAME|OPTIMIZE|BACKUP|RESTORE|CHECK|CHECKSUM|ANALYZE|REPAIR).*\s+TABLE'</text:span></text:span></text:p>
      <text:p text:style-name="Preformatted_20_Text"><text:span text:style-name="Source_20_Text"><text:s text:c="32"/></text:span><text:span text:style-name="Source_20_Text"><text:span text:style-name="T3">. '|TRUNCATE(?:\s+TABLE)?'</text:span></text:span></text:p>
      <text:p text:style-name="Preformatted_20_Text"><text:span text:style-name="Source_20_Text"><text:s text:c="32"/></text:span><text:span text:style-name="Source_20_Text"><text:span text:style-name="T3">. '|CREATE(?:\s+TEMPORARY)?\s+TABLE(?:\s+IF\s+NOT\s+EXISTS)?'</text:span></text:span></text:p>
      <text:p text:style-name="Preformatted_20_Text"><text:span text:style-name="Source_20_Text"><text:s text:c="32"/></text:span><text:span text:style-name="Source_20_Text"><text:span text:style-name="T3">. '|ALTER(?:\s+IGNORE)?\s+TABLE'</text:span></text:span></text:p>
      <text:p text:style-name="Preformatted_20_Text"><text:span text:style-name="Source_20_Text"><text:s text:c="32"/></text:span><text:span text:style-name="Source_20_Text"><text:span text:style-name="T3">. '|DROP\s+TABLE(?:\s+IF\s+EXISTS)?'</text:span></text:span></text:p>
      <text:p text:style-name="Preformatted_20_Text"><text:span text:style-name="Source_20_Text"><text:s text:c="32"/></text:span><text:span text:style-name="Source_20_Text"><text:span text:style-name="T3">. '|CREATE(?:\s+\w+)?\s+INDEX.*\s+ON'</text:span></text:span></text:p>
      <text:p text:style-name="Preformatted_20_Text"><text:span text:style-name="Source_20_Text"><text:s text:c="32"/></text:span><text:span text:style-name="Source_20_Text"><text:span text:style-name="T3">. '|DROP\s+INDEX.*\s+ON'</text:span></text:span></text:p>
      <text:p text:style-name="Preformatted_20_Text"><text:span text:style-name="Source_20_Text"><text:s text:c="32"/></text:span><text:span text:style-name="Source_20_Text"><text:span text:style-name="T3">. '|LOAD\s+DATA.*INFILE.*INTO\s+TABLE'</text:span></text:span></text:p>
      <text:p text:style-name="Preformatted_20_Text"><text:span text:style-name="Source_20_Text"><text:s text:c="32"/></text:span><text:span text:style-name="Source_20_Text"><text:span text:style-name="T3">. '|(?:GRANT|REVOKE).*ON\s+TABLE'</text:span></text:span></text:p>
      <text:p text:style-name="Preformatted_20_Text"><text:span text:style-name="Source_20_Text"><text:s text:c="32"/></text:span><text:span text:style-name="Source_20_Text"><text:span text:style-name="T3">. '|SHOW\s+(?:.*FROM|.*TABLE)'</text:span></text:span></text:p>
      <text:p text:style-name="Preformatted_20_Text"><text:span text:style-name="Source_20_Text"><text:s text:c="24"/></text:span><text:span text:style-name="Source_20_Text"><text:span text:style-name="T3">. ')\s+\(*\s*((?:[0-9a-zA-Z$_.`-]|[\xC2-\xDF][\x80-\xBF])+)\s*\)*/is',</text:span></text:span></text:p>
      <text:p text:style-name="Preformatted_20_Text"><text:span text:style-name="Source_20_Text"><text:s text:c="24"/></text:span><text:span text:style-name="Source_20_Text"><text:span text:style-name="T3">$query,</text:span></text:span></text:p>
      <text:p text:style-name="Preformatted_20_Text"><text:span text:style-name="Source_20_Text"><text:s text:c="24"/></text:span><text:span text:style-name="Source_20_Text"><text:span text:style-name="T3">$maybe</text:span></text:span></text:p>
      <text:p text:style-name="Preformatted_20_Text"><text:span text:style-name="Source_20_Text"><text:s text:c="16"/></text:span><text:span text:style-name="Source_20_Text"><text:span text:style-name="T3">) ) {</text:span></text:span></text:p>
      <text:p text:style-name="Preformatted_20_Text"><text:span text:style-name="Source_20_Text"><text:s text:c="24"/></text:span><text:span text:style-name="Source_20_Text"><text:span text:style-name="T3">return str_replace( '`', '', $maybe[1]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fals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Loads the column metadata from the last query.</text:span></text:span></text:p>
      <text:p text:style-name="Preformatted_20_Text"><text:span text:style-name="Source_20_Text"><text:s text:c="9"/></text:span><text:span text:style-name="Source_20_Text"><text:span text:style-name="T3">*</text:span></text:span></text:p>
      <text:p text:style-name="Preformatted_20_Text"><text:soft-page-break/><text:span text:style-name="Source_20_Text"><text:s text:c="9"/></text:span><text:span text:style-name="Source_20_Text"><text:span text:style-name="T3">* @since 3.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rotected function load_col_info() {</text:span></text:span></text:p>
      <text:p text:style-name="Preformatted_20_Text"><text:span text:style-name="Source_20_Text"><text:s text:c="16"/></text:span><text:span text:style-name="Source_20_Text"><text:span text:style-name="T3">if ( $this-&gt;col_info ) {</text:span></text:span></text:p>
      <text:p text:style-name="Preformatted_20_Text"><text:span text:style-name="Source_20_Text"><text:s text:c="24"/></text:span><text:span text:style-name="Source_20_Text"><text:span text:style-name="T3">return;</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num_fields = mysqli_num_fields( $this-&gt;result );</text:span></text:span></text:p>
      <text:p text:style-name="Preformatted_20_Text"/>
      <text:p text:style-name="Preformatted_20_Text"><text:span text:style-name="Source_20_Text"><text:s text:c="16"/></text:span><text:span text:style-name="Source_20_Text"><text:span text:style-name="T3">for ( $i = 0; $i &lt; $num_fields; $i++ ) {</text:span></text:span></text:p>
      <text:p text:style-name="Preformatted_20_Text"><text:span text:style-name="Source_20_Text"><text:s text:c="24"/></text:span><text:span text:style-name="Source_20_Text"><text:span text:style-name="T3">$this-&gt;col_info[ $i ] = mysqli_fetch_field( $this-&gt;result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column metadata from the last query.</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0.71</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info_type <text:s/>Optional. Possible values include 'name', 'table', 'def', 'max_length',</text:span></text:span></text:p>
      <text:p text:style-name="Preformatted_20_Text"><text:span text:style-name="Source_20_Text"><text:s text:c="9"/></text:span><text:span text:style-name="Source_20_Text"><text:span text:style-name="T3">* <text:s text:c="26"/>'not_null', 'primary_key', 'multiple_key', 'unique_key', 'numeric',</text:span></text:span></text:p>
      <text:p text:style-name="Preformatted_20_Text"><text:span text:style-name="Source_20_Text"><text:s text:c="9"/></text:span><text:span text:style-name="Source_20_Text"><text:span text:style-name="T3">* <text:s text:c="26"/>'blob', 'type', 'unsigned', 'zerofill'. Default 'name'.</text:span></text:span></text:p>
      <text:p text:style-name="Preformatted_20_Text"><text:span text:style-name="Source_20_Text"><text:s text:c="9"/></text:span><text:span text:style-name="Source_20_Text"><text:span text:style-name="T3">* @param int <text:s text:c="3"/>$col_offset Optional. 0: col name. 1: which table the col's in. 2: col's max length.</text:span></text:span></text:p>
      <text:p text:style-name="Preformatted_20_Text"><text:span text:style-name="Source_20_Text"><text:s text:c="9"/></text:span><text:span text:style-name="Source_20_Text"><text:span text:style-name="T3">* <text:s text:c="26"/>3: if the col is numeric. 4: col's type. Default -1.</text:span></text:span></text:p>
      <text:p text:style-name="Preformatted_20_Text"><text:span text:style-name="Source_20_Text"><text:s text:c="9"/></text:span><text:span text:style-name="Source_20_Text"><text:span text:style-name="T3">* @return mixed Column result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col_info( $info_type = 'name', $col_offset = -1 ) {</text:span></text:span></text:p>
      <text:p text:style-name="Preformatted_20_Text"><text:span text:style-name="Source_20_Text"><text:s text:c="16"/></text:span><text:span text:style-name="Source_20_Text"><text:span text:style-name="T3">$this-&gt;load_col_info();</text:span></text:span></text:p>
      <text:p text:style-name="Preformatted_20_Text"/>
      <text:p text:style-name="Preformatted_20_Text"><text:span text:style-name="Source_20_Text"><text:s text:c="16"/></text:span><text:span text:style-name="Source_20_Text"><text:span text:style-name="T3">if ( $this-&gt;col_info ) {</text:span></text:span></text:p>
      <text:p text:style-name="Preformatted_20_Text"><text:span text:style-name="Source_20_Text"><text:s text:c="24"/></text:span><text:span text:style-name="Source_20_Text"><text:span text:style-name="T3">if ( -1 === $col_offset ) {</text:span></text:span></text:p>
      <text:p text:style-name="Preformatted_20_Text"><text:span text:style-name="Source_20_Text"><text:s text:c="32"/></text:span><text:span text:style-name="Source_20_Text"><text:span text:style-name="T3">$i <text:s text:c="8"/>= 0;</text:span></text:span></text:p>
      <text:p text:style-name="Preformatted_20_Text"><text:span text:style-name="Source_20_Text"><text:s text:c="32"/></text:span><text:span text:style-name="Source_20_Text"><text:span text:style-name="T3">$new_array = array();</text:span></text:span></text:p>
      <text:p text:style-name="Preformatted_20_Text"><text:span text:style-name="Source_20_Text"><text:s text:c="32"/></text:span><text:span text:style-name="Source_20_Text"><text:span text:style-name="T3">foreach ( (array) $this-&gt;col_info as $col ) {</text:span></text:span></text:p>
      <text:p text:style-name="Preformatted_20_Text"><text:span text:style-name="Source_20_Text"><text:s text:c="40"/></text:span><text:span text:style-name="Source_20_Text"><text:span text:style-name="T3">$new_array[ $i ] = $col-&gt;{$info_type};</text:span></text:span></text:p>
      <text:p text:style-name="Preformatted_20_Text"><text:span text:style-name="Source_20_Text"><text:s text:c="40"/></text:span><text:span text:style-name="Source_20_Text"><text:span text:style-name="T3">++$i;</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2"/></text:span><text:span text:style-name="Source_20_Text"><text:span text:style-name="T3">return $new_array;</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return $this-&gt;col_info[ $col_offset ]-&gt;{$info_type};</text:span></text:span></text:p>
      <text:p text:style-name="Preformatted_20_Text"><text:span text:style-name="Source_20_Text"><text:s text:c="24"/></text:span><text:span text:style-name="Source_20_Text"><text:span text:style-name="T3">}</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Starts the timer, for debugging purpos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tru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timer_start() {</text:span></text:span></text:p>
      <text:p text:style-name="Preformatted_20_Text"><text:span text:style-name="Source_20_Text"><text:s text:c="16"/></text:span><text:span text:style-name="Source_20_Text"><text:span text:style-name="T3">$this-&gt;time_start = microtime( true );</text:span></text:span></text:p>
      <text:p text:style-name="Preformatted_20_Text"><text:span text:style-name="Source_20_Text"><text:s text:c="16"/></text:span><text:span text:style-name="Source_20_Text"><text:span text:style-name="T3">return tru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oft-page-break/><text:span text:style-name="Source_20_Text"><text:s text:c="9"/></text:span><text:span text:style-name="Source_20_Text"><text:span text:style-name="T3">* Stops the debugging tim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float Total time spent on the query, in second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timer_stop() {</text:span></text:span></text:p>
      <text:p text:style-name="Preformatted_20_Text"><text:span text:style-name="Source_20_Text"><text:s text:c="16"/></text:span><text:span text:style-name="Source_20_Text"><text:span text:style-name="T3">return ( microtime( true ) - $this-&gt;time_start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Wraps errors in a nice header and footer and die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Will not die if wpdb::$show_errors is fal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1.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message <text:s text:c="3"/>The error message.</text:span></text:span></text:p>
      <text:p text:style-name="Preformatted_20_Text"><text:span text:style-name="Source_20_Text"><text:s text:c="9"/></text:span><text:span text:style-name="Source_20_Text"><text:span text:style-name="T3">* @param string $error_code Optional. A computer-readable string to identify the error.</text:span></text:span></text:p>
      <text:p text:style-name="Preformatted_20_Text"><text:span text:style-name="Source_20_Text"><text:s text:c="9"/></text:span><text:span text:style-name="Source_20_Text"><text:span text:style-name="T3">* <text:s text:c="26"/>Default '500'.</text:span></text:span></text:p>
      <text:p text:style-name="Preformatted_20_Text"><text:span text:style-name="Source_20_Text"><text:s text:c="9"/></text:span><text:span text:style-name="Source_20_Text"><text:span text:style-name="T3">* @return void|false Void if the showing of errors is enabled, false if disabled.</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bail( $message, $error_code = '500' ) {</text:span></text:span></text:p>
      <text:p text:style-name="Preformatted_20_Text"><text:span text:style-name="Source_20_Text"><text:s text:c="16"/></text:span><text:span text:style-name="Source_20_Text"><text:span text:style-name="T3">if ( $this-&gt;show_errors ) {</text:span></text:span></text:p>
      <text:p text:style-name="Preformatted_20_Text"><text:span text:style-name="Source_20_Text"><text:s text:c="24"/></text:span><text:span text:style-name="Source_20_Text"><text:span text:style-name="T3">$error = '';</text:span></text:span></text:p>
      <text:p text:style-name="Preformatted_20_Text"/>
      <text:p text:style-name="Preformatted_20_Text"><text:span text:style-name="Source_20_Text"><text:s text:c="24"/></text:span><text:span text:style-name="Source_20_Text"><text:span text:style-name="T3">if ( $this-&gt;dbh instanceof mysqli ) {</text:span></text:span></text:p>
      <text:p text:style-name="Preformatted_20_Text"><text:span text:style-name="Source_20_Text"><text:s text:c="32"/></text:span><text:span text:style-name="Source_20_Text"><text:span text:style-name="T3">$error = mysqli_error( $this-&gt;dbh );</text:span></text:span></text:p>
      <text:p text:style-name="Preformatted_20_Text"><text:span text:style-name="Source_20_Text"><text:s text:c="24"/></text:span><text:span text:style-name="Source_20_Text"><text:span text:style-name="T3">} elseif ( mysqli_connect_errno() ) {</text:span></text:span></text:p>
      <text:p text:style-name="Preformatted_20_Text"><text:span text:style-name="Source_20_Text"><text:s text:c="32"/></text:span><text:span text:style-name="Source_20_Text"><text:span text:style-name="T3">$error = mysqli_connect_error();</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if ( $error ) {</text:span></text:span></text:p>
      <text:p text:style-name="Preformatted_20_Text"><text:span text:style-name="Source_20_Text"><text:s text:c="32"/></text:span><text:span text:style-name="Source_20_Text"><text:span text:style-name="T3">$message = '&lt;p&gt;&lt;code&gt;' . $error . "&lt;/code&gt;&lt;/p&gt;\n" . $messag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wp_die( $message );</text:span></text:span></text:p>
      <text:p text:style-name="Preformatted_20_Text"><text:span text:style-name="Source_20_Text"><text:s text:c="16"/></text:span><text:span text:style-name="Source_20_Text"><text:span text:style-name="T3">} else {</text:span></text:span></text:p>
      <text:p text:style-name="Preformatted_20_Text"><text:span text:style-name="Source_20_Text"><text:s text:c="24"/></text:span><text:span text:style-name="Source_20_Text"><text:span text:style-name="T3">if ( class_exists( 'WP_Error', false ) ) {</text:span></text:span></text:p>
      <text:p text:style-name="Preformatted_20_Text"><text:span text:style-name="Source_20_Text"><text:s text:c="32"/></text:span><text:span text:style-name="Source_20_Text"><text:span text:style-name="T3">$this-&gt;error = new WP_Error( $error_code, $message );</text:span></text:span></text:p>
      <text:p text:style-name="Preformatted_20_Text"><text:span text:style-name="Source_20_Text"><text:s text:c="24"/></text:span><text:span text:style-name="Source_20_Text"><text:span text:style-name="T3">} else {</text:span></text:span></text:p>
      <text:p text:style-name="Preformatted_20_Text"><text:span text:style-name="Source_20_Text"><text:s text:c="32"/></text:span><text:span text:style-name="Source_20_Text"><text:span text:style-name="T3">$this-&gt;error = $message;</text:span></text:span></text:p>
      <text:p text:style-name="Preformatted_20_Text"><text:span text:style-name="Source_20_Text"><text:s text:c="24"/></text:span><text:span text:style-name="Source_20_Text"><text:span text:style-name="T3">}</text:span></text:span></text:p>
      <text:p text:style-name="Preformatted_20_Text"/>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Closes the current database connect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4.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bool True if the connection was successfully closed,</text:span></text:span></text:p>
      <text:p text:style-name="Preformatted_20_Text"><text:span text:style-name="Source_20_Text"><text:s text:c="9"/></text:span><text:span text:style-name="Source_20_Text"><text:span text:style-name="T3">* <text:s text:c="13"/>false if it wasn't, or if the connection doesn't exis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close() {</text:span></text:span></text:p>
      <text:p text:style-name="Preformatted_20_Text"><text:span text:style-name="Source_20_Text"><text:s text:c="16"/></text:span><text:span text:style-name="Source_20_Text"><text:span text:style-name="T3">if ( ! $this-&gt;dbh ) {</text:span></text:span></text:p>
      <text:p text:style-name="Preformatted_20_Text"><text:span text:style-name="Source_20_Text"><text:s text:c="24"/></text:span><text:span text:style-name="Source_20_Text"><text:span text:style-name="T3">return false;</text:span></text:span></text:p>
      <text:p text:style-name="Preformatted_20_Text"><text:span text:style-name="Source_20_Text"><text:s text:c="16"/></text:span><text:span text:style-name="Source_20_Text"><text:span text:style-name="T3">}</text:span></text:span></text:p>
      <text:p text:style-name="Preformatted_20_Text"><text:soft-page-break/></text:p>
      <text:p text:style-name="Preformatted_20_Text"><text:span text:style-name="Source_20_Text"><text:s text:c="16"/></text:span><text:span text:style-name="Source_20_Text"><text:span text:style-name="T3">$closed = mysqli_close( $this-&gt;dbh );</text:span></text:span></text:p>
      <text:p text:style-name="Preformatted_20_Text"/>
      <text:p text:style-name="Preformatted_20_Text"><text:span text:style-name="Source_20_Text"><text:s text:c="16"/></text:span><text:span text:style-name="Source_20_Text"><text:span text:style-name="T3">if ( $closed ) {</text:span></text:span></text:p>
      <text:p text:style-name="Preformatted_20_Text"><text:span text:style-name="Source_20_Text"><text:s text:c="24"/></text:span><text:span text:style-name="Source_20_Text"><text:span text:style-name="T3">$this-&gt;dbh <text:s text:c="10"/>= null;</text:span></text:span></text:p>
      <text:p text:style-name="Preformatted_20_Text"><text:span text:style-name="Source_20_Text"><text:s text:c="24"/></text:span><text:span text:style-name="Source_20_Text"><text:span text:style-name="T3">$this-&gt;ready <text:s text:c="8"/>= false;</text:span></text:span></text:p>
      <text:p text:style-name="Preformatted_20_Text"><text:span text:style-name="Source_20_Text"><text:s text:c="24"/></text:span><text:span text:style-name="Source_20_Text"><text:span text:style-name="T3">$this-&gt;has_connected = fals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closed;</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etermines whether MySQL database is at least the required minimum vers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global string $wp_version <text:s text:c="12"/>The WordPress version string.</text:span></text:span></text:p>
      <text:p text:style-name="Preformatted_20_Text"><text:span text:style-name="Source_20_Text"><text:s text:c="9"/></text:span><text:span text:style-name="Source_20_Text"><text:span text:style-name="T3">* @global string $required_mysql_version The required MySQL version string.</text:span></text:span></text:p>
      <text:p text:style-name="Preformatted_20_Text"><text:span text:style-name="Source_20_Text"><text:s text:c="9"/></text:span><text:span text:style-name="Source_20_Text"><text:span text:style-name="T3">* @return void|WP_Erro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check_database_version() {</text:span></text:span></text:p>
      <text:p text:style-name="Preformatted_20_Text"><text:span text:style-name="Source_20_Text"><text:s text:c="16"/></text:span><text:span text:style-name="Source_20_Text"><text:span text:style-name="T3">global $wp_version, $required_mysql_version;</text:span></text:span></text:p>
      <text:p text:style-name="Preformatted_20_Text"><text:span text:style-name="Source_20_Text"><text:s text:c="16"/></text:span><text:span text:style-name="Source_20_Text"><text:span text:style-name="T3">// Make sure the server has the required MySQL version.</text:span></text:span></text:p>
      <text:p text:style-name="Preformatted_20_Text"><text:span text:style-name="Source_20_Text"><text:s text:c="16"/></text:span><text:span text:style-name="Source_20_Text"><text:span text:style-name="T3">if ( version_compare( $this-&gt;db_version(), $required_mysql_version, '&lt;' ) ) {</text:span></text:span></text:p>
      <text:p text:style-name="Preformatted_20_Text"><text:span text:style-name="Source_20_Text"><text:s text:c="24"/></text:span><text:span text:style-name="Source_20_Text"><text:span text:style-name="T3">/* translators: 1: WordPress version number, 2: Minimum required MySQL version number. */</text:span></text:span></text:p>
      <text:p text:style-name="Preformatted_20_Text"><text:span text:style-name="Source_20_Text"><text:s text:c="24"/></text:span><text:span text:style-name="Source_20_Text"><text:span text:style-name="T3">return new WP_Error( 'database_version', sprintf( __( '&lt;strong&gt;Error:&lt;/strong&gt; WordPress %1$s requires MySQL %2$s or higher' ), $wp_version, $required_mysql_version ) );</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etermines whether the database supports collat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Called when WordPress is generating the table schem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Use `wpdb::has_cap( 'collation' )`.</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 @deprecated 3.5.0 Use wpdb::has_cap()</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bool True if collation is supported, false if not.</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supports_collation() {</text:span></text:span></text:p>
      <text:p text:style-name="Preformatted_20_Text"><text:span text:style-name="Source_20_Text"><text:s text:c="16"/></text:span><text:span text:style-name="Source_20_Text"><text:span text:style-name="T3">_deprecated_function( __FUNCTION__, '3.5.0', 'wpdb::has_cap( \'collation\' )' );</text:span></text:span></text:p>
      <text:p text:style-name="Preformatted_20_Text"><text:span text:style-name="Source_20_Text"><text:s text:c="16"/></text:span><text:span text:style-name="Source_20_Text"><text:span text:style-name="T3">return $this-&gt;has_cap( 'collation'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the database character collat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3.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string The database character collat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charset_collate() {</text:span></text:span></text:p>
      <text:p text:style-name="Preformatted_20_Text"><text:span text:style-name="Source_20_Text"><text:s text:c="16"/></text:span><text:span text:style-name="Source_20_Text"><text:span text:style-name="T3">$charset_collate = '';</text:span></text:span></text:p>
      <text:p text:style-name="Preformatted_20_Text"/>
      <text:p text:style-name="Preformatted_20_Text"><text:soft-page-break/><text:span text:style-name="Source_20_Text"><text:s text:c="16"/></text:span><text:span text:style-name="Source_20_Text"><text:span text:style-name="T3">if ( ! empty( $this-&gt;charset ) ) {</text:span></text:span></text:p>
      <text:p text:style-name="Preformatted_20_Text"><text:span text:style-name="Source_20_Text"><text:s text:c="24"/></text:span><text:span text:style-name="Source_20_Text"><text:span text:style-name="T3">$charset_collate = "DEFAULT CHARACTER SET $this-&gt;charset";</text:span></text:span></text:p>
      <text:p text:style-name="Preformatted_20_Text"><text:span text:style-name="Source_20_Text"><text:s text:c="16"/></text:span><text:span text:style-name="Source_20_Text"><text:span text:style-name="T3">}</text:span></text:span></text:p>
      <text:p text:style-name="Preformatted_20_Text"><text:span text:style-name="Source_20_Text"><text:s text:c="16"/></text:span><text:span text:style-name="Source_20_Text"><text:span text:style-name="T3">if ( ! empty( $this-&gt;collate ) ) {</text:span></text:span></text:p>
      <text:p text:style-name="Preformatted_20_Text"><text:span text:style-name="Source_20_Text"><text:s text:c="24"/></text:span><text:span text:style-name="Source_20_Text"><text:span text:style-name="T3">$charset_collate .= " COLLATE $this-&gt;collat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charset_collat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Determines whether the database or WPDB supports a particular featur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Capability sniffs for the database server and current version of WPDB.</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Database sniffs are based on the version of MySQL the site is us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WPDB sniffs are added as new features are introduced to allow theme and plugin</text:span></text:span></text:p>
      <text:p text:style-name="Preformatted_20_Text"><text:span text:style-name="Source_20_Text"><text:s text:c="9"/></text:span><text:span text:style-name="Source_20_Text"><text:span text:style-name="T3">* developers to determine feature support. This is to account for drop-ins which may</text:span></text:span></text:p>
      <text:p text:style-name="Preformatted_20_Text"><text:span text:style-name="Source_20_Text"><text:s text:c="9"/></text:span><text:span text:style-name="Source_20_Text"><text:span text:style-name="T3">* introduce feature support at a different time to WordPres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7.0</text:span></text:span></text:p>
      <text:p text:style-name="Preformatted_20_Text"><text:span text:style-name="Source_20_Text"><text:s text:c="9"/></text:span><text:span text:style-name="Source_20_Text"><text:span text:style-name="T3">* @since 4.1.0 Added support for the 'utf8mb4' feature.</text:span></text:span></text:p>
      <text:p text:style-name="Preformatted_20_Text"><text:span text:style-name="Source_20_Text"><text:s text:c="9"/></text:span><text:span text:style-name="Source_20_Text"><text:span text:style-name="T3">* @since 4.6.0 Added support for the 'utf8mb4_520' feature.</text:span></text:span></text:p>
      <text:p text:style-name="Preformatted_20_Text"><text:span text:style-name="Source_20_Text"><text:s text:c="9"/></text:span><text:span text:style-name="Source_20_Text"><text:span text:style-name="T3">* @since 6.2.0 Added support for the 'identifier_placeholders' feature.</text:span></text:span></text:p>
      <text:p text:style-name="Preformatted_20_Text"><text:span text:style-name="Source_20_Text"><text:s text:c="9"/></text:span><text:span text:style-name="Source_20_Text"><text:span text:style-name="T3">* @since 6.6.0 The `utf8mb4` feature now always returns tru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ee wpdb::db_vers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param string $db_cap The feature to check for. Accepts 'collation', 'group_concat',</text:span></text:span></text:p>
      <text:p text:style-name="Preformatted_20_Text"><text:span text:style-name="Source_20_Text"><text:s text:c="9"/></text:span><text:span text:style-name="Source_20_Text"><text:span text:style-name="T3">* <text:s text:c="22"/>'subqueries', 'set_charset', 'utf8mb4', 'utf8mb4_520',</text:span></text:span></text:p>
      <text:p text:style-name="Preformatted_20_Text"><text:span text:style-name="Source_20_Text"><text:s text:c="9"/></text:span><text:span text:style-name="Source_20_Text"><text:span text:style-name="T3">* <text:s text:c="22"/>or 'identifier_placeholders'.</text:span></text:span></text:p>
      <text:p text:style-name="Preformatted_20_Text"><text:span text:style-name="Source_20_Text"><text:s text:c="9"/></text:span><text:span text:style-name="Source_20_Text"><text:span text:style-name="T3">* @return bool True when the database feature is supported, false otherwis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has_cap( $db_cap ) {</text:span></text:span></text:p>
      <text:p text:style-name="Preformatted_20_Text"><text:span text:style-name="Source_20_Text"><text:s text:c="16"/></text:span><text:span text:style-name="Source_20_Text"><text:span text:style-name="T3">$db_version <text:s text:c="4"/>= $this-&gt;db_version();</text:span></text:span></text:p>
      <text:p text:style-name="Preformatted_20_Text"><text:span text:style-name="Source_20_Text"><text:s text:c="16"/></text:span><text:span text:style-name="Source_20_Text"><text:span text:style-name="T3">$db_server_info = $this-&gt;db_server_info();</text:span></text:span></text:p>
      <text:p text:style-name="Preformatted_20_Text"/>
      <text:p text:style-name="Preformatted_20_Text"><text:span text:style-name="Source_20_Text"><text:s text:c="16"/></text:span><text:span text:style-name="Source_20_Text"><text:span text:style-name="T3">/*</text:span></text:span></text:p>
      <text:p text:style-name="Preformatted_20_Text"><text:span text:style-name="Source_20_Text"><text:s text:c="17"/></text:span><text:span text:style-name="Source_20_Text"><text:span text:style-name="T3">* Account for MariaDB version being prefixed with '5.5.5-' on older PHP versions.</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7"/></text:span><text:span text:style-name="Source_20_Text"><text:span text:style-name="T3">* Note: str_contains() is not used here, as this file can be included</text:span></text:span></text:p>
      <text:p text:style-name="Preformatted_20_Text"><text:span text:style-name="Source_20_Text"><text:s text:c="17"/></text:span><text:span text:style-name="Source_20_Text"><text:span text:style-name="T3">* directly outside of WordPress core, e.g. by HyperDB, in which case</text:span></text:span></text:p>
      <text:p text:style-name="Preformatted_20_Text"><text:span text:style-name="Source_20_Text"><text:s text:c="17"/></text:span><text:span text:style-name="Source_20_Text"><text:span text:style-name="T3">* the polyfills from wp-includes/compat.php are not loaded.</text:span></text:span></text:p>
      <text:p text:style-name="Preformatted_20_Text"><text:span text:style-name="Source_20_Text"><text:s text:c="17"/></text:span><text:span text:style-name="Source_20_Text"><text:span text:style-name="T3">*/</text:span></text:span></text:p>
      <text:p text:style-name="Preformatted_20_Text"><text:span text:style-name="Source_20_Text"><text:s text:c="16"/></text:span><text:span text:style-name="Source_20_Text"><text:span text:style-name="T3">if ( '5.5.5' === $db_version &amp;&amp; false !== strpos( $db_server_info, 'MariaDB' )</text:span></text:span></text:p>
      <text:p text:style-name="Preformatted_20_Text"><text:span text:style-name="Source_20_Text"><text:s text:c="24"/></text:span><text:span text:style-name="Source_20_Text"><text:span text:style-name="T3">&amp;&amp; PHP_VERSION_ID &lt; 80016 // PHP 8.0.15 or older.</text:span></text:span></text:p>
      <text:p text:style-name="Preformatted_20_Text"><text:span text:style-name="Source_20_Text"><text:s text:c="16"/></text:span><text:span text:style-name="Source_20_Text"><text:span text:style-name="T3">) {</text:span></text:span></text:p>
      <text:p text:style-name="Preformatted_20_Text"><text:span text:style-name="Source_20_Text"><text:s text:c="24"/></text:span><text:span text:style-name="Source_20_Text"><text:span text:style-name="T3">// Strip the '5.5.5-' prefix and set the version to the correct value.</text:span></text:span></text:p>
      <text:p text:style-name="Preformatted_20_Text"><text:span text:style-name="Source_20_Text"><text:s text:c="24"/></text:span><text:span text:style-name="Source_20_Text"><text:span text:style-name="T3">$db_server_info = preg_replace( '/^5\.5\.5-(.*)/', '$1', $db_server_info );</text:span></text:span></text:p>
      <text:p text:style-name="Preformatted_20_Text"><text:soft-page-break/><text:span text:style-name="Source_20_Text"><text:s text:c="24"/></text:span><text:span text:style-name="Source_20_Text"><text:span text:style-name="T3">$db_version <text:s text:c="4"/>= preg_replace( '/[^0-9.].*/', '', $db_server_info );</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switch ( strtolower( $db_cap ) ) {</text:span></text:span></text:p>
      <text:p text:style-name="Preformatted_20_Text"><text:span text:style-name="Source_20_Text"><text:s text:c="24"/></text:span><text:span text:style-name="Source_20_Text"><text:span text:style-name="T3">case 'collation': <text:s text:c="3"/>// @since 2.5.0</text:span></text:span></text:p>
      <text:p text:style-name="Preformatted_20_Text"><text:span text:style-name="Source_20_Text"><text:s text:c="24"/></text:span><text:span text:style-name="Source_20_Text"><text:span text:style-name="T3">case 'group_concat': // @since 2.7.0</text:span></text:span></text:p>
      <text:p text:style-name="Preformatted_20_Text"><text:span text:style-name="Source_20_Text"><text:s text:c="24"/></text:span><text:span text:style-name="Source_20_Text"><text:span text:style-name="T3">case 'subqueries': <text:s text:c="2"/>// @since 2.7.0</text:span></text:span></text:p>
      <text:p text:style-name="Preformatted_20_Text"><text:span text:style-name="Source_20_Text"><text:s text:c="32"/></text:span><text:span text:style-name="Source_20_Text"><text:span text:style-name="T3">return version_compare( $db_version, '4.1', '&gt;=' );</text:span></text:span></text:p>
      <text:p text:style-name="Preformatted_20_Text"><text:span text:style-name="Source_20_Text"><text:s text:c="24"/></text:span><text:span text:style-name="Source_20_Text"><text:span text:style-name="T3">case 'set_charset':</text:span></text:span></text:p>
      <text:p text:style-name="Preformatted_20_Text"><text:span text:style-name="Source_20_Text"><text:s text:c="32"/></text:span><text:span text:style-name="Source_20_Text"><text:span text:style-name="T3">return version_compare( $db_version, '5.0.7', '&gt;=' );</text:span></text:span></text:p>
      <text:p text:style-name="Preformatted_20_Text"><text:span text:style-name="Source_20_Text"><text:s text:c="24"/></text:span><text:span text:style-name="Source_20_Text"><text:span text:style-name="T3">case 'utf8mb4': <text:s text:c="5"/>// @since 4.1.0</text:span></text:span></text:p>
      <text:p text:style-name="Preformatted_20_Text"><text:span text:style-name="Source_20_Text"><text:s text:c="32"/></text:span><text:span text:style-name="Source_20_Text"><text:span text:style-name="T3">return true;</text:span></text:span></text:p>
      <text:p text:style-name="Preformatted_20_Text"><text:span text:style-name="Source_20_Text"><text:s text:c="24"/></text:span><text:span text:style-name="Source_20_Text"><text:span text:style-name="T3">case 'utf8mb4_520': // @since 4.6.0</text:span></text:span></text:p>
      <text:p text:style-name="Preformatted_20_Text"><text:span text:style-name="Source_20_Text"><text:s text:c="32"/></text:span><text:span text:style-name="Source_20_Text"><text:span text:style-name="T3">return version_compare( $db_version, '5.6', '&gt;=' );</text:span></text:span></text:p>
      <text:p text:style-name="Preformatted_20_Text"><text:span text:style-name="Source_20_Text"><text:s text:c="24"/></text:span><text:span text:style-name="Source_20_Text"><text:span text:style-name="T3">case 'identifier_placeholders': // @since 6.2.0</text:span></text:span></text:p>
      <text:p text:style-name="Preformatted_20_Text"><text:span text:style-name="Source_20_Text"><text:s text:c="32"/></text:span><text:span text:style-name="Source_20_Text"><text:span text:style-name="T3">/*</text:span></text:span></text:p>
      <text:p text:style-name="Preformatted_20_Text"><text:span text:style-name="Source_20_Text"><text:s text:c="33"/></text:span><text:span text:style-name="Source_20_Text"><text:span text:style-name="T3">* As of WordPress 6.2, wpdb::prepare() supports identifiers via '%i',</text:span></text:span></text:p>
      <text:p text:style-name="Preformatted_20_Text"><text:span text:style-name="Source_20_Text"><text:s text:c="33"/></text:span><text:span text:style-name="Source_20_Text"><text:span text:style-name="T3">* e.g. table/field names.</text:span></text:span></text:p>
      <text:p text:style-name="Preformatted_20_Text"><text:span text:style-name="Source_20_Text"><text:s text:c="33"/></text:span><text:span text:style-name="Source_20_Text"><text:span text:style-name="T3">*/</text:span></text:span></text:p>
      <text:p text:style-name="Preformatted_20_Text"><text:span text:style-name="Source_20_Text"><text:s text:c="32"/></text:span><text:span text:style-name="Source_20_Text"><text:span text:style-name="T3">return true;</text:span></text:span></text:p>
      <text:p text:style-name="Preformatted_20_Text"><text:span text:style-name="Source_20_Text"><text:s text:c="16"/></text:span><text:span text:style-name="Source_20_Text"><text:span text:style-name="T3">}</text:span></text:span></text:p>
      <text:p text:style-name="Preformatted_20_Text"/>
      <text:p text:style-name="Preformatted_20_Text"><text:span text:style-name="Source_20_Text"><text:s text:c="16"/></text:span><text:span text:style-name="Source_20_Text"><text:span text:style-name="T3">return false;</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a comma-separated list of the names of the functions that called wpdb.</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string Comma-separated list of the calling functions.</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get_caller() {</text:span></text:span></text:p>
      <text:p text:style-name="Preformatted_20_Text"><text:span text:style-name="Source_20_Text"><text:s text:c="16"/></text:span><text:span text:style-name="Source_20_Text"><text:span text:style-name="T3">return wp_debug_backtrace_summary( __CLASS__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rieves the database server version.</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2.7.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string|null Version number on success, null on failure.</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db_version() {</text:span></text:span></text:p>
      <text:p text:style-name="Preformatted_20_Text"><text:span text:style-name="Source_20_Text"><text:s text:c="16"/></text:span><text:span text:style-name="Source_20_Text"><text:span text:style-name="T3">return preg_replace( '/[^0-9.].*/', '', $this-&gt;db_server_info() );</text:span></text:span></text:p>
      <text:p text:style-name="Preformatted_20_Text"><text:span text:style-name="Source_20_Text"><text:s text:c="8"/></text:span><text:span text:style-name="Source_20_Text"><text:span text:style-name="T3">}</text:span></text:span></text:p>
      <text:p text:style-name="Preformatted_20_Text"/>
      <text:p text:style-name="Preformatted_20_Text"><text:span text:style-name="Source_20_Text"><text:s text:c="8"/></text:span><text:span text:style-name="Source_20_Text"><text:span text:style-name="T3">/**</text:span></text:span></text:p>
      <text:p text:style-name="Preformatted_20_Text"><text:span text:style-name="Source_20_Text"><text:s text:c="9"/></text:span><text:span text:style-name="Source_20_Text"><text:span text:style-name="T3">* Returns the version of the MySQL server.</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since 5.5.0</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9"/></text:span><text:span text:style-name="Source_20_Text"><text:span text:style-name="T3">* @return string Server version as a string.</text:span></text:span></text:p>
      <text:p text:style-name="Preformatted_20_Text"><text:span text:style-name="Source_20_Text"><text:s text:c="9"/></text:span><text:span text:style-name="Source_20_Text"><text:span text:style-name="T3">*/</text:span></text:span></text:p>
      <text:p text:style-name="Preformatted_20_Text"><text:span text:style-name="Source_20_Text"><text:s text:c="8"/></text:span><text:span text:style-name="Source_20_Text"><text:span text:style-name="T3">public function db_server_info() {</text:span></text:span></text:p>
      <text:p text:style-name="Preformatted_20_Text"><text:span text:style-name="Source_20_Text"><text:s text:c="16"/></text:span><text:span text:style-name="Source_20_Text"><text:span text:style-name="T3">return mysqli_get_server_info( $this-&gt;dbh );</text:span></text:span></text:p>
      <text:p text:style-name="Preformatted_20_Text"><text:span text:style-name="Source_20_Text"><text:s text:c="8"/></text:span><text:span text:style-name="Source_20_Text"><text:span text:style-name="T3">}</text:span></text:span></text:p>
      <text:p text:style-name="P6"><text:soft-page-break/><text:span text:style-name="Source_20_Text"><text:span text:style-name="T3">}</text:span></text:span></text:p>
      <text:p text:style-name="Text_20_body"><text:a xlink:type="simple" xlink:href="https://developer.wordpress.org/reference/files/wp-includes/class-wpdb.php/" text:style-name="Internet_20_link" text:visited-style-name="Visited_20_Internet_20_Link">View all references</text:a> <text:a xlink:type="simple" xlink:href="https://core.trac.wordpress.org/browser/tags/6.6/src/wp-includes/class-wpdb.php#L55" text:style-name="Internet_20_link" text:visited-style-name="Visited_20_Internet_20_Link">View on Trac</text:a> <text:a xlink:type="simple" xlink:href="https://github.com/WordPress/wordpress-develop/blob/6.6/src/wp-includes/class-wpdb.php#L55-L4132" text:style-name="Internet_20_link" text:visited-style-name="Visited_20_Internet_20_Link">View on GitHub</text:a></text:p>
      <text:h text:style-name="Heading_20_2" text:outline-level="2"><text:a xlink:type="simple" xlink:href="https://developer.wordpress.org/reference/classes/wpdb/#user-contributed-notes" text:style-name="Internet_20_link" text:visited-style-name="Visited_20_Internet_20_Link"><text:bookmark text:name="user-contributed-notes"/>User Contributed Notes</text:a></text:h>
      <text:list xml:id="list822480752" text:style-name="L11">
        <text:list-item>
          <text:p text:style-name="P29"><text:a xlink:type="simple" xlink:href="https://developer.wordpress.org/reference/classes/wpdb/#comment-content-3398" text:style-name="Internet_20_link" text:visited-style-name="Visited_20_Internet_20_Link"><text:bookmark text:name="comment-3398"/>Skip to note 7 content</text:a> </text:p>
          <text:p text:style-name="P29"><text:a xlink:type="simple" xlink:href="https://profiles.wordpress.org/aurovrata/" text:style-name="Internet_20_link" text:visited-style-name="Visited_20_Internet_20_Link">Aurovrata Venet</text:a> </text:p>
          <text:p text:style-name="P29">You must log in to vote on the helpfulness of this noteVote results for this note: 4You must log in to vote on the helpfulness of this note</text:p>
        </text:list-item>
      </text:list>
      <text:section text:style-name="Sect1" text:name="comment-content-3398">
        <text:list xml:id="list103323242919991" text:continue-numbering="true" text:style-name="L11">
          <text:list-header>
            <text:p text:style-name="P28">These page is missing quite a lot of additional information relative to the older codex page.<text:line-break/>The global $<text:a xlink:type="simple" xlink:href="https://developer.wordpress.org/reference/classes/wpdb/" text:style-name="Internet_20_link" text:visited-style-name="Visited_20_Internet_20_Link">wpdb</text:a> instance can access the following variables,</text:p>
            <text:p text:style-name="P28"><text:span text:style-name="Strong_20_Emphasis">Class Variables</text:span></text:p>
            <text:list>
              <text:list-item>
                <text:p text:style-name="P29"><text:span text:style-name="Strong_20_Emphasis">$show_errors</text:span> Whether or not Error echoing is turned on. Defaults to TRUE. </text:p>
              </text:list-item>
              <text:list-item>
                <text:p text:style-name="P29"><text:span text:style-name="Strong_20_Emphasis">$num_queries</text:span> The number of queries that have been executed. </text:p>
              </text:list-item>
              <text:list-item>
                <text:p text:style-name="P29"><text:span text:style-name="Strong_20_Emphasis">$last_query</text:span> The most recent query to have been executed. </text:p>
              </text:list-item>
              <text:list-item>
                <text:p text:style-name="P29"><text:span text:style-name="Strong_20_Emphasis">$last_error</text:span> The most recent error text generated by MySQL. </text:p>
              </text:list-item>
              <text:list-item>
                <text:p text:style-name="P29"><text:span text:style-name="Strong_20_Emphasis">$queries</text:span> You may save all of the queries run on the database and their stop times by setting the SAVEQUERIES constant to TRUE (this constant defaults to FALSE). If SAVEQUERIES is TRUE, your queries will be stored in this variable as an array. </text:p>
              </text:list-item>
              <text:list-item>
                <text:p text:style-name="P29"><text:span text:style-name="Strong_20_Emphasis">$last_result</text:span> The most recent query results. </text:p>
              </text:list-item>
              <text:list-item>
                <text:p text:style-name="P29"><text:span text:style-name="Strong_20_Emphasis">$col_info</text:span> The column information for the most recent query results. See Getting Column Information. </text:p>
              </text:list-item>
              <text:list-item>
                <text:p text:style-name="P29"><text:span text:style-name="Strong_20_Emphasis">$insert_id</text:span> ID generated for an AUTO_INCREMENT column by the most recent INSERT query. </text:p>
              </text:list-item>
              <text:list-item>
                <text:p text:style-name="P29"><text:span text:style-name="Strong_20_Emphasis">$num_rows</text:span> The number of rows returned by the last query. </text:p>
              </text:list-item>
              <text:list-item>
                <text:p text:style-name="P29"><text:span text:style-name="Strong_20_Emphasis">$prefix</text:span> The assigned WordPress table prefix for the site. </text:p>
              </text:list-item>
              <text:list-item>
                <text:p text:style-name="P28"><text:span text:style-name="Strong_20_Emphasis">$base_prefix</text:span> The original prefix as defined in wp-config.php. For multi-site: Use if you want to get the prefix without the blog number appended. </text:p>
              </text:list-item>
            </text:list>
            <text:p text:style-name="P28"><text:span text:style-name="Strong_20_Emphasis">Multi-Site Variables</text:span></text:p>
            <text:p text:style-name="P28">If you are using Multi-Site, you also have access to the following:</text:p>
            <text:list text:continue-numbering="true">
              <text:list-item>
                <text:p text:style-name="P29"><text:span text:style-name="Strong_20_Emphasis">$blogid</text:span> The id of the current site (blog). </text:p>
              </text:list-item>
              <text:list-item>
                <text:p text:style-name="P29"><text:span text:style-name="Strong_20_Emphasis">$siteid</text:span> The id of the current network (formerly “site”). WordPress currently only supports one network per multi-site install, but that could change in future. See the following for more information: </text:p>
                <text:list>
                  <text:list-item>
                    <text:p text:style-name="P29">WordPress: difference between site_id and blog_id? (<text:a xlink:type="simple" xlink:href="https://wordpress.org/support/topic/wordpress-difference-between-site_id-and-blog_id?replies=11" text:style-name="Internet_20_link" text:visited-style-name="Visited_20_Internet_20_Link">https://wordpress.org/support/topic/wordpress-difference-between-site_id-and-blog_id?replies=11</text:a>) </text:p>
                  </text:list-item>
                  <text:list-item>
                    <text:p text:style-name="P28"><text:a xlink:type="simple" xlink:href="http://stackoverflow.com/a/4189358/1924128" text:style-name="Internet_20_link" text:visited-style-name="Visited_20_Internet_20_Link">http://stackoverflow.com/a/4189358/1924128</text:a> – Another good answer to the same question. </text:p>
                  </text:list-item>
                </text:list>
              </text:list-item>
            </text:list>
            <text:p text:style-name="P28"><text:span text:style-name="Strong_20_Emphasis">Tables</text:span></text:p>
            <text:p text:style-name="P28">The WordPress database tables are easily referenced in the <text:a xlink:type="simple" xlink:href="https://developer.wordpress.org/reference/classes/wpdb/" text:style-name="Internet_20_link" text:visited-style-name="Visited_20_Internet_20_Link">wpdb</text:a> class.</text:p>
            <text:list text:continue-numbering="true">
              <text:list-item>
                <text:p text:style-name="P29"><text:span text:style-name="Strong_20_Emphasis">$posts</text:span> The table of Posts. </text:p>
              </text:list-item>
              <text:list-item>
                <text:p text:style-name="P29"><text:soft-page-break/><text:span text:style-name="Strong_20_Emphasis">$postmeta</text:span> The Meta Content (a.k.a. Custom Fields) table. </text:p>
              </text:list-item>
              <text:list-item>
                <text:p text:style-name="P29"><text:span text:style-name="Strong_20_Emphasis">$comments</text:span> The Comments table. </text:p>
              </text:list-item>
              <text:list-item>
                <text:p text:style-name="P29"><text:span text:style-name="Strong_20_Emphasis">$commentmeta</text:span> The table contains additional comment information. </text:p>
              </text:list-item>
              <text:list-item>
                <text:p text:style-name="P29"><text:span text:style-name="Strong_20_Emphasis">$termmeta</text:span> The termmeta table contains the term meta values. </text:p>
              </text:list-item>
              <text:list-item>
                <text:p text:style-name="P29"><text:span text:style-name="Strong_20_Emphasis">$terms</text:span> The terms table contains the ‘description’ of Categories, Link Categories, Tags. </text:p>
              </text:list-item>
              <text:list-item>
                <text:p text:style-name="P29"><text:span text:style-name="Strong_20_Emphasis">$term_taxonomy</text:span> The term_taxonomy table describes the various taxonomies (classes of terms). Categories, Link Categories, and Tags are taxonomies. </text:p>
              </text:list-item>
              <text:list-item>
                <text:p text:style-name="P29"><text:span text:style-name="Strong_20_Emphasis">$term_relationships</text:span> The term relationships table contains link between the term and the object that uses that term, meaning this file point to each Category used for each Post. </text:p>
              </text:list-item>
              <text:list-item>
                <text:p text:style-name="P29"><text:span text:style-name="Strong_20_Emphasis">$users</text:span> The table of Users. </text:p>
              </text:list-item>
              <text:list-item>
                <text:p text:style-name="P29"><text:span text:style-name="Strong_20_Emphasis">$usermeta</text:span> The usermeta table contains additional user information, such as nicknames, descriptions and permissions. </text:p>
              </text:list-item>
              <text:list-item>
                <text:p text:style-name="P29"><text:span text:style-name="Strong_20_Emphasis">$links</text:span> The table of Links. </text:p>
              </text:list-item>
              <text:list-item>
                <text:p text:style-name="P28"><text:span text:style-name="Strong_20_Emphasis">$options</text:span> The Options table. </text:p>
              </text:list-item>
            </text:list>
            <text:p text:style-name="P28"><text:span text:style-name="Strong_20_Emphasis">Multisite Tables</text:span></text:p>
            <text:p text:style-name="P28">These tables are used only in multisite installations.</text:p>
            <text:list text:continue-numbering="true">
              <text:list-item>
                <text:p text:style-name="P29"><text:span text:style-name="Strong_20_Emphasis">$blogs</text:span> The Blogs table contains a list of the separate blogs (sites) that have been set up within the network(s). </text:p>
              </text:list-item>
              <text:list-item>
                <text:p text:style-name="P29"><text:span text:style-name="Strong_20_Emphasis">$blogmeta</text:span> The Blogmeta table is used to store data associated with a particulate blog in multisite context. See more info in this blog post. </text:p>
              </text:list-item>
              <text:list-item>
                <text:p text:style-name="P29"><text:span text:style-name="Strong_20_Emphasis">$signups</text:span> The Signups table. </text:p>
              </text:list-item>
              <text:list-item>
                <text:p text:style-name="P29"><text:span text:style-name="Strong_20_Emphasis">$site</text:span> The Site table contains a list of the networks (previously known as “sites” in WPMU) that are set up in the installation (usually there is only one site listed in this table). </text:p>
              </text:list-item>
              <text:list-item>
                <text:p text:style-name="P29"><text:span text:style-name="Strong_20_Emphasis">$sitemeta</text:span> The Network Options (Site Meta) table contains any options that are applicable to the entire multisite installation. </text:p>
              </text:list-item>
              <text:list-item>
                <text:p text:style-name="P29"><text:span text:style-name="Strong_20_Emphasis">$sitecategories</text:span> The Site Categories table. </text:p>
              </text:list-item>
              <text:list-item>
                <text:p text:style-name="P29"><text:span text:style-name="Strong_20_Emphasis">$registration_log</text:span> The Registration Log table. </text:p>
              </text:list-item>
              <text:list-item>
                <text:p text:style-name="P29"><text:span text:style-name="Strong_20_Emphasis">$blog_versions</text:span> The Blog Versions table. </text:p>
              </text:list-item>
            </text:list>
          </text:list-header>
        </text:list>
      </text:section>
      <text:list xml:id="list103324021112779" text:continue-numbering="true" text:style-name="L11">
        <text:list-header>
          <text:p text:style-name="P29"><text:a xlink:type="simple" xlink:href="https://login.wordpress.org/?redirect_to=https%3A%2F%2Fdeveloper.wordpress.org%2Freference%2Fclasses%2Fwpdb%2F%3Freplytocom%3D3398%23feedback-editor-3398" text:style-name="Internet_20_link" text:visited-style-name="Visited_20_Internet_20_Link">Log in to add feedback</text:a></text:p>
        </text:list-header>
        <text:list-item>
          <text:p text:style-name="P29"><text:a xlink:type="simple" xlink:href="https://developer.wordpress.org/reference/classes/wpdb/#comment-content-1975" text:style-name="Internet_20_link" text:visited-style-name="Visited_20_Internet_20_Link"><text:bookmark text:name="comment-1975"/>Skip to note 8 content</text:a> </text:p>
          <text:p text:style-name="P29"><text:a xlink:type="simple" xlink:href="https://profiles.wordpress.org/priyankabehera155/" text:style-name="Internet_20_link" text:visited-style-name="Visited_20_Internet_20_Link">Priyanka Behera</text:a> </text:p>
          <text:p text:style-name="P29">You must log in to vote on the helpfulness of this noteVote results for this note: 3You must log in to vote on the helpfulness of this note</text:p>
        </text:list-item>
      </text:list>
      <text:section text:style-name="Sect1" text:name="comment-content-1975">
        <text:list xml:id="list103324248733789" text:continue-numbering="true" text:style-name="L11">
          <text:list-header>
            <text:p text:style-name="P28"><text:span text:style-name="Strong_20_Emphasis">Retrieve and display the sum of a Custom Field value.</text:span></text:p>
            <text:p text:style-name="P28"><text:a xlink:type="simple" xlink:href="https://developer.wordpress.org/reference/classes/wpdb/#" text:style-name="Internet_20_link" text:visited-style-name="Visited_20_Internet_20_Link">Copy</text:a></text:p>
            <text:p text:style-name="P7"><text:span text:style-name="Source_20_Text"><text:span text:style-name="T3">// set the meta_key to the appropriate custom field meta key</text:span></text:span></text:p>
            <text:p text:style-name="P7"><text:span text:style-name="Source_20_Text"><text:span text:style-name="T3">$meta_key = 'miles';</text:span></text:span></text:p>
            <text:p text:style-name="P7"><text:span text:style-name="Source_20_Text"><text:span text:style-name="T3">$allmiles = $wpdb-&gt;get_var( $wpdb-&gt;prepare( </text:span></text:span></text:p>
            <text:p text:style-name="P7"><text:span text:style-name="Source_20_Text"><text:s text:c="8"/></text:span><text:span text:style-name="Source_20_Text"><text:span text:style-name="T3">"</text:span></text:span></text:p>
            <text:p text:style-name="P7"><text:span text:style-name="Source_20_Text"><text:s text:c="16"/></text:span><text:span text:style-name="Source_20_Text"><text:span text:style-name="T3">SELECT sum(meta_value) </text:span></text:span></text:p>
            <text:p text:style-name="P7"><text:span text:style-name="Source_20_Text"><text:s text:c="16"/></text:span><text:span text:style-name="Source_20_Text"><text:span text:style-name="T3">FROM $wpdb-&gt;postmeta </text:span></text:span></text:p>
            <text:p text:style-name="P7"><text:span text:style-name="Source_20_Text"><text:s text:c="16"/></text:span><text:span text:style-name="Source_20_Text"><text:span text:style-name="T3">WHERE meta_key = %s</text:span></text:span></text:p>
            <text:p text:style-name="P7"><text:span text:style-name="Source_20_Text"><text:s text:c="8"/></text:span><text:span text:style-name="Source_20_Text"><text:span text:style-name="T3">", </text:span></text:span></text:p>
            <text:p text:style-name="P7"><text:soft-page-break/><text:span text:style-name="Source_20_Text"><text:s text:c="8"/></text:span><text:span text:style-name="Source_20_Text"><text:span text:style-name="T3">$meta_key</text:span></text:span></text:p>
            <text:p text:style-name="P7"><text:span text:style-name="Source_20_Text"><text:span text:style-name="T3">) );</text:span></text:span></text:p>
            <text:p text:style-name="P8"><text:span text:style-name="Source_20_Text"><text:span text:style-name="T3">echo "&lt;p&gt;Total miles is {$allmiles}&lt;/p&gt;";</text:span></text:span></text:p>
          </text:list-header>
        </text:list>
      </text:section>
      <text:section text:style-name="Sect1" text:name="Seção1">
        <text:list xml:id="list2618465133" text:style-name="L12">
          <text:list-item>
            <text:p text:style-name="P30"><text:bookmark text:name="comment-content-1975"/></text:p>
          </text:list-item>
        </text:list>
      </text:section>
      <text:list xml:id="list103323970464040" text:continue-numbering="true" text:style-name="L12">
        <text:list-item>
          <text:p text:style-name="P31"><text:a xlink:type="simple" xlink:href="https://login.wordpress.org/?redirect_to=https%3A%2F%2Fdeveloper.wordpress.org%2Freference%2Fclasses%2Fwpdb%2F%3Freplytocom%3D1975%23feedback-editor-1975" text:style-name="Internet_20_link" text:visited-style-name="Visited_20_Internet_20_Link">Log in to add feedback</text:a></text:p>
        </text:list-item>
      </text:list>
      <text:list text:style-name="L13">
        <text:list-item>
          <text:p text:style-name="P32"><text:a xlink:type="simple" xlink:href="https://developer.wordpress.org/reference/classes/wpdb/#comment-content-2794" text:style-name="Internet_20_link" text:visited-style-name="Visited_20_Internet_20_Link"><text:bookmark text:name="comment-2794"/>Skip to note 9 content</text:a> </text:p>
        </text:list-item>
      </text:list>
      <text:p text:style-name="P9"><text:a xlink:type="simple" xlink:href="https://profiles.wordpress.org/cthreelabs/" text:style-name="Internet_20_link" text:visited-style-name="Visited_20_Internet_20_Link">Raja Mohammed</text:a> </text:p>
      <text:p text:style-name="P9">You must log in to vote on the helpfulness of this noteVote results for this note: 0You must log in to vote on the helpfulness of this note</text:p>
      <text:section text:style-name="Sect1" text:name="comment-content-2794">
        <text:p text:style-name="Text_20_body"><text:span text:style-name="Strong_20_Emphasis">Sync Server timezone with MYSQL timezone </text:span></text:p>
        <text:p text:style-name="Text_20_body"><text:a xlink:type="simple" xlink:href="https://developer.wordpress.org/reference/classes/wpdb/#" text:style-name="Internet_20_link" text:visited-style-name="Visited_20_Internet_20_Link">Copy</text:a></text:p>
        <text:p text:style-name="Preformatted_20_Text"><text:span text:style-name="Source_20_Text"><text:span text:style-name="T3">date_default_timezone_set('Europe/London');</text:span></text:span></text:p>
        <text:p text:style-name="P6"><text:span text:style-name="Source_20_Text"><text:span text:style-name="T3">$wpdb-&gt;time_zone = 'Europe/London';</text:span></text:span></text:p>
      </text:section>
      <text:p text:style-name="P9"><text:a xlink:type="simple" xlink:href="https://login.wordpress.org/?redirect_to=https%3A%2F%2Fdeveloper.wordpress.org%2Freference%2Fclasses%2Fwpdb%2F%3Freplytocom%3D2794%23feedback-editor-2794" text:style-name="Internet_20_link" text:visited-style-name="Visited_20_Internet_20_Link">Log in to add feedback</text:a></text:p>
      <text:list text:style-name="L14">
        <text:list-item>
          <text:p text:style-name="P33"><text:a xlink:type="simple" xlink:href="https://developer.wordpress.org/reference/classes/wpdb/#comment-content-5333" text:style-name="Internet_20_link" text:visited-style-name="Visited_20_Internet_20_Link"><text:bookmark text:name="comment-5333"/>Skip to note 10 content</text:a> </text:p>
        </text:list-item>
      </text:list>
      <text:p text:style-name="P9"><text:a xlink:type="simple" xlink:href="https://profiles.wordpress.org/lovor/" text:style-name="Internet_20_link" text:visited-style-name="Visited_20_Internet_20_Link">Lovro Hrust</text:a> </text:p>
      <text:p text:style-name="P9">You must log in to vote on the helpfulness of this noteVote results for this note: 0You must log in to vote on the helpfulness of this note</text:p>
      <text:section text:style-name="Sect1" text:name="comment-content-5333">
        <text:p text:style-name="Text_20_body"><text:span text:style-name="Strong_20_Emphasis">get_col_info $info_type possible values for mysqlnd (MySQL native driver)</text:span></text:p>
        <text:p text:style-name="Text_20_body">MySQL native driver is commonly used modern driver for PHP. I suspect that because of using this driver, possible values for $info_type which I get are totally different than the ones described here.</text:p>
        <text:p text:style-name="Text_20_body">These are:</text:p>
        <text:list text:style-name="L15">
          <text:list-item>
            <text:p text:style-name="P35">name </text:p>
          </text:list-item>
          <text:list-item>
            <text:p text:style-name="P35">orgname </text:p>
          </text:list-item>
          <text:list-item>
            <text:p text:style-name="P35">table </text:p>
          </text:list-item>
          <text:list-item>
            <text:p text:style-name="P35">orgtable </text:p>
          </text:list-item>
          <text:list-item>
            <text:p text:style-name="P35">def </text:p>
          </text:list-item>
          <text:list-item>
            <text:p text:style-name="P35">db </text:p>
          </text:list-item>
          <text:list-item>
            <text:p text:style-name="P35">catalog </text:p>
          </text:list-item>
          <text:list-item>
            <text:p text:style-name="P35">max_length </text:p>
          </text:list-item>
          <text:list-item>
            <text:p text:style-name="P35">length </text:p>
          </text:list-item>
          <text:list-item>
            <text:p text:style-name="P35">charsetnr </text:p>
          </text:list-item>
          <text:list-item>
            <text:p text:style-name="P35">flags </text:p>
          </text:list-item>
          <text:list-item>
            <text:p text:style-name="P35">type </text:p>
          </text:list-item>
          <text:list-item>
            <text:p text:style-name="P34">decimals </text:p>
          </text:list-item>
        </text:list>
        <text:p text:style-name="Text_20_body"><text:span text:style-name="Emphasis">Type</text:span> is returned as integer.</text:p>
      </text:section>
      <text:p text:style-name="P9"><text:a xlink:type="simple" xlink:href="https://login.wordpress.org/?redirect_to=https%3A%2F%2Fdeveloper.wordpress.org%2Freference%2Fclasses%2Fwpdb%2F%3Freplytocom%3D5333%23feedback-editor-5333" text:style-name="Internet_20_link" text:visited-style-name="Visited_20_Internet_20_Link">Log in to add feedback</text:a></text:p>
      <text:list text:style-name="L16">
        <text:list-item>
          <text:p text:style-name="P36"><text:a xlink:type="simple" xlink:href="https://developer.wordpress.org/reference/classes/wpdb/#comment-content-5396" text:style-name="Internet_20_link" text:visited-style-name="Visited_20_Internet_20_Link"><text:bookmark text:name="comment-5396"/>Skip to note 11 content</text:a> </text:p>
        </text:list-item>
      </text:list>
      <text:p text:style-name="P9"><text:a xlink:type="simple" xlink:href="https://profiles.wordpress.org/anisur8294/" text:style-name="Internet_20_link" text:visited-style-name="Visited_20_Internet_20_Link">Anisur Rahman</text:a> </text:p>
      <text:p text:style-name="P9">You must log in to vote on the helpfulness of this noteVote results for this note: 0You must log in to vote on the helpfulness of this note</text:p>
      <text:section text:style-name="Sect1" text:name="comment-content-5396">
        <text:p text:style-name="P9"><text:a xlink:type="simple" xlink:href="https://developer.wordpress.org/reference/classes/wpdb/#" text:style-name="Internet_20_link" text:visited-style-name="Visited_20_Internet_20_Link">Expand code</text:a></text:p>
        <text:p text:style-name="Text_20_body"><text:a xlink:type="simple" xlink:href="https://developer.wordpress.org/reference/classes/wpdb/#" text:style-name="Internet_20_link" text:visited-style-name="Visited_20_Internet_20_Link"><text:soft-page-break/>Copy</text:a></text:p>
        <text:p text:style-name="Preformatted_20_Text"><text:span text:style-name="Source_20_Text"><text:span text:style-name="T3">/**</text:span></text:span></text:p>
        <text:p text:style-name="Preformatted_20_Text"><text:span text:style-name="Source_20_Text"><text:s/></text:span><text:span text:style-name="Source_20_Text"><text:span text:style-name="T3">* Get single address</text:span></text:span></text:p>
        <text:p text:style-name="Preformatted_20_Text"><text:span text:style-name="Source_20_Text"><text:s/></text:span><text:span text:style-name="Source_20_Text"><text:span text:style-name="T3">*</text:span></text:span></text:p>
        <text:p text:style-name="Preformatted_20_Text"><text:span text:style-name="Source_20_Text"><text:s/></text:span><text:span text:style-name="Source_20_Text"><text:span text:style-name="T3">* @param int $id</text:span></text:span></text:p>
        <text:p text:style-name="Preformatted_20_Text"><text:span text:style-name="Source_20_Text"><text:s/></text:span><text:span text:style-name="Source_20_Text"><text:span text:style-name="T3">*</text:span></text:span></text:p>
        <text:p text:style-name="Preformatted_20_Text"><text:span text:style-name="Source_20_Text"><text:s/></text:span><text:span text:style-name="Source_20_Text"><text:span text:style-name="T3">* @return object</text:span></text:span></text:p>
        <text:p text:style-name="Preformatted_20_Text"><text:span text:style-name="Source_20_Text"><text:s/></text:span><text:span text:style-name="Source_20_Text"><text:span text:style-name="T3">*/</text:span></text:span></text:p>
        <text:p text:style-name="Preformatted_20_Text"><text:span text:style-name="Source_20_Text"><text:span text:style-name="T3">function oop_ac_get_address( $id ) {</text:span></text:span></text:p>
        <text:p text:style-name="Preformatted_20_Text"><text:span text:style-name="Source_20_Text"><text:s text:c="4"/></text:span><text:span text:style-name="Source_20_Text"><text:span text:style-name="T3">global $wpdb; // Global WPDB class object</text:span></text:span></text:p>
        <text:p text:style-name="Preformatted_20_Text"/>
        <text:p text:style-name="Preformatted_20_Text"><text:span text:style-name="Source_20_Text"><text:s text:c="4"/></text:span><text:span text:style-name="Source_20_Text"><text:span text:style-name="T3">return $wpdb-&gt;get_row( </text:span></text:span></text:p>
        <text:p text:style-name="Preformatted_20_Text"><text:span text:style-name="Source_20_Text"><text:s text:c="8"/></text:span><text:span text:style-name="Source_20_Text"><text:span text:style-name="T3">$wpdb-&gt;prepare( // use prepare for avoid sql injection</text:span></text:span></text:p>
        <text:p text:style-name="Preformatted_20_Text"><text:span text:style-name="Source_20_Text"><text:s text:c="12"/></text:span><text:span text:style-name="Source_20_Text"><text:span text:style-name="T3">"SELECT <text:s/>* FROM {$wpdb-&gt;prefix}ac_addresses WHERE id = %d", $id // select by id from table with dynamic prefix</text:span></text:span></text:p>
        <text:p text:style-name="Preformatted_20_Text"><text:span text:style-name="Source_20_Text"><text:s text:c="8"/></text:span><text:span text:style-name="Source_20_Text"><text:span text:style-name="T3">)</text:span></text:span></text:p>
        <text:p text:style-name="Preformatted_20_Text"><text:span text:style-name="Source_20_Text"><text:s text:c="4"/></text:span><text:span text:style-name="Source_20_Text"><text:span text:style-name="T3">);</text:span></text:span></text:p>
        <text:p text:style-name="P6"><text:span text:style-name="Source_20_Text"><text:span text:style-name="T3">}</text:span></text:span></text:p>
      </text:section>
      <text:section text:style-name="Sect1" text:name="Seção2">
        <text:list xml:id="list923731221" text:style-name="L17">
          <text:list-item>
            <text:p text:style-name="P38"><text:bookmark text:name="comment-content-5396"/></text:p>
          </text:list-item>
        </text:list>
      </text:section>
      <text:list xml:id="list103322982658640" text:continue-numbering="true" text:style-name="L17">
        <text:list-item>
          <text:p text:style-name="P37"><text:a xlink:type="simple" xlink:href="https://login.wordpress.org/?redirect_to=https%3A%2F%2Fdeveloper.wordpress.org%2Freference%2Fclasses%2Fwpdb%2F%3Freplytocom%3D5396%23feedback-editor-5396" text:style-name="Internet_20_link" text:visited-style-name="Visited_20_Internet_20_Link">Log in to add feedback</text:a></text:p>
        </text:list-item>
      </text:list>
      <text:list text:style-name="L18">
        <text:list-item>
          <text:p text:style-name="P39"><text:a xlink:type="simple" xlink:href="https://developer.wordpress.org/reference/classes/wpdb/#comment-content-7113" text:style-name="Internet_20_link" text:visited-style-name="Visited_20_Internet_20_Link"><text:bookmark text:name="comment-7113"/>Skip to note 12 content</text:a> </text:p>
        </text:list-item>
      </text:list>
      <text:p text:style-name="P9"><text:a xlink:type="simple" xlink:href="https://profiles.wordpress.org/duisterdenhaag/" text:style-name="Internet_20_link" text:visited-style-name="Visited_20_Internet_20_Link">Stonehenge Creations</text:a> </text:p>
      <text:p text:style-name="P9">You must log in to vote on the helpfulness of this noteVote results for this note: 0You must log in to vote on the helpfulness of this note</text:p>
      <text:section text:style-name="Sect1" text:name="comment-content-7113">
        <text:p text:style-name="Text_20_body">Since <text:span text:style-name="Strong_20_Emphasis">WordPress 6.2.0</text:span> the placeholder <text:span text:style-name="Source_20_Text">%i</text:span> can be used for table names and column names.</text:p>
        <text:p text:style-name="Text_20_body"><text:a xlink:type="simple" xlink:href="https://developer.wordpress.org/reference/classes/wpdb/#" text:style-name="Internet_20_link" text:visited-style-name="Visited_20_Internet_20_Link">Copy</text:a></text:p>
        <text:p text:style-name="P6"><text:span text:style-name="Source_20_Text"><text:span text:style-name="T3">$prepared = $wpdb-&gt;prepare( "SELECT * FROM %i WHERE %i IN (" . implode( ', ', $ids ) . ")", $table_name, $column_name );</text:span></text:span></text:p>
        <text:p text:style-name="Text_20_body">Please note, that <text:span text:style-name="Source_20_Text">$wpdb</text:span> does <text:span text:style-name="Strong_20_Emphasis">not</text:span> have a placeholder for the <text:span text:style-name="Source_20_Text">IN</text:span> and <text:span text:style-name="Source_20_Text">NOT IN</text:span> operators.</text:p>
      </text:section>
      <text:p text:style-name="P9"><text:a xlink:type="simple" xlink:href="https://login.wordpress.org/?redirect_to=https%3A%2F%2Fdeveloper.wordpress.org%2Freference%2Fclasses%2Fwpdb%2F%3Freplytocom%3D7113%23feedback-editor-7113" text:style-name="Internet_20_link" text:visited-style-name="Visited_20_Internet_20_Link">Log in to add feedback</text:a></text:p>
      <text:p text:style-name="Standard"><text:a xlink:type="simple" xlink:href="https://developer.wordpress.org/reference/classes/wpdb/" text:style-name="Internet_20_link" text:visited-style-name="Visited_20_Internet_20_Link">https://developer.wordpress.org/reference/classes/wpdb/</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10:33:03.910846982</meta:creation-date>
    <dc:date>2024-08-21T10:33:21.921277577</dc:date>
    <meta:editing-duration>PT18S</meta:editing-duration>
    <meta:editing-cycles>1</meta:editing-cycles>
    <meta:document-statistic meta:table-count="1" meta:image-count="0" meta:object-count="0" meta:page-count="96" meta:paragraph-count="4439" meta:word-count="23071" meta:character-count="202023" meta:non-whitespace-character-count="119114"/>
    <meta:generator>LibreOffice/7.4.7.2$Linux_X86_64 LibreOffice_project/40$Build-2</meta:generator>
  </office:meta>
</office:document-meta>
</file>